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trast=0xff" table:style-name="ta1">
        <table:shapes>
          <draw:frame draw:z-index="0" draw:style-name="gr1" draw:text-style-name="P1" svg:width="6.298in" svg:height="2.7087in" svg:x="9.0402in" svg:y="0.1358in">
            <draw:object draw:notify-on-update-of-ranges="'contrast=0xff'.B1:'contrast=0xff'.B1 'contrast=0xff'.B2:'contrast=0xff'.B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1114in" svg:height="2.4244in" svg:x="12.2642in" svg:y="3.022in">
            <draw:object draw:notify-on-update-of-ranges="'contrast=0xff'.C2:'contrast=0xff'.C1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3.1228in" svg:height="2.1925in" svg:x="9.0453in" svg:y="3.1528in">
            <draw:object draw:notify-on-update-of-ranges="'contrast=0xff'.A2:'contrast=0xff'.A1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3063in" svg:height="2.726in" svg:x="9.0331in" svg:y="5.6531in">
            <draw:object draw:notify-on-update-of-ranges="'contrast=0xff'.E6:'contrast=0xff'.E1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6.3063in" svg:height="3.5437in" svg:x="15.5917in" svg:y="2.785in">
            <draw:object draw:notify-on-update-of-ranges="'contrast=0xff'.F6:'contrast=0xff'.F15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oltage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1.1*1024*64/(200*64+[.A2])" office:value-type="float" office:value="4.07493075575151" calcext:value-type="float">
            <text:p>4.07493075575151</text:p>
          </table:table-cell>
          <table:table-cell table:formula="of:=[.A2]" office:value-type="float" office:value="4891" calcext:value-type="float">
            <text:p>4891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formula="of:=1.1*1024*64/(200*64+[.A3])" office:value-type="float" office:value="4.03456458473248" calcext:value-type="float">
            <text:p>4.03456458473248</text:p>
          </table:table-cell>
          <table:table-cell table:formula="of:=FLOOR(([.C2]+[.A3])/2)" office:value-type="float" office:value="4979" calcext:value-type="float">
            <text:p>4979</text:p>
          </table:table-cell>
          <table:table-cell table:formula="of:=[.C3]-[.C2]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formula="of:=1.1*1024*64/(200*64+[.A4])" office:value-type="float" office:value="4.00987874068306" calcext:value-type="float">
            <text:p>4.00987874068306</text:p>
          </table:table-cell>
          <table:table-cell table:formula="of:=FLOOR(([.C3]+[.A4])/2)" office:value-type="float" office:value="5078" calcext:value-type="float">
            <text:p>5078</text:p>
          </table:table-cell>
          <table:table-cell table:formula="of:=[.C4]-[.C3]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formula="of:=1.1*1024*64/(200*64+[.A5])" office:value-type="float" office:value="3.99123020706456" calcext:value-type="float">
            <text:p>3.99123020706456</text:p>
          </table:table-cell>
          <table:table-cell table:formula="of:=FLOOR(([.C4]+[.A5])/2)" office:value-type="float" office:value="5170" calcext:value-type="float">
            <text:p>5170</text:p>
          </table:table-cell>
          <table:table-cell table:formula="of:=[.C5]-[.C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formula="of:=1.1*1024*64/(200*64+[.A6])" office:value-type="float" office:value="3.97494486104985" calcext:value-type="float">
            <text:p>3.97494486104985</text:p>
          </table:table-cell>
          <table:table-cell table:formula="of:=FLOOR(([.C5]+[.A6])/2)" office:value-type="float" office:value="5253" calcext:value-type="float">
            <text:p>5253</text:p>
          </table:table-cell>
          <table:table-cell table:formula="of:=[.C6]-[.C5]" office:value-type="float" office:value="83" calcext:value-type="float">
            <text:p>83</text:p>
          </table:table-cell>
          <table:table-cell table:formula="of:=2*[.D6]+[.D5]-[.D4]-2*[.D3]" office:value-type="float" office:value="-17" calcext:value-type="float">
            <text:p>-17</text:p>
          </table:table-cell>
          <table:table-cell table:formula="of:=[.E6]*8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table:formula="of:=1.1*1024*64/(200*64+[.A7])" office:value-type="float" office:value="3.96379831747952" calcext:value-type="float">
            <text:p>3.96379831747952</text:p>
          </table:table-cell>
          <table:table-cell table:formula="of:=FLOOR(([.C6]+[.A7])/2)" office:value-type="float" office:value="5320" calcext:value-type="float">
            <text:p>5320</text:p>
          </table:table-cell>
          <table:table-cell table:formula="of:=[.C7]-[.C6]" office:value-type="float" office:value="67" calcext:value-type="float">
            <text:p>67</text:p>
          </table:table-cell>
          <table:table-cell table:formula="of:=2*[.D7]+[.D6]-[.D5]-2*[.D4]" office:value-type="float" office:value="-73" calcext:value-type="float">
            <text:p>-73</text:p>
          </table:table-cell>
          <table:table-cell table:formula="of:=FLOOR([.F6]*7/8)+[.E7]"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table:formula="of:=1.1*1024*64/(200*64+[.A8])" office:value-type="float" office:value="3.95076450923439" calcext:value-type="float">
            <text:p>3.95076450923439</text:p>
          </table:table-cell>
          <table:table-cell table:formula="of:=FLOOR(([.C7]+[.A8])/2)" office:value-type="float" office:value="5383" calcext:value-type="float">
            <text:p>5383</text:p>
          </table:table-cell>
          <table:table-cell table:formula="of:=[.C8]-[.C7]" office:value-type="float" office:value="63" calcext:value-type="float">
            <text:p>63</text:p>
          </table:table-cell>
          <table:table-cell table:formula="of:=2*[.D8]+[.D7]-[.D6]-2*[.D5]" office:value-type="float" office:value="-74" calcext:value-type="float">
            <text:p>-74</text:p>
          </table:table-cell>
          <table:table-cell table:formula="of:=FLOOR([.F7]*7/8)+[.E8]" office:value-type="float" office:value="-242" calcext:value-type="float">
            <text:p>-242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table:formula="of:=1.1*1024*64/(200*64+[.A9])" office:value-type="float" office:value="3.93803124658582" calcext:value-type="float">
            <text:p>3.93803124658582</text:p>
          </table:table-cell>
          <table:table-cell table:formula="of:=FLOOR(([.C8]+[.A9])/2)" office:value-type="float" office:value="5444" calcext:value-type="float">
            <text:p>5444</text:p>
          </table:table-cell>
          <table:table-cell table:formula="of:=[.C9]-[.C8]" office:value-type="float" office:value="61" calcext:value-type="float">
            <text:p>61</text:p>
          </table:table-cell>
          <table:table-cell table:formula="of:=2*[.D9]+[.D8]-[.D7]-2*[.D6]" office:value-type="float" office:value="-48" calcext:value-type="float">
            <text:p>-48</text:p>
          </table:table-cell>
          <table:table-cell table:formula="of:=FLOOR([.F8]*7/8)+[.E9]"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table:formula="of:=1.1*1024*64/(200*64+[.A10])" office:value-type="float" office:value="3.92537979852981" calcext:value-type="float">
            <text:p>3.92537979852981</text:p>
          </table:table-cell>
          <table:table-cell table:formula="of:=FLOOR(([.C9]+[.A10])/2)" office:value-type="float" office:value="5504" calcext:value-type="float">
            <text:p>5504</text:p>
          </table:table-cell>
          <table:table-cell table:formula="of:=[.C10]-[.C9]" office:value-type="float" office:value="60" calcext:value-type="float">
            <text:p>60</text:p>
          </table:table-cell>
          <table:table-cell table:formula="of:=2*[.D10]+[.D9]-[.D8]-2*[.D7]" office:value-type="float" office:value="-16" calcext:value-type="float">
            <text:p>-16</text:p>
          </table:table-cell>
          <table:table-cell table:formula="of:=FLOOR([.F9]*7/8)+[.E10]"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1.1*1024*64/(200*64+[.A11])" office:value-type="float" office:value="3.91684868242325" calcext:value-type="float">
            <text:p>3.91684868242325</text:p>
          </table:table-cell>
          <table:table-cell table:formula="of:=FLOOR(([.C10]+[.A11])/2)" office:value-type="float" office:value="5554" calcext:value-type="float">
            <text:p>5554</text:p>
          </table:table-cell>
          <table:table-cell table:formula="of:=[.C11]-[.C10]" office:value-type="float" office:value="50" calcext:value-type="float">
            <text:p>50</text:p>
          </table:table-cell>
          <table:table-cell table:formula="of:=2*[.D11]+[.D10]-[.D9]-2*[.D8]" office:value-type="float" office:value="-27" calcext:value-type="float">
            <text:p>-27</text:p>
          </table:table-cell>
          <table:table-cell table:formula="of:=FLOOR([.F10]*7/8)+[.E11]"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1.1*1024*64/(200*64+[.A12])" office:value-type="float" office:value="3.90793082886106" calcext:value-type="float">
            <text:p>3.90793082886106</text:p>
          </table:table-cell>
          <table:table-cell table:formula="of:=FLOOR(([.C11]+[.A12])/2)" office:value-type="float" office:value="5600" calcext:value-type="float">
            <text:p>5600</text:p>
          </table:table-cell>
          <table:table-cell table:formula="of:=[.C12]-[.C11]" office:value-type="float" office:value="46" calcext:value-type="float">
            <text:p>46</text:p>
          </table:table-cell>
          <table:table-cell table:formula="of:=2*[.D12]+[.D11]-[.D10]-2*[.D9]" office:value-type="float" office:value="-40" calcext:value-type="float">
            <text:p>-40</text:p>
          </table:table-cell>
          <table:table-cell table:formula="of:=FLOOR([.F11]*7/8)+[.E12]"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table:formula="of:=1.1*1024*64/(200*64+[.A13])" office:value-type="float" office:value="3.89757785467128" calcext:value-type="float">
            <text:p>3.89757785467128</text:p>
          </table:table-cell>
          <table:table-cell table:formula="of:=FLOOR(([.C12]+[.A13])/2)" office:value-type="float" office:value="5648" calcext:value-type="float">
            <text:p>5648</text:p>
          </table:table-cell>
          <table:table-cell table:formula="of:=[.C13]-[.C12]" office:value-type="float" office:value="48" calcext:value-type="float">
            <text:p>48</text:p>
          </table:table-cell>
          <table:table-cell table:formula="of:=2*[.D13]+[.D12]-[.D11]-2*[.D10]" office:value-type="float" office:value="-28" calcext:value-type="float">
            <text:p>-28</text:p>
          </table:table-cell>
          <table:table-cell table:formula="of:=FLOOR([.F12]*7/8)+[.E13]"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table:formula="of:=1.1*1024*64/(200*64+[.A14])" office:value-type="float" office:value="3.88853767732887" calcext:value-type="float">
            <text:p>3.88853767732887</text:p>
          </table:table-cell>
          <table:table-cell table:formula="of:=FLOOR(([.C13]+[.A14])/2)" office:value-type="float" office:value="5693" calcext:value-type="float">
            <text:p>5693</text:p>
          </table:table-cell>
          <table:table-cell table:formula="of:=[.C14]-[.C13]" office:value-type="float" office:value="45" calcext:value-type="float">
            <text:p>45</text:p>
          </table:table-cell>
          <table:table-cell table:formula="of:=2*[.D14]+[.D13]-[.D12]-2*[.D11]" office:value-type="float" office:value="-8" calcext:value-type="float">
            <text:p>-8</text:p>
          </table:table-cell>
          <table:table-cell table:formula="of:=FLOOR([.F13]*7/8)+[.E14]"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table:formula="of:=1.1*1024*64/(200*64+[.A15])" office:value-type="float" office:value="3.87974812981002" calcext:value-type="float">
            <text:p>3.87974812981002</text:p>
          </table:table-cell>
          <table:table-cell table:formula="of:=FLOOR(([.C14]+[.A15])/2)" office:value-type="float" office:value="5737" calcext:value-type="float">
            <text:p>5737</text:p>
          </table:table-cell>
          <table:table-cell table:formula="of:=[.C15]-[.C14]" office:value-type="float" office:value="44" calcext:value-type="float">
            <text:p>44</text:p>
          </table:table-cell>
          <table:table-cell table:formula="of:=2*[.D15]+[.D14]-[.D13]-2*[.D12]" office:value-type="float" office:value="-7" calcext:value-type="float">
            <text:p>-7</text:p>
          </table:table-cell>
          <table:table-cell table:formula="of:=FLOOR([.F14]*7/8)+[.E15]" office:value-type="float" office:value="-204" calcext:value-type="float">
            <text:p>-204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table:formula="of:=1.1*1024*64/(200*64+[.A16])" office:value-type="float" office:value="3.87182985122724" calcext:value-type="float">
            <text:p>3.87182985122724</text:p>
          </table:table-cell>
          <table:table-cell table:formula="of:=FLOOR(([.C15]+[.A16])/2)" office:value-type="float" office:value="5778" calcext:value-type="float">
            <text:p>5778</text:p>
          </table:table-cell>
          <table:table-cell table:formula="of:=[.C16]-[.C15]" office:value-type="float" office:value="41" calcext:value-type="float">
            <text:p>41</text:p>
          </table:table-cell>
          <table:table-cell table:formula="of:=2*[.D16]+[.D15]-[.D14]-2*[.D13]" office:value-type="float" office:value="-15" calcext:value-type="float">
            <text:p>-15</text:p>
          </table:table-cell>
          <table:table-cell table:formula="of:=FLOOR([.F15]*7/8)+[.E16]"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table:formula="of:=1.1*1024*64/(200*64+[.A17])" office:value-type="float" office:value="3.86208078859959" calcext:value-type="float">
            <text:p>3.86208078859959</text:p>
          </table:table-cell>
          <table:table-cell table:formula="of:=FLOOR(([.C16]+[.A17])/2)" office:value-type="float" office:value="5822" calcext:value-type="float">
            <text:p>5822</text:p>
          </table:table-cell>
          <table:table-cell table:formula="of:=[.C17]-[.C16]" office:value-type="float" office:value="44" calcext:value-type="float">
            <text:p>44</text:p>
          </table:table-cell>
          <table:table-cell table:formula="of:=2*[.D17]+[.D16]-[.D15]-2*[.D14]" office:value-type="float" office:value="-5" calcext:value-type="float">
            <text:p>-5</text:p>
          </table:table-cell>
          <table:table-cell table:formula="of:=FLOOR([.F16]*7/8)+[.E17]"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table:formula="of:=1.1*1024*64/(200*64+[.A18])" office:value-type="float" office:value="3.85670875240745" calcext:value-type="float">
            <text:p>3.85670875240745</text:p>
          </table:table-cell>
          <table:table-cell table:formula="of:=FLOOR(([.C17]+[.A18])/2)" office:value-type="float" office:value="5857" calcext:value-type="float">
            <text:p>5857</text:p>
          </table:table-cell>
          <table:table-cell table:formula="of:=[.C18]-[.C17]" office:value-type="float" office:value="35" calcext:value-type="float">
            <text:p>35</text:p>
          </table:table-cell>
          <table:table-cell table:formula="of:=2*[.D18]+[.D17]-[.D16]-2*[.D15]" office:value-type="float" office:value="-15" calcext:value-type="float">
            <text:p>-15</text:p>
          </table:table-cell>
          <table:table-cell table:formula="of:=FLOOR([.F17]*7/8)+[.E18]" office:value-type="float" office:value="-169" calcext:value-type="float">
            <text:p>-169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1.1*1024*64/(200*64+[.A19])" office:value-type="float" office:value="3.84600938967136" calcext:value-type="float">
            <text:p>3.84600938967136</text:p>
          </table:table-cell>
          <table:table-cell table:formula="of:=FLOOR(([.C18]+[.A19])/2)" office:value-type="float" office:value="5900" calcext:value-type="float">
            <text:p>5900</text:p>
          </table:table-cell>
          <table:table-cell table:formula="of:=[.C19]-[.C18]" office:value-type="float" office:value="43" calcext:value-type="float">
            <text:p>43</text:p>
          </table:table-cell>
          <table:table-cell table:formula="of:=2*[.D19]+[.D18]-[.D17]-2*[.D16]" office:value-type="float" office:value="-5" calcext:value-type="float">
            <text:p>-5</text:p>
          </table:table-cell>
          <table:table-cell table:formula="of:=FLOOR([.F18]*7/8)+[.E19]" office:value-type="float" office:value="-153" calcext:value-type="float">
            <text:p>-153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formula="of:=1.1*1024*64/(200*64+[.A20])" office:value-type="float" office:value="3.84068193926478" calcext:value-type="float">
            <text:p>3.84068193926478</text:p>
          </table:table-cell>
          <table:table-cell table:formula="of:=FLOOR(([.C19]+[.A20])/2)" office:value-type="float" office:value="5935" calcext:value-type="float">
            <text:p>5935</text:p>
          </table:table-cell>
          <table:table-cell table:formula="of:=[.C20]-[.C19]" office:value-type="float" office:value="35" calcext:value-type="float">
            <text:p>35</text:p>
          </table:table-cell>
          <table:table-cell table:formula="of:=2*[.D20]+[.D19]-[.D18]-2*[.D17]" office:value-type="float" office:value="-10" calcext:value-type="float">
            <text:p>-10</text:p>
          </table:table-cell>
          <table:table-cell table:formula="of:=FLOOR([.F19]*7/8)+[.E20]"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table:formula="of:=1.1*1024*64/(200*64+[.A21])" office:value-type="float" office:value="3.83332978836542" calcext:value-type="float">
            <text:p>3.83332978836542</text:p>
          </table:table-cell>
          <table:table-cell table:formula="of:=FLOOR(([.C20]+[.A21])/2)" office:value-type="float" office:value="5970" calcext:value-type="float">
            <text:p>5970</text:p>
          </table:table-cell>
          <table:table-cell table:formula="of:=[.C21]-[.C20]" office:value-type="float" office:value="35" calcext:value-type="float">
            <text:p>35</text:p>
          </table:table-cell>
          <table:table-cell table:formula="of:=2*[.D21]+[.D20]-[.D19]-2*[.D18]" office:value-type="float" office:value="-8" calcext:value-type="float">
            <text:p>-8</text:p>
          </table:table-cell>
          <table:table-cell table:formula="of:=FLOOR([.F20]*7/8)+[.E21]"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table:formula="of:=1.1*1024*64/(200*64+[.A22])" office:value-type="float" office:value="3.8264118895966" calcext:value-type="float">
            <text:p>3.8264118895966</text:p>
          </table:table-cell>
          <table:table-cell table:formula="of:=FLOOR(([.C21]+[.A22])/2)" office:value-type="float" office:value="6005" calcext:value-type="float">
            <text:p>6005</text:p>
          </table:table-cell>
          <table:table-cell table:formula="of:=[.C22]-[.C21]" office:value-type="float" office:value="35" calcext:value-type="float">
            <text:p>35</text:p>
          </table:table-cell>
          <table:table-cell table:formula="of:=2*[.D22]+[.D21]-[.D20]-2*[.D19]" office:value-type="float" office:value="-16" calcext:value-type="float">
            <text:p>-16</text:p>
          </table:table-cell>
          <table:table-cell table:formula="of:=FLOOR([.F21]*7/8)+[.E22]"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1.1*1024*64/(200*64+[.A23])" office:value-type="float" office:value="3.82073351706593" calcext:value-type="float">
            <text:p>3.82073351706593</text:p>
          </table:table-cell>
          <table:table-cell table:formula="of:=FLOOR(([.C22]+[.A23])/2)" office:value-type="float" office:value="6036" calcext:value-type="float">
            <text:p>6036</text:p>
          </table:table-cell>
          <table:table-cell table:formula="of:=[.C23]-[.C22]" office:value-type="float" office:value="31" calcext:value-type="float">
            <text:p>31</text:p>
          </table:table-cell>
          <table:table-cell table:formula="of:=2*[.D23]+[.D22]-[.D21]-2*[.D20]" office:value-type="float" office:value="-8" calcext:value-type="float">
            <text:p>-8</text:p>
          </table:table-cell>
          <table:table-cell table:formula="of:=FLOOR([.F22]*7/8)+[.E23]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table:formula="of:=1.1*1024*64/(200*64+[.A24])" office:value-type="float" office:value="3.8128523827154" calcext:value-type="float">
            <text:p>3.8128523827154</text:p>
          </table:table-cell>
          <table:table-cell table:formula="of:=FLOOR(([.C23]+[.A24])/2)" office:value-type="float" office:value="6071" calcext:value-type="float">
            <text:p>6071</text:p>
          </table:table-cell>
          <table:table-cell table:formula="of:=[.C24]-[.C23]" office:value-type="float" office:value="35" calcext:value-type="float">
            <text:p>35</text:p>
          </table:table-cell>
          <table:table-cell table:formula="of:=2*[.D24]+[.D23]-[.D22]-2*[.D21]" office:value-type="float" office:value="-4" calcext:value-type="float">
            <text:p>-4</text:p>
          </table:table-cell>
          <table:table-cell table:formula="of:=FLOOR([.F23]*7/8)+[.E24]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table:formula="of:=1.1*1024*64/(200*64+[.A25])" office:value-type="float" office:value="3.80801859384079" calcext:value-type="float">
            <text:p>3.80801859384079</text:p>
          </table:table-cell>
          <table:table-cell table:formula="of:=FLOOR(([.C24]+[.A25])/2)" office:value-type="float" office:value="6101" calcext:value-type="float">
            <text:p>6101</text:p>
          </table:table-cell>
          <table:table-cell table:formula="of:=[.C25]-[.C24]" office:value-type="float" office:value="30" calcext:value-type="float">
            <text:p>30</text:p>
          </table:table-cell>
          <table:table-cell table:formula="of:=2*[.D25]+[.D24]-[.D23]-2*[.D22]" office:value-type="float" office:value="-6" calcext:value-type="float">
            <text:p>-6</text:p>
          </table:table-cell>
          <table:table-cell table:formula="of:=FLOOR([.F24]*7/8)+[.E25]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table:formula="of:=1.1*1024*64/(200*64+[.A26])" office:value-type="float" office:value="3.80259521046524" calcext:value-type="float">
            <text:p>3.80259521046524</text:p>
          </table:table-cell>
          <table:table-cell table:formula="of:=FLOOR(([.C25]+[.A26])/2)" office:value-type="float" office:value="6129" calcext:value-type="float">
            <text:p>6129</text:p>
          </table:table-cell>
          <table:table-cell table:formula="of:=[.C26]-[.C25]" office:value-type="float" office:value="28" calcext:value-type="float">
            <text:p>28</text:p>
          </table:table-cell>
          <table:table-cell table:formula="of:=2*[.D26]+[.D25]-[.D24]-2*[.D23]" office:value-type="float" office:value="-11" calcext:value-type="float">
            <text:p>-11</text:p>
          </table:table-cell>
          <table:table-cell table:formula="of:=FLOOR([.F25]*7/8)+[.E26]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table:formula="of:=1.1*1024*64/(200*64+[.A27])" office:value-type="float" office:value="3.79478865083961" calcext:value-type="float">
            <text:p>3.79478865083961</text:p>
          </table:table-cell>
          <table:table-cell table:formula="of:=FLOOR(([.C26]+[.A27])/2)" office:value-type="float" office:value="6163" calcext:value-type="float">
            <text:p>6163</text:p>
          </table:table-cell>
          <table:table-cell table:formula="of:=[.C27]-[.C26]" office:value-type="float" office:value="34" calcext:value-type="float">
            <text:p>34</text:p>
          </table:table-cell>
          <table:table-cell table:formula="of:=2*[.D27]+[.D26]-[.D25]-2*[.D24]" office:value-type="float" office:value="-4" calcext:value-type="float">
            <text:p>-4</text:p>
          </table:table-cell>
          <table:table-cell table:formula="of:=FLOOR([.F26]*7/8)+[.E27]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table:formula="of:=1.1*1024*64/(200*64+[.A28])" office:value-type="float" office:value="3.79259259259259" calcext:value-type="float">
            <text:p>3.79259259259259</text:p>
          </table:table-cell>
          <table:table-cell table:formula="of:=FLOOR(([.C27]+[.A28])/2)" office:value-type="float" office:value="6185" calcext:value-type="float">
            <text:p>6185</text:p>
          </table:table-cell>
          <table:table-cell table:formula="of:=[.C28]-[.C27]" office:value-type="float" office:value="22" calcext:value-type="float">
            <text:p>22</text:p>
          </table:table-cell>
          <table:table-cell table:formula="of:=2*[.D28]+[.D27]-[.D26]-2*[.D25]" office:value-type="float" office:value="-10" calcext:value-type="float">
            <text:p>-10</text:p>
          </table:table-cell>
          <table:table-cell table:formula="of:=FLOOR([.F27]*7/8)+[.E28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table:formula="of:=1.1*1024*64/(200*64+[.A29])" office:value-type="float" office:value="3.78621848739496" calcext:value-type="float">
            <text:p>3.78621848739496</text:p>
          </table:table-cell>
          <table:table-cell table:formula="of:=FLOOR(([.C28]+[.A29])/2)" office:value-type="float" office:value="6212" calcext:value-type="float">
            <text:p>6212</text:p>
          </table:table-cell>
          <table:table-cell table:formula="of:=[.C29]-[.C28]" office:value-type="float" office:value="27" calcext:value-type="float">
            <text:p>27</text:p>
          </table:table-cell>
          <table:table-cell table:formula="of:=2*[.D29]+[.D28]-[.D27]-2*[.D26]" office:value-type="float" office:value="-14" calcext:value-type="float">
            <text:p>-14</text:p>
          </table:table-cell>
          <table:table-cell table:formula="of:=FLOOR([.F28]*7/8)+[.E29]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table:formula="of:=1.1*1024*64/(200*64+[.A30])" office:value-type="float" office:value="3.78065869519614" calcext:value-type="float">
            <text:p>3.78065869519614</text:p>
          </table:table-cell>
          <table:table-cell table:formula="of:=FLOOR(([.C29]+[.A30])/2)" office:value-type="float" office:value="6240" calcext:value-type="float">
            <text:p>6240</text:p>
          </table:table-cell>
          <table:table-cell table:formula="of:=[.C30]-[.C29]" office:value-type="float" office:value="28" calcext:value-type="float">
            <text:p>28</text:p>
          </table:table-cell>
          <table:table-cell table:formula="of:=2*[.D30]+[.D29]-[.D28]-2*[.D27]" office:value-type="float" office:value="-7" calcext:value-type="float">
            <text:p>-7</text:p>
          </table:table-cell>
          <table:table-cell table:formula="of:=FLOOR([.F29]*7/8)+[.E30]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table:formula="of:=1.1*1024*64/(200*64+[.A31])" office:value-type="float" office:value="3.77808290970075" calcext:value-type="float">
            <text:p>3.77808290970075</text:p>
          </table:table-cell>
          <table:table-cell table:formula="of:=FLOOR(([.C30]+[.A31])/2)" office:value-type="float" office:value="6260" calcext:value-type="float">
            <text:p>6260</text:p>
          </table:table-cell>
          <table:table-cell table:formula="of:=[.C31]-[.C30]" office:value-type="float" office:value="20" calcext:value-type="float">
            <text:p>20</text:p>
          </table:table-cell>
          <table:table-cell table:formula="of:=2*[.D31]+[.D30]-[.D29]-2*[.D28]" office:value-type="float" office:value="-3" calcext:value-type="float">
            <text:p>-3</text:p>
          </table:table-cell>
          <table:table-cell table:formula="of:=FLOOR([.F30]*7/8)+[.E31]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1.1*1024*64/(200*64+[.A32])" office:value-type="float" office:value="3.76919376764614" calcext:value-type="float">
            <text:p>3.76919376764614</text:p>
          </table:table-cell>
          <table:table-cell table:formula="of:=FLOOR(([.C31]+[.A32])/2)" office:value-type="float" office:value="6293" calcext:value-type="float">
            <text:p>6293</text:p>
          </table:table-cell>
          <table:table-cell table:formula="of:=[.C32]-[.C31]" office:value-type="float" office:value="33" calcext:value-type="float">
            <text:p>33</text:p>
          </table:table-cell>
          <table:table-cell table:formula="of:=2*[.D32]+[.D31]-[.D30]-2*[.D29]" office:value-type="float" office:value="4" calcext:value-type="float">
            <text:p>4</text:p>
          </table:table-cell>
          <table:table-cell table:formula="of:=FLOOR([.F31]*7/8)+[.E32]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1.1*1024*64/(200*64+[.A33])" office:value-type="float" office:value="3.76624000835902" calcext:value-type="float">
            <text:p>3.76624000835902</text:p>
          </table:table-cell>
          <table:table-cell table:formula="of:=FLOOR(([.C32]+[.A33])/2)" office:value-type="float" office:value="6317" calcext:value-type="float">
            <text:p>6317</text:p>
          </table:table-cell>
          <table:table-cell table:formula="of:=[.C33]-[.C32]" office:value-type="float" office:value="24" calcext:value-type="float">
            <text:p>24</text:p>
          </table:table-cell>
          <table:table-cell table:formula="of:=2*[.D33]+[.D32]-[.D31]-2*[.D30]" office:value-type="float" office:value="5" calcext:value-type="float">
            <text:p>5</text:p>
          </table:table-cell>
          <table:table-cell table:formula="of:=FLOOR([.F32]*7/8)+[.E33]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table:formula="of:=1.1*1024*64/(200*64+[.A34])" office:value-type="float" office:value="3.76309443023438" calcext:value-type="float">
            <text:p>3.76309443023438</text:p>
          </table:table-cell>
          <table:table-cell table:formula="of:=FLOOR(([.C33]+[.A34])/2)" office:value-type="float" office:value="6337" calcext:value-type="float">
            <text:p>6337</text:p>
          </table:table-cell>
          <table:table-cell table:formula="of:=[.C34]-[.C33]" office:value-type="float" office:value="20" calcext:value-type="float">
            <text:p>20</text:p>
          </table:table-cell>
          <table:table-cell table:formula="of:=2*[.D34]+[.D33]-[.D32]-2*[.D31]" office:value-type="float" office:value="-9" calcext:value-type="float">
            <text:p>-9</text:p>
          </table:table-cell>
          <table:table-cell table:formula="of:=FLOOR([.F33]*7/8)+[.E34]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table:formula="of:=1.1*1024*64/(200*64+[.A35])" office:value-type="float" office:value="3.75779816513761" calcext:value-type="float">
            <text:p>3.75779816513761</text:p>
          </table:table-cell>
          <table:table-cell table:formula="of:=FLOOR(([.C34]+[.A35])/2)" office:value-type="float" office:value="6360" calcext:value-type="float">
            <text:p>6360</text:p>
          </table:table-cell>
          <table:table-cell table:formula="of:=[.C35]-[.C34]" office:value-type="float" office:value="23" calcext:value-type="float">
            <text:p>23</text:p>
          </table:table-cell>
          <table:table-cell table:formula="of:=2*[.D35]+[.D34]-[.D33]-2*[.D32]" office:value-type="float" office:value="-24" calcext:value-type="float">
            <text:p>-24</text:p>
          </table:table-cell>
          <table:table-cell table:formula="of:=FLOOR([.F34]*7/8)+[.E35]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table:formula="of:=1.1*1024*64/(200*64+[.A36])" office:value-type="float" office:value="3.75329827666996" calcext:value-type="float">
            <text:p>3.75329827666996</text:p>
          </table:table-cell>
          <table:table-cell table:formula="of:=FLOOR(([.C35]+[.A36])/2)" office:value-type="float" office:value="6383" calcext:value-type="float">
            <text:p>6383</text:p>
          </table:table-cell>
          <table:table-cell table:formula="of:=[.C36]-[.C35]" office:value-type="float" office:value="23" calcext:value-type="float">
            <text:p>23</text:p>
          </table:table-cell>
          <table:table-cell table:formula="of:=2*[.D36]+[.D35]-[.D34]-2*[.D33]" office:value-type="float" office:value="1" calcext:value-type="float">
            <text:p>1</text:p>
          </table:table-cell>
          <table:table-cell table:formula="of:=FLOOR([.F35]*7/8)+[.E36]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table:formula="of:=1.1*1024*64/(200*64+[.A37])" office:value-type="float" office:value="3.74900410837797" calcext:value-type="float">
            <text:p>3.74900410837797</text:p>
          </table:table-cell>
          <table:table-cell table:formula="of:=FLOOR(([.C36]+[.A37])/2)" office:value-type="float" office:value="6406" calcext:value-type="float">
            <text:p>6406</text:p>
          </table:table-cell>
          <table:table-cell table:formula="of:=[.C37]-[.C36]" office:value-type="float" office:value="23" calcext:value-type="float">
            <text:p>23</text:p>
          </table:table-cell>
          <table:table-cell table:formula="of:=2*[.D37]+[.D36]-[.D35]-2*[.D34]" office:value-type="float" office:value="6" calcext:value-type="float">
            <text:p>6</text:p>
          </table:table-cell>
          <table:table-cell table:formula="of:=FLOOR([.F36]*7/8)+[.E37]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table:formula="of:=1.1*1024*64/(200*64+[.A38])" office:value-type="float" office:value="3.74355299371657" calcext:value-type="float">
            <text:p>3.74355299371657</text:p>
          </table:table-cell>
          <table:table-cell table:formula="of:=FLOOR(([.C37]+[.A38])/2)" office:value-type="float" office:value="6431" calcext:value-type="float">
            <text:p>6431</text:p>
          </table:table-cell>
          <table:table-cell table:formula="of:=[.C38]-[.C37]" office:value-type="float" office:value="25" calcext:value-type="float">
            <text:p>25</text:p>
          </table:table-cell>
          <table:table-cell table:formula="of:=2*[.D38]+[.D37]-[.D36]-2*[.D35]" office:value-type="float" office:value="4" calcext:value-type="float">
            <text:p>4</text:p>
          </table:table-cell>
          <table:table-cell table:formula="of:=FLOOR([.F37]*7/8)+[.E38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table:formula="of:=1.1*1024*64/(200*64+[.A39])" office:value-type="float" office:value="3.74238695945595" calcext:value-type="float">
            <text:p>3.74238695945595</text:p>
          </table:table-cell>
          <table:table-cell table:formula="of:=FLOOR(([.C38]+[.A39])/2)" office:value-type="float" office:value="6447" calcext:value-type="float">
            <text:p>6447</text:p>
          </table:table-cell>
          <table:table-cell table:formula="of:=[.C39]-[.C38]" office:value-type="float" office:value="16" calcext:value-type="float">
            <text:p>16</text:p>
          </table:table-cell>
          <table:table-cell table:formula="of:=2*[.D39]+[.D38]-[.D37]-2*[.D36]" office:value-type="float" office:value="-12" calcext:value-type="float">
            <text:p>-12</text:p>
          </table:table-cell>
          <table:table-cell table:formula="of:=FLOOR([.F38]*7/8)+[.E39]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table:formula="of:=1.1*1024*64/(200*64+[.A40])" office:value-type="float" office:value="3.73540597958443" calcext:value-type="float">
            <text:p>3.73540597958443</text:p>
          </table:table-cell>
          <table:table-cell table:formula="of:=FLOOR(([.C39]+[.A40])/2)" office:value-type="float" office:value="6473" calcext:value-type="float">
            <text:p>6473</text:p>
          </table:table-cell>
          <table:table-cell table:formula="of:=[.C40]-[.C39]" office:value-type="float" office:value="26" calcext:value-type="float">
            <text:p>26</text:p>
          </table:table-cell>
          <table:table-cell table:formula="of:=2*[.D40]+[.D39]-[.D38]-2*[.D37]" office:value-type="float" office:value="-3" calcext:value-type="float">
            <text:p>-3</text:p>
          </table:table-cell>
          <table:table-cell table:formula="of:=FLOOR([.F39]*7/8)+[.E40]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table:formula="of:=1.1*1024*64/(200*64+[.A41])" office:value-type="float" office:value="3.73134575569358" calcext:value-type="float">
            <text:p>3.73134575569358</text:p>
          </table:table-cell>
          <table:table-cell table:formula="of:=FLOOR(([.C40]+[.A41])/2)" office:value-type="float" office:value="6496" calcext:value-type="float">
            <text:p>6496</text:p>
          </table:table-cell>
          <table:table-cell table:formula="of:=[.C41]-[.C40]" office:value-type="float" office:value="23" calcext:value-type="float">
            <text:p>23</text:p>
          </table:table-cell>
          <table:table-cell table:formula="of:=2*[.D41]+[.D40]-[.D39]-2*[.D38]" office:value-type="float" office:value="6" calcext:value-type="float">
            <text:p>6</text:p>
          </table:table-cell>
          <table:table-cell table:formula="of:=FLOOR([.F40]*7/8)+[.E41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1.1*1024*64/(200*64+[.A42])" office:value-type="float" office:value="3.72883670408111" calcext:value-type="float">
            <text:p>3.72883670408111</text:p>
          </table:table-cell>
          <table:table-cell table:formula="of:=FLOOR(([.C41]+[.A42])/2)" office:value-type="float" office:value="6514" calcext:value-type="float">
            <text:p>6514</text:p>
          </table:table-cell>
          <table:table-cell table:formula="of:=[.C42]-[.C41]" office:value-type="float" office:value="18" calcext:value-type="float">
            <text:p>18</text:p>
          </table:table-cell>
          <table:table-cell table:formula="of:=2*[.D42]+[.D41]-[.D40]-2*[.D39]" office:value-type="float" office:value="1" calcext:value-type="float">
            <text:p>1</text:p>
          </table:table-cell>
          <table:table-cell table:formula="of:=FLOOR([.F41]*7/8)+[.E42]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table:formula="of:=1.1*1024*64/(200*64+[.A43])" office:value-type="float" office:value="3.7240210765575" calcext:value-type="float">
            <text:p>3.7240210765575</text:p>
          </table:table-cell>
          <table:table-cell table:formula="of:=FLOOR(([.C42]+[.A43])/2)" office:value-type="float" office:value="6536" calcext:value-type="float">
            <text:p>6536</text:p>
          </table:table-cell>
          <table:table-cell table:formula="of:=[.C43]-[.C42]" office:value-type="float" office:value="22" calcext:value-type="float">
            <text:p>22</text:p>
          </table:table-cell>
          <table:table-cell table:formula="of:=2*[.D43]+[.D42]-[.D41]-2*[.D40]" office:value-type="float" office:value="-13" calcext:value-type="float">
            <text:p>-13</text:p>
          </table:table-cell>
          <table:table-cell table:formula="of:=FLOOR([.F42]*7/8)+[.E43]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table:formula="of:=1.1*1024*64/(200*64+[.A44])" office:value-type="float" office:value="3.71940976163451" calcext:value-type="float">
            <text:p>3.71940976163451</text:p>
          </table:table-cell>
          <table:table-cell table:formula="of:=FLOOR(([.C43]+[.A44])/2)" office:value-type="float" office:value="6559" calcext:value-type="float">
            <text:p>6559</text:p>
          </table:table-cell>
          <table:table-cell table:formula="of:=[.C44]-[.C43]" office:value-type="float" office:value="23" calcext:value-type="float">
            <text:p>23</text:p>
          </table:table-cell>
          <table:table-cell table:formula="of:=2*[.D44]+[.D43]-[.D42]-2*[.D41]" office:value-type="float" office:value="4" calcext:value-type="float">
            <text:p>4</text:p>
          </table:table-cell>
          <table:table-cell table:formula="of:=FLOOR([.F43]*7/8)+[.E44]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table:formula="of:=1.1*1024*64/(200*64+[.A45])" office:value-type="float" office:value="3.71615031702665" calcext:value-type="float">
            <text:p>3.71615031702665</text:p>
          </table:table-cell>
          <table:table-cell table:formula="of:=FLOOR(([.C44]+[.A45])/2)" office:value-type="float" office:value="6579" calcext:value-type="float">
            <text:p>6579</text:p>
          </table:table-cell>
          <table:table-cell table:formula="of:=[.C45]-[.C44]" office:value-type="float" office:value="20" calcext:value-type="float">
            <text:p>20</text:p>
          </table:table-cell>
          <table:table-cell table:formula="of:=2*[.D45]+[.D44]-[.D43]-2*[.D42]" office:value-type="float" office:value="5" calcext:value-type="float">
            <text:p>5</text:p>
          </table:table-cell>
          <table:table-cell table:formula="of:=FLOOR([.F44]*7/8)+[.E45]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table:formula="of:=1.1*1024*64/(200*64+[.A46])" office:value-type="float" office:value="3.71213182286303" calcext:value-type="float">
            <text:p>3.71213182286303</text:p>
          </table:table-cell>
          <table:table-cell table:formula="of:=FLOOR(([.C45]+[.A46])/2)" office:value-type="float" office:value="6599" calcext:value-type="float">
            <text:p>6599</text:p>
          </table:table-cell>
          <table:table-cell table:formula="of:=[.C46]-[.C45]" office:value-type="float" office:value="20" calcext:value-type="float">
            <text:p>20</text:p>
          </table:table-cell>
          <table:table-cell table:formula="of:=2*[.D46]+[.D45]-[.D44]-2*[.D43]" office:value-type="float" office:value="-7" calcext:value-type="float">
            <text:p>-7</text:p>
          </table:table-cell>
          <table:table-cell table:formula="of:=FLOOR([.F45]*7/8)+[.E46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1.1*1024*64/(200*64+[.A47])" office:value-type="float" office:value="3.70926678672498" calcext:value-type="float">
            <text:p>3.70926678672498</text:p>
          </table:table-cell>
          <table:table-cell table:formula="of:=FLOOR(([.C46]+[.A47])/2)" office:value-type="float" office:value="6617" calcext:value-type="float">
            <text:p>6617</text:p>
          </table:table-cell>
          <table:table-cell table:formula="of:=[.C47]-[.C46]" office:value-type="float" office:value="18" calcext:value-type="float">
            <text:p>18</text:p>
          </table:table-cell>
          <table:table-cell table:formula="of:=2*[.D47]+[.D46]-[.D45]-2*[.D44]" office:value-type="float" office:value="-10" calcext:value-type="float">
            <text:p>-10</text:p>
          </table:table-cell>
          <table:table-cell table:formula="of:=FLOOR([.F46]*7/8)+[.E47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table:formula="of:=1.1*1024*64/(200*64+[.A48])" office:value-type="float" office:value="3.70526315789474" calcext:value-type="float">
            <text:p>3.70526315789474</text:p>
          </table:table-cell>
          <table:table-cell table:formula="of:=FLOOR(([.C47]+[.A48])/2)" office:value-type="float" office:value="6636" calcext:value-type="float">
            <text:p>6636</text:p>
          </table:table-cell>
          <table:table-cell table:formula="of:=[.C48]-[.C47]" office:value-type="float" office:value="19" calcext:value-type="float">
            <text:p>19</text:p>
          </table:table-cell>
          <table:table-cell table:formula="of:=2*[.D48]+[.D47]-[.D46]-2*[.D45]" office:value-type="float" office:value="-4" calcext:value-type="float">
            <text:p>-4</text:p>
          </table:table-cell>
          <table:table-cell table:formula="of:=FLOOR([.F47]*7/8)+[.E48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table:formula="of:=1.1*1024*64/(200*64+[.A49])" office:value-type="float" office:value="3.70297924799671" calcext:value-type="float">
            <text:p>3.70297924799671</text:p>
          </table:table-cell>
          <table:table-cell table:formula="of:=FLOOR(([.C48]+[.A49])/2)" office:value-type="float" office:value="6652" calcext:value-type="float">
            <text:p>6652</text:p>
          </table:table-cell>
          <table:table-cell table:formula="of:=[.C49]-[.C48]" office:value-type="float" office:value="16" calcext:value-type="float">
            <text:p>16</text:p>
          </table:table-cell>
          <table:table-cell table:formula="of:=2*[.D49]+[.D48]-[.D47]-2*[.D46]" office:value-type="float" office:value="-7" calcext:value-type="float">
            <text:p>-7</text:p>
          </table:table-cell>
          <table:table-cell table:formula="of:=FLOOR([.F48]*7/8)+[.E49]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table:formula="of:=1.1*1024*64/(200*64+[.A50])" office:value-type="float" office:value="3.69860961469396" calcext:value-type="float">
            <text:p>3.69860961469396</text:p>
          </table:table-cell>
          <table:table-cell table:formula="of:=FLOOR(([.C49]+[.A50])/2)" office:value-type="float" office:value="6671" calcext:value-type="float">
            <text:p>6671</text:p>
          </table:table-cell>
          <table:table-cell table:formula="of:=[.C50]-[.C49]" office:value-type="float" office:value="19" calcext:value-type="float">
            <text:p>19</text:p>
          </table:table-cell>
          <table:table-cell table:formula="of:=2*[.D50]+[.D49]-[.D48]-2*[.D47]" office:value-type="float" office:value="-1" calcext:value-type="float">
            <text:p>-1</text:p>
          </table:table-cell>
          <table:table-cell table:formula="of:=FLOOR([.F49]*7/8)+[.E50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table:formula="of:=1.1*1024*64/(200*64+[.A51])" office:value-type="float" office:value="3.69425028184893" calcext:value-type="float">
            <text:p>3.69425028184893</text:p>
          </table:table-cell>
          <table:table-cell table:formula="of:=FLOOR(([.C50]+[.A51])/2)" office:value-type="float" office:value="6692" calcext:value-type="float">
            <text:p>6692</text:p>
          </table:table-cell>
          <table:table-cell table:formula="of:=[.C51]-[.C50]" office:value-type="float" office:value="21" calcext:value-type="float">
            <text:p>21</text:p>
          </table:table-cell>
          <table:table-cell table:formula="of:=2*[.D51]+[.D50]-[.D49]-2*[.D48]" office:value-type="float" office:value="7" calcext:value-type="float">
            <text:p>7</text:p>
          </table:table-cell>
          <table:table-cell table:formula="of:=FLOOR([.F50]*7/8)+[.E51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table:formula="of:=1.1*1024*64/(200*64+[.A52])" office:value-type="float" office:value="3.69046790211938" calcext:value-type="float">
            <text:p>3.69046790211938</text:p>
          </table:table-cell>
          <table:table-cell table:formula="of:=FLOOR(([.C51]+[.A52])/2)" office:value-type="float" office:value="6713" calcext:value-type="float">
            <text:p>6713</text:p>
          </table:table-cell>
          <table:table-cell table:formula="of:=[.C52]-[.C51]" office:value-type="float" office:value="21" calcext:value-type="float">
            <text:p>21</text:p>
          </table:table-cell>
          <table:table-cell table:formula="of:=2*[.D52]+[.D51]-[.D50]-2*[.D49]" office:value-type="float" office:value="12" calcext:value-type="float">
            <text:p>12</text:p>
          </table:table-cell>
          <table:table-cell table:formula="of:=FLOOR([.F51]*7/8)+[.E5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table:formula="of:=1.1*1024*64/(200*64+[.A53])" office:value-type="float" office:value="3.68631622008591" calcext:value-type="float">
            <text:p>3.68631622008591</text:p>
          </table:table-cell>
          <table:table-cell table:formula="of:=FLOOR(([.C52]+[.A53])/2)" office:value-type="float" office:value="6734" calcext:value-type="float">
            <text:p>6734</text:p>
          </table:table-cell>
          <table:table-cell table:formula="of:=[.C53]-[.C52]" office:value-type="float" office:value="21" calcext:value-type="float">
            <text:p>21</text:p>
          </table:table-cell>
          <table:table-cell table:formula="of:=2*[.D53]+[.D52]-[.D51]-2*[.D50]" office:value-type="float" office:value="4" calcext:value-type="float">
            <text:p>4</text:p>
          </table:table-cell>
          <table:table-cell table:formula="of:=FLOOR([.F52]*7/8)+[.E5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table:formula="of:=1.1*1024*64/(200*64+[.A54])" office:value-type="float" office:value="3.68292633084704" calcext:value-type="float">
            <text:p>3.68292633084704</text:p>
          </table:table-cell>
          <table:table-cell table:formula="of:=FLOOR(([.C53]+[.A54])/2)" office:value-type="float" office:value="6754" calcext:value-type="float">
            <text:p>6754</text:p>
          </table:table-cell>
          <table:table-cell table:formula="of:=[.C54]-[.C53]" office:value-type="float" office:value="20" calcext:value-type="float">
            <text:p>20</text:p>
          </table:table-cell>
          <table:table-cell table:formula="of:=2*[.D54]+[.D53]-[.D52]-2*[.D51]" office:value-type="float" office:value="-2" calcext:value-type="float">
            <text:p>-2</text:p>
          </table:table-cell>
          <table:table-cell table:formula="of:=FLOOR([.F53]*7/8)+[.E54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table:formula="of:=1.1*1024*64/(200*64+[.A55])" office:value-type="float" office:value="3.68085779933623" calcext:value-type="float">
            <text:p>3.68085779933623</text:p>
          </table:table-cell>
          <table:table-cell table:formula="of:=FLOOR(([.C54]+[.A55])/2)" office:value-type="float" office:value="6769" calcext:value-type="float">
            <text:p>6769</text:p>
          </table:table-cell>
          <table:table-cell table:formula="of:=[.C55]-[.C54]" office:value-type="float" office:value="15" calcext:value-type="float">
            <text:p>15</text:p>
          </table:table-cell>
          <table:table-cell table:formula="of:=2*[.D55]+[.D54]-[.D53]-2*[.D52]" office:value-type="float" office:value="-13" calcext:value-type="float">
            <text:p>-13</text:p>
          </table:table-cell>
          <table:table-cell table:formula="of:=FLOOR([.F54]*7/8)+[.E55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table:formula="of:=1.1*1024*64/(200*64+[.A56])" office:value-type="float" office:value="3.67785317075659" calcext:value-type="float">
            <text:p>3.67785317075659</text:p>
          </table:table-cell>
          <table:table-cell table:formula="of:=FLOOR(([.C55]+[.A56])/2)" office:value-type="float" office:value="6785" calcext:value-type="float">
            <text:p>6785</text:p>
          </table:table-cell>
          <table:table-cell table:formula="of:=[.C56]-[.C55]" office:value-type="float" office:value="16" calcext:value-type="float">
            <text:p>16</text:p>
          </table:table-cell>
          <table:table-cell table:formula="of:=2*[.D56]+[.D55]-[.D54]-2*[.D53]" office:value-type="float" office:value="-15" calcext:value-type="float">
            <text:p>-15</text:p>
          </table:table-cell>
          <table:table-cell table:formula="of:=FLOOR([.F55]*7/8)+[.E56]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table:formula="of:=1.1*1024*64/(200*64+[.A57])" office:value-type="float" office:value="3.67298109746777" calcext:value-type="float">
            <text:p>3.67298109746777</text:p>
          </table:table-cell>
          <table:table-cell table:formula="of:=FLOOR(([.C56]+[.A57])/2)" office:value-type="float" office:value="6806" calcext:value-type="float">
            <text:p>6806</text:p>
          </table:table-cell>
          <table:table-cell table:formula="of:=[.C57]-[.C56]" office:value-type="float" office:value="21" calcext:value-type="float">
            <text:p>21</text:p>
          </table:table-cell>
          <table:table-cell table:formula="of:=2*[.D57]+[.D56]-[.D55]-2*[.D54]" office:value-type="float" office:value="3" calcext:value-type="float">
            <text:p>3</text:p>
          </table:table-cell>
          <table:table-cell table:formula="of:=FLOOR([.F56]*7/8)+[.E57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table:formula="of:=1.1*1024*64/(200*64+[.A58])" office:value-type="float" office:value="3.66793528035006" calcext:value-type="float">
            <text:p>3.66793528035006</text:p>
          </table:table-cell>
          <table:table-cell table:formula="of:=FLOOR(([.C57]+[.A58])/2)" office:value-type="float" office:value="6830" calcext:value-type="float">
            <text:p>6830</text:p>
          </table:table-cell>
          <table:table-cell table:formula="of:=[.C58]-[.C57]" office:value-type="float" office:value="24" calcext:value-type="float">
            <text:p>24</text:p>
          </table:table-cell>
          <table:table-cell table:formula="of:=2*[.D58]+[.D57]-[.D56]-2*[.D55]" office:value-type="float" office:value="23" calcext:value-type="float">
            <text:p>23</text:p>
          </table:table-cell>
          <table:table-cell table:formula="of:=FLOOR([.F57]*7/8)+[.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table:formula="of:=1.1*1024*64/(200*64+[.A59])" office:value-type="float" office:value="3.66644288475231" calcext:value-type="float">
            <text:p>3.66644288475231</text:p>
          </table:table-cell>
          <table:table-cell table:formula="of:=FLOOR(([.C58]+[.A59])/2)" office:value-type="float" office:value="6846" calcext:value-type="float">
            <text:p>6846</text:p>
          </table:table-cell>
          <table:table-cell table:formula="of:=[.C59]-[.C58]" office:value-type="float" office:value="16" calcext:value-type="float">
            <text:p>16</text:p>
          </table:table-cell>
          <table:table-cell table:formula="of:=2*[.D59]+[.D58]-[.D57]-2*[.D56]" office:value-type="float" office:value="3" calcext:value-type="float">
            <text:p>3</text:p>
          </table:table-cell>
          <table:table-cell table:formula="of:=FLOOR([.F58]*7/8)+[.E5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table:formula="of:=1.1*1024*64/(200*64+[.A60])" office:value-type="float" office:value="3.6642065670428" calcext:value-type="float">
            <text:p>3.6642065670428</text:p>
          </table:table-cell>
          <table:table-cell table:formula="of:=FLOOR(([.C59]+[.A60])/2)" office:value-type="float" office:value="6860" calcext:value-type="float">
            <text:p>6860</text:p>
          </table:table-cell>
          <table:table-cell table:formula="of:=[.C60]-[.C59]" office:value-type="float" office:value="14" calcext:value-type="float">
            <text:p>14</text:p>
          </table:table-cell>
          <table:table-cell table:formula="of:=2*[.D60]+[.D59]-[.D58]-2*[.D57]" office:value-type="float" office:value="-22" calcext:value-type="float">
            <text:p>-22</text:p>
          </table:table-cell>
          <table:table-cell table:formula="of:=FLOOR([.F59]*7/8)+[.E6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table:formula="of:=1.1*1024*64/(200*64+[.A61])" office:value-type="float" office:value="3.65862768980918" calcext:value-type="float">
            <text:p>3.65862768980918</text:p>
          </table:table-cell>
          <table:table-cell table:formula="of:=FLOOR(([.C60]+[.A61])/2)" office:value-type="float" office:value="6882" calcext:value-type="float">
            <text:p>6882</text:p>
          </table:table-cell>
          <table:table-cell table:formula="of:=[.C61]-[.C60]" office:value-type="float" office:value="22" calcext:value-type="float">
            <text:p>22</text:p>
          </table:table-cell>
          <table:table-cell table:formula="of:=2*[.D61]+[.D60]-[.D59]-2*[.D58]" office:value-type="float" office:value="-6" calcext:value-type="float">
            <text:p>-6</text:p>
          </table:table-cell>
          <table:table-cell table:formula="of:=FLOOR([.F60]*7/8)+[.E61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table:formula="of:=1.1*1024*64/(200*64+[.A62])" office:value-type="float" office:value="3.65732839531226" calcext:value-type="float">
            <text:p>3.65732839531226</text:p>
          </table:table-cell>
          <table:table-cell table:formula="of:=FLOOR(([.C61]+[.A62])/2)" office:value-type="float" office:value="6896" calcext:value-type="float">
            <text:p>6896</text:p>
          </table:table-cell>
          <table:table-cell table:formula="of:=[.C62]-[.C61]" office:value-type="float" office:value="14" calcext:value-type="float">
            <text:p>14</text:p>
          </table:table-cell>
          <table:table-cell table:formula="of:=2*[.D62]+[.D61]-[.D60]-2*[.D59]" office:value-type="float" office:value="4" calcext:value-type="float">
            <text:p>4</text:p>
          </table:table-cell>
          <table:table-cell table:formula="of:=FLOOR([.F61]*7/8)+[.E62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table:formula="of:=1.1*1024*64/(200*64+[.A63])" office:value-type="float" office:value="3.65399158599017" calcext:value-type="float">
            <text:p>3.65399158599017</text:p>
          </table:table-cell>
          <table:table-cell table:formula="of:=FLOOR(([.C62]+[.A63])/2)" office:value-type="float" office:value="6912" calcext:value-type="float">
            <text:p>6912</text:p>
          </table:table-cell>
          <table:table-cell table:formula="of:=[.C63]-[.C62]" office:value-type="float" office:value="16" calcext:value-type="float">
            <text:p>16</text:p>
          </table:table-cell>
          <table:table-cell table:formula="of:=2*[.D63]+[.D62]-[.D61]-2*[.D60]" office:value-type="float" office:value="-4" calcext:value-type="float">
            <text:p>-4</text:p>
          </table:table-cell>
          <table:table-cell table:formula="of:=FLOOR([.F62]*7/8)+[.E63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table:formula="of:=1.1*1024*64/(200*64+[.A64])" office:value-type="float" office:value="3.64955196678985" calcext:value-type="float">
            <text:p>3.64955196678985</text:p>
          </table:table-cell>
          <table:table-cell table:formula="of:=FLOOR(([.C63]+[.A64])/2)" office:value-type="float" office:value="6932" calcext:value-type="float">
            <text:p>6932</text:p>
          </table:table-cell>
          <table:table-cell table:formula="of:=[.C64]-[.C63]" office:value-type="float" office:value="20" calcext:value-type="float">
            <text:p>20</text:p>
          </table:table-cell>
          <table:table-cell table:formula="of:=2*[.D64]+[.D63]-[.D62]-2*[.D61]" office:value-type="float" office:value="-2" calcext:value-type="float">
            <text:p>-2</text:p>
          </table:table-cell>
          <table:table-cell table:formula="of:=FLOOR([.F63]*7/8)+[.E64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table:formula="of:=1.1*1024*64/(200*64+[.A65])" office:value-type="float" office:value="3.64567614038637" calcext:value-type="float">
            <text:p>3.64567614038637</text:p>
          </table:table-cell>
          <table:table-cell table:formula="of:=FLOOR(([.C64]+[.A65])/2)" office:value-type="float" office:value="6953" calcext:value-type="float">
            <text:p>6953</text:p>
          </table:table-cell>
          <table:table-cell table:formula="of:=[.C65]-[.C64]" office:value-type="float" office:value="21" calcext:value-type="float">
            <text:p>21</text:p>
          </table:table-cell>
          <table:table-cell table:formula="of:=2*[.D65]+[.D64]-[.D63]-2*[.D62]" office:value-type="float" office:value="18" calcext:value-type="float">
            <text:p>18</text:p>
          </table:table-cell>
          <table:table-cell table:formula="of:=FLOOR([.F64]*7/8)+[.E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table:formula="of:=1.1*1024*64/(200*64+[.A66])" office:value-type="float" office:value="3.64199252298676" calcext:value-type="float">
            <text:p>3.64199252298676</text:p>
          </table:table-cell>
          <table:table-cell table:formula="of:=FLOOR(([.C65]+[.A66])/2)" office:value-type="float" office:value="6973" calcext:value-type="float">
            <text:p>6973</text:p>
          </table:table-cell>
          <table:table-cell table:formula="of:=[.C66]-[.C65]" office:value-type="float" office:value="20" calcext:value-type="float">
            <text:p>20</text:p>
          </table:table-cell>
          <table:table-cell table:formula="of:=2*[.D66]+[.D65]-[.D64]-2*[.D63]" office:value-type="float" office:value="9" calcext:value-type="float">
            <text:p>9</text:p>
          </table:table-cell>
          <table:table-cell table:formula="of:=FLOOR([.F65]*7/8)+[.E6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table:formula="of:=1.1*1024*64/(200*64+[.A67])" office:value-type="float" office:value="3.63794913201453" calcext:value-type="float">
            <text:p>3.63794913201453</text:p>
          </table:table-cell>
          <table:table-cell table:formula="of:=FLOOR(([.C66]+[.A67])/2)" office:value-type="float" office:value="6994" calcext:value-type="float">
            <text:p>6994</text:p>
          </table:table-cell>
          <table:table-cell table:formula="of:=[.C67]-[.C66]" office:value-type="float" office:value="21" calcext:value-type="float">
            <text:p>21</text:p>
          </table:table-cell>
          <table:table-cell table:formula="of:=2*[.D67]+[.D66]-[.D65]-2*[.D64]" office:value-type="float" office:value="1" calcext:value-type="float">
            <text:p>1</text:p>
          </table:table-cell>
          <table:table-cell table:formula="of:=FLOOR([.F66]*7/8)+[.E6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formula="of:=1.1*1024*64/(200*64+[.A68])" office:value-type="float" office:value="3.63483083749307" calcext:value-type="float">
            <text:p>3.63483083749307</text:p>
          </table:table-cell>
          <table:table-cell table:formula="of:=FLOOR(([.C67]+[.A68])/2)" office:value-type="float" office:value="7013" calcext:value-type="float">
            <text:p>7013</text:p>
          </table:table-cell>
          <table:table-cell table:formula="of:=[.C68]-[.C67]" office:value-type="float" office:value="19" calcext:value-type="float">
            <text:p>19</text:p>
          </table:table-cell>
          <table:table-cell table:formula="of:=2*[.D68]+[.D67]-[.D66]-2*[.D65]" office:value-type="float" office:value="-3" calcext:value-type="float">
            <text:p>-3</text:p>
          </table:table-cell>
          <table:table-cell table:formula="of:=FLOOR([.F67]*7/8)+[.E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table:formula="of:=1.1*1024*64/(200*64+[.A69])" office:value-type="float" office:value="3.63098619925456" calcext:value-type="float">
            <text:p>3.63098619925456</text:p>
          </table:table-cell>
          <table:table-cell table:formula="of:=FLOOR(([.C68]+[.A69])/2)" office:value-type="float" office:value="7033" calcext:value-type="float">
            <text:p>7033</text:p>
          </table:table-cell>
          <table:table-cell table:formula="of:=[.C69]-[.C68]" office:value-type="float" office:value="20" calcext:value-type="float">
            <text:p>20</text:p>
          </table:table-cell>
          <table:table-cell table:formula="of:=2*[.D69]+[.D68]-[.D67]-2*[.D66]" office:value-type="float" office:value="-2" calcext:value-type="float">
            <text:p>-2</text:p>
          </table:table-cell>
          <table:table-cell table:formula="of:=FLOOR([.F68]*7/8)+[.E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table:formula="of:=1.1*1024*64/(200*64+[.A70])" office:value-type="float" office:value="3.62769726247987" calcext:value-type="float">
            <text:p>3.62769726247987</text:p>
          </table:table-cell>
          <table:table-cell table:formula="of:=FLOOR(([.C69]+[.A70])/2)" office:value-type="float" office:value="7052" calcext:value-type="float">
            <text:p>7052</text:p>
          </table:table-cell>
          <table:table-cell table:formula="of:=[.C70]-[.C69]" office:value-type="float" office:value="19" calcext:value-type="float">
            <text:p>19</text:p>
          </table:table-cell>
          <table:table-cell table:formula="of:=2*[.D70]+[.D69]-[.D68]-2*[.D67]" office:value-type="float" office:value="-3" calcext:value-type="float">
            <text:p>-3</text:p>
          </table:table-cell>
          <table:table-cell table:formula="of:=FLOOR([.F69]*7/8)+[.E7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table:formula="of:=1.1*1024*64/(200*64+[.A71])" office:value-type="float" office:value="3.62222892171641" calcext:value-type="float">
            <text:p>3.62222892171641</text:p>
          </table:table-cell>
          <table:table-cell table:formula="of:=FLOOR(([.C70]+[.A71])/2)" office:value-type="float" office:value="7077" calcext:value-type="float">
            <text:p>7077</text:p>
          </table:table-cell>
          <table:table-cell table:formula="of:=[.C71]-[.C70]" office:value-type="float" office:value="25" calcext:value-type="float">
            <text:p>25</text:p>
          </table:table-cell>
          <table:table-cell table:formula="of:=2*[.D71]+[.D70]-[.D69]-2*[.D68]" office:value-type="float" office:value="11" calcext:value-type="float">
            <text:p>11</text:p>
          </table:table-cell>
          <table:table-cell table:formula="of:=FLOOR([.F70]*7/8)+[.E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table:formula="of:=1.1*1024*64/(200*64+[.A72])" office:value-type="float" office:value="3.62004619865421" calcext:value-type="float">
            <text:p>3.62004619865421</text:p>
          </table:table-cell>
          <table:table-cell table:formula="of:=FLOOR(([.C71]+[.A72])/2)" office:value-type="float" office:value="7095" calcext:value-type="float">
            <text:p>7095</text:p>
          </table:table-cell>
          <table:table-cell table:formula="of:=[.C72]-[.C71]" office:value-type="float" office:value="18" calcext:value-type="float">
            <text:p>18</text:p>
          </table:table-cell>
          <table:table-cell table:formula="of:=2*[.D72]+[.D71]-[.D70]-2*[.D69]" office:value-type="float" office:value="2" calcext:value-type="float">
            <text:p>2</text:p>
          </table:table-cell>
          <table:table-cell table:formula="of:=FLOOR([.F71]*7/8)+[.E7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table:formula="of:=1.1*1024*64/(200*64+[.A73])" office:value-type="float" office:value="3.6184108818953" calcext:value-type="float">
            <text:p>3.6184108818953</text:p>
          </table:table-cell>
          <table:table-cell table:formula="of:=FLOOR(([.C72]+[.A73])/2)" office:value-type="float" office:value="7109" calcext:value-type="float">
            <text:p>7109</text:p>
          </table:table-cell>
          <table:table-cell table:formula="of:=[.C73]-[.C72]" office:value-type="float" office:value="14" calcext:value-type="float">
            <text:p>14</text:p>
          </table:table-cell>
          <table:table-cell table:formula="of:=2*[.D73]+[.D72]-[.D71]-2*[.D70]" office:value-type="float" office:value="-17" calcext:value-type="float">
            <text:p>-17</text:p>
          </table:table-cell>
          <table:table-cell table:formula="of:=FLOOR([.F72]*7/8)+[.E73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table:formula="of:=1.1*1024*64/(200*64+[.A74])" office:value-type="float" office:value="3.61460088247092" calcext:value-type="float">
            <text:p>3.61460088247092</text:p>
          </table:table-cell>
          <table:table-cell table:formula="of:=FLOOR(([.C73]+[.A74])/2)" office:value-type="float" office:value="7126" calcext:value-type="float">
            <text:p>7126</text:p>
          </table:table-cell>
          <table:table-cell table:formula="of:=[.C74]-[.C73]" office:value-type="float" office:value="17" calcext:value-type="float">
            <text:p>17</text:p>
          </table:table-cell>
          <table:table-cell table:formula="of:=2*[.D74]+[.D73]-[.D72]-2*[.D71]" office:value-type="float" office:value="-20" calcext:value-type="float">
            <text:p>-20</text:p>
          </table:table-cell>
          <table:table-cell table:formula="of:=FLOOR([.F73]*7/8)+[.E74]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1.1*1024*64/(200*64+[.A75])" office:value-type="float" office:value="3.61061805068617" calcext:value-type="float">
            <text:p>3.61061805068617</text:p>
          </table:table-cell>
          <table:table-cell table:formula="of:=FLOOR(([.C74]+[.A75])/2)" office:value-type="float" office:value="7146" calcext:value-type="float">
            <text:p>7146</text:p>
          </table:table-cell>
          <table:table-cell table:formula="of:=[.C75]-[.C74]" office:value-type="float" office:value="20" calcext:value-type="float">
            <text:p>20</text:p>
          </table:table-cell>
          <table:table-cell table:formula="of:=2*[.D75]+[.D74]-[.D73]-2*[.D72]" office:value-type="float" office:value="7" calcext:value-type="float">
            <text:p>7</text:p>
          </table:table-cell>
          <table:table-cell table:formula="of:=FLOOR([.F74]*7/8)+[.E75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table:formula="of:=1.1*1024*64/(200*64+[.A76])" office:value-type="float" office:value="3.60844929422365" calcext:value-type="float">
            <text:p>3.60844929422365</text:p>
          </table:table-cell>
          <table:table-cell table:formula="of:=FLOOR(([.C75]+[.A76])/2)" office:value-type="float" office:value="7162" calcext:value-type="float">
            <text:p>7162</text:p>
          </table:table-cell>
          <table:table-cell table:formula="of:=[.C76]-[.C75]" office:value-type="float" office:value="16" calcext:value-type="float">
            <text:p>16</text:p>
          </table:table-cell>
          <table:table-cell table:formula="of:=2*[.D76]+[.D75]-[.D74]-2*[.D73]" office:value-type="float" office:value="7" calcext:value-type="float">
            <text:p>7</text:p>
          </table:table-cell>
          <table:table-cell table:formula="of:=FLOOR([.F75]*7/8)+[.E76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table:formula="of:=1.1*1024*64/(200*64+[.A77])" office:value-type="float" office:value="3.60339898030591" calcext:value-type="float">
            <text:p>3.60339898030591</text:p>
          </table:table-cell>
          <table:table-cell table:formula="of:=FLOOR(([.C76]+[.A77])/2)" office:value-type="float" office:value="7184" calcext:value-type="float">
            <text:p>7184</text:p>
          </table:table-cell>
          <table:table-cell table:formula="of:=[.C77]-[.C76]" office:value-type="float" office:value="22" calcext:value-type="float">
            <text:p>22</text:p>
          </table:table-cell>
          <table:table-cell table:formula="of:=2*[.D77]+[.D76]-[.D75]-2*[.D74]" office:value-type="float" office:value="6" calcext:value-type="float">
            <text:p>6</text:p>
          </table:table-cell>
          <table:table-cell table:formula="of:=FLOOR([.F76]*7/8)+[.E7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table:formula="of:=1.1*1024*64/(200*64+[.A78])" office:value-type="float" office:value="3.5990813779331" calcext:value-type="float">
            <text:p>3.5990813779331</text:p>
          </table:table-cell>
          <table:table-cell table:formula="of:=FLOOR(([.C77]+[.A78])/2)" office:value-type="float" office:value="7207" calcext:value-type="float">
            <text:p>7207</text:p>
          </table:table-cell>
          <table:table-cell table:formula="of:=[.C78]-[.C77]" office:value-type="float" office:value="23" calcext:value-type="float">
            <text:p>23</text:p>
          </table:table-cell>
          <table:table-cell table:formula="of:=2*[.D78]+[.D77]-[.D76]-2*[.D75]" office:value-type="float" office:value="12" calcext:value-type="float">
            <text:p>12</text:p>
          </table:table-cell>
          <table:table-cell table:formula="of:=FLOOR([.F77]*7/8)+[.E7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table:formula="of:=1.1*1024*64/(200*64+[.A79])" office:value-type="float" office:value="3.59620871994413" calcext:value-type="float">
            <text:p>3.59620871994413</text:p>
          </table:table-cell>
          <table:table-cell table:formula="of:=FLOOR(([.C78]+[.A79])/2)" office:value-type="float" office:value="7226" calcext:value-type="float">
            <text:p>7226</text:p>
          </table:table-cell>
          <table:table-cell table:formula="of:=[.C79]-[.C78]" office:value-type="float" office:value="19" calcext:value-type="float">
            <text:p>19</text:p>
          </table:table-cell>
          <table:table-cell table:formula="of:=2*[.D79]+[.D78]-[.D77]-2*[.D76]" office:value-type="float" office:value="7" calcext:value-type="float">
            <text:p>7</text:p>
          </table:table-cell>
          <table:table-cell table:formula="of:=FLOOR([.F78]*7/8)+[.E7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table:formula="of:=1.1*1024*64/(200*64+[.A80])" office:value-type="float" office:value="3.59172936076927" calcext:value-type="float">
            <text:p>3.59172936076927</text:p>
          </table:table-cell>
          <table:table-cell table:formula="of:=FLOOR(([.C79]+[.A80])/2)" office:value-type="float" office:value="7248" calcext:value-type="float">
            <text:p>7248</text:p>
          </table:table-cell>
          <table:table-cell table:formula="of:=[.C80]-[.C79]" office:value-type="float" office:value="22" calcext:value-type="float">
            <text:p>22</text:p>
          </table:table-cell>
          <table:table-cell table:formula="of:=2*[.D80]+[.D79]-[.D78]-2*[.D77]" office:value-type="float" office:value="-4" calcext:value-type="float">
            <text:p>-4</text:p>
          </table:table-cell>
          <table:table-cell table:formula="of:=FLOOR([.F79]*7/8)+[.E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table:formula="of:=1.1*1024*64/(200*64+[.A81])" office:value-type="float" office:value="3.58976197589882" calcext:value-type="float">
            <text:p>3.58976197589882</text:p>
          </table:table-cell>
          <table:table-cell table:formula="of:=FLOOR(([.C80]+[.A81])/2)" office:value-type="float" office:value="7265" calcext:value-type="float">
            <text:p>7265</text:p>
          </table:table-cell>
          <table:table-cell table:formula="of:=[.C81]-[.C80]" office:value-type="float" office:value="17" calcext:value-type="float">
            <text:p>17</text:p>
          </table:table-cell>
          <table:table-cell table:formula="of:=2*[.D81]+[.D80]-[.D79]-2*[.D78]" office:value-type="float" office:value="-9" calcext:value-type="float">
            <text:p>-9</text:p>
          </table:table-cell>
          <table:table-cell table:formula="of:=FLOOR([.F80]*7/8)+[.E8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table:formula="of:=1.1*1024*64/(200*64+[.A82])" office:value-type="float" office:value="3.58708264915161" calcext:value-type="float">
            <text:p>3.58708264915161</text:p>
          </table:table-cell>
          <table:table-cell table:formula="of:=FLOOR(([.C81]+[.A82])/2)" office:value-type="float" office:value="7281" calcext:value-type="float">
            <text:p>7281</text:p>
          </table:table-cell>
          <table:table-cell table:formula="of:=[.C82]-[.C81]" office:value-type="float" office:value="16" calcext:value-type="float">
            <text:p>16</text:p>
          </table:table-cell>
          <table:table-cell table:formula="of:=2*[.D82]+[.D81]-[.D80]-2*[.D79]" office:value-type="float" office:value="-11" calcext:value-type="float">
            <text:p>-11</text:p>
          </table:table-cell>
          <table:table-cell table:formula="of:=FLOOR([.F81]*7/8)+[.E82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1.1*1024*64/(200*64+[.A83])" office:value-type="float" office:value="3.58422910555362" calcext:value-type="float">
            <text:p>3.58422910555362</text:p>
          </table:table-cell>
          <table:table-cell table:formula="of:=FLOOR(([.C82]+[.A83])/2)" office:value-type="float" office:value="7297" calcext:value-type="float">
            <text:p>7297</text:p>
          </table:table-cell>
          <table:table-cell table:formula="of:=[.C83]-[.C82]" office:value-type="float" office:value="16" calcext:value-type="float">
            <text:p>16</text:p>
          </table:table-cell>
          <table:table-cell table:formula="of:=2*[.D83]+[.D82]-[.D81]-2*[.D80]" office:value-type="float" office:value="-13" calcext:value-type="float">
            <text:p>-13</text:p>
          </table:table-cell>
          <table:table-cell table:formula="of:=FLOOR([.F82]*7/8)+[.E83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table:formula="of:=1.1*1024*64/(200*64+[.A84])" office:value-type="float" office:value="3.57942403177756" calcext:value-type="float">
            <text:p>3.57942403177756</text:p>
          </table:table-cell>
          <table:table-cell table:formula="of:=FLOOR(([.C83]+[.A84])/2)" office:value-type="float" office:value="7318" calcext:value-type="float">
            <text:p>7318</text:p>
          </table:table-cell>
          <table:table-cell table:formula="of:=[.C84]-[.C83]" office:value-type="float" office:value="21" calcext:value-type="float">
            <text:p>21</text:p>
          </table:table-cell>
          <table:table-cell table:formula="of:=2*[.D84]+[.D83]-[.D82]-2*[.D81]" office:value-type="float" office:value="8" calcext:value-type="float">
            <text:p>8</text:p>
          </table:table-cell>
          <table:table-cell table:formula="of:=FLOOR([.F83]*7/8)+[.E84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table:formula="of:=1.1*1024*64/(200*64+[.A85])" office:value-type="float" office:value="3.57640521903061" calcext:value-type="float">
            <text:p>3.57640521903061</text:p>
          </table:table-cell>
          <table:table-cell table:formula="of:=FLOOR(([.C84]+[.A85])/2)" office:value-type="float" office:value="7337" calcext:value-type="float">
            <text:p>7337</text:p>
          </table:table-cell>
          <table:table-cell table:formula="of:=[.C85]-[.C84]" office:value-type="float" office:value="19" calcext:value-type="float">
            <text:p>19</text:p>
          </table:table-cell>
          <table:table-cell table:formula="of:=2*[.D85]+[.D84]-[.D83]-2*[.D82]" office:value-type="float" office:value="11" calcext:value-type="float">
            <text:p>11</text:p>
          </table:table-cell>
          <table:table-cell table:formula="of:=FLOOR([.F84]*7/8)+[.E8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table:formula="of:=1.1*1024*64/(200*64+[.A86])" office:value-type="float" office:value="3.57339149400218" calcext:value-type="float">
            <text:p>3.57339149400218</text:p>
          </table:table-cell>
          <table:table-cell table:formula="of:=FLOOR(([.C85]+[.A86])/2)" office:value-type="float" office:value="7355" calcext:value-type="float">
            <text:p>7355</text:p>
          </table:table-cell>
          <table:table-cell table:formula="of:=[.C86]-[.C85]" office:value-type="float" office:value="18" calcext:value-type="float">
            <text:p>18</text:p>
          </table:table-cell>
          <table:table-cell table:formula="of:=2*[.D86]+[.D85]-[.D84]-2*[.D83]" office:value-type="float" office:value="2" calcext:value-type="float">
            <text:p>2</text:p>
          </table:table-cell>
          <table:table-cell table:formula="of:=FLOOR([.F85]*7/8)+[.E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table:formula="of:=1.1*1024*64/(200*64+[.A87])" office:value-type="float" office:value="3.57215202418116" calcext:value-type="float">
            <text:p>3.57215202418116</text:p>
          </table:table-cell>
          <table:table-cell table:formula="of:=FLOOR(([.C86]+[.A87])/2)" office:value-type="float" office:value="7368" calcext:value-type="float">
            <text:p>7368</text:p>
          </table:table-cell>
          <table:table-cell table:formula="of:=[.C87]-[.C86]" office:value-type="float" office:value="13" calcext:value-type="float">
            <text:p>13</text:p>
          </table:table-cell>
          <table:table-cell table:formula="of:=2*[.D87]+[.D86]-[.D85]-2*[.D84]" office:value-type="float" office:value="-17" calcext:value-type="float">
            <text:p>-17</text:p>
          </table:table-cell>
          <table:table-cell table:formula="of:=FLOOR([.F86]*7/8)+[.E87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table:formula="of:=1.1*1024*64/(200*64+[.A88])" office:value-type="float" office:value="3.56826213928624" calcext:value-type="float">
            <text:p>3.56826213928624</text:p>
          </table:table-cell>
          <table:table-cell table:formula="of:=FLOOR(([.C87]+[.A88])/2)" office:value-type="float" office:value="7385" calcext:value-type="float">
            <text:p>7385</text:p>
          </table:table-cell>
          <table:table-cell table:formula="of:=[.C88]-[.C87]" office:value-type="float" office:value="17" calcext:value-type="float">
            <text:p>17</text:p>
          </table:table-cell>
          <table:table-cell table:formula="of:=2*[.D88]+[.D87]-[.D86]-2*[.D85]" office:value-type="float" office:value="-9" calcext:value-type="float">
            <text:p>-9</text:p>
          </table:table-cell>
          <table:table-cell table:formula="of:=FLOOR([.F87]*7/8)+[.E88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table:formula="of:=1.1*1024*64/(200*64+[.A89])" office:value-type="float" office:value="3.5636759108211" calcext:value-type="float">
            <text:p>3.5636759108211</text:p>
          </table:table-cell>
          <table:table-cell table:formula="of:=FLOOR(([.C88]+[.A89])/2)" office:value-type="float" office:value="7407" calcext:value-type="float">
            <text:p>7407</text:p>
          </table:table-cell>
          <table:table-cell table:formula="of:=[.C89]-[.C88]" office:value-type="float" office:value="22" calcext:value-type="float">
            <text:p>22</text:p>
          </table:table-cell>
          <table:table-cell table:formula="of:=2*[.D89]+[.D88]-[.D87]-2*[.D86]" office:value-type="float" office:value="12" calcext:value-type="float">
            <text:p>12</text:p>
          </table:table-cell>
          <table:table-cell table:formula="of:=FLOOR([.F88]*7/8)+[.E89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table:formula="of:=1.1*1024*64/(200*64+[.A90])" office:value-type="float" office:value="3.56068359182061" calcext:value-type="float">
            <text:p>3.56068359182061</text:p>
          </table:table-cell>
          <table:table-cell table:formula="of:=FLOOR(([.C89]+[.A90])/2)" office:value-type="float" office:value="7426" calcext:value-type="float">
            <text:p>7426</text:p>
          </table:table-cell>
          <table:table-cell table:formula="of:=[.C90]-[.C89]" office:value-type="float" office:value="19" calcext:value-type="float">
            <text:p>19</text:p>
          </table:table-cell>
          <table:table-cell table:formula="of:=2*[.D90]+[.D89]-[.D88]-2*[.D87]" office:value-type="float" office:value="17" calcext:value-type="float">
            <text:p>17</text:p>
          </table:table-cell>
          <table:table-cell table:formula="of:=FLOOR([.F89]*7/8)+[.E9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table:formula="of:=1.1*1024*64/(200*64+[.A91])" office:value-type="float" office:value="3.55576600572161" calcext:value-type="float">
            <text:p>3.55576600572161</text:p>
          </table:table-cell>
          <table:table-cell table:formula="of:=FLOOR(([.C90]+[.A91])/2)" office:value-type="float" office:value="7450" calcext:value-type="float">
            <text:p>7450</text:p>
          </table:table-cell>
          <table:table-cell table:formula="of:=[.C91]-[.C90]" office:value-type="float" office:value="24" calcext:value-type="float">
            <text:p>24</text:p>
          </table:table-cell>
          <table:table-cell table:formula="of:=2*[.D91]+[.D90]-[.D89]-2*[.D88]" office:value-type="float" office:value="11" calcext:value-type="float">
            <text:p>11</text:p>
          </table:table-cell>
          <table:table-cell table:formula="of:=FLOOR([.F90]*7/8)+[.E9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table:formula="of:=1.1*1024*64/(200*64+[.A92])" office:value-type="float" office:value="3.55243680086729" calcext:value-type="float">
            <text:p>3.55243680086729</text:p>
          </table:table-cell>
          <table:table-cell table:formula="of:=FLOOR(([.C91]+[.A92])/2)" office:value-type="float" office:value="7471" calcext:value-type="float">
            <text:p>7471</text:p>
          </table:table-cell>
          <table:table-cell table:formula="of:=[.C92]-[.C91]" office:value-type="float" office:value="21" calcext:value-type="float">
            <text:p>21</text:p>
          </table:table-cell>
          <table:table-cell table:formula="of:=2*[.D92]+[.D91]-[.D90]-2*[.D89]" office:value-type="float" office:value="3" calcext:value-type="float">
            <text:p>3</text:p>
          </table:table-cell>
          <table:table-cell table:formula="of:=FLOOR([.F91]*7/8)+[.E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table:formula="of:=1.1*1024*64/(200*64+[.A93])" office:value-type="float" office:value="3.54963809148653" calcext:value-type="float">
            <text:p>3.54963809148653</text:p>
          </table:table-cell>
          <table:table-cell table:formula="of:=FLOOR(([.C92]+[.A93])/2)" office:value-type="float" office:value="7490" calcext:value-type="float">
            <text:p>7490</text:p>
          </table:table-cell>
          <table:table-cell table:formula="of:=[.C93]-[.C92]" office:value-type="float" office:value="19" calcext:value-type="float">
            <text:p>19</text:p>
          </table:table-cell>
          <table:table-cell table:formula="of:=2*[.D93]+[.D92]-[.D91]-2*[.D90]" office:value-type="float" office:value="-3" calcext:value-type="float">
            <text:p>-3</text:p>
          </table:table-cell>
          <table:table-cell table:formula="of:=FLOOR([.F92]*7/8)+[.E9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table:formula="of:=1.1*1024*64/(200*64+[.A94])" office:value-type="float" office:value="3.54527392544507" calcext:value-type="float">
            <text:p>3.54527392544507</text:p>
          </table:table-cell>
          <table:table-cell table:formula="of:=FLOOR(([.C93]+[.A94])/2)" office:value-type="float" office:value="7512" calcext:value-type="float">
            <text:p>7512</text:p>
          </table:table-cell>
          <table:table-cell table:formula="of:=[.C94]-[.C93]" office:value-type="float" office:value="22" calcext:value-type="float">
            <text:p>22</text:p>
          </table:table-cell>
          <table:table-cell table:formula="of:=2*[.D94]+[.D93]-[.D92]-2*[.D91]" office:value-type="float" office:value="-6" calcext:value-type="float">
            <text:p>-6</text:p>
          </table:table-cell>
          <table:table-cell table:formula="of:=FLOOR([.F93]*7/8)+[.E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table:formula="of:=1.1*1024*64/(200*64+[.A95])" office:value-type="float" office:value="3.5428346766267" calcext:value-type="float">
            <text:p>3.5428346766267</text:p>
          </table:table-cell>
          <table:table-cell table:formula="of:=FLOOR(([.C94]+[.A95])/2)" office:value-type="float" office:value="7530" calcext:value-type="float">
            <text:p>7530</text:p>
          </table:table-cell>
          <table:table-cell table:formula="of:=[.C95]-[.C94]" office:value-type="float" office:value="18" calcext:value-type="float">
            <text:p>18</text:p>
          </table:table-cell>
          <table:table-cell table:formula="of:=2*[.D95]+[.D94]-[.D93]-2*[.D92]" office:value-type="float" office:value="-3" calcext:value-type="float">
            <text:p>-3</text:p>
          </table:table-cell>
          <table:table-cell table:formula="of:=FLOOR([.F94]*7/8)+[.E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table:formula="of:=1.1*1024*64/(200*64+[.A96])" office:value-type="float" office:value="3.53987724036337" calcext:value-type="float">
            <text:p>3.53987724036337</text:p>
          </table:table-cell>
          <table:table-cell table:formula="of:=FLOOR(([.C95]+[.A96])/2)" office:value-type="float" office:value="7547" calcext:value-type="float">
            <text:p>7547</text:p>
          </table:table-cell>
          <table:table-cell table:formula="of:=[.C96]-[.C95]" office:value-type="float" office:value="17" calcext:value-type="float">
            <text:p>17</text:p>
          </table:table-cell>
          <table:table-cell table:formula="of:=2*[.D96]+[.D95]-[.D94]-2*[.D93]" office:value-type="float" office:value="-8" calcext:value-type="float">
            <text:p>-8</text:p>
          </table:table-cell>
          <table:table-cell table:formula="of:=FLOOR([.F95]*7/8)+[.E96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table:formula="of:=1.1*1024*64/(200*64+[.A97])" office:value-type="float" office:value="3.53484358144552" calcext:value-type="float">
            <text:p>3.53484358144552</text:p>
          </table:table-cell>
          <table:table-cell table:formula="of:=FLOOR(([.C96]+[.A97])/2)" office:value-type="float" office:value="7570" calcext:value-type="float">
            <text:p>7570</text:p>
          </table:table-cell>
          <table:table-cell table:formula="of:=[.C97]-[.C96]" office:value-type="float" office:value="23" calcext:value-type="float">
            <text:p>23</text:p>
          </table:table-cell>
          <table:table-cell table:formula="of:=2*[.D97]+[.D96]-[.D95]-2*[.D94]" office:value-type="float" office:value="1" calcext:value-type="float">
            <text:p>1</text:p>
          </table:table-cell>
          <table:table-cell table:formula="of:=FLOOR([.F96]*7/8)+[.E97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table:formula="of:=1.1*1024*64/(200*64+[.A98])" office:value-type="float" office:value="3.53241865934927" calcext:value-type="float">
            <text:p>3.53241865934927</text:p>
          </table:table-cell>
          <table:table-cell table:formula="of:=FLOOR(([.C97]+[.A98])/2)" office:value-type="float" office:value="7589" calcext:value-type="float">
            <text:p>7589</text:p>
          </table:table-cell>
          <table:table-cell table:formula="of:=[.C98]-[.C97]" office:value-type="float" office:value="19" calcext:value-type="float">
            <text:p>19</text:p>
          </table:table-cell>
          <table:table-cell table:formula="of:=2*[.D98]+[.D97]-[.D96]-2*[.D95]" office:value-type="float" office:value="8" calcext:value-type="float">
            <text:p>8</text:p>
          </table:table-cell>
          <table:table-cell table:formula="of:=FLOOR([.F97]*7/8)+[.E9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table:formula="of:=1.1*1024*64/(200*64+[.A99])" office:value-type="float" office:value="3.52792404815504" calcext:value-type="float">
            <text:p>3.52792404815504</text:p>
          </table:table-cell>
          <table:table-cell table:formula="of:=FLOOR(([.C98]+[.A99])/2)" office:value-type="float" office:value="7611" calcext:value-type="float">
            <text:p>7611</text:p>
          </table:table-cell>
          <table:table-cell table:formula="of:=[.C99]-[.C98]" office:value-type="float" office:value="22" calcext:value-type="float">
            <text:p>22</text:p>
          </table:table-cell>
          <table:table-cell table:formula="of:=2*[.D99]+[.D98]-[.D97]-2*[.D96]" office:value-type="float" office:value="6" calcext:value-type="float">
            <text:p>6</text:p>
          </table:table-cell>
          <table:table-cell table:formula="of:=FLOOR([.F98]*7/8)+[.E9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table:formula="of:=1.1*1024*64/(200*64+[.A100])" office:value-type="float" office:value="3.52550860719875" calcext:value-type="float">
            <text:p>3.52550860719875</text:p>
          </table:table-cell>
          <table:table-cell table:formula="of:=FLOOR(([.C99]+[.A100])/2)" office:value-type="float" office:value="7629" calcext:value-type="float">
            <text:p>7629</text:p>
          </table:table-cell>
          <table:table-cell table:formula="of:=[.C100]-[.C99]" office:value-type="float" office:value="18" calcext:value-type="float">
            <text:p>18</text:p>
          </table:table-cell>
          <table:table-cell table:formula="of:=2*[.D100]+[.D99]-[.D98]-2*[.D97]" office:value-type="float" office:value="-7" calcext:value-type="float">
            <text:p>-7</text:p>
          </table:table-cell>
          <table:table-cell table:formula="of:=FLOOR([.F99]*7/8)+[.E10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table:formula="of:=1.1*1024*64/(200*64+[.A101])" office:value-type="float" office:value="3.52326865744587" calcext:value-type="float">
            <text:p>3.52326865744587</text:p>
          </table:table-cell>
          <table:table-cell table:formula="of:=FLOOR(([.C100]+[.A101])/2)" office:value-type="float" office:value="7645" calcext:value-type="float">
            <text:p>7645</text:p>
          </table:table-cell>
          <table:table-cell table:formula="of:=[.C101]-[.C100]" office:value-type="float" office:value="16" calcext:value-type="float">
            <text:p>16</text:p>
          </table:table-cell>
          <table:table-cell table:formula="of:=2*[.D101]+[.D100]-[.D99]-2*[.D98]" office:value-type="float" office:value="-10" calcext:value-type="float">
            <text:p>-10</text:p>
          </table:table-cell>
          <table:table-cell table:formula="of:=FLOOR([.F100]*7/8)+[.E101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table:formula="of:=1.1*1024*64/(200*64+[.A102])" office:value-type="float" office:value="3.51965628356606" calcext:value-type="float">
            <text:p>3.51965628356606</text:p>
          </table:table-cell>
          <table:table-cell table:formula="of:=FLOOR(([.C101]+[.A102])/2)" office:value-type="float" office:value="7663" calcext:value-type="float">
            <text:p>7663</text:p>
          </table:table-cell>
          <table:table-cell table:formula="of:=[.C102]-[.C101]" office:value-type="float" office:value="18" calcext:value-type="float">
            <text:p>18</text:p>
          </table:table-cell>
          <table:table-cell table:formula="of:=2*[.D102]+[.D101]-[.D100]-2*[.D99]" office:value-type="float" office:value="-10" calcext:value-type="float">
            <text:p>-10</text:p>
          </table:table-cell>
          <table:table-cell table:formula="of:=FLOOR([.F101]*7/8)+[.E10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table:formula="of:=1.1*1024*64/(200*64+[.A103])" office:value-type="float" office:value="3.51690896672846" calcext:value-type="float">
            <text:p>3.51690896672846</text:p>
          </table:table-cell>
          <table:table-cell table:formula="of:=FLOOR(([.C102]+[.A103])/2)" office:value-type="float" office:value="7680" calcext:value-type="float">
            <text:p>7680</text:p>
          </table:table-cell>
          <table:table-cell table:formula="of:=[.C103]-[.C102]" office:value-type="float" office:value="17" calcext:value-type="float">
            <text:p>17</text:p>
          </table:table-cell>
          <table:table-cell table:formula="of:=2*[.D103]+[.D102]-[.D101]-2*[.D100]" office:value-type="float" office:value="0" calcext:value-type="float">
            <text:p>0</text:p>
          </table:table-cell>
          <table:table-cell table:formula="of:=FLOOR([.F102]*7/8)+[.E103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table:formula="of:=1.1*1024*64/(200*64+[.A104])" office:value-type="float" office:value="3.51074315768969" calcext:value-type="float">
            <text:p>3.51074315768969</text:p>
          </table:table-cell>
          <table:table-cell table:formula="of:=FLOOR(([.C103]+[.A104])/2)" office:value-type="float" office:value="7707" calcext:value-type="float">
            <text:p>7707</text:p>
          </table:table-cell>
          <table:table-cell table:formula="of:=[.C104]-[.C103]" office:value-type="float" office:value="27" calcext:value-type="float">
            <text:p>27</text:p>
          </table:table-cell>
          <table:table-cell table:formula="of:=2*[.D104]+[.D103]-[.D102]-2*[.D101]" office:value-type="float" office:value="21" calcext:value-type="float">
            <text:p>21</text:p>
          </table:table-cell>
          <table:table-cell table:formula="of:=FLOOR([.F103]*7/8)+[.E1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table:formula="of:=1.1*1024*64/(200*64+[.A105])" office:value-type="float" office:value="3.50818044673707" calcext:value-type="float">
            <text:p>3.50818044673707</text:p>
          </table:table-cell>
          <table:table-cell table:formula="of:=FLOOR(([.C104]+[.A105])/2)" office:value-type="float" office:value="7728" calcext:value-type="float">
            <text:p>7728</text:p>
          </table:table-cell>
          <table:table-cell table:formula="of:=[.C105]-[.C104]" office:value-type="float" office:value="21" calcext:value-type="float">
            <text:p>21</text:p>
          </table:table-cell>
          <table:table-cell table:formula="of:=2*[.D105]+[.D104]-[.D103]-2*[.D102]" office:value-type="float" office:value="16" calcext:value-type="float">
            <text:p>16</text:p>
          </table:table-cell>
          <table:table-cell table:formula="of:=FLOOR([.F104]*7/8)+[.E10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table:formula="of:=1.1*1024*64/(200*64+[.A106])" office:value-type="float" office:value="3.50408788217567" calcext:value-type="float">
            <text:p>3.50408788217567</text:p>
          </table:table-cell>
          <table:table-cell table:formula="of:=FLOOR(([.C105]+[.A106])/2)" office:value-type="float" office:value="7750" calcext:value-type="float">
            <text:p>7750</text:p>
          </table:table-cell>
          <table:table-cell table:formula="of:=[.C106]-[.C105]" office:value-type="float" office:value="22" calcext:value-type="float">
            <text:p>22</text:p>
          </table:table-cell>
          <table:table-cell table:formula="of:=2*[.D106]+[.D105]-[.D104]-2*[.D103]" office:value-type="float" office:value="4" calcext:value-type="float">
            <text:p>4</text:p>
          </table:table-cell>
          <table:table-cell table:formula="of:=FLOOR([.F105]*7/8)+[.E10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table:formula="of:=1.1*1024*64/(200*64+[.A107])" office:value-type="float" office:value="3.50204517852805" calcext:value-type="float">
            <text:p>3.50204517852805</text:p>
          </table:table-cell>
          <table:table-cell table:formula="of:=FLOOR(([.C106]+[.A107])/2)" office:value-type="float" office:value="7767" calcext:value-type="float">
            <text:p>7767</text:p>
          </table:table-cell>
          <table:table-cell table:formula="of:=[.C107]-[.C106]" office:value-type="float" office:value="17" calcext:value-type="float">
            <text:p>17</text:p>
          </table:table-cell>
          <table:table-cell table:formula="of:=2*[.D107]+[.D106]-[.D105]-2*[.D104]" office:value-type="float" office:value="-19" calcext:value-type="float">
            <text:p>-19</text:p>
          </table:table-cell>
          <table:table-cell table:formula="of:=FLOOR([.F106]*7/8)+[.E10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table:formula="of:=1.1*1024*64/(200*64+[.A108])" office:value-type="float" office:value="3.49660959402435" calcext:value-type="float">
            <text:p>3.49660959402435</text:p>
          </table:table-cell>
          <table:table-cell table:formula="of:=FLOOR(([.C107]+[.A108])/2)" office:value-type="float" office:value="7792" calcext:value-type="float">
            <text:p>7792</text:p>
          </table:table-cell>
          <table:table-cell table:formula="of:=[.C108]-[.C107]" office:value-type="float" office:value="25" calcext:value-type="float">
            <text:p>25</text:p>
          </table:table-cell>
          <table:table-cell table:formula="of:=2*[.D108]+[.D107]-[.D106]-2*[.D105]" office:value-type="float" office:value="3" calcext:value-type="float">
            <text:p>3</text:p>
          </table:table-cell>
          <table:table-cell table:formula="of:=FLOOR([.F107]*7/8)+[.E1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table:formula="of:=1.1*1024*64/(200*64+[.A109])" office:value-type="float" office:value="3.49440620455647" calcext:value-type="float">
            <text:p>3.49440620455647</text:p>
          </table:table-cell>
          <table:table-cell table:formula="of:=FLOOR(([.C108]+[.A109])/2)" office:value-type="float" office:value="7811" calcext:value-type="float">
            <text:p>7811</text:p>
          </table:table-cell>
          <table:table-cell table:formula="of:=[.C109]-[.C108]" office:value-type="float" office:value="19" calcext:value-type="float">
            <text:p>19</text:p>
          </table:table-cell>
          <table:table-cell table:formula="of:=2*[.D109]+[.D108]-[.D107]-2*[.D106]" office:value-type="float" office:value="2" calcext:value-type="float">
            <text:p>2</text:p>
          </table:table-cell>
          <table:table-cell table:formula="of:=FLOOR([.F108]*7/8)+[.E10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table:formula="of:=1.1*1024*64/(200*64+[.A110])" office:value-type="float" office:value="3.48950094389854" calcext:value-type="float">
            <text:p>3.48950094389854</text:p>
          </table:table-cell>
          <table:table-cell table:formula="of:=FLOOR(([.C109]+[.A110])/2)" office:value-type="float" office:value="7835" calcext:value-type="float">
            <text:p>7835</text:p>
          </table:table-cell>
          <table:table-cell table:formula="of:=[.C110]-[.C109]" office:value-type="float" office:value="24" calcext:value-type="float">
            <text:p>24</text:p>
          </table:table-cell>
          <table:table-cell table:formula="of:=2*[.D110]+[.D109]-[.D108]-2*[.D107]" office:value-type="float" office:value="8" calcext:value-type="float">
            <text:p>8</text:p>
          </table:table-cell>
          <table:table-cell table:formula="of:=FLOOR([.F109]*7/8)+[.E1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table:formula="of:=1.1*1024*64/(200*64+[.A111])" office:value-type="float" office:value="3.48528331077161" calcext:value-type="float">
            <text:p>3.48528331077161</text:p>
          </table:table-cell>
          <table:table-cell table:formula="of:=FLOOR(([.C110]+[.A111])/2)" office:value-type="float" office:value="7859" calcext:value-type="float">
            <text:p>7859</text:p>
          </table:table-cell>
          <table:table-cell table:formula="of:=[.C111]-[.C110]" office:value-type="float" office:value="24" calcext:value-type="float">
            <text:p>24</text:p>
          </table:table-cell>
          <table:table-cell table:formula="of:=2*[.D111]+[.D110]-[.D109]-2*[.D108]" office:value-type="float" office:value="3" calcext:value-type="float">
            <text:p>3</text:p>
          </table:table-cell>
          <table:table-cell table:formula="of:=FLOOR([.F110]*7/8)+[.E11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table:formula="of:=1.1*1024*64/(200*64+[.A112])" office:value-type="float" office:value="3.48141208287053" calcext:value-type="float">
            <text:p>3.48141208287053</text:p>
          </table:table-cell>
          <table:table-cell table:formula="of:=FLOOR(([.C111]+[.A112])/2)" office:value-type="float" office:value="7883" calcext:value-type="float">
            <text:p>7883</text:p>
          </table:table-cell>
          <table:table-cell table:formula="of:=[.C112]-[.C111]" office:value-type="float" office:value="24" calcext:value-type="float">
            <text:p>24</text:p>
          </table:table-cell>
          <table:table-cell table:formula="of:=2*[.D112]+[.D111]-[.D110]-2*[.D109]" office:value-type="float" office:value="10" calcext:value-type="float">
            <text:p>10</text:p>
          </table:table-cell>
          <table:table-cell table:formula="of:=FLOOR([.F111]*7/8)+[.E1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table:formula="of:=1.1*1024*64/(200*64+[.A113])" office:value-type="float" office:value="3.47855626326964" calcext:value-type="float">
            <text:p>3.47855626326964</text:p>
          </table:table-cell>
          <table:table-cell table:formula="of:=FLOOR(([.C112]+[.A113])/2)" office:value-type="float" office:value="7903" calcext:value-type="float">
            <text:p>7903</text:p>
          </table:table-cell>
          <table:table-cell table:formula="of:=[.C113]-[.C112]" office:value-type="float" office:value="20" calcext:value-type="float">
            <text:p>20</text:p>
          </table:table-cell>
          <table:table-cell table:formula="of:=2*[.D113]+[.D112]-[.D111]-2*[.D110]" office:value-type="float" office:value="-8" calcext:value-type="float">
            <text:p>-8</text:p>
          </table:table-cell>
          <table:table-cell table:formula="of:=FLOOR([.F112]*7/8)+[.E11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table:formula="of:=1.1*1024*64/(200*64+[.A114])" office:value-type="float" office:value="3.47386276021588" calcext:value-type="float">
            <text:p>3.47386276021588</text:p>
          </table:table-cell>
          <table:table-cell table:formula="of:=FLOOR(([.C113]+[.A114])/2)" office:value-type="float" office:value="7927" calcext:value-type="float">
            <text:p>7927</text:p>
          </table:table-cell>
          <table:table-cell table:formula="of:=[.C114]-[.C113]" office:value-type="float" office:value="24" calcext:value-type="float">
            <text:p>24</text:p>
          </table:table-cell>
          <table:table-cell table:formula="of:=2*[.D114]+[.D113]-[.D112]-2*[.D111]" office:value-type="float" office:value="-4" calcext:value-type="float">
            <text:p>-4</text:p>
          </table:table-cell>
          <table:table-cell table:formula="of:=FLOOR([.F113]*7/8)+[.E1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table:formula="of:=1.1*1024*64/(200*64+[.A115])" office:value-type="float" office:value="3.47135358983002" calcext:value-type="float">
            <text:p>3.47135358983002</text:p>
          </table:table-cell>
          <table:table-cell table:formula="of:=FLOOR(([.C114]+[.A115])/2)" office:value-type="float" office:value="7947" calcext:value-type="float">
            <text:p>7947</text:p>
          </table:table-cell>
          <table:table-cell table:formula="of:=[.C115]-[.C114]" office:value-type="float" office:value="20" calcext:value-type="float">
            <text:p>20</text:p>
          </table:table-cell>
          <table:table-cell table:formula="of:=2*[.D115]+[.D114]-[.D113]-2*[.D112]" office:value-type="float" office:value="-4" calcext:value-type="float">
            <text:p>-4</text:p>
          </table:table-cell>
          <table:table-cell table:formula="of:=FLOOR([.F114]*7/8)+[.E11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table:formula="of:=1.1*1024*64/(200*64+[.A116])" office:value-type="float" office:value="3.4655129314489" calcext:value-type="float">
            <text:p>3.4655129314489</text:p>
          </table:table-cell>
          <table:table-cell table:formula="of:=FLOOR(([.C115]+[.A116])/2)" office:value-type="float" office:value="7974" calcext:value-type="float">
            <text:p>7974</text:p>
          </table:table-cell>
          <table:table-cell table:formula="of:=[.C116]-[.C115]" office:value-type="float" office:value="27" calcext:value-type="float">
            <text:p>27</text:p>
          </table:table-cell>
          <table:table-cell table:formula="of:=2*[.D116]+[.D115]-[.D114]-2*[.D113]" office:value-type="float" office:value="10" calcext:value-type="float">
            <text:p>10</text:p>
          </table:table-cell>
          <table:table-cell table:formula="of:=FLOOR([.F115]*7/8)+[.E11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table:formula="of:=1.1*1024*64/(200*64+[.A117])" office:value-type="float" office:value="3.4628494572005" calcext:value-type="float">
            <text:p>3.4628494572005</text:p>
          </table:table-cell>
          <table:table-cell table:formula="of:=FLOOR(([.C116]+[.A117])/2)" office:value-type="float" office:value="7996" calcext:value-type="float">
            <text:p>7996</text:p>
          </table:table-cell>
          <table:table-cell table:formula="of:=[.C117]-[.C116]" office:value-type="float" office:value="22" calcext:value-type="float">
            <text:p>22</text:p>
          </table:table-cell>
          <table:table-cell table:formula="of:=2*[.D117]+[.D116]-[.D115]-2*[.D114]" office:value-type="float" office:value="3" calcext:value-type="float">
            <text:p>3</text:p>
          </table:table-cell>
          <table:table-cell table:formula="of:=FLOOR([.F116]*7/8)+[.E1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table:formula="of:=1.1*1024*64/(200*64+[.A118])" office:value-type="float" office:value="3.45753477218225" calcext:value-type="float">
            <text:p>3.45753477218225</text:p>
          </table:table-cell>
          <table:table-cell table:formula="of:=FLOOR(([.C117]+[.A118])/2)" office:value-type="float" office:value="8023" calcext:value-type="float">
            <text:p>8023</text:p>
          </table:table-cell>
          <table:table-cell table:formula="of:=[.C118]-[.C117]" office:value-type="float" office:value="27" calcext:value-type="float">
            <text:p>27</text:p>
          </table:table-cell>
          <table:table-cell table:formula="of:=2*[.D118]+[.D117]-[.D116]-2*[.D115]" office:value-type="float" office:value="9" calcext:value-type="float">
            <text:p>9</text:p>
          </table:table-cell>
          <table:table-cell table:formula="of:=FLOOR([.F117]*7/8)+[.E11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table:formula="of:=1.1*1024*64/(200*64+[.A119])" office:value-type="float" office:value="3.4537249077756" calcext:value-type="float">
            <text:p>3.4537249077756</text:p>
          </table:table-cell>
          <table:table-cell table:formula="of:=FLOOR(([.C118]+[.A119])/2)" office:value-type="float" office:value="8048" calcext:value-type="float">
            <text:p>8048</text:p>
          </table:table-cell>
          <table:table-cell table:formula="of:=[.C119]-[.C118]" office:value-type="float" office:value="25" calcext:value-type="float">
            <text:p>25</text:p>
          </table:table-cell>
          <table:table-cell table:formula="of:=2*[.D119]+[.D118]-[.D117]-2*[.D116]" office:value-type="float" office:value="1" calcext:value-type="float">
            <text:p>1</text:p>
          </table:table-cell>
          <table:table-cell table:formula="of:=FLOOR([.F118]*7/8)+[.E11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table:formula="of:=1.1*1024*64/(200*64+[.A120])" office:value-type="float" office:value="3.44909812927611" calcext:value-type="float">
            <text:p>3.44909812927611</text:p>
          </table:table-cell>
          <table:table-cell table:formula="of:=FLOOR(([.C119]+[.A120])/2)" office:value-type="float" office:value="8074" calcext:value-type="float">
            <text:p>8074</text:p>
          </table:table-cell>
          <table:table-cell table:formula="of:=[.C120]-[.C119]" office:value-type="float" office:value="26" calcext:value-type="float">
            <text:p>26</text:p>
          </table:table-cell>
          <table:table-cell table:formula="of:=2*[.D120]+[.D119]-[.D118]-2*[.D117]" office:value-type="float" office:value="6" calcext:value-type="float">
            <text:p>6</text:p>
          </table:table-cell>
          <table:table-cell table:formula="of:=FLOOR([.F119]*7/8)+[.E1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table:formula="of:=1.1*1024*64/(200*64+[.A121])" office:value-type="float" office:value="3.44448373070859" calcext:value-type="float">
            <text:p>3.44448373070859</text:p>
          </table:table-cell>
          <table:table-cell table:formula="of:=FLOOR(([.C120]+[.A121])/2)" office:value-type="float" office:value="8101" calcext:value-type="float">
            <text:p>8101</text:p>
          </table:table-cell>
          <table:table-cell table:formula="of:=[.C121]-[.C120]" office:value-type="float" office:value="27" calcext:value-type="float">
            <text:p>27</text:p>
          </table:table-cell>
          <table:table-cell table:formula="of:=2*[.D121]+[.D120]-[.D119]-2*[.D118]" office:value-type="float" office:value="1" calcext:value-type="float">
            <text:p>1</text:p>
          </table:table-cell>
          <table:table-cell table:formula="of:=FLOOR([.F120]*7/8)+[.E12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table:formula="of:=1.1*1024*64/(200*64+[.A122])" office:value-type="float" office:value="3.4408667844017" calcext:value-type="float">
            <text:p>3.4408667844017</text:p>
          </table:table-cell>
          <table:table-cell table:formula="of:=FLOOR(([.C121]+[.A122])/2)" office:value-type="float" office:value="8126" calcext:value-type="float">
            <text:p>8126</text:p>
          </table:table-cell>
          <table:table-cell table:formula="of:=[.C122]-[.C121]" office:value-type="float" office:value="25" calcext:value-type="float">
            <text:p>25</text:p>
          </table:table-cell>
          <table:table-cell table:formula="of:=2*[.D122]+[.D121]-[.D120]-2*[.D119]" office:value-type="float" office:value="1" calcext:value-type="float">
            <text:p>1</text:p>
          </table:table-cell>
          <table:table-cell table:formula="of:=FLOOR([.F121]*7/8)+[.E12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table:formula="of:=1.1*1024*64/(200*64+[.A123])" office:value-type="float" office:value="3.43545558520778" calcext:value-type="float">
            <text:p>3.43545558520778</text:p>
          </table:table-cell>
          <table:table-cell table:formula="of:=FLOOR(([.C122]+[.A123])/2)" office:value-type="float" office:value="8155" calcext:value-type="float">
            <text:p>8155</text:p>
          </table:table-cell>
          <table:table-cell table:formula="of:=[.C123]-[.C122]" office:value-type="float" office:value="29" calcext:value-type="float">
            <text:p>29</text:p>
          </table:table-cell>
          <table:table-cell table:formula="of:=2*[.D123]+[.D122]-[.D121]-2*[.D120]" office:value-type="float" office:value="4" calcext:value-type="float">
            <text:p>4</text:p>
          </table:table-cell>
          <table:table-cell table:formula="of:=FLOOR([.F122]*7/8)+[.E12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table:formula="of:=1.1*1024*64/(200*64+[.A124])" office:value-type="float" office:value="3.43038781822508" calcext:value-type="float">
            <text:p>3.43038781822508</text:p>
          </table:table-cell>
          <table:table-cell table:formula="of:=FLOOR(([.C123]+[.A124])/2)" office:value-type="float" office:value="8185" calcext:value-type="float">
            <text:p>8185</text:p>
          </table:table-cell>
          <table:table-cell table:formula="of:=[.C124]-[.C123]" office:value-type="float" office:value="30" calcext:value-type="float">
            <text:p>30</text:p>
          </table:table-cell>
          <table:table-cell table:formula="of:=2*[.D124]+[.D123]-[.D122]-2*[.D121]" office:value-type="float" office:value="10" calcext:value-type="float">
            <text:p>10</text:p>
          </table:table-cell>
          <table:table-cell table:formula="of:=FLOOR([.F123]*7/8)+[.E12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table:formula="of:=1.1*1024*64/(200*64+[.A125])" office:value-type="float" office:value="3.42354561428504" calcext:value-type="float">
            <text:p>3.42354561428504</text:p>
          </table:table-cell>
          <table:table-cell table:formula="of:=FLOOR(([.C124]+[.A125])/2)" office:value-type="float" office:value="8221" calcext:value-type="float">
            <text:p>8221</text:p>
          </table:table-cell>
          <table:table-cell table:formula="of:=[.C125]-[.C124]" office:value-type="float" office:value="36" calcext:value-type="float">
            <text:p>36</text:p>
          </table:table-cell>
          <table:table-cell table:formula="of:=2*[.D125]+[.D124]-[.D123]-2*[.D122]" office:value-type="float" office:value="23" calcext:value-type="float">
            <text:p>23</text:p>
          </table:table-cell>
          <table:table-cell table:formula="of:=FLOOR([.F124]*7/8)+[.E125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  <table:table-cell table:formula="of:=1.1*1024*64/(200*64+[.A126])" office:value-type="float" office:value="3.42029700621531" calcext:value-type="float">
            <text:p>3.42029700621531</text:p>
          </table:table-cell>
          <table:table-cell table:formula="of:=FLOOR(([.C125]+[.A126])/2)" office:value-type="float" office:value="8249" calcext:value-type="float">
            <text:p>8249</text:p>
          </table:table-cell>
          <table:table-cell table:formula="of:=[.C126]-[.C125]" office:value-type="float" office:value="28" calcext:value-type="float">
            <text:p>28</text:p>
          </table:table-cell>
          <table:table-cell table:formula="of:=2*[.D126]+[.D125]-[.D124]-2*[.D123]" office:value-type="float" office:value="4" calcext:value-type="float">
            <text:p>4</text:p>
          </table:table-cell>
          <table:table-cell table:formula="of:=FLOOR([.F125]*7/8)+[.E12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14" calcext:value-type="float">
            <text:p>8314</text:p>
          </table:table-cell>
          <table:table-cell table:formula="of:=1.1*1024*64/(200*64+[.A127])" office:value-type="float" office:value="3.41430330586341" calcext:value-type="float">
            <text:p>3.41430330586341</text:p>
          </table:table-cell>
          <table:table-cell table:formula="of:=FLOOR(([.C126]+[.A127])/2)" office:value-type="float" office:value="8281" calcext:value-type="float">
            <text:p>8281</text:p>
          </table:table-cell>
          <table:table-cell table:formula="of:=[.C127]-[.C126]" office:value-type="float" office:value="32" calcext:value-type="float">
            <text:p>32</text:p>
          </table:table-cell>
          <table:table-cell table:formula="of:=2*[.D127]+[.D126]-[.D125]-2*[.D124]" office:value-type="float" office:value="-4" calcext:value-type="float">
            <text:p>-4</text:p>
          </table:table-cell>
          <table:table-cell table:formula="of:=FLOOR([.F126]*7/8)+[.E12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  <table:table-cell table:formula="of:=1.1*1024*64/(200*64+[.A128])" office:value-type="float" office:value="3.40816944024206" calcext:value-type="float">
            <text:p>3.40816944024206</text:p>
          </table:table-cell>
          <table:table-cell table:formula="of:=FLOOR(([.C127]+[.A128])/2)" office:value-type="float" office:value="8316" calcext:value-type="float">
            <text:p>8316</text:p>
          </table:table-cell>
          <table:table-cell table:formula="of:=[.C128]-[.C127]" office:value-type="float" office:value="35" calcext:value-type="float">
            <text:p>35</text:p>
          </table:table-cell>
          <table:table-cell table:formula="of:=2*[.D128]+[.D127]-[.D126]-2*[.D125]" office:value-type="float" office:value="2" calcext:value-type="float">
            <text:p>2</text:p>
          </table:table-cell>
          <table:table-cell table:formula="of:=FLOOR([.F127]*7/8)+[.E1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  <table:table-cell table:formula="of:=1.1*1024*64/(200*64+[.A129])" office:value-type="float" office:value="3.40221813204965" calcext:value-type="float">
            <text:p>3.40221813204965</text:p>
          </table:table-cell>
          <table:table-cell table:formula="of:=FLOOR(([.C128]+[.A129])/2)" office:value-type="float" office:value="8352" calcext:value-type="float">
            <text:p>8352</text:p>
          </table:table-cell>
          <table:table-cell table:formula="of:=[.C129]-[.C128]" office:value-type="float" office:value="36" calcext:value-type="float">
            <text:p>36</text:p>
          </table:table-cell>
          <table:table-cell table:formula="of:=2*[.D129]+[.D128]-[.D127]-2*[.D126]" office:value-type="float" office:value="19" calcext:value-type="float">
            <text:p>19</text:p>
          </table:table-cell>
          <table:table-cell table:formula="of:=FLOOR([.F128]*7/8)+[.E12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  <table:table-cell table:formula="of:=1.1*1024*64/(200*64+[.A130])" office:value-type="float" office:value="3.39740798341109" calcext:value-type="float">
            <text:p>3.39740798341109</text:p>
          </table:table-cell>
          <table:table-cell table:formula="of:=FLOOR(([.C129]+[.A130])/2)" office:value-type="float" office:value="8385" calcext:value-type="float">
            <text:p>8385</text:p>
          </table:table-cell>
          <table:table-cell table:formula="of:=[.C130]-[.C129]" office:value-type="float" office:value="33" calcext:value-type="float">
            <text:p>33</text:p>
          </table:table-cell>
          <table:table-cell table:formula="of:=2*[.D130]+[.D129]-[.D128]-2*[.D127]" office:value-type="float" office:value="3" calcext:value-type="float">
            <text:p>3</text:p>
          </table:table-cell>
          <table:table-cell table:formula="of:=FLOOR([.F129]*7/8)+[.E13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  <table:table-cell table:formula="of:=1.1*1024*64/(200*64+[.A131])" office:value-type="float" office:value="3.39005878203621" calcext:value-type="float">
            <text:p>3.39005878203621</text:p>
          </table:table-cell>
          <table:table-cell table:formula="of:=FLOOR(([.C130]+[.A131])/2)" office:value-type="float" office:value="8425" calcext:value-type="float">
            <text:p>8425</text:p>
          </table:table-cell>
          <table:table-cell table:formula="of:=[.C131]-[.C130]" office:value-type="float" office:value="40" calcext:value-type="float">
            <text:p>40</text:p>
          </table:table-cell>
          <table:table-cell table:formula="of:=2*[.D131]+[.D130]-[.D129]-2*[.D128]" office:value-type="float" office:value="7" calcext:value-type="float">
            <text:p>7</text:p>
          </table:table-cell>
          <table:table-cell table:formula="of:=FLOOR([.F130]*7/8)+[.E13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509" calcext:value-type="float">
            <text:p>8509</text:p>
          </table:table-cell>
          <table:table-cell table:formula="of:=1.1*1024*64/(200*64+[.A132])" office:value-type="float" office:value="3.3830588014454" calcext:value-type="float">
            <text:p>3.3830588014454</text:p>
          </table:table-cell>
          <table:table-cell table:formula="of:=FLOOR(([.C131]+[.A132])/2)" office:value-type="float" office:value="8467" calcext:value-type="float">
            <text:p>8467</text:p>
          </table:table-cell>
          <table:table-cell table:formula="of:=[.C132]-[.C131]" office:value-type="float" office:value="42" calcext:value-type="float">
            <text:p>42</text:p>
          </table:table-cell>
          <table:table-cell table:formula="of:=2*[.D132]+[.D131]-[.D130]-2*[.D129]" office:value-type="float" office:value="19" calcext:value-type="float">
            <text:p>19</text:p>
          </table:table-cell>
          <table:table-cell table:formula="of:=FLOOR([.F131]*7/8)+[.E132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51" calcext:value-type="float">
            <text:p>8551</text:p>
          </table:table-cell>
          <table:table-cell table:formula="of:=1.1*1024*64/(200*64+[.A133])" office:value-type="float" office:value="3.37640391550747" calcext:value-type="float">
            <text:p>3.37640391550747</text:p>
          </table:table-cell>
          <table:table-cell table:formula="of:=FLOOR(([.C132]+[.A133])/2)" office:value-type="float" office:value="8509" calcext:value-type="float">
            <text:p>8509</text:p>
          </table:table-cell>
          <table:table-cell table:formula="of:=[.C133]-[.C132]" office:value-type="float" office:value="42" calcext:value-type="float">
            <text:p>42</text:p>
          </table:table-cell>
          <table:table-cell table:formula="of:=2*[.D133]+[.D132]-[.D131]-2*[.D130]" office:value-type="float" office:value="20" calcext:value-type="float">
            <text:p>20</text:p>
          </table:table-cell>
          <table:table-cell table:formula="of:=FLOOR([.F132]*7/8)+[.E133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  <table:table-cell table:formula="of:=1.1*1024*64/(200*64+[.A134])" office:value-type="float" office:value="3.36883031917379" calcext:value-type="float">
            <text:p>3.36883031917379</text:p>
          </table:table-cell>
          <table:table-cell table:formula="of:=FLOOR(([.C133]+[.A134])/2)" office:value-type="float" office:value="8554" calcext:value-type="float">
            <text:p>8554</text:p>
          </table:table-cell>
          <table:table-cell table:formula="of:=[.C134]-[.C133]" office:value-type="float" office:value="45" calcext:value-type="float">
            <text:p>45</text:p>
          </table:table-cell>
          <table:table-cell table:formula="of:=2*[.D134]+[.D133]-[.D132]-2*[.D131]" office:value-type="float" office:value="10" calcext:value-type="float">
            <text:p>10</text:p>
          </table:table-cell>
          <table:table-cell table:formula="of:=FLOOR([.F133]*7/8)+[.E134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table:formula="of:=1.1*1024*64/(200*64+[.A135])" office:value-type="float" office:value="3.36066383851569" calcext:value-type="float">
            <text:p>3.36066383851569</text:p>
          </table:table-cell>
          <table:table-cell table:formula="of:=FLOOR(([.C134]+[.A135])/2)" office:value-type="float" office:value="8602" calcext:value-type="float">
            <text:p>8602</text:p>
          </table:table-cell>
          <table:table-cell table:formula="of:=[.C135]-[.C134]" office:value-type="float" office:value="48" calcext:value-type="float">
            <text:p>48</text:p>
          </table:table-cell>
          <table:table-cell table:formula="of:=2*[.D135]+[.D134]-[.D133]-2*[.D132]" office:value-type="float" office:value="15" calcext:value-type="float">
            <text:p>15</text:p>
          </table:table-cell>
          <table:table-cell table:formula="of:=FLOOR([.F134]*7/8)+[.E135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table:formula="of:=1.1*1024*64/(200*64+[.A136])" office:value-type="float" office:value="3.35284870471141" calcext:value-type="float">
            <text:p>3.35284870471141</text:p>
          </table:table-cell>
          <table:table-cell table:formula="of:=FLOOR(([.C135]+[.A136])/2)" office:value-type="float" office:value="8651" calcext:value-type="float">
            <text:p>8651</text:p>
          </table:table-cell>
          <table:table-cell table:formula="of:=[.C136]-[.C135]" office:value-type="float" office:value="49" calcext:value-type="float">
            <text:p>49</text:p>
          </table:table-cell>
          <table:table-cell table:formula="of:=2*[.D136]+[.D135]-[.D134]-2*[.D133]" office:value-type="float" office:value="17" calcext:value-type="float">
            <text:p>17</text:p>
          </table:table-cell>
          <table:table-cell table:formula="of:=FLOOR([.F135]*7/8)+[.E136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table:formula="of:=1.1*1024*64/(200*64+[.A137])" office:value-type="float" office:value="3.34429393208387" calcext:value-type="float">
            <text:p>3.34429393208387</text:p>
          </table:table-cell>
          <table:table-cell table:formula="of:=FLOOR(([.C136]+[.A137])/2)" office:value-type="float" office:value="8703" calcext:value-type="float">
            <text:p>8703</text:p>
          </table:table-cell>
          <table:table-cell table:formula="of:=[.C137]-[.C136]" office:value-type="float" office:value="52" calcext:value-type="float">
            <text:p>52</text:p>
          </table:table-cell>
          <table:table-cell table:formula="of:=2*[.D137]+[.D136]-[.D135]-2*[.D134]" office:value-type="float" office:value="15" calcext:value-type="float">
            <text:p>15</text:p>
          </table:table-cell>
          <table:table-cell table:formula="of:=FLOOR([.F136]*7/8)+[.E137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table:formula="of:=1.1*1024*64/(200*64+[.A138])" office:value-type="float" office:value="3.33439407955597" calcext:value-type="float">
            <text:p>3.33439407955597</text:p>
          </table:table-cell>
          <table:table-cell table:formula="of:=FLOOR(([.C137]+[.A138])/2)" office:value-type="float" office:value="8761" calcext:value-type="float">
            <text:p>8761</text:p>
          </table:table-cell>
          <table:table-cell table:formula="of:=[.C138]-[.C137]" office:value-type="float" office:value="58" calcext:value-type="float">
            <text:p>58</text:p>
          </table:table-cell>
          <table:table-cell table:formula="of:=2*[.D138]+[.D137]-[.D136]-2*[.D135]" office:value-type="float" office:value="23" calcext:value-type="float">
            <text:p>23</text:p>
          </table:table-cell>
          <table:table-cell table:formula="of:=FLOOR([.F137]*7/8)+[.E13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table:formula="of:=1.1*1024*64/(200*64+[.A139])" office:value-type="float" office:value="3.32332657200811" calcext:value-type="float">
            <text:p>3.32332657200811</text:p>
          </table:table-cell>
          <table:table-cell table:formula="of:=FLOOR(([.C138]+[.A139])/2)" office:value-type="float" office:value="8826" calcext:value-type="float">
            <text:p>8826</text:p>
          </table:table-cell>
          <table:table-cell table:formula="of:=[.C139]-[.C138]" office:value-type="float" office:value="65" calcext:value-type="float">
            <text:p>65</text:p>
          </table:table-cell>
          <table:table-cell table:formula="of:=2*[.D139]+[.D138]-[.D137]-2*[.D136]" office:value-type="float" office:value="38" calcext:value-type="float">
            <text:p>38</text:p>
          </table:table-cell>
          <table:table-cell table:formula="of:=FLOOR([.F138]*7/8)+[.E139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table:formula="of:=1.1*1024*64/(200*64+[.A140])" office:value-type="float" office:value="3.31141938447405" calcext:value-type="float">
            <text:p>3.31141938447405</text:p>
          </table:table-cell>
          <table:table-cell table:formula="of:=FLOOR(([.C139]+[.A140])/2)" office:value-type="float" office:value="8898" calcext:value-type="float">
            <text:p>8898</text:p>
          </table:table-cell>
          <table:table-cell table:formula="of:=[.C140]-[.C139]" office:value-type="float" office:value="72" calcext:value-type="float">
            <text:p>72</text:p>
          </table:table-cell>
          <table:table-cell table:formula="of:=2*[.D140]+[.D139]-[.D138]-2*[.D137]" office:value-type="float" office:value="47" calcext:value-type="float">
            <text:p>47</text:p>
          </table:table-cell>
          <table:table-cell table:formula="of:=FLOOR([.F139]*7/8)+[.E140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  <table:table-cell table:formula="of:=1.1*1024*64/(200*64+[.A141])" office:value-type="float" office:value="3.29944619891071" calcext:value-type="float">
            <text:p>3.29944619891071</text:p>
          </table:table-cell>
          <table:table-cell table:formula="of:=FLOOR(([.C140]+[.A141])/2)" office:value-type="float" office:value="8973" calcext:value-type="float">
            <text:p>8973</text:p>
          </table:table-cell>
          <table:table-cell table:formula="of:=[.C141]-[.C140]" office:value-type="float" office:value="75" calcext:value-type="float">
            <text:p>75</text:p>
          </table:table-cell>
          <table:table-cell table:formula="of:=2*[.D141]+[.D140]-[.D139]-2*[.D138]" office:value-type="float" office:value="41" calcext:value-type="float">
            <text:p>41</text:p>
          </table:table-cell>
          <table:table-cell table:formula="of:=FLOOR([.F140]*7/8)+[.E141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table:formula="of:=1.1*1024*64/(200*64+[.A142])" office:value-type="float" office:value="3.2851622311338" calcext:value-type="float">
            <text:p>3.2851622311338</text:p>
          </table:table-cell>
          <table:table-cell table:formula="of:=FLOOR(([.C141]+[.A142])/2)" office:value-type="float" office:value="9058" calcext:value-type="float">
            <text:p>9058</text:p>
          </table:table-cell>
          <table:table-cell table:formula="of:=[.C142]-[.C141]" office:value-type="float" office:value="85" calcext:value-type="float">
            <text:p>85</text:p>
          </table:table-cell>
          <table:table-cell table:formula="of:=2*[.D142]+[.D141]-[.D140]-2*[.D139]" office:value-type="float" office:value="43" calcext:value-type="float">
            <text:p>43</text:p>
          </table:table-cell>
          <table:table-cell table:formula="of:=FLOOR([.F141]*7/8)+[.E142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table:formula="of:=1.1*1024*64/(200*64+[.A143])" office:value-type="float" office:value="3.27233772128915" calcext:value-type="float">
            <text:p>3.27233772128915</text:p>
          </table:table-cell>
          <table:table-cell table:formula="of:=FLOOR(([.C142]+[.A143])/2)" office:value-type="float" office:value="9144" calcext:value-type="float">
            <text:p>9144</text:p>
          </table:table-cell>
          <table:table-cell table:formula="of:=[.C143]-[.C142]" office:value-type="float" office:value="86" calcext:value-type="float">
            <text:p>86</text:p>
          </table:table-cell>
          <table:table-cell table:formula="of:=2*[.D143]+[.D142]-[.D141]-2*[.D140]" office:value-type="float" office:value="38" calcext:value-type="float">
            <text:p>38</text:p>
          </table:table-cell>
          <table:table-cell table:formula="of:=FLOOR([.F142]*7/8)+[.E143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339" calcext:value-type="float">
            <text:p>9339</text:p>
          </table:table-cell>
          <table:table-cell table:formula="of:=1.1*1024*64/(200*64+[.A144])" office:value-type="float" office:value="3.25622656849903" calcext:value-type="float">
            <text:p>3.25622656849903</text:p>
          </table:table-cell>
          <table:table-cell table:formula="of:=FLOOR(([.C143]+[.A144])/2)" office:value-type="float" office:value="9241" calcext:value-type="float">
            <text:p>9241</text:p>
          </table:table-cell>
          <table:table-cell table:formula="of:=[.C144]-[.C143]" office:value-type="float" office:value="97" calcext:value-type="float">
            <text:p>97</text:p>
          </table:table-cell>
          <table:table-cell table:formula="of:=2*[.D144]+[.D143]-[.D142]-2*[.D141]" office:value-type="float" office:value="45" calcext:value-type="float">
            <text:p>45</text:p>
          </table:table-cell>
          <table:table-cell table:formula="of:=FLOOR([.F143]*7/8)+[.E144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433" calcext:value-type="float">
            <text:p>9433</text:p>
          </table:table-cell>
          <table:table-cell table:formula="of:=1.1*1024*64/(200*64+[.A145])" office:value-type="float" office:value="3.24245940718751" calcext:value-type="float">
            <text:p>3.24245940718751</text:p>
          </table:table-cell>
          <table:table-cell table:formula="of:=FLOOR(([.C144]+[.A145])/2)" office:value-type="float" office:value="9337" calcext:value-type="float">
            <text:p>9337</text:p>
          </table:table-cell>
          <table:table-cell table:formula="of:=[.C145]-[.C144]" office:value-type="float" office:value="96" calcext:value-type="float">
            <text:p>96</text:p>
          </table:table-cell>
          <table:table-cell table:formula="of:=2*[.D145]+[.D144]-[.D143]-2*[.D142]" office:value-type="float" office:value="33" calcext:value-type="float">
            <text:p>33</text:p>
          </table:table-cell>
          <table:table-cell table:formula="of:=FLOOR([.F144]*7/8)+[.E145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table:formula="of:=1.1*1024*64/(200*64+[.A146])" office:value-type="float" office:value="3.2266404081998" calcext:value-type="float">
            <text:p>3.2266404081998</text:p>
          </table:table-cell>
          <table:table-cell table:formula="of:=FLOOR(([.C145]+[.A146])/2)" office:value-type="float" office:value="9439" calcext:value-type="float">
            <text:p>9439</text:p>
          </table:table-cell>
          <table:table-cell table:formula="of:=[.C146]-[.C145]" office:value-type="float" office:value="102" calcext:value-type="float">
            <text:p>102</text:p>
          </table:table-cell>
          <table:table-cell table:formula="of:=2*[.D146]+[.D145]-[.D144]-2*[.D143]" office:value-type="float" office:value="31" calcext:value-type="float">
            <text:p>31</text:p>
          </table:table-cell>
          <table:table-cell table:formula="of:=FLOOR([.F145]*7/8)+[.E146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668" calcext:value-type="float">
            <text:p>9668</text:p>
          </table:table-cell>
          <table:table-cell table:formula="of:=1.1*1024*64/(200*64+[.A147])" office:value-type="float" office:value="3.20854548691472" calcext:value-type="float">
            <text:p>3.20854548691472</text:p>
          </table:table-cell>
          <table:table-cell table:formula="of:=FLOOR(([.C146]+[.A147])/2)" office:value-type="float" office:value="9553" calcext:value-type="float">
            <text:p>9553</text:p>
          </table:table-cell>
          <table:table-cell table:formula="of:=[.C147]-[.C146]" office:value-type="float" office:value="114" calcext:value-type="float">
            <text:p>114</text:p>
          </table:table-cell>
          <table:table-cell table:formula="of:=2*[.D147]+[.D146]-[.D145]-2*[.D144]" office:value-type="float" office:value="40" calcext:value-type="float">
            <text:p>40</text:p>
          </table:table-cell>
          <table:table-cell table:formula="of:=FLOOR([.F146]*7/8)+[.E147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  <table:table-cell table:formula="of:=1.1*1024*64/(200*64+[.A148])" office:value-type="float" office:value="3.18938194045038" calcext:value-type="float">
            <text:p>3.18938194045038</text:p>
          </table:table-cell>
          <table:table-cell table:formula="of:=FLOOR(([.C147]+[.A148])/2)" office:value-type="float" office:value="9678" calcext:value-type="float">
            <text:p>9678</text:p>
          </table:table-cell>
          <table:table-cell table:formula="of:=[.C148]-[.C147]" office:value-type="float" office:value="125" calcext:value-type="float">
            <text:p>125</text:p>
          </table:table-cell>
          <table:table-cell table:formula="of:=2*[.D148]+[.D147]-[.D146]-2*[.D145]" office:value-type="float" office:value="70" calcext:value-type="float">
            <text:p>70</text:p>
          </table:table-cell>
          <table:table-cell table:formula="of:=FLOOR([.F147]*7/8)+[.E148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944" calcext:value-type="float">
            <text:p>9944</text:p>
          </table:table-cell>
          <table:table-cell table:formula="of:=1.1*1024*64/(200*64+[.A149])" office:value-type="float" office:value="3.16960956735842" calcext:value-type="float">
            <text:p>3.16960956735842</text:p>
          </table:table-cell>
          <table:table-cell table:formula="of:=FLOOR(([.C148]+[.A149])/2)" office:value-type="float" office:value="9811" calcext:value-type="float">
            <text:p>9811</text:p>
          </table:table-cell>
          <table:table-cell table:formula="of:=[.C149]-[.C148]" office:value-type="float" office:value="133" calcext:value-type="float">
            <text:p>133</text:p>
          </table:table-cell>
          <table:table-cell table:formula="of:=2*[.D149]+[.D148]-[.D147]-2*[.D146]" office:value-type="float" office:value="73" calcext:value-type="float">
            <text:p>73</text:p>
          </table:table-cell>
          <table:table-cell table:formula="of:=FLOOR([.F148]*7/8)+[.E149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formula="of:=1.1*1024*64/(200*64+[.A150])" office:value-type="float" office:value="3.14746769123297" calcext:value-type="float">
            <text:p>3.14746769123297</text:p>
          </table:table-cell>
          <table:table-cell table:formula="of:=FLOOR(([.C149]+[.A150])/2)" office:value-type="float" office:value="9957" calcext:value-type="float">
            <text:p>9957</text:p>
          </table:table-cell>
          <table:table-cell table:formula="of:=[.C150]-[.C149]" office:value-type="float" office:value="146" calcext:value-type="float">
            <text:p>146</text:p>
          </table:table-cell>
          <table:table-cell table:formula="of:=2*[.D150]+[.D149]-[.D148]-2*[.D147]" office:value-type="float" office:value="72" calcext:value-type="float">
            <text:p>72</text:p>
          </table:table-cell>
          <table:table-cell table:formula="of:=FLOOR([.F149]*7/8)+[.E150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formula="of:=1.1*1024*64/(200*64+[.A151])" office:value-type="float" office:value="3.1259040846414" calcext:value-type="float">
            <text:p>3.1259040846414</text:p>
          </table:table-cell>
          <table:table-cell table:formula="of:=FLOOR(([.C150]+[.A151])/2)" office:value-type="float" office:value="10109" calcext:value-type="float">
            <text:p>10109</text:p>
          </table:table-cell>
          <table:table-cell table:formula="of:=[.C151]-[.C150]" office:value-type="float" office:value="152" calcext:value-type="float">
            <text:p>152</text:p>
          </table:table-cell>
          <table:table-cell table:formula="of:=2*[.D151]+[.D150]-[.D149]-2*[.D148]" office:value-type="float" office:value="67" calcext:value-type="float">
            <text:p>67</text:p>
          </table:table-cell>
          <table:table-cell table:formula="of:=FLOOR([.F150]*7/8)+[.E151]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formula="of:=1.1*1024*64/(200*64+[.A152])" office:value-type="float" office:value="3.09929492691316" calcext:value-type="float">
            <text:p>3.09929492691316</text:p>
          </table:table-cell>
          <table:table-cell table:formula="of:=FLOOR(([.C151]+[.A152])/2)" office:value-type="float" office:value="10284" calcext:value-type="float">
            <text:p>10284</text:p>
          </table:table-cell>
          <table:table-cell table:formula="of:=[.C152]-[.C151]" office:value-type="float" office:value="175" calcext:value-type="float">
            <text:p>175</text:p>
          </table:table-cell>
          <table:table-cell table:formula="of:=2*[.D152]+[.D151]-[.D150]-2*[.D149]" office:value-type="float" office:value="90" calcext:value-type="float">
            <text:p>90</text:p>
          </table:table-cell>
          <table:table-cell table:formula="of:=FLOOR([.F151]*7/8)+[.E15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formula="of:=1.1*1024*64/(200*64+[.A153])" office:value-type="float" office:value="3.07261103060268" calcext:value-type="float">
            <text:p>3.07261103060268</text:p>
          </table:table-cell>
          <table:table-cell table:formula="of:=FLOOR(([.C152]+[.A153])/2)" office:value-type="float" office:value="10473" calcext:value-type="float">
            <text:p>10473</text:p>
          </table:table-cell>
          <table:table-cell table:formula="of:=[.C153]-[.C152]" office:value-type="float" office:value="189" calcext:value-type="float">
            <text:p>189</text:p>
          </table:table-cell>
          <table:table-cell table:formula="of:=2*[.D153]+[.D152]-[.D151]-2*[.D150]" office:value-type="float" office:value="109" calcext:value-type="float">
            <text:p>109</text:p>
          </table:table-cell>
          <table:table-cell table:formula="of:=FLOOR([.F152]*7/8)+[.E153]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0894" calcext:value-type="float">
            <text:p>10894</text:p>
          </table:table-cell>
          <table:table-cell table:formula="of:=1.1*1024*64/(200*64+[.A154])" office:value-type="float" office:value="3.04252553389044" calcext:value-type="float">
            <text:p>3.04252553389044</text:p>
          </table:table-cell>
          <table:table-cell table:formula="of:=FLOOR(([.C153]+[.A154])/2)" office:value-type="float" office:value="10683" calcext:value-type="float">
            <text:p>10683</text:p>
          </table:table-cell>
          <table:table-cell table:formula="of:=[.C154]-[.C153]" office:value-type="float" office:value="210" calcext:value-type="float">
            <text:p>210</text:p>
          </table:table-cell>
          <table:table-cell table:formula="of:=2*[.D154]+[.D153]-[.D152]-2*[.D151]" office:value-type="float" office:value="130" calcext:value-type="float">
            <text:p>130</text:p>
          </table:table-cell>
          <table:table-cell table:formula="of:=FLOOR([.F153]*7/8)+[.E154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1149" calcext:value-type="float">
            <text:p>11149</text:p>
          </table:table-cell>
          <table:table-cell table:formula="of:=1.1*1024*64/(200*64+[.A155])" office:value-type="float" office:value="3.01012985928431" calcext:value-type="float">
            <text:p>3.01012985928431</text:p>
          </table:table-cell>
          <table:table-cell table:formula="of:=FLOOR(([.C154]+[.A155])/2)" office:value-type="float" office:value="10916" calcext:value-type="float">
            <text:p>10916</text:p>
          </table:table-cell>
          <table:table-cell table:formula="of:=[.C155]-[.C154]" office:value-type="float" office:value="233" calcext:value-type="float">
            <text:p>233</text:p>
          </table:table-cell>
          <table:table-cell table:formula="of:=2*[.D155]+[.D154]-[.D153]-2*[.D152]" office:value-type="float" office:value="137" calcext:value-type="float">
            <text:p>137</text:p>
          </table:table-cell>
          <table:table-cell table:formula="of:=FLOOR([.F154]*7/8)+[.E155]" office:value-type="float" office:value="613" calcext:value-type="float">
            <text:p>613</text:p>
          </table:table-cell>
        </table:table-row>
      </table:table>
      <table:table table:name="contrast=0x11" table:style-name="ta1">
        <table:shapes>
          <draw:frame draw:z-index="0" draw:style-name="gr1" draw:text-style-name="P1" svg:width="6.298in" svg:height="2.7087in" svg:x="9.0402in" svg:y="0.1358in">
            <draw:object draw:notify-on-update-of-ranges="'contrast=0x11'.B1:'contrast=0x11'.B1 'contrast=0x11'.B2:'contrast=0x11'.B3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.1114in" svg:height="2.4244in" svg:x="12.2642in" svg:y="3.022in">
            <draw:object draw:notify-on-update-of-ranges="'contrast=0x11'.C2:'contrast=0x11'.C3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.1228in" svg:height="2.1925in" svg:x="9.0453in" svg:y="3.1528in">
            <draw:object draw:notify-on-update-of-ranges="'contrast=0x11'.A2:'contrast=0x11'.A3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3063in" svg:height="2.726in" svg:x="9.0331in" svg:y="5.6531in">
            <draw:object draw:notify-on-update-of-ranges="'contrast=0x11'.E6:'contrast=0x11'.E3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3063in" svg:height="3.5437in" svg:x="15.4835in" svg:y="3.3539in">
            <draw:object draw:notify-on-update-of-ranges="'contrast=0x11'.F6:'contrast=0x11'.F3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oltage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formula="of:=1.1*1024*64/(200*64+[.A2])" office:value-type="float" office:value="4.10743547376218" calcext:value-type="float">
            <text:p>4.10743547376218</text:p>
          </table:table-cell>
          <table:table-cell table:formula="of:=[.A2]" office:value-type="float" office:value="4751" calcext:value-type="float">
            <text:p>4751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formula="of:=1.1*1024*64/(200*64+[.A3])" office:value-type="float" office:value="4.08949398683912" calcext:value-type="float">
            <text:p>4.08949398683912</text:p>
          </table:table-cell>
          <table:table-cell table:formula="of:=FLOOR(([.C2]+[.A3])/2)" office:value-type="float" office:value="4789" calcext:value-type="float">
            <text:p>4789</text:p>
          </table:table-cell>
          <table:table-cell table:formula="of:=[.C3]-[.C2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formula="of:=1.1*1024*64/(200*64+[.A4])" office:value-type="float" office:value="4.07908108413965" calcext:value-type="float">
            <text:p>4.07908108413965</text:p>
          </table:table-cell>
          <table:table-cell table:formula="of:=FLOOR(([.C3]+[.A4])/2)" office:value-type="float" office:value="4831" calcext:value-type="float">
            <text:p>4831</text:p>
          </table:table-cell>
          <table:table-cell table:formula="of:=[.C4]-[.C3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formula="of:=1.1*1024*64/(200*64+[.A5])" office:value-type="float" office:value="4.06550868486352" calcext:value-type="float">
            <text:p>4.06550868486352</text:p>
          </table:table-cell>
          <table:table-cell table:formula="of:=FLOOR(([.C4]+[.A5])/2)" office:value-type="float" office:value="4881" calcext:value-type="float">
            <text:p>4881</text:p>
          </table:table-cell>
          <table:table-cell table:formula="of:=[.C5]-[.C4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1.1*1024*64/(200*64+[.A6])" office:value-type="float" office:value="4.06115711790885" calcext:value-type="float">
            <text:p>4.06115711790885</text:p>
          </table:table-cell>
          <table:table-cell table:formula="of:=FLOOR(([.C5]+[.A6])/2)" office:value-type="float" office:value="4916" calcext:value-type="float">
            <text:p>4916</text:p>
          </table:table-cell>
          <table:table-cell table:formula="of:=[.C6]-[.C5]" office:value-type="float" office:value="35" calcext:value-type="float">
            <text:p>35</text:p>
          </table:table-cell>
          <table:table-cell table:formula="of:=2*[.D6]+[.D5]-[.D4]-2*[.D3]" office:value-type="float" office:value="2" calcext:value-type="float">
            <text:p>2</text:p>
          </table:table-cell>
          <table:table-cell table:formula="of:=[.E6]*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table:formula="of:=1.1*1024*64/(200*64+[.A7])" office:value-type="float" office:value="4.05270969192714" calcext:value-type="float">
            <text:p>4.05270969192714</text:p>
          </table:table-cell>
          <table:table-cell table:formula="of:=FLOOR(([.C6]+[.A7])/2)" office:value-type="float" office:value="4952" calcext:value-type="float">
            <text:p>4952</text:p>
          </table:table-cell>
          <table:table-cell table:formula="of:=[.C7]-[.C6]" office:value-type="float" office:value="36" calcext:value-type="float">
            <text:p>36</text:p>
          </table:table-cell>
          <table:table-cell table:formula="of:=2*[.D7]+[.D6]-[.D5]-2*[.D4]" office:value-type="float" office:value="-27" calcext:value-type="float">
            <text:p>-27</text:p>
          </table:table-cell>
          <table:table-cell table:formula="of:=FLOOR([.F6]*7/8)+[.E7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1.1*1024*64/(200*64+[.A8])" office:value-type="float" office:value="4.04270973530731" calcext:value-type="float">
            <text:p>4.04270973530731</text:p>
          </table:table-cell>
          <table:table-cell table:formula="of:=FLOOR(([.C7]+[.A8])/2)" office:value-type="float" office:value="4992" calcext:value-type="float">
            <text:p>4992</text:p>
          </table:table-cell>
          <table:table-cell table:formula="of:=[.C8]-[.C7]" office:value-type="float" office:value="40" calcext:value-type="float">
            <text:p>40</text:p>
          </table:table-cell>
          <table:table-cell table:formula="of:=2*[.D8]+[.D7]-[.D6]-2*[.D5]" office:value-type="float" office:value="-19" calcext:value-type="float">
            <text:p>-19</text:p>
          </table:table-cell>
          <table:table-cell table:formula="of:=FLOOR([.F7]*7/8)+[.E8]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1.1*1024*64/(200*64+[.A9])" office:value-type="float" office:value="4.03591982980629" calcext:value-type="float">
            <text:p>4.03591982980629</text:p>
          </table:table-cell>
          <table:table-cell table:formula="of:=FLOOR(([.C8]+[.A9])/2)" office:value-type="float" office:value="5027" calcext:value-type="float">
            <text:p>5027</text:p>
          </table:table-cell>
          <table:table-cell table:formula="of:=[.C9]-[.C8]" office:value-type="float" office:value="35" calcext:value-type="float">
            <text:p>35</text:p>
          </table:table-cell>
          <table:table-cell table:formula="of:=2*[.D9]+[.D8]-[.D7]-2*[.D6]" office:value-type="float" office:value="4" calcext:value-type="float">
            <text:p>4</text:p>
          </table:table-cell>
          <table:table-cell table:formula="of:=FLOOR([.F8]*7/8)+[.E9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table:formula="of:=1.1*1024*64/(200*64+[.A10])" office:value-type="float" office:value="4.03185682326622" calcext:value-type="float">
            <text:p>4.03185682326622</text:p>
          </table:table-cell>
          <table:table-cell table:formula="of:=FLOOR(([.C9]+[.A10])/2)" office:value-type="float" office:value="5053" calcext:value-type="float">
            <text:p>5053</text:p>
          </table:table-cell>
          <table:table-cell table:formula="of:=[.C10]-[.C9]" office:value-type="float" office:value="26" calcext:value-type="float">
            <text:p>26</text:p>
          </table:table-cell>
          <table:table-cell table:formula="of:=2*[.D10]+[.D9]-[.D8]-2*[.D7]" office:value-type="float" office:value="-25" calcext:value-type="float">
            <text:p>-25</text:p>
          </table:table-cell>
          <table:table-cell table:formula="of:=FLOOR([.F9]*7/8)+[.E10]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table:formula="of:=1.1*1024*64/(200*64+[.A11])" office:value-type="float" office:value="4.02712697614658" calcext:value-type="float">
            <text:p>4.02712697614658</text:p>
          </table:table-cell>
          <table:table-cell table:formula="of:=FLOOR(([.C10]+[.A11])/2)" office:value-type="float" office:value="5077" calcext:value-type="float">
            <text:p>5077</text:p>
          </table:table-cell>
          <table:table-cell table:formula="of:=[.C11]-[.C10]" office:value-type="float" office:value="24" calcext:value-type="float">
            <text:p>24</text:p>
          </table:table-cell>
          <table:table-cell table:formula="of:=2*[.D11]+[.D10]-[.D9]-2*[.D8]" office:value-type="float" office:value="-41" calcext:value-type="float">
            <text:p>-41</text:p>
          </table:table-cell>
          <table:table-cell table:formula="of:=FLOOR([.F10]*7/8)+[.E11]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table:formula="of:=1.1*1024*64/(200*64+[.A12])" office:value-type="float" office:value="4.02645218945487" calcext:value-type="float">
            <text:p>4.02645218945487</text:p>
          </table:table-cell>
          <table:table-cell table:formula="of:=FLOOR(([.C11]+[.A12])/2)" office:value-type="float" office:value="5090" calcext:value-type="float">
            <text:p>5090</text:p>
          </table:table-cell>
          <table:table-cell table:formula="of:=[.C12]-[.C11]" office:value-type="float" office:value="13" calcext:value-type="float">
            <text:p>13</text:p>
          </table:table-cell>
          <table:table-cell table:formula="of:=2*[.D12]+[.D11]-[.D10]-2*[.D9]" office:value-type="float" office:value="-46" calcext:value-type="float">
            <text:p>-46</text:p>
          </table:table-cell>
          <table:table-cell table:formula="of:=FLOOR([.F11]*7/8)+[.E12]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table:formula="of:=1.1*1024*64/(200*64+[.A13])" office:value-type="float" office:value="4.02128632788531" calcext:value-type="float">
            <text:p>4.02128632788531</text:p>
          </table:table-cell>
          <table:table-cell table:formula="of:=FLOOR(([.C12]+[.A13])/2)" office:value-type="float" office:value="5108" calcext:value-type="float">
            <text:p>5108</text:p>
          </table:table-cell>
          <table:table-cell table:formula="of:=[.C13]-[.C12]" office:value-type="float" office:value="18" calcext:value-type="float">
            <text:p>18</text:p>
          </table:table-cell>
          <table:table-cell table:formula="of:=2*[.D13]+[.D12]-[.D11]-2*[.D10]" office:value-type="float" office:value="-27" calcext:value-type="float">
            <text:p>-27</text:p>
          </table:table-cell>
          <table:table-cell table:formula="of:=FLOOR([.F12]*7/8)+[.E13]"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table:formula="of:=1.1*1024*64/(200*64+[.A14])" office:value-type="float" office:value="4.0156862745098" calcext:value-type="float">
            <text:p>4.0156862745098</text:p>
          </table:table-cell>
          <table:table-cell table:formula="of:=FLOOR(([.C13]+[.A14])/2)" office:value-type="float" office:value="5130" calcext:value-type="float">
            <text:p>5130</text:p>
          </table:table-cell>
          <table:table-cell table:formula="of:=[.C14]-[.C13]" office:value-type="float" office:value="22" calcext:value-type="float">
            <text:p>22</text:p>
          </table:table-cell>
          <table:table-cell table:formula="of:=2*[.D14]+[.D13]-[.D12]-2*[.D11]" office:value-type="float" office:value="1" calcext:value-type="float">
            <text:p>1</text:p>
          </table:table-cell>
          <table:table-cell table:formula="of:=FLOOR([.F13]*7/8)+[.E14]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1.1*1024*64/(200*64+[.A15])" office:value-type="float" office:value="4.00742676079827" calcext:value-type="float">
            <text:p>4.00742676079827</text:p>
          </table:table-cell>
          <table:table-cell table:formula="of:=FLOOR(([.C14]+[.A15])/2)" office:value-type="float" office:value="5159" calcext:value-type="float">
            <text:p>5159</text:p>
          </table:table-cell>
          <table:table-cell table:formula="of:=[.C15]-[.C14]" office:value-type="float" office:value="29" calcext:value-type="float">
            <text:p>29</text:p>
          </table:table-cell>
          <table:table-cell table:formula="of:=2*[.D15]+[.D14]-[.D13]-2*[.D12]" office:value-type="float" office:value="36" calcext:value-type="float">
            <text:p>36</text:p>
          </table:table-cell>
          <table:table-cell table:formula="of:=FLOOR([.F14]*7/8)+[.E15]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1.1*1024*64/(200*64+[.A16])" office:value-type="float" office:value="4.00497777777778" calcext:value-type="float">
            <text:p>4.00497777777778</text:p>
          </table:table-cell>
          <table:table-cell table:formula="of:=FLOOR(([.C15]+[.A16])/2)" office:value-type="float" office:value="5179" calcext:value-type="float">
            <text:p>5179</text:p>
          </table:table-cell>
          <table:table-cell table:formula="of:=[.C16]-[.C15]" office:value-type="float" office:value="20" calcext:value-type="float">
            <text:p>20</text:p>
          </table:table-cell>
          <table:table-cell table:formula="of:=2*[.D16]+[.D15]-[.D14]-2*[.D13]" office:value-type="float" office:value="11" calcext:value-type="float">
            <text:p>11</text:p>
          </table:table-cell>
          <table:table-cell table:formula="of:=FLOOR([.F15]*7/8)+[.E16]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table:formula="of:=1.1*1024*64/(200*64+[.A17])" office:value-type="float" office:value="4.00053274139845" calcext:value-type="float">
            <text:p>4.00053274139845</text:p>
          </table:table-cell>
          <table:table-cell table:formula="of:=FLOOR(([.C16]+[.A17])/2)" office:value-type="float" office:value="5199" calcext:value-type="float">
            <text:p>5199</text:p>
          </table:table-cell>
          <table:table-cell table:formula="of:=[.C17]-[.C16]" office:value-type="float" office:value="20" calcext:value-type="float">
            <text:p>20</text:p>
          </table:table-cell>
          <table:table-cell table:formula="of:=2*[.D17]+[.D16]-[.D15]-2*[.D14]" office:value-type="float" office:value="-13" calcext:value-type="float">
            <text:p>-13</text:p>
          </table:table-cell>
          <table:table-cell table:formula="of:=FLOOR([.F16]*7/8)+[.E17]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table:formula="of:=1.1*1024*64/(200*64+[.A18])" office:value-type="float" office:value="3.99565458374903" calcext:value-type="float">
            <text:p>3.99565458374903</text:p>
          </table:table-cell>
          <table:table-cell table:formula="of:=FLOOR(([.C17]+[.A18])/2)" office:value-type="float" office:value="5220" calcext:value-type="float">
            <text:p>5220</text:p>
          </table:table-cell>
          <table:table-cell table:formula="of:=[.C18]-[.C17]" office:value-type="float" office:value="21" calcext:value-type="float">
            <text:p>21</text:p>
          </table:table-cell>
          <table:table-cell table:formula="of:=2*[.D18]+[.D17]-[.D16]-2*[.D15]" office:value-type="float" office:value="-16" calcext:value-type="float">
            <text:p>-16</text:p>
          </table:table-cell>
          <table:table-cell table:formula="of:=FLOOR([.F17]*7/8)+[.E18]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table:formula="of:=1.1*1024*64/(200*64+[.A19])" office:value-type="float" office:value="3.99123020706456" calcext:value-type="float">
            <text:p>3.99123020706456</text:p>
          </table:table-cell>
          <table:table-cell table:formula="of:=FLOOR(([.C18]+[.A19])/2)" office:value-type="float" office:value="5241" calcext:value-type="float">
            <text:p>5241</text:p>
          </table:table-cell>
          <table:table-cell table:formula="of:=[.C19]-[.C18]" office:value-type="float" office:value="21" calcext:value-type="float">
            <text:p>21</text:p>
          </table:table-cell>
          <table:table-cell table:formula="of:=2*[.D19]+[.D18]-[.D17]-2*[.D16]" office:value-type="float" office:value="3" calcext:value-type="float">
            <text:p>3</text:p>
          </table:table-cell>
          <table:table-cell table:formula="of:=FLOOR([.F18]*7/8)+[.E19]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1.1*1024*64/(200*64+[.A20])" office:value-type="float" office:value="3.98571349588102" calcext:value-type="float">
            <text:p>3.98571349588102</text:p>
          </table:table-cell>
          <table:table-cell table:formula="of:=FLOOR(([.C19]+[.A20])/2)" office:value-type="float" office:value="5264" calcext:value-type="float">
            <text:p>5264</text:p>
          </table:table-cell>
          <table:table-cell table:formula="of:=[.C20]-[.C19]" office:value-type="float" office:value="23" calcext:value-type="float">
            <text:p>23</text:p>
          </table:table-cell>
          <table:table-cell table:formula="of:=2*[.D20]+[.D19]-[.D18]-2*[.D17]" office:value-type="float" office:value="6" calcext:value-type="float">
            <text:p>6</text:p>
          </table:table-cell>
          <table:table-cell table:formula="of:=FLOOR([.F19]*7/8)+[.E20]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1.1*1024*64/(200*64+[.A21])" office:value-type="float" office:value="3.98307088789436" calcext:value-type="float">
            <text:p>3.98307088789436</text:p>
          </table:table-cell>
          <table:table-cell table:formula="of:=FLOOR(([.C20]+[.A21])/2)" office:value-type="float" office:value="5281" calcext:value-type="float">
            <text:p>5281</text:p>
          </table:table-cell>
          <table:table-cell table:formula="of:=[.C21]-[.C20]" office:value-type="float" office:value="17" calcext:value-type="float">
            <text:p>17</text:p>
          </table:table-cell>
          <table:table-cell table:formula="of:=2*[.D21]+[.D20]-[.D19]-2*[.D18]" office:value-type="float" office:value="-6" calcext:value-type="float">
            <text:p>-6</text:p>
          </table:table-cell>
          <table:table-cell table:formula="of:=FLOOR([.F20]*7/8)+[.E21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table:formula="of:=1.1*1024*64/(200*64+[.A22])" office:value-type="float" office:value="3.97801567155943" calcext:value-type="float">
            <text:p>3.97801567155943</text:p>
          </table:table-cell>
          <table:table-cell table:formula="of:=FLOOR(([.C21]+[.A22])/2)" office:value-type="float" office:value="5301" calcext:value-type="float">
            <text:p>5301</text:p>
          </table:table-cell>
          <table:table-cell table:formula="of:=[.C22]-[.C21]" office:value-type="float" office:value="20" calcext:value-type="float">
            <text:p>20</text:p>
          </table:table-cell>
          <table:table-cell table:formula="of:=2*[.D22]+[.D21]-[.D20]-2*[.D19]" office:value-type="float" office:value="-8" calcext:value-type="float">
            <text:p>-8</text:p>
          </table:table-cell>
          <table:table-cell table:formula="of:=FLOOR([.F21]*7/8)+[.E22]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table:formula="of:=1.1*1024*64/(200*64+[.A23])" office:value-type="float" office:value="3.97494486104985" calcext:value-type="float">
            <text:p>3.97494486104985</text:p>
          </table:table-cell>
          <table:table-cell table:formula="of:=FLOOR(([.C22]+[.A23])/2)" office:value-type="float" office:value="5318" calcext:value-type="float">
            <text:p>5318</text:p>
          </table:table-cell>
          <table:table-cell table:formula="of:=[.C23]-[.C22]" office:value-type="float" office:value="17" calcext:value-type="float">
            <text:p>17</text:p>
          </table:table-cell>
          <table:table-cell table:formula="of:=2*[.D23]+[.D22]-[.D21]-2*[.D20]" office:value-type="float" office:value="-9" calcext:value-type="float">
            <text:p>-9</text:p>
          </table:table-cell>
          <table:table-cell table:formula="of:=FLOOR([.F22]*7/8)+[.E23]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1.1*1024*64/(200*64+[.A24])" office:value-type="float" office:value="3.97560249269288" calcext:value-type="float">
            <text:p>3.97560249269288</text:p>
          </table:table-cell>
          <table:table-cell table:formula="of:=FLOOR(([.C23]+[.A24])/2)" office:value-type="float" office:value="5325" calcext:value-type="float">
            <text:p>5325</text:p>
          </table:table-cell>
          <table:table-cell table:formula="of:=[.C24]-[.C23]" office:value-type="float" office:value="7" calcext:value-type="float">
            <text:p>7</text:p>
          </table:table-cell>
          <table:table-cell table:formula="of:=2*[.D24]+[.D23]-[.D22]-2*[.D21]" office:value-type="float" office:value="-23" calcext:value-type="float">
            <text:p>-23</text:p>
          </table:table-cell>
          <table:table-cell table:formula="of:=FLOOR([.F23]*7/8)+[.E24]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table:formula="of:=1.1*1024*64/(200*64+[.A25])" office:value-type="float" office:value="3.97319223985891" calcext:value-type="float">
            <text:p>3.97319223985891</text:p>
          </table:table-cell>
          <table:table-cell table:formula="of:=FLOOR(([.C24]+[.A25])/2)" office:value-type="float" office:value="5334" calcext:value-type="float">
            <text:p>5334</text:p>
          </table:table-cell>
          <table:table-cell table:formula="of:=[.C25]-[.C24]" office:value-type="float" office:value="9" calcext:value-type="float">
            <text:p>9</text:p>
          </table:table-cell>
          <table:table-cell table:formula="of:=2*[.D25]+[.D24]-[.D23]-2*[.D22]" office:value-type="float" office:value="-32" calcext:value-type="float">
            <text:p>-32</text:p>
          </table:table-cell>
          <table:table-cell table:formula="of:=FLOOR([.F24]*7/8)+[.E25]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1.1*1024*64/(200*64+[.A26])" office:value-type="float" office:value="3.97165996363837" calcext:value-type="float">
            <text:p>3.97165996363837</text:p>
          </table:table-cell>
          <table:table-cell table:formula="of:=FLOOR(([.C25]+[.A26])/2)" office:value-type="float" office:value="5342" calcext:value-type="float">
            <text:p>5342</text:p>
          </table:table-cell>
          <table:table-cell table:formula="of:=[.C26]-[.C25]" office:value-type="float" office:value="8" calcext:value-type="float">
            <text:p>8</text:p>
          </table:table-cell>
          <table:table-cell table:formula="of:=2*[.D26]+[.D25]-[.D24]-2*[.D23]" office:value-type="float" office:value="-16" calcext:value-type="float">
            <text:p>-16</text:p>
          </table:table-cell>
          <table:table-cell table:formula="of:=FLOOR([.F25]*7/8)+[.E26]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table:formula="of:=1.1*1024*64/(200*64+[.A27])" office:value-type="float" office:value="3.96423425900467" calcext:value-type="float">
            <text:p>3.96423425900467</text:p>
          </table:table-cell>
          <table:table-cell table:formula="of:=FLOOR(([.C26]+[.A27])/2)" office:value-type="float" office:value="5363" calcext:value-type="float">
            <text:p>5363</text:p>
          </table:table-cell>
          <table:table-cell table:formula="of:=[.C27]-[.C26]" office:value-type="float" office:value="21" calcext:value-type="float">
            <text:p>21</text:p>
          </table:table-cell>
          <table:table-cell table:formula="of:=2*[.D27]+[.D26]-[.D25]-2*[.D24]" office:value-type="float" office:value="27" calcext:value-type="float">
            <text:p>27</text:p>
          </table:table-cell>
          <table:table-cell table:formula="of:=FLOOR([.F26]*7/8)+[.E27]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table:formula="of:=1.1*1024*64/(200*64+[.A28])" office:value-type="float" office:value="3.96162004726054" calcext:value-type="float">
            <text:p>3.96162004726054</text:p>
          </table:table-cell>
          <table:table-cell table:formula="of:=FLOOR(([.C27]+[.A28])/2)" office:value-type="float" office:value="5380" calcext:value-type="float">
            <text:p>5380</text:p>
          </table:table-cell>
          <table:table-cell table:formula="of:=[.C28]-[.C27]" office:value-type="float" office:value="17" calcext:value-type="float">
            <text:p>17</text:p>
          </table:table-cell>
          <table:table-cell table:formula="of:=2*[.D28]+[.D27]-[.D26]-2*[.D25]" office:value-type="float" office:value="29" calcext:value-type="float">
            <text:p>29</text:p>
          </table:table-cell>
          <table:table-cell table:formula="of:=FLOOR([.F27]*7/8)+[.E28]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table:formula="of:=1.1*1024*64/(200*64+[.A29])" office:value-type="float" office:value="3.95944416982479" calcext:value-type="float">
            <text:p>3.95944416982479</text:p>
          </table:table-cell>
          <table:table-cell table:formula="of:=FLOOR(([.C28]+[.A29])/2)" office:value-type="float" office:value="5393" calcext:value-type="float">
            <text:p>5393</text:p>
          </table:table-cell>
          <table:table-cell table:formula="of:=[.C29]-[.C28]" office:value-type="float" office:value="13" calcext:value-type="float">
            <text:p>13</text:p>
          </table:table-cell>
          <table:table-cell table:formula="of:=2*[.D29]+[.D28]-[.D27]-2*[.D26]" office:value-type="float" office:value="6" calcext:value-type="float">
            <text:p>6</text:p>
          </table:table-cell>
          <table:table-cell table:formula="of:=FLOOR([.F28]*7/8)+[.E29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table:formula="of:=1.1*1024*64/(200*64+[.A30])" office:value-type="float" office:value="3.95575065847234" calcext:value-type="float">
            <text:p>3.95575065847234</text:p>
          </table:table-cell>
          <table:table-cell table:formula="of:=FLOOR(([.C29]+[.A30])/2)" office:value-type="float" office:value="5408" calcext:value-type="float">
            <text:p>5408</text:p>
          </table:table-cell>
          <table:table-cell table:formula="of:=[.C30]-[.C29]" office:value-type="float" office:value="15" calcext:value-type="float">
            <text:p>15</text:p>
          </table:table-cell>
          <table:table-cell table:formula="of:=2*[.D30]+[.D29]-[.D28]-2*[.D27]" office:value-type="float" office:value="-16" calcext:value-type="float">
            <text:p>-16</text:p>
          </table:table-cell>
          <table:table-cell table:formula="of:=FLOOR([.F29]*7/8)+[.E30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formula="of:=1.1*1024*64/(200*64+[.A31])" office:value-type="float" office:value="3.95206403157722" calcext:value-type="float">
            <text:p>3.95206403157722</text:p>
          </table:table-cell>
          <table:table-cell table:formula="of:=FLOOR(([.C30]+[.A31])/2)" office:value-type="float" office:value="5424" calcext:value-type="float">
            <text:p>5424</text:p>
          </table:table-cell>
          <table:table-cell table:formula="of:=[.C31]-[.C30]" office:value-type="float" office:value="16" calcext:value-type="float">
            <text:p>16</text:p>
          </table:table-cell>
          <table:table-cell table:formula="of:=2*[.D31]+[.D30]-[.D29]-2*[.D28]" office:value-type="float" office:value="0" calcext:value-type="float">
            <text:p>0</text:p>
          </table:table-cell>
          <table:table-cell table:formula="of:=FLOOR([.F30]*7/8)+[.E31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formula="of:=1.1*1024*64/(200*64+[.A32])" office:value-type="float" office:value="3.9498986356912" calcext:value-type="float">
            <text:p>3.9498986356912</text:p>
          </table:table-cell>
          <table:table-cell table:formula="of:=FLOOR(([.C31]+[.A32])/2)" office:value-type="float" office:value="5437" calcext:value-type="float">
            <text:p>5437</text:p>
          </table:table-cell>
          <table:table-cell table:formula="of:=[.C32]-[.C31]" office:value-type="float" office:value="13" calcext:value-type="float">
            <text:p>13</text:p>
          </table:table-cell>
          <table:table-cell table:formula="of:=2*[.D32]+[.D31]-[.D30]-2*[.D29]" office:value-type="float" office:value="1" calcext:value-type="float">
            <text:p>1</text:p>
          </table:table-cell>
          <table:table-cell table:formula="of:=FLOOR([.F31]*7/8)+[.E32]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table:formula="of:=1.1*1024*64/(200*64+[.A33])" office:value-type="float" office:value="3.94838426990908" calcext:value-type="float">
            <text:p>3.94838426990908</text:p>
          </table:table-cell>
          <table:table-cell table:formula="of:=FLOOR(([.C32]+[.A33])/2)" office:value-type="float" office:value="5447" calcext:value-type="float">
            <text:p>5447</text:p>
          </table:table-cell>
          <table:table-cell table:formula="of:=[.C33]-[.C32]" office:value-type="float" office:value="10" calcext:value-type="float">
            <text:p>10</text:p>
          </table:table-cell>
          <table:table-cell table:formula="of:=2*[.D33]+[.D32]-[.D31]-2*[.D30]" office:value-type="float" office:value="-13" calcext:value-type="float">
            <text:p>-13</text:p>
          </table:table-cell>
          <table:table-cell table:formula="of:=FLOOR([.F32]*7/8)+[.E33]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table:formula="of:=1.1*1024*64/(200*64+[.A34])" office:value-type="float" office:value="3.94212281948925" calcext:value-type="float">
            <text:p>3.94212281948925</text:p>
          </table:table-cell>
          <table:table-cell table:formula="of:=FLOOR(([.C33]+[.A34])/2)" office:value-type="float" office:value="5467" calcext:value-type="float">
            <text:p>5467</text:p>
          </table:table-cell>
          <table:table-cell table:formula="of:=[.C34]-[.C33]" office:value-type="float" office:value="20" calcext:value-type="float">
            <text:p>20</text:p>
          </table:table-cell>
          <table:table-cell table:formula="of:=2*[.D34]+[.D33]-[.D32]-2*[.D31]" office:value-type="float" office:value="5" calcext:value-type="float">
            <text:p>5</text:p>
          </table:table-cell>
          <table:table-cell table:formula="of:=FLOOR([.F33]*7/8)+[.E34]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table:formula="of:=1.1*1024*64/(200*64+[.A35])" office:value-type="float" office:value="3.93588119676785" calcext:value-type="float">
            <text:p>3.93588119676785</text:p>
          </table:table-cell>
          <table:table-cell table:formula="of:=FLOOR(([.C34]+[.A35])/2)" office:value-type="float" office:value="5491" calcext:value-type="float">
            <text:p>5491</text:p>
          </table:table-cell>
          <table:table-cell table:formula="of:=[.C35]-[.C34]" office:value-type="float" office:value="24" calcext:value-type="float">
            <text:p>24</text:p>
          </table:table-cell>
          <table:table-cell table:formula="of:=2*[.D35]+[.D34]-[.D33]-2*[.D32]" office:value-type="float" office:value="32" calcext:value-type="float">
            <text:p>32</text:p>
          </table:table-cell>
          <table:table-cell table:formula="of:=FLOOR([.F34]*7/8)+[.E3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table:formula="of:=1.1*1024*64/(200*64+[.A36])" office:value-type="float" office:value="3.93416284654006" calcext:value-type="float">
            <text:p>3.93416284654006</text:p>
          </table:table-cell>
          <table:table-cell table:formula="of:=FLOOR(([.C35]+[.A36])/2)" office:value-type="float" office:value="5507" calcext:value-type="float">
            <text:p>5507</text:p>
          </table:table-cell>
          <table:table-cell table:formula="of:=[.C36]-[.C35]" office:value-type="float" office:value="16" calcext:value-type="float">
            <text:p>16</text:p>
          </table:table-cell>
          <table:table-cell table:formula="of:=2*[.D36]+[.D35]-[.D34]-2*[.D33]" office:value-type="float" office:value="16" calcext:value-type="float">
            <text:p>16</text:p>
          </table:table-cell>
          <table:table-cell table:formula="of:=FLOOR([.F35]*7/8)+[.E3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1.1*1024*64/(200*64+[.A37])" office:value-type="float" office:value="3.93373349339736" calcext:value-type="float">
            <text:p>3.93373349339736</text:p>
          </table:table-cell>
          <table:table-cell table:formula="of:=FLOOR(([.C36]+[.A37])/2)" office:value-type="float" office:value="5516" calcext:value-type="float">
            <text:p>5516</text:p>
          </table:table-cell>
          <table:table-cell table:formula="of:=[.C37]-[.C36]" office:value-type="float" office:value="9" calcext:value-type="float">
            <text:p>9</text:p>
          </table:table-cell>
          <table:table-cell table:formula="of:=2*[.D37]+[.D36]-[.D35]-2*[.D34]" office:value-type="float" office:value="-30" calcext:value-type="float">
            <text:p>-30</text:p>
          </table:table-cell>
          <table:table-cell table:formula="of:=FLOOR([.F36]*7/8)+[.E37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table:formula="of:=1.1*1024*64/(200*64+[.A38])" office:value-type="float" office:value="3.93158813263525" calcext:value-type="float">
            <text:p>3.93158813263525</text:p>
          </table:table-cell>
          <table:table-cell table:formula="of:=FLOOR(([.C37]+[.A38])/2)" office:value-type="float" office:value="5526" calcext:value-type="float">
            <text:p>5526</text:p>
          </table:table-cell>
          <table:table-cell table:formula="of:=[.C38]-[.C37]" office:value-type="float" office:value="10" calcext:value-type="float">
            <text:p>10</text:p>
          </table:table-cell>
          <table:table-cell table:formula="of:=2*[.D38]+[.D37]-[.D36]-2*[.D35]" office:value-type="float" office:value="-35" calcext:value-type="float">
            <text:p>-35</text:p>
          </table:table-cell>
          <table:table-cell table:formula="of:=FLOOR([.F37]*7/8)+[.E38]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1.1*1024*64/(200*64+[.A39])" office:value-type="float" office:value="3.9260211305958" calcext:value-type="float">
            <text:p>3.9260211305958</text:p>
          </table:table-cell>
          <table:table-cell table:formula="of:=FLOOR(([.C38]+[.A39])/2)" office:value-type="float" office:value="5544" calcext:value-type="float">
            <text:p>5544</text:p>
          </table:table-cell>
          <table:table-cell table:formula="of:=[.C39]-[.C38]" office:value-type="float" office:value="18" calcext:value-type="float">
            <text:p>18</text:p>
          </table:table-cell>
          <table:table-cell table:formula="of:=2*[.D39]+[.D38]-[.D37]-2*[.D36]" office:value-type="float" office:value="5" calcext:value-type="float">
            <text:p>5</text:p>
          </table:table-cell>
          <table:table-cell table:formula="of:=FLOOR([.F38]*7/8)+[.E39]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table:formula="of:=1.1*1024*64/(200*64+[.A40])" office:value-type="float" office:value="3.92196289646918" calcext:value-type="float">
            <text:p>3.92196289646918</text:p>
          </table:table-cell>
          <table:table-cell table:formula="of:=FLOOR(([.C39]+[.A40])/2)" office:value-type="float" office:value="5562" calcext:value-type="float">
            <text:p>5562</text:p>
          </table:table-cell>
          <table:table-cell table:formula="of:=[.C40]-[.C39]" office:value-type="float" office:value="18" calcext:value-type="float">
            <text:p>18</text:p>
          </table:table-cell>
          <table:table-cell table:formula="of:=2*[.D40]+[.D39]-[.D38]-2*[.D37]" office:value-type="float" office:value="26" calcext:value-type="float">
            <text:p>26</text:p>
          </table:table-cell>
          <table:table-cell table:formula="of:=FLOOR([.F39]*7/8)+[.E4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table:formula="of:=1.1*1024*64/(200*64+[.A41])" office:value-type="float" office:value="3.9191910405567" calcext:value-type="float">
            <text:p>3.9191910405567</text:p>
          </table:table-cell>
          <table:table-cell table:formula="of:=FLOOR(([.C40]+[.A41])/2)" office:value-type="float" office:value="5578" calcext:value-type="float">
            <text:p>5578</text:p>
          </table:table-cell>
          <table:table-cell table:formula="of:=[.C41]-[.C40]" office:value-type="float" office:value="16" calcext:value-type="float">
            <text:p>16</text:p>
          </table:table-cell>
          <table:table-cell table:formula="of:=2*[.D41]+[.D40]-[.D39]-2*[.D38]" office:value-type="float" office:value="12" calcext:value-type="float">
            <text:p>12</text:p>
          </table:table-cell>
          <table:table-cell table:formula="of:=FLOOR([.F40]*7/8)+[.E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table:formula="of:=1.1*1024*64/(200*64+[.A42])" office:value-type="float" office:value="3.92004350190321" calcext:value-type="float">
            <text:p>3.92004350190321</text:p>
          </table:table-cell>
          <table:table-cell table:formula="of:=FLOOR(([.C41]+[.A42])/2)" office:value-type="float" office:value="5584" calcext:value-type="float">
            <text:p>5584</text:p>
          </table:table-cell>
          <table:table-cell table:formula="of:=[.C42]-[.C41]" office:value-type="float" office:value="6" calcext:value-type="float">
            <text:p>6</text:p>
          </table:table-cell>
          <table:table-cell table:formula="of:=2*[.D42]+[.D41]-[.D40]-2*[.D39]" office:value-type="float" office:value="-26" calcext:value-type="float">
            <text:p>-26</text:p>
          </table:table-cell>
          <table:table-cell table:formula="of:=FLOOR([.F41]*7/8)+[.E42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formula="of:=1.1*1024*64/(200*64+[.A43])" office:value-type="float" office:value="3.91557221226441" calcext:value-type="float">
            <text:p>3.91557221226441</text:p>
          </table:table-cell>
          <table:table-cell table:formula="of:=FLOOR(([.C42]+[.A43])/2)" office:value-type="float" office:value="5597" calcext:value-type="float">
            <text:p>5597</text:p>
          </table:table-cell>
          <table:table-cell table:formula="of:=[.C43]-[.C42]" office:value-type="float" office:value="13" calcext:value-type="float">
            <text:p>13</text:p>
          </table:table-cell>
          <table:table-cell table:formula="of:=2*[.D43]+[.D42]-[.D41]-2*[.D40]" office:value-type="float" office:value="-20" calcext:value-type="float">
            <text:p>-20</text:p>
          </table:table-cell>
          <table:table-cell table:formula="of:=FLOOR([.F42]*7/8)+[.E43]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table:formula="of:=1.1*1024*64/(200*64+[.A44])" office:value-type="float" office:value="3.91535954812079" calcext:value-type="float">
            <text:p>3.91535954812079</text:p>
          </table:table-cell>
          <table:table-cell table:formula="of:=FLOOR(([.C43]+[.A44])/2)" office:value-type="float" office:value="5604" calcext:value-type="float">
            <text:p>5604</text:p>
          </table:table-cell>
          <table:table-cell table:formula="of:=[.C44]-[.C43]" office:value-type="float" office:value="7" calcext:value-type="float">
            <text:p>7</text:p>
          </table:table-cell>
          <table:table-cell table:formula="of:=2*[.D44]+[.D43]-[.D42]-2*[.D41]" office:value-type="float" office:value="-11" calcext:value-type="float">
            <text:p>-11</text:p>
          </table:table-cell>
          <table:table-cell table:formula="of:=FLOOR([.F43]*7/8)+[.E44]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1.1*1024*64/(200*64+[.A45])" office:value-type="float" office:value="3.91280937907078" calcext:value-type="float">
            <text:p>3.91280937907078</text:p>
          </table:table-cell>
          <table:table-cell table:formula="of:=FLOOR(([.C44]+[.A45])/2)" office:value-type="float" office:value="5614" calcext:value-type="float">
            <text:p>5614</text:p>
          </table:table-cell>
          <table:table-cell table:formula="of:=[.C45]-[.C44]" office:value-type="float" office:value="10" calcext:value-type="float">
            <text:p>10</text:p>
          </table:table-cell>
          <table:table-cell table:formula="of:=2*[.D45]+[.D44]-[.D43]-2*[.D42]" office:value-type="float" office:value="2" calcext:value-type="float">
            <text:p>2</text:p>
          </table:table-cell>
          <table:table-cell table:formula="of:=FLOOR([.F44]*7/8)+[.E45]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1.1*1024*64/(200*64+[.A46])" office:value-type="float" office:value="3.91068677443854" calcext:value-type="float">
            <text:p>3.91068677443854</text:p>
          </table:table-cell>
          <table:table-cell table:formula="of:=FLOOR(([.C45]+[.A46])/2)" office:value-type="float" office:value="5624" calcext:value-type="float">
            <text:p>5624</text:p>
          </table:table-cell>
          <table:table-cell table:formula="of:=[.C46]-[.C45]" office:value-type="float" office:value="10" calcext:value-type="float">
            <text:p>10</text:p>
          </table:table-cell>
          <table:table-cell table:formula="of:=2*[.D46]+[.D45]-[.D44]-2*[.D43]" office:value-type="float" office:value="-3" calcext:value-type="float">
            <text:p>-3</text:p>
          </table:table-cell>
          <table:table-cell table:formula="of:=FLOOR([.F45]*7/8)+[.E46]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1.1*1024*64/(200*64+[.A47])" office:value-type="float" office:value="3.90899034811843" calcext:value-type="float">
            <text:p>3.90899034811843</text:p>
          </table:table-cell>
          <table:table-cell table:formula="of:=FLOOR(([.C46]+[.A47])/2)" office:value-type="float" office:value="5633" calcext:value-type="float">
            <text:p>5633</text:p>
          </table:table-cell>
          <table:table-cell table:formula="of:=[.C47]-[.C46]" office:value-type="float" office:value="9" calcext:value-type="float">
            <text:p>9</text:p>
          </table:table-cell>
          <table:table-cell table:formula="of:=2*[.D47]+[.D46]-[.D45]-2*[.D44]" office:value-type="float" office:value="4" calcext:value-type="float">
            <text:p>4</text:p>
          </table:table-cell>
          <table:table-cell table:formula="of:=FLOOR([.F46]*7/8)+[.E47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formula="of:=1.1*1024*64/(200*64+[.A48])" office:value-type="float" office:value="3.91132331398188" calcext:value-type="float">
            <text:p>3.91132331398188</text:p>
          </table:table-cell>
          <table:table-cell table:formula="of:=FLOOR(([.C47]+[.A48])/2)" office:value-type="float" office:value="5632" calcext:value-type="float">
            <text:p>5632</text:p>
          </table:table-cell>
          <table:table-cell table:formula="of:=[.C48]-[.C47]" office:value-type="float" office:value="-1" calcext:value-type="float">
            <text:p>-1</text:p>
          </table:table-cell>
          <table:table-cell table:formula="of:=2*[.D48]+[.D47]-[.D46]-2*[.D45]" office:value-type="float" office:value="-23" calcext:value-type="float">
            <text:p>-23</text:p>
          </table:table-cell>
          <table:table-cell table:formula="of:=FLOOR([.F47]*7/8)+[.E48]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table:formula="of:=1.1*1024*64/(200*64+[.A49])" office:value-type="float" office:value="3.90517876489708" calcext:value-type="float">
            <text:p>3.90517876489708</text:p>
          </table:table-cell>
          <table:table-cell table:formula="of:=FLOOR(([.C48]+[.A49])/2)" office:value-type="float" office:value="5646" calcext:value-type="float">
            <text:p>5646</text:p>
          </table:table-cell>
          <table:table-cell table:formula="of:=[.C49]-[.C48]" office:value-type="float" office:value="14" calcext:value-type="float">
            <text:p>14</text:p>
          </table:table-cell>
          <table:table-cell table:formula="of:=2*[.D49]+[.D48]-[.D47]-2*[.D46]" office:value-type="float" office:value="-2" calcext:value-type="float">
            <text:p>-2</text:p>
          </table:table-cell>
          <table:table-cell table:formula="of:=FLOOR([.F48]*7/8)+[.E49]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table:formula="of:=1.1*1024*64/(200*64+[.A50])" office:value-type="float" office:value="3.90116348287245" calcext:value-type="float">
            <text:p>3.90116348287245</text:p>
          </table:table-cell>
          <table:table-cell table:formula="of:=FLOOR(([.C49]+[.A50])/2)" office:value-type="float" office:value="5662" calcext:value-type="float">
            <text:p>5662</text:p>
          </table:table-cell>
          <table:table-cell table:formula="of:=[.C50]-[.C49]" office:value-type="float" office:value="16" calcext:value-type="float">
            <text:p>16</text:p>
          </table:table-cell>
          <table:table-cell table:formula="of:=2*[.D50]+[.D49]-[.D48]-2*[.D47]" office:value-type="float" office:value="29" calcext:value-type="float">
            <text:p>29</text:p>
          </table:table-cell>
          <table:table-cell table:formula="of:=FLOOR([.F49]*7/8)+[.E50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table:formula="of:=1.1*1024*64/(200*64+[.A51])" office:value-type="float" office:value="3.89526125249905" calcext:value-type="float">
            <text:p>3.89526125249905</text:p>
          </table:table-cell>
          <table:table-cell table:formula="of:=FLOOR(([.C50]+[.A51])/2)" office:value-type="float" office:value="5684" calcext:value-type="float">
            <text:p>5684</text:p>
          </table:table-cell>
          <table:table-cell table:formula="of:=[.C51]-[.C50]" office:value-type="float" office:value="22" calcext:value-type="float">
            <text:p>22</text:p>
          </table:table-cell>
          <table:table-cell table:formula="of:=2*[.D51]+[.D50]-[.D49]-2*[.D48]" office:value-type="float" office:value="48" calcext:value-type="float">
            <text:p>48</text:p>
          </table:table-cell>
          <table:table-cell table:formula="of:=FLOOR([.F50]*7/8)+[.E5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table:formula="of:=1.1*1024*64/(200*64+[.A52])" office:value-type="float" office:value="3.89484034793884" calcext:value-type="float">
            <text:p>3.89484034793884</text:p>
          </table:table-cell>
          <table:table-cell table:formula="of:=FLOOR(([.C51]+[.A52])/2)" office:value-type="float" office:value="5696" calcext:value-type="float">
            <text:p>5696</text:p>
          </table:table-cell>
          <table:table-cell table:formula="of:=[.C52]-[.C51]" office:value-type="float" office:value="12" calcext:value-type="float">
            <text:p>12</text:p>
          </table:table-cell>
          <table:table-cell table:formula="of:=2*[.D52]+[.D51]-[.D50]-2*[.D49]" office:value-type="float" office:value="2" calcext:value-type="float">
            <text:p>2</text:p>
          </table:table-cell>
          <table:table-cell table:formula="of:=FLOOR([.F51]*7/8)+[.E52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table:formula="of:=1.1*1024*64/(200*64+[.A53])" office:value-type="float" office:value="3.89231682954484" calcext:value-type="float">
            <text:p>3.89231682954484</text:p>
          </table:table-cell>
          <table:table-cell table:formula="of:=FLOOR(([.C52]+[.A53])/2)" office:value-type="float" office:value="5708" calcext:value-type="float">
            <text:p>5708</text:p>
          </table:table-cell>
          <table:table-cell table:formula="of:=[.C53]-[.C52]" office:value-type="float" office:value="12" calcext:value-type="float">
            <text:p>12</text:p>
          </table:table-cell>
          <table:table-cell table:formula="of:=2*[.D53]+[.D52]-[.D51]-2*[.D50]" office:value-type="float" office:value="-18" calcext:value-type="float">
            <text:p>-18</text:p>
          </table:table-cell>
          <table:table-cell table:formula="of:=FLOOR([.F52]*7/8)+[.E5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table:formula="of:=1.1*1024*64/(200*64+[.A54])" office:value-type="float" office:value="3.88748921484038" calcext:value-type="float">
            <text:p>3.88748921484038</text:p>
          </table:table-cell>
          <table:table-cell table:formula="of:=FLOOR(([.C53]+[.A54])/2)" office:value-type="float" office:value="5726" calcext:value-type="float">
            <text:p>5726</text:p>
          </table:table-cell>
          <table:table-cell table:formula="of:=[.C54]-[.C53]" office:value-type="float" office:value="18" calcext:value-type="float">
            <text:p>18</text:p>
          </table:table-cell>
          <table:table-cell table:formula="of:=2*[.D54]+[.D53]-[.D52]-2*[.D51]" office:value-type="float" office:value="-8" calcext:value-type="float">
            <text:p>-8</text:p>
          </table:table-cell>
          <table:table-cell table:formula="of:=FLOOR([.F53]*7/8)+[.E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table:formula="of:=1.1*1024*64/(200*64+[.A55])" office:value-type="float" office:value="3.8853939851245" calcext:value-type="float">
            <text:p>3.8853939851245</text:p>
          </table:table-cell>
          <table:table-cell table:formula="of:=FLOOR(([.C54]+[.A55])/2)" office:value-type="float" office:value="5740" calcext:value-type="float">
            <text:p>5740</text:p>
          </table:table-cell>
          <table:table-cell table:formula="of:=[.C55]-[.C54]" office:value-type="float" office:value="14" calcext:value-type="float">
            <text:p>14</text:p>
          </table:table-cell>
          <table:table-cell table:formula="of:=2*[.D55]+[.D54]-[.D53]-2*[.D52]" office:value-type="float" office:value="10" calcext:value-type="float">
            <text:p>10</text:p>
          </table:table-cell>
          <table:table-cell table:formula="of:=FLOOR([.F54]*7/8)+[.E5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table:formula="of:=1.1*1024*64/(200*64+[.A56])" office:value-type="float" office:value="3.8830918394829" calcext:value-type="float">
            <text:p>3.8830918394829</text:p>
          </table:table-cell>
          <table:table-cell table:formula="of:=FLOOR(([.C55]+[.A56])/2)" office:value-type="float" office:value="5752" calcext:value-type="float">
            <text:p>5752</text:p>
          </table:table-cell>
          <table:table-cell table:formula="of:=[.C56]-[.C55]" office:value-type="float" office:value="12" calcext:value-type="float">
            <text:p>12</text:p>
          </table:table-cell>
          <table:table-cell table:formula="of:=2*[.D56]+[.D55]-[.D54]-2*[.D53]" office:value-type="float" office:value="-4" calcext:value-type="float">
            <text:p>-4</text:p>
          </table:table-cell>
          <table:table-cell table:formula="of:=FLOOR([.F55]*7/8)+[.E5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table:formula="of:=1.1*1024*64/(200*64+[.A57])" office:value-type="float" office:value="3.88037463666703" calcext:value-type="float">
            <text:p>3.88037463666703</text:p>
          </table:table-cell>
          <table:table-cell table:formula="of:=FLOOR(([.C56]+[.A57])/2)" office:value-type="float" office:value="5765" calcext:value-type="float">
            <text:p>5765</text:p>
          </table:table-cell>
          <table:table-cell table:formula="of:=[.C57]-[.C56]" office:value-type="float" office:value="13" calcext:value-type="float">
            <text:p>13</text:p>
          </table:table-cell>
          <table:table-cell table:formula="of:=2*[.D57]+[.D56]-[.D55]-2*[.D54]" office:value-type="float" office:value="-12" calcext:value-type="float">
            <text:p>-12</text:p>
          </table:table-cell>
          <table:table-cell table:formula="of:=FLOOR([.F56]*7/8)+[.E57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table:formula="of:=1.1*1024*64/(200*64+[.A58])" office:value-type="float" office:value="3.87703560288265" calcext:value-type="float">
            <text:p>3.87703560288265</text:p>
          </table:table-cell>
          <table:table-cell table:formula="of:=FLOOR(([.C57]+[.A58])/2)" office:value-type="float" office:value="5779" calcext:value-type="float">
            <text:p>5779</text:p>
          </table:table-cell>
          <table:table-cell table:formula="of:=[.C58]-[.C57]" office:value-type="float" office:value="14" calcext:value-type="float">
            <text:p>14</text:p>
          </table:table-cell>
          <table:table-cell table:formula="of:=2*[.D58]+[.D57]-[.D56]-2*[.D55]" office:value-type="float" office:value="1" calcext:value-type="float">
            <text:p>1</text:p>
          </table:table-cell>
          <table:table-cell table:formula="of:=FLOOR([.F57]*7/8)+[.E5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table:formula="of:=1.1*1024*64/(200*64+[.A59])" office:value-type="float" office:value="3.87370231058571" calcext:value-type="float">
            <text:p>3.87370231058571</text:p>
          </table:table-cell>
          <table:table-cell table:formula="of:=FLOOR(([.C58]+[.A59])/2)" office:value-type="float" office:value="5794" calcext:value-type="float">
            <text:p>5794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2*[.D59]+[.D58]-[.D57]-2*[.D56]" office:value-type="float" office:value="7" calcext:value-type="float">
            <text:p>7</text:p>
          </table:table-cell>
          <table:table-cell table:formula="of:=FLOOR([.F58]*7/8)+[.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table:formula="of:=1.1*1024*64/(200*64+[.A60])" office:value-type="float" office:value="3.87182985122724" calcext:value-type="float">
            <text:p>3.87182985122724</text:p>
          </table:table-cell>
          <table:table-cell table:formula="of:=FLOOR(([.C59]+[.A60])/2)" office:value-type="float" office:value="5806" calcext:value-type="float">
            <text:p>5806</text:p>
          </table:table-cell>
          <table:table-cell table:formula="of:=[.C60]-[.C59]" office:value-type="float" office:value="12" calcext:value-type="float">
            <text:p>12</text:p>
          </table:table-cell>
          <table:table-cell table:formula="of:=2*[.D60]+[.D59]-[.D58]-2*[.D57]" office:value-type="float" office:value="-1" calcext:value-type="float">
            <text:p>-1</text:p>
          </table:table-cell>
          <table:table-cell table:formula="of:=FLOOR([.F59]*7/8)+[.E6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table:formula="of:=1.1*1024*64/(200*64+[.A61])" office:value-type="float" office:value="3.87058255033557" calcext:value-type="float">
            <text:p>3.87058255033557</text:p>
          </table:table-cell>
          <table:table-cell table:formula="of:=FLOOR(([.C60]+[.A61])/2)" office:value-type="float" office:value="5815" calcext:value-type="float">
            <text:p>5815</text:p>
          </table:table-cell>
          <table:table-cell table:formula="of:=[.C61]-[.C60]" office:value-type="float" office:value="9" calcext:value-type="float">
            <text:p>9</text:p>
          </table:table-cell>
          <table:table-cell table:formula="of:=2*[.D61]+[.D60]-[.D59]-2*[.D58]" office:value-type="float" office:value="-13" calcext:value-type="float">
            <text:p>-13</text:p>
          </table:table-cell>
          <table:table-cell table:formula="of:=FLOOR([.F60]*7/8)+[.E61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table:formula="of:=1.1*1024*64/(200*64+[.A62])" office:value-type="float" office:value="3.87079037800687" calcext:value-type="float">
            <text:p>3.87079037800687</text:p>
          </table:table-cell>
          <table:table-cell table:formula="of:=FLOOR(([.C61]+[.A62])/2)" office:value-type="float" office:value="5819" calcext:value-type="float">
            <text:p>5819</text:p>
          </table:table-cell>
          <table:table-cell table:formula="of:=[.C62]-[.C61]" office:value-type="float" office:value="4" calcext:value-type="float">
            <text:p>4</text:p>
          </table:table-cell>
          <table:table-cell table:formula="of:=2*[.D62]+[.D61]-[.D60]-2*[.D59]" office:value-type="float" office:value="-25" calcext:value-type="float">
            <text:p>-25</text:p>
          </table:table-cell>
          <table:table-cell table:formula="of:=FLOOR([.F61]*7/8)+[.E62]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table:formula="of:=1.1*1024*64/(200*64+[.A63])" office:value-type="float" office:value="3.86580866580867" calcext:value-type="float">
            <text:p>3.86580866580867</text:p>
          </table:table-cell>
          <table:table-cell table:formula="of:=FLOOR(([.C62]+[.A63])/2)" office:value-type="float" office:value="5833" calcext:value-type="float">
            <text:p>5833</text:p>
          </table:table-cell>
          <table:table-cell table:formula="of:=[.C63]-[.C62]" office:value-type="float" office:value="14" calcext:value-type="float">
            <text:p>14</text:p>
          </table:table-cell>
          <table:table-cell table:formula="of:=2*[.D63]+[.D62]-[.D61]-2*[.D60]" office:value-type="float" office:value="-1" calcext:value-type="float">
            <text:p>-1</text:p>
          </table:table-cell>
          <table:table-cell table:formula="of:=FLOOR([.F62]*7/8)+[.E63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table:formula="of:=1.1*1024*64/(200*64+[.A64])" office:value-type="float" office:value="3.86643067846608" calcext:value-type="float">
            <text:p>3.86643067846608</text:p>
          </table:table-cell>
          <table:table-cell table:formula="of:=FLOOR(([.C63]+[.A64])/2)" office:value-type="float" office:value="5839" calcext:value-type="float">
            <text:p>5839</text:p>
          </table:table-cell>
          <table:table-cell table:formula="of:=[.C64]-[.C63]" office:value-type="float" office:value="6" calcext:value-type="float">
            <text:p>6</text:p>
          </table:table-cell>
          <table:table-cell table:formula="of:=2*[.D64]+[.D63]-[.D62]-2*[.D61]" office:value-type="float" office:value="4" calcext:value-type="float">
            <text:p>4</text:p>
          </table:table-cell>
          <table:table-cell table:formula="of:=FLOOR([.F63]*7/8)+[.E64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table:formula="of:=1.1*1024*64/(200*64+[.A65])" office:value-type="float" office:value="3.86270160210041" calcext:value-type="float">
            <text:p>3.86270160210041</text:p>
          </table:table-cell>
          <table:table-cell table:formula="of:=FLOOR(([.C64]+[.A65])/2)" office:value-type="float" office:value="5851" calcext:value-type="float">
            <text:p>5851</text:p>
          </table:table-cell>
          <table:table-cell table:formula="of:=[.C65]-[.C64]" office:value-type="float" office:value="12" calcext:value-type="float">
            <text:p>12</text:p>
          </table:table-cell>
          <table:table-cell table:formula="of:=2*[.D65]+[.D64]-[.D63]-2*[.D62]" office:value-type="float" office:value="8" calcext:value-type="float">
            <text:p>8</text:p>
          </table:table-cell>
          <table:table-cell table:formula="of:=FLOOR([.F64]*7/8)+[.E65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table:formula="of:=1.1*1024*64/(200*64+[.A66])" office:value-type="float" office:value="3.86311558866084" calcext:value-type="float">
            <text:p>3.86311558866084</text:p>
          </table:table-cell>
          <table:table-cell table:formula="of:=FLOOR(([.C65]+[.A66])/2)" office:value-type="float" office:value="5856" calcext:value-type="float">
            <text:p>5856</text:p>
          </table:table-cell>
          <table:table-cell table:formula="of:=[.C66]-[.C65]" office:value-type="float" office:value="5" calcext:value-type="float">
            <text:p>5</text:p>
          </table:table-cell>
          <table:table-cell table:formula="of:=2*[.D66]+[.D65]-[.D64]-2*[.D63]" office:value-type="float" office:value="-12" calcext:value-type="float">
            <text:p>-12</text:p>
          </table:table-cell>
          <table:table-cell table:formula="of:=FLOOR([.F65]*7/8)+[.E66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table:formula="of:=1.1*1024*64/(200*64+[.A67])" office:value-type="float" office:value="3.86104654276686" calcext:value-type="float">
            <text:p>3.86104654276686</text:p>
          </table:table-cell>
          <table:table-cell table:formula="of:=FLOOR(([.C66]+[.A67])/2)" office:value-type="float" office:value="5863" calcext:value-type="float">
            <text:p>5863</text:p>
          </table:table-cell>
          <table:table-cell table:formula="of:=[.C67]-[.C66]" office:value-type="float" office:value="7" calcext:value-type="float">
            <text:p>7</text:p>
          </table:table-cell>
          <table:table-cell table:formula="of:=2*[.D67]+[.D66]-[.D65]-2*[.D64]" office:value-type="float" office:value="-5" calcext:value-type="float">
            <text:p>-5</text:p>
          </table:table-cell>
          <table:table-cell table:formula="of:=FLOOR([.F66]*7/8)+[.E67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1.1*1024*64/(200*64+[.A68])" office:value-type="float" office:value="3.85547117338753" calcext:value-type="float">
            <text:p>3.85547117338753</text:p>
          </table:table-cell>
          <table:table-cell table:formula="of:=FLOOR(([.C67]+[.A68])/2)" office:value-type="float" office:value="5880" calcext:value-type="float">
            <text:p>5880</text:p>
          </table:table-cell>
          <table:table-cell table:formula="of:=[.C68]-[.C67]" office:value-type="float" office:value="17" calcext:value-type="float">
            <text:p>17</text:p>
          </table:table-cell>
          <table:table-cell table:formula="of:=2*[.D68]+[.D67]-[.D66]-2*[.D65]" office:value-type="float" office:value="12" calcext:value-type="float">
            <text:p>12</text:p>
          </table:table-cell>
          <table:table-cell table:formula="of:=FLOOR([.F67]*7/8)+[.E68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table:formula="of:=1.1*1024*64/(200*64+[.A69])" office:value-type="float" office:value="3.85423438836613" calcext:value-type="float">
            <text:p>3.85423438836613</text:p>
          </table:table-cell>
          <table:table-cell table:formula="of:=FLOOR(([.C68]+[.A69])/2)" office:value-type="float" office:value="5892" calcext:value-type="float">
            <text:p>5892</text:p>
          </table:table-cell>
          <table:table-cell table:formula="of:=[.C69]-[.C68]" office:value-type="float" office:value="12" calcext:value-type="float">
            <text:p>12</text:p>
          </table:table-cell>
          <table:table-cell table:formula="of:=2*[.D69]+[.D68]-[.D67]-2*[.D66]" office:value-type="float" office:value="24" calcext:value-type="float">
            <text:p>24</text:p>
          </table:table-cell>
          <table:table-cell table:formula="of:=FLOOR([.F68]*7/8)+[.E6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formula="of:=1.1*1024*64/(200*64+[.A70])" office:value-type="float" office:value="3.85073446931254" calcext:value-type="float">
            <text:p>3.85073446931254</text:p>
          </table:table-cell>
          <table:table-cell table:formula="of:=FLOOR(([.C69]+[.A70])/2)" office:value-type="float" office:value="5906" calcext:value-type="float">
            <text:p>5906</text:p>
          </table:table-cell>
          <table:table-cell table:formula="of:=[.C70]-[.C69]" office:value-type="float" office:value="14" calcext:value-type="float">
            <text:p>14</text:p>
          </table:table-cell>
          <table:table-cell table:formula="of:=2*[.D70]+[.D69]-[.D68]-2*[.D67]" office:value-type="float" office:value="9" calcext:value-type="float">
            <text:p>9</text:p>
          </table:table-cell>
          <table:table-cell table:formula="of:=FLOOR([.F69]*7/8)+[.E7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table:formula="of:=1.1*1024*64/(200*64+[.A71])" office:value-type="float" office:value="3.84991188251001" calcext:value-type="float">
            <text:p>3.84991188251001</text:p>
          </table:table-cell>
          <table:table-cell table:formula="of:=FLOOR(([.C70]+[.A71])/2)" office:value-type="float" office:value="5915" calcext:value-type="float">
            <text:p>5915</text:p>
          </table:table-cell>
          <table:table-cell table:formula="of:=[.C71]-[.C70]" office:value-type="float" office:value="9" calcext:value-type="float">
            <text:p>9</text:p>
          </table:table-cell>
          <table:table-cell table:formula="of:=2*[.D71]+[.D70]-[.D69]-2*[.D68]" office:value-type="float" office:value="-14" calcext:value-type="float">
            <text:p>-14</text:p>
          </table:table-cell>
          <table:table-cell table:formula="of:=FLOOR([.F70]*7/8)+[.E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1.1*1024*64/(200*64+[.A72])" office:value-type="float" office:value="3.84457362274012" calcext:value-type="float">
            <text:p>3.84457362274012</text:p>
          </table:table-cell>
          <table:table-cell table:formula="of:=FLOOR(([.C71]+[.A72])/2)" office:value-type="float" office:value="5933" calcext:value-type="float">
            <text:p>5933</text:p>
          </table:table-cell>
          <table:table-cell table:formula="of:=[.C72]-[.C71]" office:value-type="float" office:value="18" calcext:value-type="float">
            <text:p>18</text:p>
          </table:table-cell>
          <table:table-cell table:formula="of:=2*[.D72]+[.D71]-[.D70]-2*[.D69]" office:value-type="float" office:value="7" calcext:value-type="float">
            <text:p>7</text:p>
          </table:table-cell>
          <table:table-cell table:formula="of:=FLOOR([.F71]*7/8)+[.E7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1.1*1024*64/(200*64+[.A73])" office:value-type="float" office:value="3.84457362274012" calcext:value-type="float">
            <text:p>3.84457362274012</text:p>
          </table:table-cell>
          <table:table-cell table:formula="of:=FLOOR(([.C72]+[.A73])/2)" office:value-type="float" office:value="5942" calcext:value-type="float">
            <text:p>5942</text:p>
          </table:table-cell>
          <table:table-cell table:formula="of:=[.C73]-[.C72]" office:value-type="float" office:value="9" calcext:value-type="float">
            <text:p>9</text:p>
          </table:table-cell>
          <table:table-cell table:formula="of:=2*[.D73]+[.D72]-[.D71]-2*[.D70]" office:value-type="float" office:value="-1" calcext:value-type="float">
            <text:p>-1</text:p>
          </table:table-cell>
          <table:table-cell table:formula="of:=FLOOR([.F72]*7/8)+[.E7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table:formula="of:=1.1*1024*64/(200*64+[.A74])" office:value-type="float" office:value="3.84354873107272" calcext:value-type="float">
            <text:p>3.84354873107272</text:p>
          </table:table-cell>
          <table:table-cell table:formula="of:=FLOOR(([.C73]+[.A74])/2)" office:value-type="float" office:value="5949" calcext:value-type="float">
            <text:p>5949</text:p>
          </table:table-cell>
          <table:table-cell table:formula="of:=[.C74]-[.C73]" office:value-type="float" office:value="7" calcext:value-type="float">
            <text:p>7</text:p>
          </table:table-cell>
          <table:table-cell table:formula="of:=2*[.D74]+[.D73]-[.D72]-2*[.D71]" office:value-type="float" office:value="-13" calcext:value-type="float">
            <text:p>-13</text:p>
          </table:table-cell>
          <table:table-cell table:formula="of:=FLOOR([.F73]*7/8)+[.E74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1.1*1024*64/(200*64+[.A75])" office:value-type="float" office:value="3.84047733205477" calcext:value-type="float">
            <text:p>3.84047733205477</text:p>
          </table:table-cell>
          <table:table-cell table:formula="of:=FLOOR(([.C74]+[.A75])/2)" office:value-type="float" office:value="5960" calcext:value-type="float">
            <text:p>5960</text:p>
          </table:table-cell>
          <table:table-cell table:formula="of:=[.C75]-[.C74]" office:value-type="float" office:value="11" calcext:value-type="float">
            <text:p>11</text:p>
          </table:table-cell>
          <table:table-cell table:formula="of:=2*[.D75]+[.D74]-[.D73]-2*[.D72]" office:value-type="float" office:value="-16" calcext:value-type="float">
            <text:p>-16</text:p>
          </table:table-cell>
          <table:table-cell table:formula="of:=FLOOR([.F74]*7/8)+[.E75]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formula="of:=1.1*1024*64/(200*64+[.A76])" office:value-type="float" office:value="3.83904569176696" calcext:value-type="float">
            <text:p>3.83904569176696</text:p>
          </table:table-cell>
          <table:table-cell table:formula="of:=FLOOR(([.C75]+[.A76])/2)" office:value-type="float" office:value="5969" calcext:value-type="float">
            <text:p>5969</text:p>
          </table:table-cell>
          <table:table-cell table:formula="of:=[.C76]-[.C75]" office:value-type="float" office:value="9" calcext:value-type="float">
            <text:p>9</text:p>
          </table:table-cell>
          <table:table-cell table:formula="of:=2*[.D76]+[.D75]-[.D74]-2*[.D73]" office:value-type="float" office:value="4" calcext:value-type="float">
            <text:p>4</text:p>
          </table:table-cell>
          <table:table-cell table:formula="of:=FLOOR([.F75]*7/8)+[.E76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table:formula="of:=1.1*1024*64/(200*64+[.A77])" office:value-type="float" office:value="3.83618561089826" calcext:value-type="float">
            <text:p>3.83618561089826</text:p>
          </table:table-cell>
          <table:table-cell table:formula="of:=FLOOR(([.C76]+[.A77])/2)" office:value-type="float" office:value="5980" calcext:value-type="float">
            <text:p>5980</text:p>
          </table:table-cell>
          <table:table-cell table:formula="of:=[.C77]-[.C76]" office:value-type="float" office:value="11" calcext:value-type="float">
            <text:p>11</text:p>
          </table:table-cell>
          <table:table-cell table:formula="of:=2*[.D77]+[.D76]-[.D75]-2*[.D74]" office:value-type="float" office:value="6" calcext:value-type="float">
            <text:p>6</text:p>
          </table:table-cell>
          <table:table-cell table:formula="of:=FLOOR([.F76]*7/8)+[.E77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table:formula="of:=1.1*1024*64/(200*64+[.A78])" office:value-type="float" office:value="3.83353363467163" calcext:value-type="float">
            <text:p>3.83353363467163</text:p>
          </table:table-cell>
          <table:table-cell table:formula="of:=FLOOR(([.C77]+[.A78])/2)" office:value-type="float" office:value="5992" calcext:value-type="float">
            <text:p>5992</text:p>
          </table:table-cell>
          <table:table-cell table:formula="of:=[.C78]-[.C77]" office:value-type="float" office:value="12" calcext:value-type="float">
            <text:p>12</text:p>
          </table:table-cell>
          <table:table-cell table:formula="of:=2*[.D78]+[.D77]-[.D76]-2*[.D75]" office:value-type="float" office:value="4" calcext:value-type="float">
            <text:p>4</text:p>
          </table:table-cell>
          <table:table-cell table:formula="of:=FLOOR([.F77]*7/8)+[.E7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1.1*1024*64/(200*64+[.A79])" office:value-type="float" office:value="3.83027469316189" calcext:value-type="float">
            <text:p>3.83027469316189</text:p>
          </table:table-cell>
          <table:table-cell table:formula="of:=FLOOR(([.C78]+[.A79])/2)" office:value-type="float" office:value="6006" calcext:value-type="float">
            <text:p>6006</text:p>
          </table:table-cell>
          <table:table-cell table:formula="of:=[.C79]-[.C78]" office:value-type="float" office:value="14" calcext:value-type="float">
            <text:p>14</text:p>
          </table:table-cell>
          <table:table-cell table:formula="of:=2*[.D79]+[.D78]-[.D77]-2*[.D76]" office:value-type="float" office:value="11" calcext:value-type="float">
            <text:p>11</text:p>
          </table:table-cell>
          <table:table-cell table:formula="of:=FLOOR([.F78]*7/8)+[.E7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table:formula="of:=1.1*1024*64/(200*64+[.A80])" office:value-type="float" office:value="3.82946082337317" calcext:value-type="float">
            <text:p>3.82946082337317</text:p>
          </table:table-cell>
          <table:table-cell table:formula="of:=FLOOR(([.C79]+[.A80])/2)" office:value-type="float" office:value="6015" calcext:value-type="float">
            <text:p>6015</text:p>
          </table:table-cell>
          <table:table-cell table:formula="of:=[.C80]-[.C79]" office:value-type="float" office:value="9" calcext:value-type="float">
            <text:p>9</text:p>
          </table:table-cell>
          <table:table-cell table:formula="of:=2*[.D80]+[.D79]-[.D78]-2*[.D77]" office:value-type="float" office:value="-2" calcext:value-type="float">
            <text:p>-2</text:p>
          </table:table-cell>
          <table:table-cell table:formula="of:=FLOOR([.F79]*7/8)+[.E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table:formula="of:=1.1*1024*64/(200*64+[.A81])" office:value-type="float" office:value="3.82722446379274" calcext:value-type="float">
            <text:p>3.82722446379274</text:p>
          </table:table-cell>
          <table:table-cell table:formula="of:=FLOOR(([.C80]+[.A81])/2)" office:value-type="float" office:value="6025" calcext:value-type="float">
            <text:p>6025</text:p>
          </table:table-cell>
          <table:table-cell table:formula="of:=[.C81]-[.C80]" office:value-type="float" office:value="10" calcext:value-type="float">
            <text:p>10</text:p>
          </table:table-cell>
          <table:table-cell table:formula="of:=2*[.D81]+[.D80]-[.D79]-2*[.D78]" office:value-type="float" office:value="-9" calcext:value-type="float">
            <text:p>-9</text:p>
          </table:table-cell>
          <table:table-cell table:formula="of:=FLOOR([.F80]*7/8)+[.E81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formula="of:=1.1*1024*64/(200*64+[.A82])" office:value-type="float" office:value="3.82417908864251" calcext:value-type="float">
            <text:p>3.82417908864251</text:p>
          </table:table-cell>
          <table:table-cell table:formula="of:=FLOOR(([.C81]+[.A82])/2)" office:value-type="float" office:value="6038" calcext:value-type="float">
            <text:p>6038</text:p>
          </table:table-cell>
          <table:table-cell table:formula="of:=[.C82]-[.C81]" office:value-type="float" office:value="13" calcext:value-type="float">
            <text:p>13</text:p>
          </table:table-cell>
          <table:table-cell table:formula="of:=2*[.D82]+[.D81]-[.D80]-2*[.D79]" office:value-type="float" office:value="-1" calcext:value-type="float">
            <text:p>-1</text:p>
          </table:table-cell>
          <table:table-cell table:formula="of:=FLOOR([.F81]*7/8)+[.E82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table:formula="of:=1.1*1024*64/(200*64+[.A83])" office:value-type="float" office:value="3.82134110787172" calcext:value-type="float">
            <text:p>3.82134110787172</text:p>
          </table:table-cell>
          <table:table-cell table:formula="of:=FLOOR(([.C82]+[.A83])/2)" office:value-type="float" office:value="6051" calcext:value-type="float">
            <text:p>6051</text:p>
          </table:table-cell>
          <table:table-cell table:formula="of:=[.C83]-[.C82]" office:value-type="float" office:value="13" calcext:value-type="float">
            <text:p>13</text:p>
          </table:table-cell>
          <table:table-cell table:formula="of:=2*[.D83]+[.D82]-[.D81]-2*[.D80]" office:value-type="float" office:value="11" calcext:value-type="float">
            <text:p>11</text:p>
          </table:table-cell>
          <table:table-cell table:formula="of:=FLOOR([.F82]*7/8)+[.E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table:formula="of:=1.1*1024*64/(200*64+[.A84])" office:value-type="float" office:value="3.82012611944253" calcext:value-type="float">
            <text:p>3.82012611944253</text:p>
          </table:table-cell>
          <table:table-cell table:formula="of:=FLOOR(([.C83]+[.A84])/2)" office:value-type="float" office:value="6061" calcext:value-type="float">
            <text:p>6061</text:p>
          </table:table-cell>
          <table:table-cell table:formula="of:=[.C84]-[.C83]" office:value-type="float" office:value="10" calcext:value-type="float">
            <text:p>10</text:p>
          </table:table-cell>
          <table:table-cell table:formula="of:=2*[.D84]+[.D83]-[.D82]-2*[.D81]" office:value-type="float" office:value="0" calcext:value-type="float">
            <text:p>0</text:p>
          </table:table-cell>
          <table:table-cell table:formula="of:=FLOOR([.F83]*7/8)+[.E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table:formula="of:=1.1*1024*64/(200*64+[.A85])" office:value-type="float" office:value="3.81931655629139" calcext:value-type="float">
            <text:p>3.81931655629139</text:p>
          </table:table-cell>
          <table:table-cell table:formula="of:=FLOOR(([.C84]+[.A85])/2)" office:value-type="float" office:value="6068" calcext:value-type="float">
            <text:p>6068</text:p>
          </table:table-cell>
          <table:table-cell table:formula="of:=[.C85]-[.C84]" office:value-type="float" office:value="7" calcext:value-type="float">
            <text:p>7</text:p>
          </table:table-cell>
          <table:table-cell table:formula="of:=2*[.D85]+[.D84]-[.D83]-2*[.D82]" office:value-type="float" office:value="-15" calcext:value-type="float">
            <text:p>-15</text:p>
          </table:table-cell>
          <table:table-cell table:formula="of:=FLOOR([.F84]*7/8)+[.E85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1.1*1024*64/(200*64+[.A86])" office:value-type="float" office:value="3.81466821885914" calcext:value-type="float">
            <text:p>3.81466821885914</text:p>
          </table:table-cell>
          <table:table-cell table:formula="of:=FLOOR(([.C85]+[.A86])/2)" office:value-type="float" office:value="6083" calcext:value-type="float">
            <text:p>6083</text:p>
          </table:table-cell>
          <table:table-cell table:formula="of:=[.C86]-[.C85]" office:value-type="float" office:value="15" calcext:value-type="float">
            <text:p>15</text:p>
          </table:table-cell>
          <table:table-cell table:formula="of:=2*[.D86]+[.D85]-[.D84]-2*[.D83]" office:value-type="float" office:value="1" calcext:value-type="float">
            <text:p>1</text:p>
          </table:table-cell>
          <table:table-cell table:formula="of:=FLOOR([.F85]*7/8)+[.E86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1.1*1024*64/(200*64+[.A87])" office:value-type="float" office:value="3.81345746931866" calcext:value-type="float">
            <text:p>3.81345746931866</text:p>
          </table:table-cell>
          <table:table-cell table:formula="of:=FLOOR(([.C86]+[.A87])/2)" office:value-type="float" office:value="6093" calcext:value-type="float">
            <text:p>6093</text:p>
          </table:table-cell>
          <table:table-cell table:formula="of:=[.C87]-[.C86]" office:value-type="float" office:value="10" calcext:value-type="float">
            <text:p>10</text:p>
          </table:table-cell>
          <table:table-cell table:formula="of:=2*[.D87]+[.D86]-[.D85]-2*[.D84]" office:value-type="float" office:value="8" calcext:value-type="float">
            <text:p>8</text:p>
          </table:table-cell>
          <table:table-cell table:formula="of:=FLOOR([.F86]*7/8)+[.E8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table:formula="of:=1.1*1024*64/(200*64+[.A88])" office:value-type="float" office:value="3.81426455026455" calcext:value-type="float">
            <text:p>3.81426455026455</text:p>
          </table:table-cell>
          <table:table-cell table:formula="of:=FLOOR(([.C87]+[.A88])/2)" office:value-type="float" office:value="6096" calcext:value-type="float">
            <text:p>6096</text:p>
          </table:table-cell>
          <table:table-cell table:formula="of:=[.C88]-[.C87]" office:value-type="float" office:value="3" calcext:value-type="float">
            <text:p>3</text:p>
          </table:table-cell>
          <table:table-cell table:formula="of:=2*[.D88]+[.D87]-[.D86]-2*[.D85]" office:value-type="float" office:value="-13" calcext:value-type="float">
            <text:p>-13</text:p>
          </table:table-cell>
          <table:table-cell table:formula="of:=FLOOR([.F87]*7/8)+[.E88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1.1*1024*64/(200*64+[.A89])" office:value-type="float" office:value="3.81345746931866" calcext:value-type="float">
            <text:p>3.81345746931866</text:p>
          </table:table-cell>
          <table:table-cell table:formula="of:=FLOOR(([.C88]+[.A89])/2)" office:value-type="float" office:value="6100" calcext:value-type="float">
            <text:p>6100</text:p>
          </table:table-cell>
          <table:table-cell table:formula="of:=[.C89]-[.C88]" office:value-type="float" office:value="4" calcext:value-type="float">
            <text:p>4</text:p>
          </table:table-cell>
          <table:table-cell table:formula="of:=2*[.D89]+[.D88]-[.D87]-2*[.D86]" office:value-type="float" office:value="-29" calcext:value-type="float">
            <text:p>-29</text:p>
          </table:table-cell>
          <table:table-cell table:formula="of:=FLOOR([.F88]*7/8)+[.E89]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table:formula="of:=1.1*1024*64/(200*64+[.A90])" office:value-type="float" office:value="3.81184433164129" calcext:value-type="float">
            <text:p>3.81184433164129</text:p>
          </table:table-cell>
          <table:table-cell table:formula="of:=FLOOR(([.C89]+[.A90])/2)" office:value-type="float" office:value="6106" calcext:value-type="float">
            <text:p>6106</text:p>
          </table:table-cell>
          <table:table-cell table:formula="of:=[.C90]-[.C89]" office:value-type="float" office:value="6" calcext:value-type="float">
            <text:p>6</text:p>
          </table:table-cell>
          <table:table-cell table:formula="of:=2*[.D90]+[.D89]-[.D88]-2*[.D87]" office:value-type="float" office:value="-7" calcext:value-type="float">
            <text:p>-7</text:p>
          </table:table-cell>
          <table:table-cell table:formula="of:=FLOOR([.F89]*7/8)+[.E90]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table:formula="of:=1.1*1024*64/(200*64+[.A91])" office:value-type="float" office:value="3.81123975680677" calcext:value-type="float">
            <text:p>3.81123975680677</text:p>
          </table:table-cell>
          <table:table-cell table:formula="of:=FLOOR(([.C90]+[.A91])/2)" office:value-type="float" office:value="6110" calcext:value-type="float">
            <text:p>6110</text:p>
          </table:table-cell>
          <table:table-cell table:formula="of:=[.C91]-[.C90]" office:value-type="float" office:value="4" calcext:value-type="float">
            <text:p>4</text:p>
          </table:table-cell>
          <table:table-cell table:formula="of:=2*[.D91]+[.D90]-[.D89]-2*[.D88]" office:value-type="float" office:value="4" calcext:value-type="float">
            <text:p>4</text:p>
          </table:table-cell>
          <table:table-cell table:formula="of:=FLOOR([.F90]*7/8)+[.E91]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table:formula="of:=1.1*1024*64/(200*64+[.A92])" office:value-type="float" office:value="3.80882337401596" calcext:value-type="float">
            <text:p>3.80882337401596</text:p>
          </table:table-cell>
          <table:table-cell table:formula="of:=FLOOR(([.C91]+[.A92])/2)" office:value-type="float" office:value="6118" calcext:value-type="float">
            <text:p>6118</text:p>
          </table:table-cell>
          <table:table-cell table:formula="of:=[.C92]-[.C91]" office:value-type="float" office:value="8" calcext:value-type="float">
            <text:p>8</text:p>
          </table:table-cell>
          <table:table-cell table:formula="of:=2*[.D92]+[.D91]-[.D90]-2*[.D89]" office:value-type="float" office:value="6" calcext:value-type="float">
            <text:p>6</text:p>
          </table:table-cell>
          <table:table-cell table:formula="of:=FLOOR([.F91]*7/8)+[.E92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table:formula="of:=1.1*1024*64/(200*64+[.A93])" office:value-type="float" office:value="3.80661104657303" calcext:value-type="float">
            <text:p>3.80661104657303</text:p>
          </table:table-cell>
          <table:table-cell table:formula="of:=FLOOR(([.C92]+[.A93])/2)" office:value-type="float" office:value="6128" calcext:value-type="float">
            <text:p>6128</text:p>
          </table:table-cell>
          <table:table-cell table:formula="of:=[.C93]-[.C92]" office:value-type="float" office:value="10" calcext:value-type="float">
            <text:p>10</text:p>
          </table:table-cell>
          <table:table-cell table:formula="of:=2*[.D93]+[.D92]-[.D91]-2*[.D90]" office:value-type="float" office:value="12" calcext:value-type="float">
            <text:p>12</text:p>
          </table:table-cell>
          <table:table-cell table:formula="of:=FLOOR([.F92]*7/8)+[.E93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table:formula="of:=1.1*1024*64/(200*64+[.A94])" office:value-type="float" office:value="3.80520453945632" calcext:value-type="float">
            <text:p>3.80520453945632</text:p>
          </table:table-cell>
          <table:table-cell table:formula="of:=FLOOR(([.C93]+[.A94])/2)" office:value-type="float" office:value="6136" calcext:value-type="float">
            <text:p>6136</text:p>
          </table:table-cell>
          <table:table-cell table:formula="of:=[.C94]-[.C93]" office:value-type="float" office:value="8" calcext:value-type="float">
            <text:p>8</text:p>
          </table:table-cell>
          <table:table-cell table:formula="of:=2*[.D94]+[.D93]-[.D92]-2*[.D91]" office:value-type="float" office:value="10" calcext:value-type="float">
            <text:p>10</text:p>
          </table:table-cell>
          <table:table-cell table:formula="of:=FLOOR([.F93]*7/8)+[.E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table:formula="of:=1.1*1024*64/(200*64+[.A95])" office:value-type="float" office:value="3.8031970456344" calcext:value-type="float">
            <text:p>3.8031970456344</text:p>
          </table:table-cell>
          <table:table-cell table:formula="of:=FLOOR(([.C94]+[.A95])/2)" office:value-type="float" office:value="6145" calcext:value-type="float">
            <text:p>6145</text:p>
          </table:table-cell>
          <table:table-cell table:formula="of:=[.C95]-[.C94]" office:value-type="float" office:value="9" calcext:value-type="float">
            <text:p>9</text:p>
          </table:table-cell>
          <table:table-cell table:formula="of:=2*[.D95]+[.D94]-[.D93]-2*[.D92]" office:value-type="float" office:value="0" calcext:value-type="float">
            <text:p>0</text:p>
          </table:table-cell>
          <table:table-cell table:formula="of:=FLOOR([.F94]*7/8)+[.E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table:formula="of:=1.1*1024*64/(200*64+[.A96])" office:value-type="float" office:value="3.79898819561551" calcext:value-type="float">
            <text:p>3.79898819561551</text:p>
          </table:table-cell>
          <table:table-cell table:formula="of:=FLOOR(([.C95]+[.A96])/2)" office:value-type="float" office:value="6160" calcext:value-type="float">
            <text:p>6160</text:p>
          </table:table-cell>
          <table:table-cell table:formula="of:=[.C96]-[.C95]" office:value-type="float" office:value="15" calcext:value-type="float">
            <text:p>15</text:p>
          </table:table-cell>
          <table:table-cell table:formula="of:=2*[.D96]+[.D95]-[.D94]-2*[.D93]" office:value-type="float" office:value="11" calcext:value-type="float">
            <text:p>11</text:p>
          </table:table-cell>
          <table:table-cell table:formula="of:=FLOOR([.F95]*7/8)+[.E9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table:formula="of:=1.1*1024*64/(200*64+[.A97])" office:value-type="float" office:value="3.79878800653423" calcext:value-type="float">
            <text:p>3.79878800653423</text:p>
          </table:table-cell>
          <table:table-cell table:formula="of:=FLOOR(([.C96]+[.A97])/2)" office:value-type="float" office:value="6168" calcext:value-type="float">
            <text:p>6168</text:p>
          </table:table-cell>
          <table:table-cell table:formula="of:=[.C97]-[.C96]" office:value-type="float" office:value="8" calcext:value-type="float">
            <text:p>8</text:p>
          </table:table-cell>
          <table:table-cell table:formula="of:=2*[.D97]+[.D96]-[.D95]-2*[.D94]" office:value-type="float" office:value="6" calcext:value-type="float">
            <text:p>6</text:p>
          </table:table-cell>
          <table:table-cell table:formula="of:=FLOOR([.F96]*7/8)+[.E9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table:formula="of:=1.1*1024*64/(200*64+[.A98])" office:value-type="float" office:value="3.79698725376593" calcext:value-type="float">
            <text:p>3.79698725376593</text:p>
          </table:table-cell>
          <table:table-cell table:formula="of:=FLOOR(([.C97]+[.A98])/2)" office:value-type="float" office:value="6177" calcext:value-type="float">
            <text:p>6177</text:p>
          </table:table-cell>
          <table:table-cell table:formula="of:=[.C98]-[.C97]" office:value-type="float" office:value="9" calcext:value-type="float">
            <text:p>9</text:p>
          </table:table-cell>
          <table:table-cell table:formula="of:=2*[.D98]+[.D97]-[.D96]-2*[.D95]" office:value-type="float" office:value="-7" calcext:value-type="float">
            <text:p>-7</text:p>
          </table:table-cell>
          <table:table-cell table:formula="of:=FLOOR([.F97]*7/8)+[.E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table:formula="of:=1.1*1024*64/(200*64+[.A99])" office:value-type="float" office:value="3.79418947368421" calcext:value-type="float">
            <text:p>3.79418947368421</text:p>
          </table:table-cell>
          <table:table-cell table:formula="of:=FLOOR(([.C98]+[.A99])/2)" office:value-type="float" office:value="6188" calcext:value-type="float">
            <text:p>6188</text:p>
          </table:table-cell>
          <table:table-cell table:formula="of:=[.C99]-[.C98]" office:value-type="float" office:value="11" calcext:value-type="float">
            <text:p>11</text:p>
          </table:table-cell>
          <table:table-cell table:formula="of:=2*[.D99]+[.D98]-[.D97]-2*[.D96]" office:value-type="float" office:value="-7" calcext:value-type="float">
            <text:p>-7</text:p>
          </table:table-cell>
          <table:table-cell table:formula="of:=FLOOR([.F98]*7/8)+[.E9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table:formula="of:=1.1*1024*64/(200*64+[.A100])" office:value-type="float" office:value="3.79099705511149" calcext:value-type="float">
            <text:p>3.79099705511149</text:p>
          </table:table-cell>
          <table:table-cell table:formula="of:=FLOOR(([.C99]+[.A100])/2)" office:value-type="float" office:value="6202" calcext:value-type="float">
            <text:p>6202</text:p>
          </table:table-cell>
          <table:table-cell table:formula="of:=[.C100]-[.C99]" office:value-type="float" office:value="14" calcext:value-type="float">
            <text:p>14</text:p>
          </table:table-cell>
          <table:table-cell table:formula="of:=2*[.D100]+[.D99]-[.D98]-2*[.D97]" office:value-type="float" office:value="14" calcext:value-type="float">
            <text:p>14</text:p>
          </table:table-cell>
          <table:table-cell table:formula="of:=FLOOR([.F99]*7/8)+[.E10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table:formula="of:=1.1*1024*64/(200*64+[.A101])" office:value-type="float" office:value="3.78960206066341" calcext:value-type="float">
            <text:p>3.78960206066341</text:p>
          </table:table-cell>
          <table:table-cell table:formula="of:=FLOOR(([.C100]+[.A101])/2)" office:value-type="float" office:value="6212" calcext:value-type="float">
            <text:p>6212</text:p>
          </table:table-cell>
          <table:table-cell table:formula="of:=[.C101]-[.C100]" office:value-type="float" office:value="10" calcext:value-type="float">
            <text:p>10</text:p>
          </table:table-cell>
          <table:table-cell table:formula="of:=2*[.D101]+[.D100]-[.D99]-2*[.D98]" office:value-type="float" office:value="5" calcext:value-type="float">
            <text:p>5</text:p>
          </table:table-cell>
          <table:table-cell table:formula="of:=FLOOR([.F100]*7/8)+[.E10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table:formula="of:=1.1*1024*64/(200*64+[.A102])" office:value-type="float" office:value="3.78840716800673" calcext:value-type="float">
            <text:p>3.78840716800673</text:p>
          </table:table-cell>
          <table:table-cell table:formula="of:=FLOOR(([.C101]+[.A102])/2)" office:value-type="float" office:value="6220" calcext:value-type="float">
            <text:p>6220</text:p>
          </table:table-cell>
          <table:table-cell table:formula="of:=[.C102]-[.C101]" office:value-type="float" office:value="8" calcext:value-type="float">
            <text:p>8</text:p>
          </table:table-cell>
          <table:table-cell table:formula="of:=2*[.D102]+[.D101]-[.D100]-2*[.D99]" office:value-type="float" office:value="-10" calcext:value-type="float">
            <text:p>-10</text:p>
          </table:table-cell>
          <table:table-cell table:formula="of:=FLOOR([.F101]*7/8)+[.E1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1.1*1024*64/(200*64+[.A103])" office:value-type="float" office:value="3.78781000420345" calcext:value-type="float">
            <text:p>3.78781000420345</text:p>
          </table:table-cell>
          <table:table-cell table:formula="of:=FLOOR(([.C102]+[.A103])/2)" office:value-type="float" office:value="6226" calcext:value-type="float">
            <text:p>6226</text:p>
          </table:table-cell>
          <table:table-cell table:formula="of:=[.C103]-[.C102]" office:value-type="float" office:value="6" calcext:value-type="float">
            <text:p>6</text:p>
          </table:table-cell>
          <table:table-cell table:formula="of:=2*[.D103]+[.D102]-[.D101]-2*[.D100]" office:value-type="float" office:value="-18" calcext:value-type="float">
            <text:p>-18</text:p>
          </table:table-cell>
          <table:table-cell table:formula="of:=FLOOR([.F102]*7/8)+[.E103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table:formula="of:=1.1*1024*64/(200*64+[.A104])" office:value-type="float" office:value="3.78542323041378" calcext:value-type="float">
            <text:p>3.78542323041378</text:p>
          </table:table-cell>
          <table:table-cell table:formula="of:=FLOOR(([.C103]+[.A104])/2)" office:value-type="float" office:value="6235" calcext:value-type="float">
            <text:p>6235</text:p>
          </table:table-cell>
          <table:table-cell table:formula="of:=[.C104]-[.C103]" office:value-type="float" office:value="9" calcext:value-type="float">
            <text:p>9</text:p>
          </table:table-cell>
          <table:table-cell table:formula="of:=2*[.D104]+[.D103]-[.D102]-2*[.D101]" office:value-type="float" office:value="-4" calcext:value-type="float">
            <text:p>-4</text:p>
          </table:table-cell>
          <table:table-cell table:formula="of:=FLOOR([.F103]*7/8)+[.E104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table:formula="of:=1.1*1024*64/(200*64+[.A105])" office:value-type="float" office:value="3.78244398971614" calcext:value-type="float">
            <text:p>3.78244398971614</text:p>
          </table:table-cell>
          <table:table-cell table:formula="of:=FLOOR(([.C104]+[.A105])/2)" office:value-type="float" office:value="6247" calcext:value-type="float">
            <text:p>6247</text:p>
          </table:table-cell>
          <table:table-cell table:formula="of:=[.C105]-[.C104]" office:value-type="float" office:value="12" calcext:value-type="float">
            <text:p>12</text:p>
          </table:table-cell>
          <table:table-cell table:formula="of:=2*[.D105]+[.D104]-[.D103]-2*[.D102]" office:value-type="float" office:value="11" calcext:value-type="float">
            <text:p>11</text:p>
          </table:table-cell>
          <table:table-cell table:formula="of:=FLOOR([.F104]*7/8)+[.E10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1.1*1024*64/(200*64+[.A106])" office:value-type="float" office:value="3.78165031736872" calcext:value-type="float">
            <text:p>3.78165031736872</text:p>
          </table:table-cell>
          <table:table-cell table:formula="of:=FLOOR(([.C105]+[.A106])/2)" office:value-type="float" office:value="6255" calcext:value-type="float">
            <text:p>6255</text:p>
          </table:table-cell>
          <table:table-cell table:formula="of:=[.C106]-[.C105]" office:value-type="float" office:value="8" calcext:value-type="float">
            <text:p>8</text:p>
          </table:table-cell>
          <table:table-cell table:formula="of:=2*[.D106]+[.D105]-[.D104]-2*[.D103]" office:value-type="float" office:value="7" calcext:value-type="float">
            <text:p>7</text:p>
          </table:table-cell>
          <table:table-cell table:formula="of:=FLOOR([.F105]*7/8)+[.E1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table:formula="of:=1.1*1024*64/(200*64+[.A107])" office:value-type="float" office:value="3.77768694649688" calcext:value-type="float">
            <text:p>3.77768694649688</text:p>
          </table:table-cell>
          <table:table-cell table:formula="of:=FLOOR(([.C106]+[.A107])/2)" office:value-type="float" office:value="6269" calcext:value-type="float">
            <text:p>6269</text:p>
          </table:table-cell>
          <table:table-cell table:formula="of:=[.C107]-[.C106]" office:value-type="float" office:value="14" calcext:value-type="float">
            <text:p>14</text:p>
          </table:table-cell>
          <table:table-cell table:formula="of:=2*[.D107]+[.D106]-[.D105]-2*[.D104]" office:value-type="float" office:value="6" calcext:value-type="float">
            <text:p>6</text:p>
          </table:table-cell>
          <table:table-cell table:formula="of:=FLOOR([.F106]*7/8)+[.E10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table:formula="of:=1.1*1024*64/(200*64+[.A108])" office:value-type="float" office:value="3.77551063161202" calcext:value-type="float">
            <text:p>3.77551063161202</text:p>
          </table:table-cell>
          <table:table-cell table:formula="of:=FLOOR(([.C107]+[.A108])/2)" office:value-type="float" office:value="6281" calcext:value-type="float">
            <text:p>6281</text:p>
          </table:table-cell>
          <table:table-cell table:formula="of:=[.C108]-[.C107]" office:value-type="float" office:value="12" calcext:value-type="float">
            <text:p>12</text:p>
          </table:table-cell>
          <table:table-cell table:formula="of:=2*[.D108]+[.D107]-[.D106]-2*[.D105]" office:value-type="float" office:value="6" calcext:value-type="float">
            <text:p>6</text:p>
          </table:table-cell>
          <table:table-cell table:formula="of:=FLOOR([.F107]*7/8)+[.E1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table:formula="of:=1.1*1024*64/(200*64+[.A109])" office:value-type="float" office:value="3.77333682282125" calcext:value-type="float">
            <text:p>3.77333682282125</text:p>
          </table:table-cell>
          <table:table-cell table:formula="of:=FLOOR(([.C108]+[.A109])/2)" office:value-type="float" office:value="6293" calcext:value-type="float">
            <text:p>6293</text:p>
          </table:table-cell>
          <table:table-cell table:formula="of:=[.C109]-[.C108]" office:value-type="float" office:value="12" calcext:value-type="float">
            <text:p>12</text:p>
          </table:table-cell>
          <table:table-cell table:formula="of:=2*[.D109]+[.D108]-[.D107]-2*[.D106]" office:value-type="float" office:value="6" calcext:value-type="float">
            <text:p>6</text:p>
          </table:table-cell>
          <table:table-cell table:formula="of:=FLOOR([.F108]*7/8)+[.E10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table:formula="of:=1.1*1024*64/(200*64+[.A110])" office:value-type="float" office:value="3.77215216367537" calcext:value-type="float">
            <text:p>3.77215216367537</text:p>
          </table:table-cell>
          <table:table-cell table:formula="of:=FLOOR(([.C109]+[.A110])/2)" office:value-type="float" office:value="6302" calcext:value-type="float">
            <text:p>6302</text:p>
          </table:table-cell>
          <table:table-cell table:formula="of:=[.C110]-[.C109]" office:value-type="float" office:value="9" calcext:value-type="float">
            <text:p>9</text:p>
          </table:table-cell>
          <table:table-cell table:formula="of:=2*[.D110]+[.D109]-[.D108]-2*[.D107]" office:value-type="float" office:value="-10" calcext:value-type="float">
            <text:p>-10</text:p>
          </table:table-cell>
          <table:table-cell table:formula="of:=FLOOR([.F109]*7/8)+[.E1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table:formula="of:=1.1*1024*64/(200*64+[.A111])" office:value-type="float" office:value="3.7693908496732" calcext:value-type="float">
            <text:p>3.7693908496732</text:p>
          </table:table-cell>
          <table:table-cell table:formula="of:=FLOOR(([.C110]+[.A111])/2)" office:value-type="float" office:value="6313" calcext:value-type="float">
            <text:p>6313</text:p>
          </table:table-cell>
          <table:table-cell table:formula="of:=[.C111]-[.C110]" office:value-type="float" office:value="11" calcext:value-type="float">
            <text:p>11</text:p>
          </table:table-cell>
          <table:table-cell table:formula="of:=2*[.D111]+[.D110]-[.D109]-2*[.D108]" office:value-type="float" office:value="-5" calcext:value-type="float">
            <text:p>-5</text:p>
          </table:table-cell>
          <table:table-cell table:formula="of:=FLOOR([.F110]*7/8)+[.E11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table:formula="of:=1.1*1024*64/(200*64+[.A112])" office:value-type="float" office:value="3.76663357542191" calcext:value-type="float">
            <text:p>3.76663357542191</text:p>
          </table:table-cell>
          <table:table-cell table:formula="of:=FLOOR(([.C111]+[.A112])/2)" office:value-type="float" office:value="6326" calcext:value-type="float">
            <text:p>6326</text:p>
          </table:table-cell>
          <table:table-cell table:formula="of:=[.C112]-[.C111]" office:value-type="float" office:value="13" calcext:value-type="float">
            <text:p>13</text:p>
          </table:table-cell>
          <table:table-cell table:formula="of:=2*[.D112]+[.D111]-[.D110]-2*[.D109]" office:value-type="float" office:value="4" calcext:value-type="float">
            <text:p>4</text:p>
          </table:table-cell>
          <table:table-cell table:formula="of:=FLOOR([.F111]*7/8)+[.E1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1.1*1024*64/(200*64+[.A113])" office:value-type="float" office:value="3.76466656222257" calcext:value-type="float">
            <text:p>3.76466656222257</text:p>
          </table:table-cell>
          <table:table-cell table:formula="of:=FLOOR(([.C112]+[.A113])/2)" office:value-type="float" office:value="6337" calcext:value-type="float">
            <text:p>6337</text:p>
          </table:table-cell>
          <table:table-cell table:formula="of:=[.C113]-[.C112]" office:value-type="float" office:value="11" calcext:value-type="float">
            <text:p>11</text:p>
          </table:table-cell>
          <table:table-cell table:formula="of:=2*[.D113]+[.D112]-[.D111]-2*[.D110]" office:value-type="float" office:value="6" calcext:value-type="float">
            <text:p>6</text:p>
          </table:table-cell>
          <table:table-cell table:formula="of:=FLOOR([.F112]*7/8)+[.E11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table:formula="of:=1.1*1024*64/(200*64+[.A114])" office:value-type="float" office:value="3.76486317108836" calcext:value-type="float">
            <text:p>3.76486317108836</text:p>
          </table:table-cell>
          <table:table-cell table:formula="of:=FLOOR(([.C113]+[.A114])/2)" office:value-type="float" office:value="6342" calcext:value-type="float">
            <text:p>6342</text:p>
          </table:table-cell>
          <table:table-cell table:formula="of:=[.C114]-[.C113]" office:value-type="float" office:value="5" calcext:value-type="float">
            <text:p>5</text:p>
          </table:table-cell>
          <table:table-cell table:formula="of:=2*[.D114]+[.D113]-[.D112]-2*[.D111]" office:value-type="float" office:value="-14" calcext:value-type="float">
            <text:p>-14</text:p>
          </table:table-cell>
          <table:table-cell table:formula="of:=FLOOR([.F113]*7/8)+[.E114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table:formula="of:=1.1*1024*64/(200*64+[.A115])" office:value-type="float" office:value="3.76446997389034" calcext:value-type="float">
            <text:p>3.76446997389034</text:p>
          </table:table-cell>
          <table:table-cell table:formula="of:=FLOOR(([.C114]+[.A115])/2)" office:value-type="float" office:value="6346" calcext:value-type="float">
            <text:p>6346</text:p>
          </table:table-cell>
          <table:table-cell table:formula="of:=[.C115]-[.C114]" office:value-type="float" office:value="4" calcext:value-type="float">
            <text:p>4</text:p>
          </table:table-cell>
          <table:table-cell table:formula="of:=2*[.D115]+[.D114]-[.D113]-2*[.D112]" office:value-type="float" office:value="-24" calcext:value-type="float">
            <text:p>-24</text:p>
          </table:table-cell>
          <table:table-cell table:formula="of:=FLOOR([.F114]*7/8)+[.E115]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table:formula="of:=1.1*1024*64/(200*64+[.A116])" office:value-type="float" office:value="3.7623088565315" calcext:value-type="float">
            <text:p>3.7623088565315</text:p>
          </table:table-cell>
          <table:table-cell table:formula="of:=FLOOR(([.C115]+[.A116])/2)" office:value-type="float" office:value="6353" calcext:value-type="float">
            <text:p>6353</text:p>
          </table:table-cell>
          <table:table-cell table:formula="of:=[.C116]-[.C115]" office:value-type="float" office:value="7" calcext:value-type="float">
            <text:p>7</text:p>
          </table:table-cell>
          <table:table-cell table:formula="of:=2*[.D116]+[.D115]-[.D114]-2*[.D113]" office:value-type="float" office:value="-9" calcext:value-type="float">
            <text:p>-9</text:p>
          </table:table-cell>
          <table:table-cell table:formula="of:=FLOOR([.F115]*7/8)+[.E116]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table:formula="of:=1.1*1024*64/(200*64+[.A117])" office:value-type="float" office:value="3.76093489148581" calcext:value-type="float">
            <text:p>3.76093489148581</text:p>
          </table:table-cell>
          <table:table-cell table:formula="of:=FLOOR(([.C116]+[.A117])/2)" office:value-type="float" office:value="6360" calcext:value-type="float">
            <text:p>6360</text:p>
          </table:table-cell>
          <table:table-cell table:formula="of:=[.C117]-[.C116]" office:value-type="float" office:value="7" calcext:value-type="float">
            <text:p>7</text:p>
          </table:table-cell>
          <table:table-cell table:formula="of:=2*[.D117]+[.D116]-[.D115]-2*[.D114]" office:value-type="float" office:value="7" calcext:value-type="float">
            <text:p>7</text:p>
          </table:table-cell>
          <table:table-cell table:formula="of:=FLOOR([.F116]*7/8)+[.E117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table:formula="of:=1.1*1024*64/(200*64+[.A118])" office:value-type="float" office:value="3.75916983886948" calcext:value-type="float">
            <text:p>3.75916983886948</text:p>
          </table:table-cell>
          <table:table-cell table:formula="of:=FLOOR(([.C117]+[.A118])/2)" office:value-type="float" office:value="6368" calcext:value-type="float">
            <text:p>6368</text:p>
          </table:table-cell>
          <table:table-cell table:formula="of:=[.C118]-[.C117]" office:value-type="float" office:value="8" calcext:value-type="float">
            <text:p>8</text:p>
          </table:table-cell>
          <table:table-cell table:formula="of:=2*[.D118]+[.D117]-[.D116]-2*[.D115]" office:value-type="float" office:value="8" calcext:value-type="float">
            <text:p>8</text:p>
          </table:table-cell>
          <table:table-cell table:formula="of:=FLOOR([.F117]*7/8)+[.E118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table:formula="of:=1.1*1024*64/(200*64+[.A119])" office:value-type="float" office:value="3.7585818561001" calcext:value-type="float">
            <text:p>3.7585818561001</text:p>
          </table:table-cell>
          <table:table-cell table:formula="of:=FLOOR(([.C118]+[.A119])/2)" office:value-type="float" office:value="6374" calcext:value-type="float">
            <text:p>6374</text:p>
          </table:table-cell>
          <table:table-cell table:formula="of:=[.C119]-[.C118]" office:value-type="float" office:value="6" calcext:value-type="float">
            <text:p>6</text:p>
          </table:table-cell>
          <table:table-cell table:formula="of:=2*[.D119]+[.D118]-[.D117]-2*[.D116]" office:value-type="float" office:value="-1" calcext:value-type="float">
            <text:p>-1</text:p>
          </table:table-cell>
          <table:table-cell table:formula="of:=FLOOR([.F118]*7/8)+[.E119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table:formula="of:=1.1*1024*64/(200*64+[.A120])" office:value-type="float" office:value="3.75818996976332" calcext:value-type="float">
            <text:p>3.75818996976332</text:p>
          </table:table-cell>
          <table:table-cell table:formula="of:=FLOOR(([.C119]+[.A120])/2)" office:value-type="float" office:value="6378" calcext:value-type="float">
            <text:p>6378</text:p>
          </table:table-cell>
          <table:table-cell table:formula="of:=[.C120]-[.C119]" office:value-type="float" office:value="4" calcext:value-type="float">
            <text:p>4</text:p>
          </table:table-cell>
          <table:table-cell table:formula="of:=2*[.D120]+[.D119]-[.D118]-2*[.D117]" office:value-type="float" office:value="-8" calcext:value-type="float">
            <text:p>-8</text:p>
          </table:table-cell>
          <table:table-cell table:formula="of:=FLOOR([.F119]*7/8)+[.E120]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table:formula="of:=1.1*1024*64/(200*64+[.A121])" office:value-type="float" office:value="3.75642749205357" calcext:value-type="float">
            <text:p>3.75642749205357</text:p>
          </table:table-cell>
          <table:table-cell table:formula="of:=FLOOR(([.C120]+[.A121])/2)" office:value-type="float" office:value="6384" calcext:value-type="float">
            <text:p>6384</text:p>
          </table:table-cell>
          <table:table-cell table:formula="of:=[.C121]-[.C120]" office:value-type="float" office:value="6" calcext:value-type="float">
            <text:p>6</text:p>
          </table:table-cell>
          <table:table-cell table:formula="of:=2*[.D121]+[.D120]-[.D119]-2*[.D118]" office:value-type="float" office:value="-6" calcext:value-type="float">
            <text:p>-6</text:p>
          </table:table-cell>
          <table:table-cell table:formula="of:=FLOOR([.F120]*7/8)+[.E121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table:formula="of:=1.1*1024*64/(200*64+[.A122])" office:value-type="float" office:value="3.75349369988545" calcext:value-type="float">
            <text:p>3.75349369988545</text:p>
          </table:table-cell>
          <table:table-cell table:formula="of:=FLOOR(([.C121]+[.A122])/2)" office:value-type="float" office:value="6395" calcext:value-type="float">
            <text:p>6395</text:p>
          </table:table-cell>
          <table:table-cell table:formula="of:=[.C122]-[.C121]" office:value-type="float" office:value="11" calcext:value-type="float">
            <text:p>11</text:p>
          </table:table-cell>
          <table:table-cell table:formula="of:=2*[.D122]+[.D121]-[.D120]-2*[.D119]" office:value-type="float" office:value="12" calcext:value-type="float">
            <text:p>12</text:p>
          </table:table-cell>
          <table:table-cell table:formula="of:=FLOOR([.F121]*7/8)+[.E122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table:formula="of:=1.1*1024*64/(200*64+[.A123])" office:value-type="float" office:value="3.75134516313681" calcext:value-type="float">
            <text:p>3.75134516313681</text:p>
          </table:table-cell>
          <table:table-cell table:formula="of:=FLOOR(([.C122]+[.A123])/2)" office:value-type="float" office:value="6406" calcext:value-type="float">
            <text:p>6406</text:p>
          </table:table-cell>
          <table:table-cell table:formula="of:=[.C123]-[.C122]" office:value-type="float" office:value="11" calcext:value-type="float">
            <text:p>11</text:p>
          </table:table-cell>
          <table:table-cell table:formula="of:=2*[.D123]+[.D122]-[.D121]-2*[.D120]" office:value-type="float" office:value="19" calcext:value-type="float">
            <text:p>19</text:p>
          </table:table-cell>
          <table:table-cell table:formula="of:=FLOOR([.F122]*7/8)+[.E12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table:formula="of:=1.1*1024*64/(200*64+[.A124])" office:value-type="float" office:value="3.74900410837797" calcext:value-type="float">
            <text:p>3.74900410837797</text:p>
          </table:table-cell>
          <table:table-cell table:formula="of:=FLOOR(([.C123]+[.A124])/2)" office:value-type="float" office:value="6417" calcext:value-type="float">
            <text:p>6417</text:p>
          </table:table-cell>
          <table:table-cell table:formula="of:=[.C124]-[.C123]" office:value-type="float" office:value="11" calcext:value-type="float">
            <text:p>11</text:p>
          </table:table-cell>
          <table:table-cell table:formula="of:=2*[.D124]+[.D123]-[.D122]-2*[.D121]" office:value-type="float" office:value="10" calcext:value-type="float">
            <text:p>10</text:p>
          </table:table-cell>
          <table:table-cell table:formula="of:=FLOOR([.F123]*7/8)+[.E12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table:formula="of:=1.1*1024*64/(200*64+[.A125])" office:value-type="float" office:value="3.74880915236609" calcext:value-type="float">
            <text:p>3.74880915236609</text:p>
          </table:table-cell>
          <table:table-cell table:formula="of:=FLOOR(([.C124]+[.A125])/2)" office:value-type="float" office:value="6423" calcext:value-type="float">
            <text:p>6423</text:p>
          </table:table-cell>
          <table:table-cell table:formula="of:=[.C125]-[.C124]" office:value-type="float" office:value="6" calcext:value-type="float">
            <text:p>6</text:p>
          </table:table-cell>
          <table:table-cell table:formula="of:=2*[.D125]+[.D124]-[.D123]-2*[.D122]" office:value-type="float" office:value="-10" calcext:value-type="float">
            <text:p>-10</text:p>
          </table:table-cell>
          <table:table-cell table:formula="of:=FLOOR([.F124]*7/8)+[.E1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table:formula="of:=1.1*1024*64/(200*64+[.A126])" office:value-type="float" office:value="3.7464712607837" calcext:value-type="float">
            <text:p>3.7464712607837</text:p>
          </table:table-cell>
          <table:table-cell table:formula="of:=FLOOR(([.C125]+[.A126])/2)" office:value-type="float" office:value="6432" calcext:value-type="float">
            <text:p>6432</text:p>
          </table:table-cell>
          <table:table-cell table:formula="of:=[.C126]-[.C125]" office:value-type="float" office:value="9" calcext:value-type="float">
            <text:p>9</text:p>
          </table:table-cell>
          <table:table-cell table:formula="of:=2*[.D126]+[.D125]-[.D124]-2*[.D123]" office:value-type="float" office:value="-9" calcext:value-type="float">
            <text:p>-9</text:p>
          </table:table-cell>
          <table:table-cell table:formula="of:=FLOOR([.F125]*7/8)+[.E126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table:formula="of:=1.1*1024*64/(200*64+[.A127])" office:value-type="float" office:value="3.7421926910299" calcext:value-type="float">
            <text:p>3.7421926910299</text:p>
          </table:table-cell>
          <table:table-cell table:formula="of:=FLOOR(([.C126]+[.A127])/2)" office:value-type="float" office:value="6448" calcext:value-type="float">
            <text:p>6448</text:p>
          </table:table-cell>
          <table:table-cell table:formula="of:=[.C127]-[.C126]" office:value-type="float" office:value="16" calcext:value-type="float">
            <text:p>16</text:p>
          </table:table-cell>
          <table:table-cell table:formula="of:=2*[.D127]+[.D126]-[.D125]-2*[.D124]" office:value-type="float" office:value="13" calcext:value-type="float">
            <text:p>13</text:p>
          </table:table-cell>
          <table:table-cell table:formula="of:=FLOOR([.F126]*7/8)+[.E12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table:formula="of:=1.1*1024*64/(200*64+[.A128])" office:value-type="float" office:value="3.74102750389206" calcext:value-type="float">
            <text:p>3.74102750389206</text:p>
          </table:table-cell>
          <table:table-cell table:formula="of:=FLOOR(([.C127]+[.A128])/2)" office:value-type="float" office:value="6459" calcext:value-type="float">
            <text:p>6459</text:p>
          </table:table-cell>
          <table:table-cell table:formula="of:=[.C128]-[.C127]" office:value-type="float" office:value="11" calcext:value-type="float">
            <text:p>11</text:p>
          </table:table-cell>
          <table:table-cell table:formula="of:=2*[.D128]+[.D127]-[.D126]-2*[.D125]" office:value-type="float" office:value="17" calcext:value-type="float">
            <text:p>17</text:p>
          </table:table-cell>
          <table:table-cell table:formula="of:=FLOOR([.F127]*7/8)+[.E12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table:formula="of:=1.1*1024*64/(200*64+[.A129])" office:value-type="float" office:value="3.73986304212492" calcext:value-type="float">
            <text:p>3.73986304212492</text:p>
          </table:table-cell>
          <table:table-cell table:formula="of:=FLOOR(([.C128]+[.A129])/2)" office:value-type="float" office:value="6467" calcext:value-type="float">
            <text:p>6467</text:p>
          </table:table-cell>
          <table:table-cell table:formula="of:=[.C129]-[.C128]" office:value-type="float" office:value="8" calcext:value-type="float">
            <text:p>8</text:p>
          </table:table-cell>
          <table:table-cell table:formula="of:=2*[.D129]+[.D128]-[.D127]-2*[.D126]" office:value-type="float" office:value="-7" calcext:value-type="float">
            <text:p>-7</text:p>
          </table:table-cell>
          <table:table-cell table:formula="of:=FLOOR([.F128]*7/8)+[.E12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table:formula="of:=1.1*1024*64/(200*64+[.A130])" office:value-type="float" office:value="3.73734252682876" calcext:value-type="float">
            <text:p>3.73734252682876</text:p>
          </table:table-cell>
          <table:table-cell table:formula="of:=FLOOR(([.C129]+[.A130])/2)" office:value-type="float" office:value="6478" calcext:value-type="float">
            <text:p>6478</text:p>
          </table:table-cell>
          <table:table-cell table:formula="of:=[.C130]-[.C129]" office:value-type="float" office:value="11" calcext:value-type="float">
            <text:p>11</text:p>
          </table:table-cell>
          <table:table-cell table:formula="of:=2*[.D130]+[.D129]-[.D128]-2*[.D127]" office:value-type="float" office:value="-13" calcext:value-type="float">
            <text:p>-13</text:p>
          </table:table-cell>
          <table:table-cell table:formula="of:=FLOOR([.F129]*7/8)+[.E13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table:formula="of:=1.1*1024*64/(200*64+[.A131])" office:value-type="float" office:value="3.73598673300166" calcext:value-type="float">
            <text:p>3.73598673300166</text:p>
          </table:table-cell>
          <table:table-cell table:formula="of:=FLOOR(([.C130]+[.A131])/2)" office:value-type="float" office:value="6487" calcext:value-type="float">
            <text:p>6487</text:p>
          </table:table-cell>
          <table:table-cell table:formula="of:=[.C131]-[.C130]" office:value-type="float" office:value="9" calcext:value-type="float">
            <text:p>9</text:p>
          </table:table-cell>
          <table:table-cell table:formula="of:=2*[.D131]+[.D130]-[.D129]-2*[.D128]" office:value-type="float" office:value="-1" calcext:value-type="float">
            <text:p>-1</text:p>
          </table:table-cell>
          <table:table-cell table:formula="of:=FLOOR([.F130]*7/8)+[.E13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table:formula="of:=1.1*1024*64/(200*64+[.A132])" office:value-type="float" office:value="3.73579312846556" calcext:value-type="float">
            <text:p>3.73579312846556</text:p>
          </table:table-cell>
          <table:table-cell table:formula="of:=FLOOR(([.C131]+[.A132])/2)" office:value-type="float" office:value="6492" calcext:value-type="float">
            <text:p>6492</text:p>
          </table:table-cell>
          <table:table-cell table:formula="of:=[.C132]-[.C131]" office:value-type="float" office:value="5" calcext:value-type="float">
            <text:p>5</text:p>
          </table:table-cell>
          <table:table-cell table:formula="of:=2*[.D132]+[.D131]-[.D130]-2*[.D129]" office:value-type="float" office:value="-8" calcext:value-type="float">
            <text:p>-8</text:p>
          </table:table-cell>
          <table:table-cell table:formula="of:=FLOOR([.F131]*7/8)+[.E132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table:formula="of:=1.1*1024*64/(200*64+[.A133])" office:value-type="float" office:value="3.73250491871182" calcext:value-type="float">
            <text:p>3.73250491871182</text:p>
          </table:table-cell>
          <table:table-cell table:formula="of:=FLOOR(([.C132]+[.A133])/2)" office:value-type="float" office:value="6503" calcext:value-type="float">
            <text:p>6503</text:p>
          </table:table-cell>
          <table:table-cell table:formula="of:=[.C133]-[.C132]" office:value-type="float" office:value="11" calcext:value-type="float">
            <text:p>11</text:p>
          </table:table-cell>
          <table:table-cell table:formula="of:=2*[.D133]+[.D132]-[.D131]-2*[.D130]" office:value-type="float" office:value="-4" calcext:value-type="float">
            <text:p>-4</text:p>
          </table:table-cell>
          <table:table-cell table:formula="of:=FLOOR([.F132]*7/8)+[.E133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1.1*1024*64/(200*64+[.A134])" office:value-type="float" office:value="3.73095952799917" calcext:value-type="float">
            <text:p>3.73095952799917</text:p>
          </table:table-cell>
          <table:table-cell table:formula="of:=FLOOR(([.C133]+[.A134])/2)" office:value-type="float" office:value="6512" calcext:value-type="float">
            <text:p>6512</text:p>
          </table:table-cell>
          <table:table-cell table:formula="of:=[.C134]-[.C133]" office:value-type="float" office:value="9" calcext:value-type="float">
            <text:p>9</text:p>
          </table:table-cell>
          <table:table-cell table:formula="of:=2*[.D134]+[.D133]-[.D132]-2*[.D131]" office:value-type="float" office:value="6" calcext:value-type="float">
            <text:p>6</text:p>
          </table:table-cell>
          <table:table-cell table:formula="of:=FLOOR([.F133]*7/8)+[.E134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table:formula="of:=1.1*1024*64/(200*64+[.A135])" office:value-type="float" office:value="3.72941541645111" calcext:value-type="float">
            <text:p>3.72941541645111</text:p>
          </table:table-cell>
          <table:table-cell table:formula="of:=FLOOR(([.C134]+[.A135])/2)" office:value-type="float" office:value="6521" calcext:value-type="float">
            <text:p>6521</text:p>
          </table:table-cell>
          <table:table-cell table:formula="of:=[.C135]-[.C134]" office:value-type="float" office:value="9" calcext:value-type="float">
            <text:p>9</text:p>
          </table:table-cell>
          <table:table-cell table:formula="of:=2*[.D135]+[.D134]-[.D133]-2*[.D132]" office:value-type="float" office:value="6" calcext:value-type="float">
            <text:p>6</text:p>
          </table:table-cell>
          <table:table-cell table:formula="of:=FLOOR([.F134]*7/8)+[.E13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table:formula="of:=1.1*1024*64/(200*64+[.A136])" office:value-type="float" office:value="3.72729434879272" calcext:value-type="float">
            <text:p>3.72729434879272</text:p>
          </table:table-cell>
          <table:table-cell table:formula="of:=FLOOR(([.C135]+[.A136])/2)" office:value-type="float" office:value="6531" calcext:value-type="float">
            <text:p>6531</text:p>
          </table:table-cell>
          <table:table-cell table:formula="of:=[.C136]-[.C135]" office:value-type="float" office:value="10" calcext:value-type="float">
            <text:p>10</text:p>
          </table:table-cell>
          <table:table-cell table:formula="of:=2*[.D136]+[.D135]-[.D134]-2*[.D133]" office:value-type="float" office:value="-2" calcext:value-type="float">
            <text:p>-2</text:p>
          </table:table-cell>
          <table:table-cell table:formula="of:=FLOOR([.F135]*7/8)+[.E13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table:formula="of:=1.1*1024*64/(200*64+[.A137])" office:value-type="float" office:value="3.72517569243489" calcext:value-type="float">
            <text:p>3.72517569243489</text:p>
          </table:table-cell>
          <table:table-cell table:formula="of:=FLOOR(([.C136]+[.A137])/2)" office:value-type="float" office:value="6541" calcext:value-type="float">
            <text:p>6541</text:p>
          </table:table-cell>
          <table:table-cell table:formula="of:=[.C137]-[.C136]" office:value-type="float" office:value="10" calcext:value-type="float">
            <text:p>10</text:p>
          </table:table-cell>
          <table:table-cell table:formula="of:=2*[.D137]+[.D136]-[.D135]-2*[.D134]" office:value-type="float" office:value="3" calcext:value-type="float">
            <text:p>3</text:p>
          </table:table-cell>
          <table:table-cell table:formula="of:=FLOOR([.F136]*7/8)+[.E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table:formula="of:=1.1*1024*64/(200*64+[.A138])" office:value-type="float" office:value="3.72209830648492" calcext:value-type="float">
            <text:p>3.72209830648492</text:p>
          </table:table-cell>
          <table:table-cell table:formula="of:=FLOOR(([.C137]+[.A138])/2)" office:value-type="float" office:value="6554" calcext:value-type="float">
            <text:p>6554</text:p>
          </table:table-cell>
          <table:table-cell table:formula="of:=[.C138]-[.C137]" office:value-type="float" office:value="13" calcext:value-type="float">
            <text:p>13</text:p>
          </table:table-cell>
          <table:table-cell table:formula="of:=2*[.D138]+[.D137]-[.D136]-2*[.D135]" office:value-type="float" office:value="8" calcext:value-type="float">
            <text:p>8</text:p>
          </table:table-cell>
          <table:table-cell table:formula="of:=FLOOR([.F137]*7/8)+[.E13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table:formula="of:=1.1*1024*64/(200*64+[.A139])" office:value-type="float" office:value="3.72229049413952" calcext:value-type="float">
            <text:p>3.72229049413952</text:p>
          </table:table-cell>
          <table:table-cell table:formula="of:=FLOOR(([.C138]+[.A139])/2)" office:value-type="float" office:value="6560" calcext:value-type="float">
            <text:p>6560</text:p>
          </table:table-cell>
          <table:table-cell table:formula="of:=[.C139]-[.C138]" office:value-type="float" office:value="6" calcext:value-type="float">
            <text:p>6</text:p>
          </table:table-cell>
          <table:table-cell table:formula="of:=2*[.D139]+[.D138]-[.D137]-2*[.D136]" office:value-type="float" office:value="-5" calcext:value-type="float">
            <text:p>-5</text:p>
          </table:table-cell>
          <table:table-cell table:formula="of:=FLOOR([.F138]*7/8)+[.E1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table:formula="of:=1.1*1024*64/(200*64+[.A140])" office:value-type="float" office:value="3.71749174917492" calcext:value-type="float">
            <text:p>3.71749174917492</text:p>
          </table:table-cell>
          <table:table-cell table:formula="of:=FLOOR(([.C139]+[.A140])/2)" office:value-type="float" office:value="6576" calcext:value-type="float">
            <text:p>6576</text:p>
          </table:table-cell>
          <table:table-cell table:formula="of:=[.C140]-[.C139]" office:value-type="float" office:value="16" calcext:value-type="float">
            <text:p>16</text:p>
          </table:table-cell>
          <table:table-cell table:formula="of:=2*[.D140]+[.D139]-[.D138]-2*[.D137]" office:value-type="float" office:value="5" calcext:value-type="float">
            <text:p>5</text:p>
          </table:table-cell>
          <table:table-cell table:formula="of:=FLOOR([.F139]*7/8)+[.E1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table:formula="of:=1.1*1024*64/(200*64+[.A141])" office:value-type="float" office:value="3.71653348455947" calcext:value-type="float">
            <text:p>3.71653348455947</text:p>
          </table:table-cell>
          <table:table-cell table:formula="of:=FLOOR(([.C140]+[.A141])/2)" office:value-type="float" office:value="6586" calcext:value-type="float">
            <text:p>6586</text:p>
          </table:table-cell>
          <table:table-cell table:formula="of:=[.C141]-[.C140]" office:value-type="float" office:value="10" calcext:value-type="float">
            <text:p>10</text:p>
          </table:table-cell>
          <table:table-cell table:formula="of:=2*[.D141]+[.D140]-[.D139]-2*[.D138]" office:value-type="float" office:value="4" calcext:value-type="float">
            <text:p>4</text:p>
          </table:table-cell>
          <table:table-cell table:formula="of:=FLOOR([.F140]*7/8)+[.E1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table:formula="of:=1.1*1024*64/(200*64+[.A142])" office:value-type="float" office:value="3.71576722849338" calcext:value-type="float">
            <text:p>3.71576722849338</text:p>
          </table:table-cell>
          <table:table-cell table:formula="of:=FLOOR(([.C141]+[.A142])/2)" office:value-type="float" office:value="6593" calcext:value-type="float">
            <text:p>6593</text:p>
          </table:table-cell>
          <table:table-cell table:formula="of:=[.C142]-[.C141]" office:value-type="float" office:value="7" calcext:value-type="float">
            <text:p>7</text:p>
          </table:table-cell>
          <table:table-cell table:formula="of:=2*[.D142]+[.D141]-[.D140]-2*[.D139]" office:value-type="float" office:value="-4" calcext:value-type="float">
            <text:p>-4</text:p>
          </table:table-cell>
          <table:table-cell table:formula="of:=FLOOR([.F141]*7/8)+[.E1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table:formula="of:=1.1*1024*64/(200*64+[.A143])" office:value-type="float" office:value="3.71308781869688" calcext:value-type="float">
            <text:p>3.71308781869688</text:p>
          </table:table-cell>
          <table:table-cell table:formula="of:=FLOOR(([.C142]+[.A143])/2)" office:value-type="float" office:value="6604" calcext:value-type="float">
            <text:p>6604</text:p>
          </table:table-cell>
          <table:table-cell table:formula="of:=[.C143]-[.C142]" office:value-type="float" office:value="11" calcext:value-type="float">
            <text:p>11</text:p>
          </table:table-cell>
          <table:table-cell table:formula="of:=2*[.D143]+[.D142]-[.D141]-2*[.D140]" office:value-type="float" office:value="-13" calcext:value-type="float">
            <text:p>-13</text:p>
          </table:table-cell>
          <table:table-cell table:formula="of:=FLOOR([.F142]*7/8)+[.E143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table:formula="of:=1.1*1024*64/(200*64+[.A144])" office:value-type="float" office:value="3.71155846161767" calcext:value-type="float">
            <text:p>3.71155846161767</text:p>
          </table:table-cell>
          <table:table-cell table:formula="of:=FLOOR(([.C143]+[.A144])/2)" office:value-type="float" office:value="6613" calcext:value-type="float">
            <text:p>6613</text:p>
          </table:table-cell>
          <table:table-cell table:formula="of:=[.C144]-[.C143]" office:value-type="float" office:value="9" calcext:value-type="float">
            <text:p>9</text:p>
          </table:table-cell>
          <table:table-cell table:formula="of:=2*[.D144]+[.D143]-[.D142]-2*[.D141]" office:value-type="float" office:value="2" calcext:value-type="float">
            <text:p>2</text:p>
          </table:table-cell>
          <table:table-cell table:formula="of:=FLOOR([.F143]*7/8)+[.E144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table:formula="of:=1.1*1024*64/(200*64+[.A145])" office:value-type="float" office:value="3.71136738056013" calcext:value-type="float">
            <text:p>3.71136738056013</text:p>
          </table:table-cell>
          <table:table-cell table:formula="of:=FLOOR(([.C144]+[.A145])/2)" office:value-type="float" office:value="6618" calcext:value-type="float">
            <text:p>6618</text:p>
          </table:table-cell>
          <table:table-cell table:formula="of:=[.C145]-[.C144]" office:value-type="float" office:value="5" calcext:value-type="float">
            <text:p>5</text:p>
          </table:table-cell>
          <table:table-cell table:formula="of:=2*[.D145]+[.D144]-[.D143]-2*[.D142]" office:value-type="float" office:value="-6" calcext:value-type="float">
            <text:p>-6</text:p>
          </table:table-cell>
          <table:table-cell table:formula="of:=FLOOR([.F144]*7/8)+[.E145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table:formula="of:=1.1*1024*64/(200*64+[.A146])" office:value-type="float" office:value="3.71232298264586" calcext:value-type="float">
            <text:p>3.71232298264586</text:p>
          </table:table-cell>
          <table:table-cell table:formula="of:=FLOOR(([.C145]+[.A146])/2)" office:value-type="float" office:value="6618" calcext:value-type="float">
            <text:p>6618</text:p>
          </table:table-cell>
          <table:table-cell table:formula="of:=[.C146]-[.C145]" office:value-type="float" office:value="0" calcext:value-type="float">
            <text:p>0</text:p>
          </table:table-cell>
          <table:table-cell table:formula="of:=2*[.D146]+[.D145]-[.D144]-2*[.D143]" office:value-type="float" office:value="-26" calcext:value-type="float">
            <text:p>-26</text:p>
          </table:table-cell>
          <table:table-cell table:formula="of:=FLOOR([.F145]*7/8)+[.E146]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1.1*1024*64/(200*64+[.A147])" office:value-type="float" office:value="3.70926678672498" calcext:value-type="float">
            <text:p>3.70926678672498</text:p>
          </table:table-cell>
          <table:table-cell table:formula="of:=FLOOR(([.C146]+[.A147])/2)" office:value-type="float" office:value="6626" calcext:value-type="float">
            <text:p>6626</text:p>
          </table:table-cell>
          <table:table-cell table:formula="of:=[.C147]-[.C146]" office:value-type="float" office:value="8" calcext:value-type="float">
            <text:p>8</text:p>
          </table:table-cell>
          <table:table-cell table:formula="of:=2*[.D147]+[.D146]-[.D145]-2*[.D144]" office:value-type="float" office:value="-7" calcext:value-type="float">
            <text:p>-7</text:p>
          </table:table-cell>
          <table:table-cell table:formula="of:=FLOOR([.F146]*7/8)+[.E147]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table:formula="of:=1.1*1024*64/(200*64+[.A148])" office:value-type="float" office:value="3.70907594155176" calcext:value-type="float">
            <text:p>3.70907594155176</text:p>
          </table:table-cell>
          <table:table-cell table:formula="of:=FLOOR(([.C147]+[.A148])/2)" office:value-type="float" office:value="6631" calcext:value-type="float">
            <text:p>6631</text:p>
          </table:table-cell>
          <table:table-cell table:formula="of:=[.C148]-[.C147]" office:value-type="float" office:value="5" calcext:value-type="float">
            <text:p>5</text:p>
          </table:table-cell>
          <table:table-cell table:formula="of:=2*[.D148]+[.D147]-[.D146]-2*[.D145]" office:value-type="float" office:value="8" calcext:value-type="float">
            <text:p>8</text:p>
          </table:table-cell>
          <table:table-cell table:formula="of:=FLOOR([.F147]*7/8)+[.E148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table:formula="of:=1.1*1024*64/(200*64+[.A149])" office:value-type="float" office:value="3.70888511601585" calcext:value-type="float">
            <text:p>3.70888511601585</text:p>
          </table:table-cell>
          <table:table-cell table:formula="of:=FLOOR(([.C148]+[.A149])/2)" office:value-type="float" office:value="6634" calcext:value-type="float">
            <text:p>6634</text:p>
          </table:table-cell>
          <table:table-cell table:formula="of:=[.C149]-[.C148]" office:value-type="float" office:value="3" calcext:value-type="float">
            <text:p>3</text:p>
          </table:table-cell>
          <table:table-cell table:formula="of:=2*[.D149]+[.D148]-[.D147]-2*[.D146]" office:value-type="float" office:value="3" calcext:value-type="float">
            <text:p>3</text:p>
          </table:table-cell>
          <table:table-cell table:formula="of:=FLOOR([.F148]*7/8)+[.E149]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table:formula="of:=1.1*1024*64/(200*64+[.A150])" office:value-type="float" office:value="3.70964853599547" calcext:value-type="float">
            <text:p>3.70964853599547</text:p>
          </table:table-cell>
          <table:table-cell table:formula="of:=FLOOR(([.C149]+[.A150])/2)" office:value-type="float" office:value="6633" calcext:value-type="float">
            <text:p>6633</text:p>
          </table:table-cell>
          <table:table-cell table:formula="of:=[.C150]-[.C149]" office:value-type="float" office:value="-1" calcext:value-type="float">
            <text:p>-1</text:p>
          </table:table-cell>
          <table:table-cell table:formula="of:=2*[.D150]+[.D149]-[.D148]-2*[.D147]" office:value-type="float" office:value="-20" calcext:value-type="float">
            <text:p>-20</text:p>
          </table:table-cell>
          <table:table-cell table:formula="of:=FLOOR([.F149]*7/8)+[.E150]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table:formula="of:=1.1*1024*64/(200*64+[.A151])" office:value-type="float" office:value="3.70754988685456" calcext:value-type="float">
            <text:p>3.70754988685456</text:p>
          </table:table-cell>
          <table:table-cell table:formula="of:=FLOOR(([.C150]+[.A151])/2)" office:value-type="float" office:value="6638" calcext:value-type="float">
            <text:p>6638</text:p>
          </table:table-cell>
          <table:table-cell table:formula="of:=[.C151]-[.C150]" office:value-type="float" office:value="5" calcext:value-type="float">
            <text:p>5</text:p>
          </table:table-cell>
          <table:table-cell table:formula="of:=2*[.D151]+[.D150]-[.D149]-2*[.D148]" office:value-type="float" office:value="-4" calcext:value-type="float">
            <text:p>-4</text:p>
          </table:table-cell>
          <table:table-cell table:formula="of:=FLOOR([.F150]*7/8)+[.E151]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table:formula="of:=1.1*1024*64/(200*64+[.A152])" office:value-type="float" office:value="3.70183834856732" calcext:value-type="float">
            <text:p>3.70183834856732</text:p>
          </table:table-cell>
          <table:table-cell table:formula="of:=FLOOR(([.C151]+[.A152])/2)" office:value-type="float" office:value="6656" calcext:value-type="float">
            <text:p>6656</text:p>
          </table:table-cell>
          <table:table-cell table:formula="of:=[.C152]-[.C151]" office:value-type="float" office:value="18" calcext:value-type="float">
            <text:p>18</text:p>
          </table:table-cell>
          <table:table-cell table:formula="of:=2*[.D152]+[.D151]-[.D150]-2*[.D149]" office:value-type="float" office:value="36" calcext:value-type="float">
            <text:p>36</text:p>
          </table:table-cell>
          <table:table-cell table:formula="of:=FLOOR([.F151]*7/8)+[.E1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table:formula="of:=1.1*1024*64/(200*64+[.A153])" office:value-type="float" office:value="3.70164826700899" calcext:value-type="float">
            <text:p>3.70164826700899</text:p>
          </table:table-cell>
          <table:table-cell table:formula="of:=FLOOR(([.C152]+[.A153])/2)" office:value-type="float" office:value="6665" calcext:value-type="float">
            <text:p>6665</text:p>
          </table:table-cell>
          <table:table-cell table:formula="of:=[.C153]-[.C152]" office:value-type="float" office:value="9" calcext:value-type="float">
            <text:p>9</text:p>
          </table:table-cell>
          <table:table-cell table:formula="of:=2*[.D153]+[.D152]-[.D151]-2*[.D150]" office:value-type="float" office:value="33" calcext:value-type="float">
            <text:p>33</text:p>
          </table:table-cell>
          <table:table-cell table:formula="of:=FLOOR([.F152]*7/8)+[.E15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table:formula="of:=1.1*1024*64/(200*64+[.A154])" office:value-type="float" office:value="3.69823013389422" calcext:value-type="float">
            <text:p>3.69823013389422</text:p>
          </table:table-cell>
          <table:table-cell table:formula="of:=FLOOR(([.C153]+[.A154])/2)" office:value-type="float" office:value="6679" calcext:value-type="float">
            <text:p>6679</text:p>
          </table:table-cell>
          <table:table-cell table:formula="of:=[.C154]-[.C153]" office:value-type="float" office:value="14" calcext:value-type="float">
            <text:p>14</text:p>
          </table:table-cell>
          <table:table-cell table:formula="of:=2*[.D154]+[.D153]-[.D152]-2*[.D151]" office:value-type="float" office:value="9" calcext:value-type="float">
            <text:p>9</text:p>
          </table:table-cell>
          <table:table-cell table:formula="of:=FLOOR([.F153]*7/8)+[.E15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table:formula="of:=1.1*1024*64/(200*64+[.A155])" office:value-type="float" office:value="3.69747140585731" calcext:value-type="float">
            <text:p>3.69747140585731</text:p>
          </table:table-cell>
          <table:table-cell table:formula="of:=FLOOR(([.C154]+[.A155])/2)" office:value-type="float" office:value="6688" calcext:value-type="float">
            <text:p>6688</text:p>
          </table:table-cell>
          <table:table-cell table:formula="of:=[.C155]-[.C154]" office:value-type="float" office:value="9" calcext:value-type="float">
            <text:p>9</text:p>
          </table:table-cell>
          <table:table-cell table:formula="of:=2*[.D155]+[.D154]-[.D153]-2*[.D152]" office:value-type="float" office:value="-13" calcext:value-type="float">
            <text:p>-13</text:p>
          </table:table-cell>
          <table:table-cell table:formula="of:=FLOOR([.F154]*7/8)+[.E15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table:formula="of:=1.1*1024*64/(200*64+[.A156])" office:value-type="float" office:value="3.69747140585731" calcext:value-type="float">
            <text:p>3.69747140585731</text:p>
          </table:table-cell>
          <table:table-cell table:formula="of:=FLOOR(([.C155]+[.A156])/2)" office:value-type="float" office:value="6692" calcext:value-type="float">
            <text:p>6692</text:p>
          </table:table-cell>
          <table:table-cell table:formula="of:=[.C156]-[.C155]" office:value-type="float" office:value="4" calcext:value-type="float">
            <text:p>4</text:p>
          </table:table-cell>
          <table:table-cell table:formula="of:=2*[.D156]+[.D155]-[.D154]-2*[.D153]" office:value-type="float" office:value="-15" calcext:value-type="float">
            <text:p>-15</text:p>
          </table:table-cell>
          <table:table-cell table:formula="of:=FLOOR([.F155]*7/8)+[.E1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table:formula="of:=1.1*1024*64/(200*64+[.A157])" office:value-type="float" office:value="3.69349318577723" calcext:value-type="float">
            <text:p>3.69349318577723</text:p>
          </table:table-cell>
          <table:table-cell table:formula="of:=FLOOR(([.C156]+[.A157])/2)" office:value-type="float" office:value="6705" calcext:value-type="float">
            <text:p>6705</text:p>
          </table:table-cell>
          <table:table-cell table:formula="of:=[.C157]-[.C156]" office:value-type="float" office:value="13" calcext:value-type="float">
            <text:p>13</text:p>
          </table:table-cell>
          <table:table-cell table:formula="of:=2*[.D157]+[.D156]-[.D155]-2*[.D154]" office:value-type="float" office:value="-7" calcext:value-type="float">
            <text:p>-7</text:p>
          </table:table-cell>
          <table:table-cell table:formula="of:=FLOOR([.F156]*7/8)+[.E157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table:formula="of:=1.1*1024*64/(200*64+[.A158])" office:value-type="float" office:value="3.69197992420363" calcext:value-type="float">
            <text:p>3.69197992420363</text:p>
          </table:table-cell>
          <table:table-cell table:formula="of:=FLOOR(([.C157]+[.A158])/2)" office:value-type="float" office:value="6715" calcext:value-type="float">
            <text:p>6715</text:p>
          </table:table-cell>
          <table:table-cell table:formula="of:=[.C158]-[.C157]" office:value-type="float" office:value="10" calcext:value-type="float">
            <text:p>10</text:p>
          </table:table-cell>
          <table:table-cell table:formula="of:=2*[.D158]+[.D157]-[.D156]-2*[.D155]" office:value-type="float" office:value="11" calcext:value-type="float">
            <text:p>11</text:p>
          </table:table-cell>
          <table:table-cell table:formula="of:=FLOOR([.F157]*7/8)+[.E1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table:formula="of:=1.1*1024*64/(200*64+[.A159])" office:value-type="float" office:value="3.69292556733774" calcext:value-type="float">
            <text:p>3.69292556733774</text:p>
          </table:table-cell>
          <table:table-cell table:formula="of:=FLOOR(([.C158]+[.A159])/2)" office:value-type="float" office:value="6718" calcext:value-type="float">
            <text:p>6718</text:p>
          </table:table-cell>
          <table:table-cell table:formula="of:=[.C159]-[.C158]" office:value-type="float" office:value="3" calcext:value-type="float">
            <text:p>3</text:p>
          </table:table-cell>
          <table:table-cell table:formula="of:=2*[.D159]+[.D158]-[.D157]-2*[.D156]" office:value-type="float" office:value="-5" calcext:value-type="float">
            <text:p>-5</text:p>
          </table:table-cell>
          <table:table-cell table:formula="of:=FLOOR([.F158]*7/8)+[.E15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table:formula="of:=1.1*1024*64/(200*64+[.A160])" office:value-type="float" office:value="3.68857961522718" calcext:value-type="float">
            <text:p>3.68857961522718</text:p>
          </table:table-cell>
          <table:table-cell table:formula="of:=FLOOR(([.C159]+[.A160])/2)" office:value-type="float" office:value="6731" calcext:value-type="float">
            <text:p>6731</text:p>
          </table:table-cell>
          <table:table-cell table:formula="of:=[.C160]-[.C159]" office:value-type="float" office:value="13" calcext:value-type="float">
            <text:p>13</text:p>
          </table:table-cell>
          <table:table-cell table:formula="of:=2*[.D160]+[.D159]-[.D158]-2*[.D157]" office:value-type="float" office:value="-7" calcext:value-type="float">
            <text:p>-7</text:p>
          </table:table-cell>
          <table:table-cell table:formula="of:=FLOOR([.F159]*7/8)+[.E160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table:formula="of:=1.1*1024*64/(200*64+[.A161])" office:value-type="float" office:value="3.68763619622487" calcext:value-type="float">
            <text:p>3.68763619622487</text:p>
          </table:table-cell>
          <table:table-cell table:formula="of:=FLOOR(([.C160]+[.A161])/2)" office:value-type="float" office:value="6740" calcext:value-type="float">
            <text:p>6740</text:p>
          </table:table-cell>
          <table:table-cell table:formula="of:=[.C161]-[.C160]" office:value-type="float" office:value="9" calcext:value-type="float">
            <text:p>9</text:p>
          </table:table-cell>
          <table:table-cell table:formula="of:=2*[.D161]+[.D160]-[.D159]-2*[.D158]" office:value-type="float" office:value="8" calcext:value-type="float">
            <text:p>8</text:p>
          </table:table-cell>
          <table:table-cell table:formula="of:=FLOOR([.F160]*7/8)+[.E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table:formula="of:=1.1*1024*64/(200*64+[.A162])" office:value-type="float" office:value="3.68669325969111" calcext:value-type="float">
            <text:p>3.68669325969111</text:p>
          </table:table-cell>
          <table:table-cell table:formula="of:=FLOOR(([.C161]+[.A162])/2)" office:value-type="float" office:value="6747" calcext:value-type="float">
            <text:p>6747</text:p>
          </table:table-cell>
          <table:table-cell table:formula="of:=[.C162]-[.C161]" office:value-type="float" office:value="7" calcext:value-type="float">
            <text:p>7</text:p>
          </table:table-cell>
          <table:table-cell table:formula="of:=2*[.D162]+[.D161]-[.D160]-2*[.D159]" office:value-type="float" office:value="4" calcext:value-type="float">
            <text:p>4</text:p>
          </table:table-cell>
          <table:table-cell table:formula="of:=FLOOR([.F161]*7/8)+[.E1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table:formula="of:=1.1*1024*64/(200*64+[.A163])" office:value-type="float" office:value="3.68386734120292" calcext:value-type="float">
            <text:p>3.68386734120292</text:p>
          </table:table-cell>
          <table:table-cell table:formula="of:=FLOOR(([.C162]+[.A163])/2)" office:value-type="float" office:value="6758" calcext:value-type="float">
            <text:p>6758</text:p>
          </table:table-cell>
          <table:table-cell table:formula="of:=[.C163]-[.C162]" office:value-type="float" office:value="11" calcext:value-type="float">
            <text:p>11</text:p>
          </table:table-cell>
          <table:table-cell table:formula="of:=2*[.D163]+[.D162]-[.D161]-2*[.D160]" office:value-type="float" office:value="-6" calcext:value-type="float">
            <text:p>-6</text:p>
          </table:table-cell>
          <table:table-cell table:formula="of:=FLOOR([.F162]*7/8)+[.E16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table:formula="of:=1.1*1024*64/(200*64+[.A164])" office:value-type="float" office:value="3.68104575163399" calcext:value-type="float">
            <text:p>3.68104575163399</text:p>
          </table:table-cell>
          <table:table-cell table:formula="of:=FLOOR(([.C163]+[.A164])/2)" office:value-type="float" office:value="6771" calcext:value-type="float">
            <text:p>6771</text:p>
          </table:table-cell>
          <table:table-cell table:formula="of:=[.C164]-[.C163]" office:value-type="float" office:value="13" calcext:value-type="float">
            <text:p>13</text:p>
          </table:table-cell>
          <table:table-cell table:formula="of:=2*[.D164]+[.D163]-[.D162]-2*[.D161]" office:value-type="float" office:value="12" calcext:value-type="float">
            <text:p>12</text:p>
          </table:table-cell>
          <table:table-cell table:formula="of:=FLOOR([.F163]*7/8)+[.E16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1.1*1024*64/(200*64+[.A165])" office:value-type="float" office:value="3.67916709196693" calcext:value-type="float">
            <text:p>3.67916709196693</text:p>
          </table:table-cell>
          <table:table-cell table:formula="of:=FLOOR(([.C164]+[.A165])/2)" office:value-type="float" office:value="6782" calcext:value-type="float">
            <text:p>6782</text:p>
          </table:table-cell>
          <table:table-cell table:formula="of:=[.C165]-[.C164]" office:value-type="float" office:value="11" calcext:value-type="float">
            <text:p>11</text:p>
          </table:table-cell>
          <table:table-cell table:formula="of:=2*[.D165]+[.D164]-[.D163]-2*[.D162]" office:value-type="float" office:value="10" calcext:value-type="float">
            <text:p>10</text:p>
          </table:table-cell>
          <table:table-cell table:formula="of:=FLOOR([.F164]*7/8)+[.E16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table:formula="of:=1.1*1024*64/(200*64+[.A166])" office:value-type="float" office:value="3.68010618204094" calcext:value-type="float">
            <text:p>3.68010618204094</text:p>
          </table:table-cell>
          <table:table-cell table:formula="of:=FLOOR(([.C165]+[.A166])/2)" office:value-type="float" office:value="6785" calcext:value-type="float">
            <text:p>6785</text:p>
          </table:table-cell>
          <table:table-cell table:formula="of:=[.C166]-[.C165]" office:value-type="float" office:value="3" calcext:value-type="float">
            <text:p>3</text:p>
          </table:table-cell>
          <table:table-cell table:formula="of:=2*[.D166]+[.D165]-[.D164]-2*[.D163]" office:value-type="float" office:value="-18" calcext:value-type="float">
            <text:p>-18</text:p>
          </table:table-cell>
          <table:table-cell table:formula="of:=FLOOR([.F165]*7/8)+[.E16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table:formula="of:=1.1*1024*64/(200*64+[.A167])" office:value-type="float" office:value="3.67841616491479" calcext:value-type="float">
            <text:p>3.67841616491479</text:p>
          </table:table-cell>
          <table:table-cell table:formula="of:=FLOOR(([.C166]+[.A167])/2)" office:value-type="float" office:value="6791" calcext:value-type="float">
            <text:p>6791</text:p>
          </table:table-cell>
          <table:table-cell table:formula="of:=[.C167]-[.C166]" office:value-type="float" office:value="6" calcext:value-type="float">
            <text:p>6</text:p>
          </table:table-cell>
          <table:table-cell table:formula="of:=2*[.D167]+[.D166]-[.D165]-2*[.D164]" office:value-type="float" office:value="-22" calcext:value-type="float">
            <text:p>-22</text:p>
          </table:table-cell>
          <table:table-cell table:formula="of:=FLOOR([.F166]*7/8)+[.E167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table:formula="of:=1.1*1024*64/(200*64+[.A168])" office:value-type="float" office:value="3.67429153924567" calcext:value-type="float">
            <text:p>3.67429153924567</text:p>
          </table:table-cell>
          <table:table-cell table:formula="of:=FLOOR(([.C167]+[.A168])/2)" office:value-type="float" office:value="6805" calcext:value-type="float">
            <text:p>6805</text:p>
          </table:table-cell>
          <table:table-cell table:formula="of:=[.C168]-[.C167]" office:value-type="float" office:value="14" calcext:value-type="float">
            <text:p>14</text:p>
          </table:table-cell>
          <table:table-cell table:formula="of:=2*[.D168]+[.D167]-[.D166]-2*[.D165]" office:value-type="float" office:value="9" calcext:value-type="float">
            <text:p>9</text:p>
          </table:table-cell>
          <table:table-cell table:formula="of:=FLOOR([.F167]*7/8)+[.E168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table:formula="of:=1.1*1024*64/(200*64+[.A169])" office:value-type="float" office:value="3.67129761662253" calcext:value-type="float">
            <text:p>3.67129761662253</text:p>
          </table:table-cell>
          <table:table-cell table:formula="of:=FLOOR(([.C168]+[.A169])/2)" office:value-type="float" office:value="6820" calcext:value-type="float">
            <text:p>6820</text:p>
          </table:table-cell>
          <table:table-cell table:formula="of:=[.C169]-[.C168]" office:value-type="float" office:value="15" calcext:value-type="float">
            <text:p>15</text:p>
          </table:table-cell>
          <table:table-cell table:formula="of:=2*[.D169]+[.D168]-[.D167]-2*[.D166]" office:value-type="float" office:value="32" calcext:value-type="float">
            <text:p>32</text:p>
          </table:table-cell>
          <table:table-cell table:formula="of:=FLOOR([.F168]*7/8)+[.E16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table:formula="of:=1.1*1024*64/(200*64+[.A170])" office:value-type="float" office:value="3.67185860540926" calcext:value-type="float">
            <text:p>3.67185860540926</text:p>
          </table:table-cell>
          <table:table-cell table:formula="of:=FLOOR(([.C169]+[.A170])/2)" office:value-type="float" office:value="6826" calcext:value-type="float">
            <text:p>6826</text:p>
          </table:table-cell>
          <table:table-cell table:formula="of:=[.C170]-[.C169]" office:value-type="float" office:value="6" calcext:value-type="float">
            <text:p>6</text:p>
          </table:table-cell>
          <table:table-cell table:formula="of:=2*[.D170]+[.D169]-[.D168]-2*[.D167]" office:value-type="float" office:value="1" calcext:value-type="float">
            <text:p>1</text:p>
          </table:table-cell>
          <table:table-cell table:formula="of:=FLOOR([.F169]*7/8)+[.E17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table:formula="of:=1.1*1024*64/(200*64+[.A171])" office:value-type="float" office:value="3.67073679922603" calcext:value-type="float">
            <text:p>3.67073679922603</text:p>
          </table:table-cell>
          <table:table-cell table:formula="of:=FLOOR(([.C170]+[.A171])/2)" office:value-type="float" office:value="6832" calcext:value-type="float">
            <text:p>6832</text:p>
          </table:table-cell>
          <table:table-cell table:formula="of:=[.C171]-[.C170]" office:value-type="float" office:value="6" calcext:value-type="float">
            <text:p>6</text:p>
          </table:table-cell>
          <table:table-cell table:formula="of:=2*[.D171]+[.D170]-[.D169]-2*[.D168]" office:value-type="float" office:value="-25" calcext:value-type="float">
            <text:p>-25</text:p>
          </table:table-cell>
          <table:table-cell table:formula="of:=FLOOR([.F170]*7/8)+[.E171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table:formula="of:=1.1*1024*64/(200*64+[.A172])" office:value-type="float" office:value="3.66756206756207" calcext:value-type="float">
            <text:p>3.66756206756207</text:p>
          </table:table-cell>
          <table:table-cell table:formula="of:=FLOOR(([.C171]+[.A172])/2)" office:value-type="float" office:value="6844" calcext:value-type="float">
            <text:p>6844</text:p>
          </table:table-cell>
          <table:table-cell table:formula="of:=[.C172]-[.C171]" office:value-type="float" office:value="12" calcext:value-type="float">
            <text:p>12</text:p>
          </table:table-cell>
          <table:table-cell table:formula="of:=2*[.D172]+[.D171]-[.D170]-2*[.D169]" office:value-type="float" office:value="-6" calcext:value-type="float">
            <text:p>-6</text:p>
          </table:table-cell>
          <table:table-cell table:formula="of:=FLOOR([.F171]*7/8)+[.E172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table:formula="of:=1.1*1024*64/(200*64+[.A173])" office:value-type="float" office:value="3.66476539067663" calcext:value-type="float">
            <text:p>3.66476539067663</text:p>
          </table:table-cell>
          <table:table-cell table:formula="of:=FLOOR(([.C172]+[.A173])/2)" office:value-type="float" office:value="6857" calcext:value-type="float">
            <text:p>6857</text:p>
          </table:table-cell>
          <table:table-cell table:formula="of:=[.C173]-[.C172]" office:value-type="float" office:value="13" calcext:value-type="float">
            <text:p>13</text:p>
          </table:table-cell>
          <table:table-cell table:formula="of:=2*[.D173]+[.D172]-[.D171]-2*[.D170]" office:value-type="float" office:value="20" calcext:value-type="float">
            <text:p>20</text:p>
          </table:table-cell>
          <table:table-cell table:formula="of:=FLOOR([.F172]*7/8)+[.E17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table:formula="of:=1.1*1024*64/(200*64+[.A174])" office:value-type="float" office:value="3.66644288475231" calcext:value-type="float">
            <text:p>3.66644288475231</text:p>
          </table:table-cell>
          <table:table-cell table:formula="of:=FLOOR(([.C173]+[.A174])/2)" office:value-type="float" office:value="6859" calcext:value-type="float">
            <text:p>6859</text:p>
          </table:table-cell>
          <table:table-cell table:formula="of:=[.C174]-[.C173]" office:value-type="float" office:value="2" calcext:value-type="float">
            <text:p>2</text:p>
          </table:table-cell>
          <table:table-cell table:formula="of:=2*[.D174]+[.D173]-[.D172]-2*[.D171]" office:value-type="float" office:value="-7" calcext:value-type="float">
            <text:p>-7</text:p>
          </table:table-cell>
          <table:table-cell table:formula="of:=FLOOR([.F173]*7/8)+[.E17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table:formula="of:=1.1*1024*64/(200*64+[.A175])" office:value-type="float" office:value="3.66457909719398" calcext:value-type="float">
            <text:p>3.66457909719398</text:p>
          </table:table-cell>
          <table:table-cell table:formula="of:=FLOOR(([.C174]+[.A175])/2)" office:value-type="float" office:value="6865" calcext:value-type="float">
            <text:p>6865</text:p>
          </table:table-cell>
          <table:table-cell table:formula="of:=[.C175]-[.C174]" office:value-type="float" office:value="6" calcext:value-type="float">
            <text:p>6</text:p>
          </table:table-cell>
          <table:table-cell table:formula="of:=2*[.D175]+[.D174]-[.D173]-2*[.D172]" office:value-type="float" office:value="-23" calcext:value-type="float">
            <text:p>-23</text:p>
          </table:table-cell>
          <table:table-cell table:formula="of:=FLOOR([.F174]*7/8)+[.E175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table:formula="of:=1.1*1024*64/(200*64+[.A176])" office:value-type="float" office:value="3.663647913808" calcext:value-type="float">
            <text:p>3.663647913808</text:p>
          </table:table-cell>
          <table:table-cell table:formula="of:=FLOOR(([.C175]+[.A176])/2)" office:value-type="float" office:value="6871" calcext:value-type="float">
            <text:p>6871</text:p>
          </table:table-cell>
          <table:table-cell table:formula="of:=[.C176]-[.C175]" office:value-type="float" office:value="6" calcext:value-type="float">
            <text:p>6</text:p>
          </table:table-cell>
          <table:table-cell table:formula="of:=2*[.D176]+[.D175]-[.D174]-2*[.D173]" office:value-type="float" office:value="-10" calcext:value-type="float">
            <text:p>-10</text:p>
          </table:table-cell>
          <table:table-cell table:formula="of:=FLOOR([.F175]*7/8)+[.E176]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table:formula="of:=1.1*1024*64/(200*64+[.A177])" office:value-type="float" office:value="3.66141500330134" calcext:value-type="float">
            <text:p>3.66141500330134</text:p>
          </table:table-cell>
          <table:table-cell table:formula="of:=FLOOR(([.C176]+[.A177])/2)" office:value-type="float" office:value="6880" calcext:value-type="float">
            <text:p>6880</text:p>
          </table:table-cell>
          <table:table-cell table:formula="of:=[.C177]-[.C176]" office:value-type="float" office:value="9" calcext:value-type="float">
            <text:p>9</text:p>
          </table:table-cell>
          <table:table-cell table:formula="of:=2*[.D177]+[.D176]-[.D175]-2*[.D174]" office:value-type="float" office:value="14" calcext:value-type="float">
            <text:p>14</text:p>
          </table:table-cell>
          <table:table-cell table:formula="of:=FLOOR([.F176]*7/8)+[.E177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table:formula="of:=1.1*1024*64/(200*64+[.A178])" office:value-type="float" office:value="3.66011372867587" calcext:value-type="float">
            <text:p>3.66011372867587</text:p>
          </table:table-cell>
          <table:table-cell table:formula="of:=FLOOR(([.C177]+[.A178])/2)" office:value-type="float" office:value="6888" calcext:value-type="float">
            <text:p>6888</text:p>
          </table:table-cell>
          <table:table-cell table:formula="of:=[.C178]-[.C177]" office:value-type="float" office:value="8" calcext:value-type="float">
            <text:p>8</text:p>
          </table:table-cell>
          <table:table-cell table:formula="of:=2*[.D178]+[.D177]-[.D176]-2*[.D175]" office:value-type="float" office:value="7" calcext:value-type="float">
            <text:p>7</text:p>
          </table:table-cell>
          <table:table-cell table:formula="of:=FLOOR([.F177]*7/8)+[.E17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table:formula="of:=1.1*1024*64/(200*64+[.A179])" office:value-type="float" office:value="3.65899908638717" calcext:value-type="float">
            <text:p>3.65899908638717</text:p>
          </table:table-cell>
          <table:table-cell table:formula="of:=FLOOR(([.C178]+[.A179])/2)" office:value-type="float" office:value="6895" calcext:value-type="float">
            <text:p>6895</text:p>
          </table:table-cell>
          <table:table-cell table:formula="of:=[.C179]-[.C178]" office:value-type="float" office:value="7" calcext:value-type="float">
            <text:p>7</text:p>
          </table:table-cell>
          <table:table-cell table:formula="of:=2*[.D179]+[.D178]-[.D177]-2*[.D176]" office:value-type="float" office:value="1" calcext:value-type="float">
            <text:p>1</text:p>
          </table:table-cell>
          <table:table-cell table:formula="of:=FLOOR([.F178]*7/8)+[.E17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table:formula="of:=1.1*1024*64/(200*64+[.A180])" office:value-type="float" office:value="3.65417680454177" calcext:value-type="float">
            <text:p>3.65417680454177</text:p>
          </table:table-cell>
          <table:table-cell table:formula="of:=FLOOR(([.C179]+[.A180])/2)" office:value-type="float" office:value="6911" calcext:value-type="float">
            <text:p>6911</text:p>
          </table:table-cell>
          <table:table-cell table:formula="of:=[.C180]-[.C179]" office:value-type="float" office:value="16" calcext:value-type="float">
            <text:p>16</text:p>
          </table:table-cell>
          <table:table-cell table:formula="of:=2*[.D180]+[.D179]-[.D178]-2*[.D177]" office:value-type="float" office:value="13" calcext:value-type="float">
            <text:p>13</text:p>
          </table:table-cell>
          <table:table-cell table:formula="of:=FLOOR([.F179]*7/8)+[.E1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table:formula="of:=1.1*1024*64/(200*64+[.A181])" office:value-type="float" office:value="3.65417680454177" calcext:value-type="float">
            <text:p>3.65417680454177</text:p>
          </table:table-cell>
          <table:table-cell table:formula="of:=FLOOR(([.C180]+[.A181])/2)" office:value-type="float" office:value="6919" calcext:value-type="float">
            <text:p>6919</text:p>
          </table:table-cell>
          <table:table-cell table:formula="of:=[.C181]-[.C180]" office:value-type="float" office:value="8" calcext:value-type="float">
            <text:p>8</text:p>
          </table:table-cell>
          <table:table-cell table:formula="of:=2*[.D181]+[.D180]-[.D179]-2*[.D178]" office:value-type="float" office:value="9" calcext:value-type="float">
            <text:p>9</text:p>
          </table:table-cell>
          <table:table-cell table:formula="of:=FLOOR([.F180]*7/8)+[.E18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table:formula="of:=1.1*1024*64/(200*64+[.A182])" office:value-type="float" office:value="3.65288066886243" calcext:value-type="float">
            <text:p>3.65288066886243</text:p>
          </table:table-cell>
          <table:table-cell table:formula="of:=FLOOR(([.C181]+[.A182])/2)" office:value-type="float" office:value="6927" calcext:value-type="float">
            <text:p>6927</text:p>
          </table:table-cell>
          <table:table-cell table:formula="of:=[.C182]-[.C181]" office:value-type="float" office:value="8" calcext:value-type="float">
            <text:p>8</text:p>
          </table:table-cell>
          <table:table-cell table:formula="of:=2*[.D182]+[.D181]-[.D180]-2*[.D179]" office:value-type="float" office:value="-6" calcext:value-type="float">
            <text:p>-6</text:p>
          </table:table-cell>
          <table:table-cell table:formula="of:=FLOOR([.F181]*7/8)+[.E18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table:formula="of:=1.1*1024*64/(200*64+[.A183])" office:value-type="float" office:value="3.65010632911392" calcext:value-type="float">
            <text:p>3.65010632911392</text:p>
          </table:table-cell>
          <table:table-cell table:formula="of:=FLOOR(([.C182]+[.A183])/2)" office:value-type="float" office:value="6938" calcext:value-type="float">
            <text:p>6938</text:p>
          </table:table-cell>
          <table:table-cell table:formula="of:=[.C183]-[.C182]" office:value-type="float" office:value="11" calcext:value-type="float">
            <text:p>11</text:p>
          </table:table-cell>
          <table:table-cell table:formula="of:=2*[.D183]+[.D182]-[.D181]-2*[.D180]" office:value-type="float" office:value="-10" calcext:value-type="float">
            <text:p>-10</text:p>
          </table:table-cell>
          <table:table-cell table:formula="of:=FLOOR([.F182]*7/8)+[.E18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table:formula="of:=1.1*1024*64/(200*64+[.A184])" office:value-type="float" office:value="3.64899777282851" calcext:value-type="float">
            <text:p>3.64899777282851</text:p>
          </table:table-cell>
          <table:table-cell table:formula="of:=FLOOR(([.C183]+[.A184])/2)" office:value-type="float" office:value="6947" calcext:value-type="float">
            <text:p>6947</text:p>
          </table:table-cell>
          <table:table-cell table:formula="of:=[.C184]-[.C183]" office:value-type="float" office:value="9" calcext:value-type="float">
            <text:p>9</text:p>
          </table:table-cell>
          <table:table-cell table:formula="of:=2*[.D184]+[.D183]-[.D182]-2*[.D181]" office:value-type="float" office:value="5" calcext:value-type="float">
            <text:p>5</text:p>
          </table:table-cell>
          <table:table-cell table:formula="of:=FLOOR([.F183]*7/8)+[.E1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table:formula="of:=1.1*1024*64/(200*64+[.A185])" office:value-type="float" office:value="3.64493882091212" calcext:value-type="float">
            <text:p>3.64493882091212</text:p>
          </table:table-cell>
          <table:table-cell table:formula="of:=FLOOR(([.C184]+[.A185])/2)" office:value-type="float" office:value="6962" calcext:value-type="float">
            <text:p>6962</text:p>
          </table:table-cell>
          <table:table-cell table:formula="of:=[.C185]-[.C184]" office:value-type="float" office:value="15" calcext:value-type="float">
            <text:p>15</text:p>
          </table:table-cell>
          <table:table-cell table:formula="of:=2*[.D185]+[.D184]-[.D183]-2*[.D182]" office:value-type="float" office:value="12" calcext:value-type="float">
            <text:p>12</text:p>
          </table:table-cell>
          <table:table-cell table:formula="of:=FLOOR([.F184]*7/8)+[.E18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table:formula="of:=1.1*1024*64/(200*64+[.A186])" office:value-type="float" office:value="3.64401759086084" calcext:value-type="float">
            <text:p>3.64401759086084</text:p>
          </table:table-cell>
          <table:table-cell table:formula="of:=FLOOR(([.C185]+[.A186])/2)" office:value-type="float" office:value="6972" calcext:value-type="float">
            <text:p>6972</text:p>
          </table:table-cell>
          <table:table-cell table:formula="of:=[.C186]-[.C185]" office:value-type="float" office:value="10" calcext:value-type="float">
            <text:p>10</text:p>
          </table:table-cell>
          <table:table-cell table:formula="of:=2*[.D186]+[.D185]-[.D184]-2*[.D183]" office:value-type="float" office:value="4" calcext:value-type="float">
            <text:p>4</text:p>
          </table:table-cell>
          <table:table-cell table:formula="of:=FLOOR([.F185]*7/8)+[.E18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table:formula="of:=1.1*1024*64/(200*64+[.A187])" office:value-type="float" office:value="3.64457027300303" calcext:value-type="float">
            <text:p>3.64457027300303</text:p>
          </table:table-cell>
          <table:table-cell table:formula="of:=FLOOR(([.C186]+[.A187])/2)" office:value-type="float" office:value="6976" calcext:value-type="float">
            <text:p>6976</text:p>
          </table:table-cell>
          <table:table-cell table:formula="of:=[.C187]-[.C186]" office:value-type="float" office:value="4" calcext:value-type="float">
            <text:p>4</text:p>
          </table:table-cell>
          <table:table-cell table:formula="of:=2*[.D187]+[.D186]-[.D185]-2*[.D184]" office:value-type="float" office:value="-15" calcext:value-type="float">
            <text:p>-15</text:p>
          </table:table-cell>
          <table:table-cell table:formula="of:=FLOOR([.F186]*7/8)+[.E18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table:formula="of:=1.1*1024*64/(200*64+[.A188])" office:value-type="float" office:value="3.63960216085222" calcext:value-type="float">
            <text:p>3.63960216085222</text:p>
          </table:table-cell>
          <table:table-cell table:formula="of:=FLOOR(([.C187]+[.A188])/2)" office:value-type="float" office:value="6991" calcext:value-type="float">
            <text:p>6991</text:p>
          </table:table-cell>
          <table:table-cell table:formula="of:=[.C188]-[.C187]" office:value-type="float" office:value="15" calcext:value-type="float">
            <text:p>15</text:p>
          </table:table-cell>
          <table:table-cell table:formula="of:=2*[.D188]+[.D187]-[.D186]-2*[.D185]" office:value-type="float" office:value="-6" calcext:value-type="float">
            <text:p>-6</text:p>
          </table:table-cell>
          <table:table-cell table:formula="of:=FLOOR([.F187]*7/8)+[.E188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table:formula="of:=1.1*1024*64/(200*64+[.A189])" office:value-type="float" office:value="3.64162457062033" calcext:value-type="float">
            <text:p>3.64162457062033</text:p>
          </table:table-cell>
          <table:table-cell table:formula="of:=FLOOR(([.C188]+[.A189])/2)" office:value-type="float" office:value="6993" calcext:value-type="float">
            <text:p>6993</text:p>
          </table:table-cell>
          <table:table-cell table:formula="of:=[.C189]-[.C188]" office:value-type="float" office:value="2" calcext:value-type="float">
            <text:p>2</text:p>
          </table:table-cell>
          <table:table-cell table:formula="of:=2*[.D189]+[.D188]-[.D187]-2*[.D186]" office:value-type="float" office:value="-5" calcext:value-type="float">
            <text:p>-5</text:p>
          </table:table-cell>
          <table:table-cell table:formula="of:=FLOOR([.F188]*7/8)+[.E189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table:formula="of:=1.1*1024*64/(200*64+[.A190])" office:value-type="float" office:value="3.63794913201453" calcext:value-type="float">
            <text:p>3.63794913201453</text:p>
          </table:table-cell>
          <table:table-cell table:formula="of:=FLOOR(([.C189]+[.A190])/2)" office:value-type="float" office:value="7004" calcext:value-type="float">
            <text:p>7004</text:p>
          </table:table-cell>
          <table:table-cell table:formula="of:=[.C190]-[.C189]" office:value-type="float" office:value="11" calcext:value-type="float">
            <text:p>11</text:p>
          </table:table-cell>
          <table:table-cell table:formula="of:=2*[.D190]+[.D189]-[.D188]-2*[.D187]" office:value-type="float" office:value="1" calcext:value-type="float">
            <text:p>1</text:p>
          </table:table-cell>
          <table:table-cell table:formula="of:=FLOOR([.F189]*7/8)+[.E190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table:formula="of:=1.1*1024*64/(200*64+[.A191])" office:value-type="float" office:value="3.6364810330912" calcext:value-type="float">
            <text:p>3.6364810330912</text:p>
          </table:table-cell>
          <table:table-cell table:formula="of:=FLOOR(([.C190]+[.A191])/2)" office:value-type="float" office:value="7014" calcext:value-type="float">
            <text:p>7014</text:p>
          </table:table-cell>
          <table:table-cell table:formula="of:=[.C191]-[.C190]" office:value-type="float" office:value="10" calcext:value-type="float">
            <text:p>10</text:p>
          </table:table-cell>
          <table:table-cell table:formula="of:=2*[.D191]+[.D190]-[.D189]-2*[.D188]" office:value-type="float" office:value="-1" calcext:value-type="float">
            <text:p>-1</text:p>
          </table:table-cell>
          <table:table-cell table:formula="of:=FLOOR([.F190]*7/8)+[.E191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table:formula="of:=1.1*1024*64/(200*64+[.A192])" office:value-type="float" office:value="3.63629760403531" calcext:value-type="float">
            <text:p>3.63629760403531</text:p>
          </table:table-cell>
          <table:table-cell table:formula="of:=FLOOR(([.C191]+[.A192])/2)" office:value-type="float" office:value="7019" calcext:value-type="float">
            <text:p>7019</text:p>
          </table:table-cell>
          <table:table-cell table:formula="of:=[.C192]-[.C191]" office:value-type="float" office:value="5" calcext:value-type="float">
            <text:p>5</text:p>
          </table:table-cell>
          <table:table-cell table:formula="of:=2*[.D192]+[.D191]-[.D190]-2*[.D189]" office:value-type="float" office:value="5" calcext:value-type="float">
            <text:p>5</text:p>
          </table:table-cell>
          <table:table-cell table:formula="of:=FLOOR([.F191]*7/8)+[.E19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table:formula="of:=1.1*1024*64/(200*64+[.A193])" office:value-type="float" office:value="3.63043762904769" calcext:value-type="float">
            <text:p>3.63043762904769</text:p>
          </table:table-cell>
          <table:table-cell table:formula="of:=FLOOR(([.C192]+[.A193])/2)" office:value-type="float" office:value="7038" calcext:value-type="float">
            <text:p>7038</text:p>
          </table:table-cell>
          <table:table-cell table:formula="of:=[.C193]-[.C192]" office:value-type="float" office:value="19" calcext:value-type="float">
            <text:p>19</text:p>
          </table:table-cell>
          <table:table-cell table:formula="of:=2*[.D193]+[.D192]-[.D191]-2*[.D190]" office:value-type="float" office:value="11" calcext:value-type="float">
            <text:p>11</text:p>
          </table:table-cell>
          <table:table-cell table:formula="of:=FLOOR([.F192]*7/8)+[.E19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table:formula="of:=1.1*1024*64/(200*64+[.A194])" office:value-type="float" office:value="3.63062046736503" calcext:value-type="float">
            <text:p>3.63062046736503</text:p>
          </table:table-cell>
          <table:table-cell table:formula="of:=FLOOR(([.C193]+[.A194])/2)" office:value-type="float" office:value="7047" calcext:value-type="float">
            <text:p>7047</text:p>
          </table:table-cell>
          <table:table-cell table:formula="of:=[.C194]-[.C193]" office:value-type="float" office:value="9" calcext:value-type="float">
            <text:p>9</text:p>
          </table:table-cell>
          <table:table-cell table:formula="of:=2*[.D194]+[.D193]-[.D192]-2*[.D191]" office:value-type="float" office:value="12" calcext:value-type="float">
            <text:p>12</text:p>
          </table:table-cell>
          <table:table-cell table:formula="of:=FLOOR([.F193]*7/8)+[.E19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table:formula="of:=1.1*1024*64/(200*64+[.A195])" office:value-type="float" office:value="3.63062046736503" calcext:value-type="float">
            <text:p>3.63062046736503</text:p>
          </table:table-cell>
          <table:table-cell table:formula="of:=FLOOR(([.C194]+[.A195])/2)" office:value-type="float" office:value="7051" calcext:value-type="float">
            <text:p>7051</text:p>
          </table:table-cell>
          <table:table-cell table:formula="of:=[.C195]-[.C194]" office:value-type="float" office:value="4" calcext:value-type="float">
            <text:p>4</text:p>
          </table:table-cell>
          <table:table-cell table:formula="of:=2*[.D195]+[.D194]-[.D193]-2*[.D192]" office:value-type="float" office:value="-12" calcext:value-type="float">
            <text:p>-12</text:p>
          </table:table-cell>
          <table:table-cell table:formula="of:=FLOOR([.F194]*7/8)+[.E1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1.1*1024*64/(200*64+[.A196])" office:value-type="float" office:value="3.62496102981847" calcext:value-type="float">
            <text:p>3.62496102981847</text:p>
          </table:table-cell>
          <table:table-cell table:formula="of:=FLOOR(([.C195]+[.A196])/2)" office:value-type="float" office:value="7069" calcext:value-type="float">
            <text:p>7069</text:p>
          </table:table-cell>
          <table:table-cell table:formula="of:=[.C196]-[.C195]" office:value-type="float" office:value="18" calcext:value-type="float">
            <text:p>18</text:p>
          </table:table-cell>
          <table:table-cell table:formula="of:=2*[.D196]+[.D195]-[.D194]-2*[.D193]" office:value-type="float" office:value="-7" calcext:value-type="float">
            <text:p>-7</text:p>
          </table:table-cell>
          <table:table-cell table:formula="of:=FLOOR([.F195]*7/8)+[.E19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table:formula="of:=1.1*1024*64/(200*64+[.A197])" office:value-type="float" office:value="3.6215010549583" calcext:value-type="float">
            <text:p>3.6215010549583</text:p>
          </table:table-cell>
          <table:table-cell table:formula="of:=FLOOR(([.C196]+[.A197])/2)" office:value-type="float" office:value="7087" calcext:value-type="float">
            <text:p>7087</text:p>
          </table:table-cell>
          <table:table-cell table:formula="of:=[.C197]-[.C196]" office:value-type="float" office:value="18" calcext:value-type="float">
            <text:p>18</text:p>
          </table:table-cell>
          <table:table-cell table:formula="of:=2*[.D197]+[.D196]-[.D195]-2*[.D194]" office:value-type="float" office:value="32" calcext:value-type="float">
            <text:p>32</text:p>
          </table:table-cell>
          <table:table-cell table:formula="of:=FLOOR([.F196]*7/8)+[.E19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table:formula="of:=1.1*1024*64/(200*64+[.A198])" office:value-type="float" office:value="3.62113723126381" calcext:value-type="float">
            <text:p>3.62113723126381</text:p>
          </table:table-cell>
          <table:table-cell table:formula="of:=FLOOR(([.C197]+[.A198])/2)" office:value-type="float" office:value="7097" calcext:value-type="float">
            <text:p>7097</text:p>
          </table:table-cell>
          <table:table-cell table:formula="of:=[.C198]-[.C197]" office:value-type="float" office:value="10" calcext:value-type="float">
            <text:p>10</text:p>
          </table:table-cell>
          <table:table-cell table:formula="of:=2*[.D198]+[.D197]-[.D196]-2*[.D195]" office:value-type="float" office:value="12" calcext:value-type="float">
            <text:p>12</text:p>
          </table:table-cell>
          <table:table-cell table:formula="of:=FLOOR([.F197]*7/8)+[.E19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table:formula="of:=1.1*1024*64/(200*64+[.A199])" office:value-type="float" office:value="3.61950092885475" calcext:value-type="float">
            <text:p>3.61950092885475</text:p>
          </table:table-cell>
          <table:table-cell table:formula="of:=FLOOR(([.C198]+[.A199])/2)" office:value-type="float" office:value="7107" calcext:value-type="float">
            <text:p>7107</text:p>
          </table:table-cell>
          <table:table-cell table:formula="of:=[.C199]-[.C198]" office:value-type="float" office:value="10" calcext:value-type="float">
            <text:p>10</text:p>
          </table:table-cell>
          <table:table-cell table:formula="of:=2*[.D199]+[.D198]-[.D197]-2*[.D196]" office:value-type="float" office:value="-24" calcext:value-type="float">
            <text:p>-24</text:p>
          </table:table-cell>
          <table:table-cell table:formula="of:=FLOOR([.F198]*7/8)+[.E1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table:formula="of:=1.1*1024*64/(200*64+[.A200])" office:value-type="float" office:value="3.61913750690296" calcext:value-type="float">
            <text:p>3.61913750690296</text:p>
          </table:table-cell>
          <table:table-cell table:formula="of:=FLOOR(([.C199]+[.A200])/2)" office:value-type="float" office:value="7113" calcext:value-type="float">
            <text:p>7113</text:p>
          </table:table-cell>
          <table:table-cell table:formula="of:=[.C200]-[.C199]" office:value-type="float" office:value="6" calcext:value-type="float">
            <text:p>6</text:p>
          </table:table-cell>
          <table:table-cell table:formula="of:=2*[.D200]+[.D199]-[.D198]-2*[.D197]" office:value-type="float" office:value="-24" calcext:value-type="float">
            <text:p>-24</text:p>
          </table:table-cell>
          <table:table-cell table:formula="of:=FLOOR([.F199]*7/8)+[.E200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table:formula="of:=1.1*1024*64/(200*64+[.A201])" office:value-type="float" office:value="3.61750301083902" calcext:value-type="float">
            <text:p>3.61750301083902</text:p>
          </table:table-cell>
          <table:table-cell table:formula="of:=FLOOR(([.C200]+[.A201])/2)" office:value-type="float" office:value="7120" calcext:value-type="float">
            <text:p>7120</text:p>
          </table:table-cell>
          <table:table-cell table:formula="of:=[.C201]-[.C200]" office:value-type="float" office:value="7" calcext:value-type="float">
            <text:p>7</text:p>
          </table:table-cell>
          <table:table-cell table:formula="of:=2*[.D201]+[.D200]-[.D199]-2*[.D198]" office:value-type="float" office:value="-10" calcext:value-type="float">
            <text:p>-10</text:p>
          </table:table-cell>
          <table:table-cell table:formula="of:=FLOOR([.F200]*7/8)+[.E201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table:formula="of:=1.1*1024*64/(200*64+[.A202])" office:value-type="float" office:value="3.61786610458697" calcext:value-type="float">
            <text:p>3.61786610458697</text:p>
          </table:table-cell>
          <table:table-cell table:formula="of:=FLOOR(([.C201]+[.A202])/2)" office:value-type="float" office:value="7123" calcext:value-type="float">
            <text:p>7123</text:p>
          </table:table-cell>
          <table:table-cell table:formula="of:=[.C202]-[.C201]" office:value-type="float" office:value="3" calcext:value-type="float">
            <text:p>3</text:p>
          </table:table-cell>
          <table:table-cell table:formula="of:=2*[.D202]+[.D201]-[.D200]-2*[.D199]" office:value-type="float" office:value="-13" calcext:value-type="float">
            <text:p>-13</text:p>
          </table:table-cell>
          <table:table-cell table:formula="of:=FLOOR([.F201]*7/8)+[.E202]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table:formula="of:=1.1*1024*64/(200*64+[.A203])" office:value-type="float" office:value="3.61586999046998" calcext:value-type="float">
            <text:p>3.61586999046998</text:p>
          </table:table-cell>
          <table:table-cell table:formula="of:=FLOOR(([.C202]+[.A203])/2)" office:value-type="float" office:value="7130" calcext:value-type="float">
            <text:p>7130</text:p>
          </table:table-cell>
          <table:table-cell table:formula="of:=[.C203]-[.C202]" office:value-type="float" office:value="7" calcext:value-type="float">
            <text:p>7</text:p>
          </table:table-cell>
          <table:table-cell table:formula="of:=2*[.D203]+[.D202]-[.D201]-2*[.D200]" office:value-type="float" office:value="-2" calcext:value-type="float">
            <text:p>-2</text:p>
          </table:table-cell>
          <table:table-cell table:formula="of:=FLOOR([.F202]*7/8)+[.E203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table:formula="of:=1.1*1024*64/(200*64+[.A204])" office:value-type="float" office:value="3.61568863476778" calcext:value-type="float">
            <text:p>3.61568863476778</text:p>
          </table:table-cell>
          <table:table-cell table:formula="of:=FLOOR(([.C203]+[.A204])/2)" office:value-type="float" office:value="7134" calcext:value-type="float">
            <text:p>7134</text:p>
          </table:table-cell>
          <table:table-cell table:formula="of:=[.C204]-[.C203]" office:value-type="float" office:value="4" calcext:value-type="float">
            <text:p>4</text:p>
          </table:table-cell>
          <table:table-cell table:formula="of:=2*[.D204]+[.D203]-[.D202]-2*[.D201]" office:value-type="float" office:value="-2" calcext:value-type="float">
            <text:p>-2</text:p>
          </table:table-cell>
          <table:table-cell table:formula="of:=FLOOR([.F203]*7/8)+[.E204]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table:formula="of:=1.1*1024*64/(200*64+[.A205])" office:value-type="float" office:value="3.61188436294404" calcext:value-type="float">
            <text:p>3.61188436294404</text:p>
          </table:table-cell>
          <table:table-cell table:formula="of:=FLOOR(([.C204]+[.A205])/2)" office:value-type="float" office:value="7146" calcext:value-type="float">
            <text:p>7146</text:p>
          </table:table-cell>
          <table:table-cell table:formula="of:=[.C205]-[.C204]" office:value-type="float" office:value="12" calcext:value-type="float">
            <text:p>12</text:p>
          </table:table-cell>
          <table:table-cell table:formula="of:=2*[.D205]+[.D204]-[.D203]-2*[.D202]" office:value-type="float" office:value="15" calcext:value-type="float">
            <text:p>15</text:p>
          </table:table-cell>
          <table:table-cell table:formula="of:=FLOOR([.F204]*7/8)+[.E205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table:formula="of:=1.1*1024*64/(200*64+[.A206])" office:value-type="float" office:value="3.61043722141534" calcext:value-type="float">
            <text:p>3.61043722141534</text:p>
          </table:table-cell>
          <table:table-cell table:formula="of:=FLOOR(([.C205]+[.A206])/2)" office:value-type="float" office:value="7156" calcext:value-type="float">
            <text:p>7156</text:p>
          </table:table-cell>
          <table:table-cell table:formula="of:=[.C206]-[.C205]" office:value-type="float" office:value="10" calcext:value-type="float">
            <text:p>10</text:p>
          </table:table-cell>
          <table:table-cell table:formula="of:=2*[.D206]+[.D205]-[.D204]-2*[.D203]" office:value-type="float" office:value="14" calcext:value-type="float">
            <text:p>14</text:p>
          </table:table-cell>
          <table:table-cell table:formula="of:=FLOOR([.F205]*7/8)+[.E2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1.1*1024*64/(200*64+[.A207])" office:value-type="float" office:value="3.61061805068617" calcext:value-type="float">
            <text:p>3.61061805068617</text:p>
          </table:table-cell>
          <table:table-cell table:formula="of:=FLOOR(([.C206]+[.A207])/2)" office:value-type="float" office:value="7161" calcext:value-type="float">
            <text:p>7161</text:p>
          </table:table-cell>
          <table:table-cell table:formula="of:=[.C207]-[.C206]" office:value-type="float" office:value="5" calcext:value-type="float">
            <text:p>5</text:p>
          </table:table-cell>
          <table:table-cell table:formula="of:=2*[.D207]+[.D206]-[.D205]-2*[.D204]" office:value-type="float" office:value="0" calcext:value-type="float">
            <text:p>0</text:p>
          </table:table-cell>
          <table:table-cell table:formula="of:=FLOOR([.F206]*7/8)+[.E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table:formula="of:=1.1*1024*64/(200*64+[.A208])" office:value-type="float" office:value="3.60718538904178" calcext:value-type="float">
            <text:p>3.60718538904178</text:p>
          </table:table-cell>
          <table:table-cell table:formula="of:=FLOOR(([.C207]+[.A208])/2)" office:value-type="float" office:value="7173" calcext:value-type="float">
            <text:p>7173</text:p>
          </table:table-cell>
          <table:table-cell table:formula="of:=[.C208]-[.C207]" office:value-type="float" office:value="12" calcext:value-type="float">
            <text:p>12</text:p>
          </table:table-cell>
          <table:table-cell table:formula="of:=2*[.D208]+[.D207]-[.D206]-2*[.D205]" office:value-type="float" office:value="-5" calcext:value-type="float">
            <text:p>-5</text:p>
          </table:table-cell>
          <table:table-cell table:formula="of:=FLOOR([.F207]*7/8)+[.E20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table:formula="of:=1.1*1024*64/(200*64+[.A209])" office:value-type="float" office:value="3.60502075311297" calcext:value-type="float">
            <text:p>3.60502075311297</text:p>
          </table:table-cell>
          <table:table-cell table:formula="of:=FLOOR(([.C208]+[.A209])/2)" office:value-type="float" office:value="7185" calcext:value-type="float">
            <text:p>7185</text:p>
          </table:table-cell>
          <table:table-cell table:formula="of:=[.C209]-[.C208]" office:value-type="float" office:value="12" calcext:value-type="float">
            <text:p>12</text:p>
          </table:table-cell>
          <table:table-cell table:formula="of:=2*[.D209]+[.D208]-[.D207]-2*[.D206]" office:value-type="float" office:value="11" calcext:value-type="float">
            <text:p>11</text:p>
          </table:table-cell>
          <table:table-cell table:formula="of:=FLOOR([.F208]*7/8)+[.E20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table:formula="of:=1.1*1024*64/(200*64+[.A210])" office:value-type="float" office:value="3.60538134533633" calcext:value-type="float">
            <text:p>3.60538134533633</text:p>
          </table:table-cell>
          <table:table-cell table:formula="of:=FLOOR(([.C209]+[.A210])/2)" office:value-type="float" office:value="7190" calcext:value-type="float">
            <text:p>7190</text:p>
          </table:table-cell>
          <table:table-cell table:formula="of:=[.C210]-[.C209]" office:value-type="float" office:value="5" calcext:value-type="float">
            <text:p>5</text:p>
          </table:table-cell>
          <table:table-cell table:formula="of:=2*[.D210]+[.D209]-[.D208]-2*[.D207]" office:value-type="float" office:value="0" calcext:value-type="float">
            <text:p>0</text:p>
          </table:table-cell>
          <table:table-cell table:formula="of:=FLOOR([.F209]*7/8)+[.E2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table:formula="of:=1.1*1024*64/(200*64+[.A211])" office:value-type="float" office:value="3.60033960944913" calcext:value-type="float">
            <text:p>3.60033960944913</text:p>
          </table:table-cell>
          <table:table-cell table:formula="of:=FLOOR(([.C210]+[.A211])/2)" office:value-type="float" office:value="7206" calcext:value-type="float">
            <text:p>7206</text:p>
          </table:table-cell>
          <table:table-cell table:formula="of:=[.C211]-[.C210]" office:value-type="float" office:value="16" calcext:value-type="float">
            <text:p>16</text:p>
          </table:table-cell>
          <table:table-cell table:formula="of:=2*[.D211]+[.D210]-[.D209]-2*[.D208]" office:value-type="float" office:value="1" calcext:value-type="float">
            <text:p>1</text:p>
          </table:table-cell>
          <table:table-cell table:formula="of:=FLOOR([.F210]*7/8)+[.E21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table:formula="of:=1.1*1024*64/(200*64+[.A212])" office:value-type="float" office:value="3.5985424050317" calcext:value-type="float">
            <text:p>3.5985424050317</text:p>
          </table:table-cell>
          <table:table-cell table:formula="of:=FLOOR(([.C211]+[.A212])/2)" office:value-type="float" office:value="7219" calcext:value-type="float">
            <text:p>7219</text:p>
          </table:table-cell>
          <table:table-cell table:formula="of:=[.C212]-[.C211]" office:value-type="float" office:value="13" calcext:value-type="float">
            <text:p>13</text:p>
          </table:table-cell>
          <table:table-cell table:formula="of:=2*[.D212]+[.D211]-[.D210]-2*[.D209]" office:value-type="float" office:value="13" calcext:value-type="float">
            <text:p>13</text:p>
          </table:table-cell>
          <table:table-cell table:formula="of:=FLOOR([.F211]*7/8)+[.E21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table:formula="of:=1.1*1024*64/(200*64+[.A213])" office:value-type="float" office:value="3.59710593283768" calcext:value-type="float">
            <text:p>3.59710593283768</text:p>
          </table:table-cell>
          <table:table-cell table:formula="of:=FLOOR(([.C212]+[.A213])/2)" office:value-type="float" office:value="7230" calcext:value-type="float">
            <text:p>7230</text:p>
          </table:table-cell>
          <table:table-cell table:formula="of:=[.C213]-[.C212]" office:value-type="float" office:value="11" calcext:value-type="float">
            <text:p>11</text:p>
          </table:table-cell>
          <table:table-cell table:formula="of:=2*[.D213]+[.D212]-[.D211]-2*[.D210]" office:value-type="float" office:value="9" calcext:value-type="float">
            <text:p>9</text:p>
          </table:table-cell>
          <table:table-cell table:formula="of:=FLOOR([.F212]*7/8)+[.E21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table:formula="of:=1.1*1024*64/(200*64+[.A214])" office:value-type="float" office:value="3.59531195451598" calcext:value-type="float">
            <text:p>3.59531195451598</text:p>
          </table:table-cell>
          <table:table-cell table:formula="of:=FLOOR(([.C213]+[.A214])/2)" office:value-type="float" office:value="7240" calcext:value-type="float">
            <text:p>7240</text:p>
          </table:table-cell>
          <table:table-cell table:formula="of:=[.C214]-[.C213]" office:value-type="float" office:value="10" calcext:value-type="float">
            <text:p>10</text:p>
          </table:table-cell>
          <table:table-cell table:formula="of:=2*[.D214]+[.D213]-[.D212]-2*[.D211]" office:value-type="float" office:value="-14" calcext:value-type="float">
            <text:p>-14</text:p>
          </table:table-cell>
          <table:table-cell table:formula="of:=FLOOR([.F213]*7/8)+[.E2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table:formula="of:=1.1*1024*64/(200*64+[.A215])" office:value-type="float" office:value="3.59405723402134" calcext:value-type="float">
            <text:p>3.59405723402134</text:p>
          </table:table-cell>
          <table:table-cell table:formula="of:=FLOOR(([.C214]+[.A215])/2)" office:value-type="float" office:value="7249" calcext:value-type="float">
            <text:p>7249</text:p>
          </table:table-cell>
          <table:table-cell table:formula="of:=[.C215]-[.C214]" office:value-type="float" office:value="9" calcext:value-type="float">
            <text:p>9</text:p>
          </table:table-cell>
          <table:table-cell table:formula="of:=2*[.D215]+[.D214]-[.D213]-2*[.D212]" office:value-type="float" office:value="-9" calcext:value-type="float">
            <text:p>-9</text:p>
          </table:table-cell>
          <table:table-cell table:formula="of:=FLOOR([.F214]*7/8)+[.E21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table:formula="of:=1.1*1024*64/(200*64+[.A216])" office:value-type="float" office:value="3.59262433967906" calcext:value-type="float">
            <text:p>3.59262433967906</text:p>
          </table:table-cell>
          <table:table-cell table:formula="of:=FLOOR(([.C215]+[.A216])/2)" office:value-type="float" office:value="7257" calcext:value-type="float">
            <text:p>7257</text:p>
          </table:table-cell>
          <table:table-cell table:formula="of:=[.C216]-[.C215]" office:value-type="float" office:value="8" calcext:value-type="float">
            <text:p>8</text:p>
          </table:table-cell>
          <table:table-cell table:formula="of:=2*[.D216]+[.D215]-[.D214]-2*[.D213]" office:value-type="float" office:value="-7" calcext:value-type="float">
            <text:p>-7</text:p>
          </table:table-cell>
          <table:table-cell table:formula="of:=FLOOR([.F215]*7/8)+[.E216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table:formula="of:=1.1*1024*64/(200*64+[.A217])" office:value-type="float" office:value="3.59065597449818" calcext:value-type="float">
            <text:p>3.59065597449818</text:p>
          </table:table-cell>
          <table:table-cell table:formula="of:=FLOOR(([.C216]+[.A217])/2)" office:value-type="float" office:value="7267" calcext:value-type="float">
            <text:p>7267</text:p>
          </table:table-cell>
          <table:table-cell table:formula="of:=[.C217]-[.C216]" office:value-type="float" office:value="10" calcext:value-type="float">
            <text:p>10</text:p>
          </table:table-cell>
          <table:table-cell table:formula="of:=2*[.D217]+[.D216]-[.D215]-2*[.D214]" office:value-type="float" office:value="-1" calcext:value-type="float">
            <text:p>-1</text:p>
          </table:table-cell>
          <table:table-cell table:formula="of:=FLOOR([.F216]*7/8)+[.E217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table:formula="of:=1.1*1024*64/(200*64+[.A218])" office:value-type="float" office:value="3.58743966160737" calcext:value-type="float">
            <text:p>3.58743966160737</text:p>
          </table:table-cell>
          <table:table-cell table:formula="of:=FLOOR(([.C217]+[.A218])/2)" office:value-type="float" office:value="7281" calcext:value-type="float">
            <text:p>7281</text:p>
          </table:table-cell>
          <table:table-cell table:formula="of:=[.C218]-[.C217]" office:value-type="float" office:value="14" calcext:value-type="float">
            <text:p>14</text:p>
          </table:table-cell>
          <table:table-cell table:formula="of:=2*[.D218]+[.D217]-[.D216]-2*[.D215]" office:value-type="float" office:value="12" calcext:value-type="float">
            <text:p>12</text:p>
          </table:table-cell>
          <table:table-cell table:formula="of:=FLOOR([.F217]*7/8)+[.E2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table:formula="of:=1.1*1024*64/(200*64+[.A219])" office:value-type="float" office:value="3.58690416956911" calcext:value-type="float">
            <text:p>3.58690416956911</text:p>
          </table:table-cell>
          <table:table-cell table:formula="of:=FLOOR(([.C218]+[.A219])/2)" office:value-type="float" office:value="7289" calcext:value-type="float">
            <text:p>7289</text:p>
          </table:table-cell>
          <table:table-cell table:formula="of:=[.C219]-[.C218]" office:value-type="float" office:value="8" calcext:value-type="float">
            <text:p>8</text:p>
          </table:table-cell>
          <table:table-cell table:formula="of:=2*[.D219]+[.D218]-[.D217]-2*[.D216]" office:value-type="float" office:value="4" calcext:value-type="float">
            <text:p>4</text:p>
          </table:table-cell>
          <table:table-cell table:formula="of:=FLOOR([.F218]*7/8)+[.E21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1.1*1024*64/(200*64+[.A220])" office:value-type="float" office:value="3.58333830400636" calcext:value-type="float">
            <text:p>3.58333830400636</text:p>
          </table:table-cell>
          <table:table-cell table:formula="of:=FLOOR(([.C219]+[.A220])/2)" office:value-type="float" office:value="7303" calcext:value-type="float">
            <text:p>7303</text:p>
          </table:table-cell>
          <table:table-cell table:formula="of:=[.C220]-[.C219]" office:value-type="float" office:value="14" calcext:value-type="float">
            <text:p>14</text:p>
          </table:table-cell>
          <table:table-cell table:formula="of:=2*[.D220]+[.D219]-[.D218]-2*[.D217]" office:value-type="float" office:value="2" calcext:value-type="float">
            <text:p>2</text:p>
          </table:table-cell>
          <table:table-cell table:formula="of:=FLOOR([.F219]*7/8)+[.E2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table:formula="of:=1.1*1024*64/(200*64+[.A221])" office:value-type="float" office:value="3.58173597654891" calcext:value-type="float">
            <text:p>3.58173597654891</text:p>
          </table:table-cell>
          <table:table-cell table:formula="of:=FLOOR(([.C220]+[.A221])/2)" office:value-type="float" office:value="7315" calcext:value-type="float">
            <text:p>7315</text:p>
          </table:table-cell>
          <table:table-cell table:formula="of:=[.C221]-[.C220]" office:value-type="float" office:value="12" calcext:value-type="float">
            <text:p>12</text:p>
          </table:table-cell>
          <table:table-cell table:formula="of:=2*[.D221]+[.D220]-[.D219]-2*[.D218]" office:value-type="float" office:value="2" calcext:value-type="float">
            <text:p>2</text:p>
          </table:table-cell>
          <table:table-cell table:formula="of:=FLOOR([.F220]*7/8)+[.E22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table:formula="of:=1.1*1024*64/(200*64+[.A222])" office:value-type="float" office:value="3.58138009836554" calcext:value-type="float">
            <text:p>3.58138009836554</text:p>
          </table:table-cell>
          <table:table-cell table:formula="of:=FLOOR(([.C221]+[.A222])/2)" office:value-type="float" office:value="7322" calcext:value-type="float">
            <text:p>7322</text:p>
          </table:table-cell>
          <table:table-cell table:formula="of:=[.C222]-[.C221]" office:value-type="float" office:value="7" calcext:value-type="float">
            <text:p>7</text:p>
          </table:table-cell>
          <table:table-cell table:formula="of:=2*[.D222]+[.D221]-[.D220]-2*[.D219]" office:value-type="float" office:value="-4" calcext:value-type="float">
            <text:p>-4</text:p>
          </table:table-cell>
          <table:table-cell table:formula="of:=FLOOR([.F221]*7/8)+[.E2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table:formula="of:=1.1*1024*64/(200*64+[.A223])" office:value-type="float" office:value="3.57782520224329" calcext:value-type="float">
            <text:p>3.57782520224329</text:p>
          </table:table-cell>
          <table:table-cell table:formula="of:=FLOOR(([.C222]+[.A223])/2)" office:value-type="float" office:value="7335" calcext:value-type="float">
            <text:p>7335</text:p>
          </table:table-cell>
          <table:table-cell table:formula="of:=[.C223]-[.C222]" office:value-type="float" office:value="13" calcext:value-type="float">
            <text:p>13</text:p>
          </table:table-cell>
          <table:table-cell table:formula="of:=2*[.D223]+[.D222]-[.D221]-2*[.D220]" office:value-type="float" office:value="-7" calcext:value-type="float">
            <text:p>-7</text:p>
          </table:table-cell>
          <table:table-cell table:formula="of:=FLOOR([.F222]*7/8)+[.E223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table:formula="of:=1.1*1024*64/(200*64+[.A224])" office:value-type="float" office:value="3.57463182426737" calcext:value-type="float">
            <text:p>3.57463182426737</text:p>
          </table:table-cell>
          <table:table-cell table:formula="of:=FLOOR(([.C223]+[.A224])/2)" office:value-type="float" office:value="7351" calcext:value-type="float">
            <text:p>7351</text:p>
          </table:table-cell>
          <table:table-cell table:formula="of:=[.C224]-[.C223]" office:value-type="float" office:value="16" calcext:value-type="float">
            <text:p>16</text:p>
          </table:table-cell>
          <table:table-cell table:formula="of:=2*[.D224]+[.D223]-[.D222]-2*[.D221]" office:value-type="float" office:value="14" calcext:value-type="float">
            <text:p>14</text:p>
          </table:table-cell>
          <table:table-cell table:formula="of:=FLOOR([.F223]*7/8)+[.E22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table:formula="of:=1.1*1024*64/(200*64+[.A225])" office:value-type="float" office:value="3.57410014873575" calcext:value-type="float">
            <text:p>3.57410014873575</text:p>
          </table:table-cell>
          <table:table-cell table:formula="of:=FLOOR(([.C224]+[.A225])/2)" office:value-type="float" office:value="7360" calcext:value-type="float">
            <text:p>7360</text:p>
          </table:table-cell>
          <table:table-cell table:formula="of:=[.C225]-[.C224]" office:value-type="float" office:value="9" calcext:value-type="float">
            <text:p>9</text:p>
          </table:table-cell>
          <table:table-cell table:formula="of:=2*[.D225]+[.D224]-[.D223]-2*[.D222]" office:value-type="float" office:value="7" calcext:value-type="float">
            <text:p>7</text:p>
          </table:table-cell>
          <table:table-cell table:formula="of:=FLOOR([.F224]*7/8)+[.E2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table:formula="of:=1.1*1024*64/(200*64+[.A226])" office:value-type="float" office:value="3.57303727200634" calcext:value-type="float">
            <text:p>3.57303727200634</text:p>
          </table:table-cell>
          <table:table-cell table:formula="of:=FLOOR(([.C225]+[.A226])/2)" office:value-type="float" office:value="7368" calcext:value-type="float">
            <text:p>7368</text:p>
          </table:table-cell>
          <table:table-cell table:formula="of:=[.C226]-[.C225]" office:value-type="float" office:value="8" calcext:value-type="float">
            <text:p>8</text:p>
          </table:table-cell>
          <table:table-cell table:formula="of:=2*[.D226]+[.D225]-[.D224]-2*[.D223]" office:value-type="float" office:value="-17" calcext:value-type="float">
            <text:p>-17</text:p>
          </table:table-cell>
          <table:table-cell table:formula="of:=FLOOR([.F225]*7/8)+[.E22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table:formula="of:=1.1*1024*64/(200*64+[.A227])" office:value-type="float" office:value="3.56985243141527" calcext:value-type="float">
            <text:p>3.56985243141527</text:p>
          </table:table-cell>
          <table:table-cell table:formula="of:=FLOOR(([.C226]+[.A227])/2)" office:value-type="float" office:value="7381" calcext:value-type="float">
            <text:p>7381</text:p>
          </table:table-cell>
          <table:table-cell table:formula="of:=[.C227]-[.C226]" office:value-type="float" office:value="13" calcext:value-type="float">
            <text:p>13</text:p>
          </table:table-cell>
          <table:table-cell table:formula="of:=2*[.D227]+[.D226]-[.D225]-2*[.D224]" office:value-type="float" office:value="-7" calcext:value-type="float">
            <text:p>-7</text:p>
          </table:table-cell>
          <table:table-cell table:formula="of:=FLOOR([.F226]*7/8)+[.E227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table:formula="of:=1.1*1024*64/(200*64+[.A228])" office:value-type="float" office:value="3.56826213928624" calcext:value-type="float">
            <text:p>3.56826213928624</text:p>
          </table:table-cell>
          <table:table-cell table:formula="of:=FLOOR(([.C227]+[.A228])/2)" office:value-type="float" office:value="7392" calcext:value-type="float">
            <text:p>7392</text:p>
          </table:table-cell>
          <table:table-cell table:formula="of:=[.C228]-[.C227]" office:value-type="float" office:value="11" calcext:value-type="float">
            <text:p>11</text:p>
          </table:table-cell>
          <table:table-cell table:formula="of:=2*[.D228]+[.D227]-[.D226]-2*[.D225]" office:value-type="float" office:value="9" calcext:value-type="float">
            <text:p>9</text:p>
          </table:table-cell>
          <table:table-cell table:formula="of:=FLOOR([.F227]*7/8)+[.E22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table:formula="of:=1.1*1024*64/(200*64+[.A229])" office:value-type="float" office:value="3.56702622464127" calcext:value-type="float">
            <text:p>3.56702622464127</text:p>
          </table:table-cell>
          <table:table-cell table:formula="of:=FLOOR(([.C228]+[.A229])/2)" office:value-type="float" office:value="7401" calcext:value-type="float">
            <text:p>7401</text:p>
          </table:table-cell>
          <table:table-cell table:formula="of:=[.C229]-[.C228]" office:value-type="float" office:value="9" calcext:value-type="float">
            <text:p>9</text:p>
          </table:table-cell>
          <table:table-cell table:formula="of:=2*[.D229]+[.D228]-[.D227]-2*[.D226]" office:value-type="float" office:value="0" calcext:value-type="float">
            <text:p>0</text:p>
          </table:table-cell>
          <table:table-cell table:formula="of:=FLOOR([.F228]*7/8)+[.E22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table:formula="of:=1.1*1024*64/(200*64+[.A230])" office:value-type="float" office:value="3.56596755045509" calcext:value-type="float">
            <text:p>3.56596755045509</text:p>
          </table:table-cell>
          <table:table-cell table:formula="of:=FLOOR(([.C229]+[.A230])/2)" office:value-type="float" office:value="7408" calcext:value-type="float">
            <text:p>7408</text:p>
          </table:table-cell>
          <table:table-cell table:formula="of:=[.C230]-[.C229]" office:value-type="float" office:value="7" calcext:value-type="float">
            <text:p>7</text:p>
          </table:table-cell>
          <table:table-cell table:formula="of:=2*[.D230]+[.D229]-[.D228]-2*[.D227]" office:value-type="float" office:value="-14" calcext:value-type="float">
            <text:p>-14</text:p>
          </table:table-cell>
          <table:table-cell table:formula="of:=FLOOR([.F229]*7/8)+[.E230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table:formula="of:=1.1*1024*64/(200*64+[.A231])" office:value-type="float" office:value="3.56385208621713" calcext:value-type="float">
            <text:p>3.56385208621713</text:p>
          </table:table-cell>
          <table:table-cell table:formula="of:=FLOOR(([.C230]+[.A231])/2)" office:value-type="float" office:value="7418" calcext:value-type="float">
            <text:p>7418</text:p>
          </table:table-cell>
          <table:table-cell table:formula="of:=[.C231]-[.C230]" office:value-type="float" office:value="10" calcext:value-type="float">
            <text:p>10</text:p>
          </table:table-cell>
          <table:table-cell table:formula="of:=2*[.D231]+[.D230]-[.D229]-2*[.D228]" office:value-type="float" office:value="-4" calcext:value-type="float">
            <text:p>-4</text:p>
          </table:table-cell>
          <table:table-cell table:formula="of:=FLOOR([.F230]*7/8)+[.E231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table:formula="of:=1.1*1024*64/(200*64+[.A232])" office:value-type="float" office:value="3.56173913043478" calcext:value-type="float">
            <text:p>3.56173913043478</text:p>
          </table:table-cell>
          <table:table-cell table:formula="of:=FLOOR(([.C231]+[.A232])/2)" office:value-type="float" office:value="7429" calcext:value-type="float">
            <text:p>7429</text:p>
          </table:table-cell>
          <table:table-cell table:formula="of:=[.C232]-[.C231]" office:value-type="float" office:value="11" calcext:value-type="float">
            <text:p>11</text:p>
          </table:table-cell>
          <table:table-cell table:formula="of:=2*[.D232]+[.D231]-[.D230]-2*[.D229]" office:value-type="float" office:value="7" calcext:value-type="float">
            <text:p>7</text:p>
          </table:table-cell>
          <table:table-cell table:formula="of:=FLOOR([.F231]*7/8)+[.E23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table:formula="of:=1.1*1024*64/(200*64+[.A233])" office:value-type="float" office:value="3.55875006170706" calcext:value-type="float">
            <text:p>3.55875006170706</text:p>
          </table:table-cell>
          <table:table-cell table:formula="of:=FLOOR(([.C232]+[.A233])/2)" office:value-type="float" office:value="7443" calcext:value-type="float">
            <text:p>7443</text:p>
          </table:table-cell>
          <table:table-cell table:formula="of:=[.C233]-[.C232]" office:value-type="float" office:value="14" calcext:value-type="float">
            <text:p>14</text:p>
          </table:table-cell>
          <table:table-cell table:formula="of:=2*[.D233]+[.D232]-[.D231]-2*[.D230]" office:value-type="float" office:value="15" calcext:value-type="float">
            <text:p>15</text:p>
          </table:table-cell>
          <table:table-cell table:formula="of:=FLOOR([.F232]*7/8)+[.E23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table:formula="of:=1.1*1024*64/(200*64+[.A234])" office:value-type="float" office:value="3.55436347500247" calcext:value-type="float">
            <text:p>3.55436347500247</text:p>
          </table:table-cell>
          <table:table-cell table:formula="of:=FLOOR(([.C233]+[.A234])/2)" office:value-type="float" office:value="7462" calcext:value-type="float">
            <text:p>7462</text:p>
          </table:table-cell>
          <table:table-cell table:formula="of:=[.C234]-[.C233]" office:value-type="float" office:value="19" calcext:value-type="float">
            <text:p>19</text:p>
          </table:table-cell>
          <table:table-cell table:formula="of:=2*[.D234]+[.D233]-[.D232]-2*[.D231]" office:value-type="float" office:value="21" calcext:value-type="float">
            <text:p>21</text:p>
          </table:table-cell>
          <table:table-cell table:formula="of:=FLOOR([.F233]*7/8)+[.E23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table:formula="of:=1.1*1024*64/(200*64+[.A235])" office:value-type="float" office:value="3.55243680086729" calcext:value-type="float">
            <text:p>3.55243680086729</text:p>
          </table:table-cell>
          <table:table-cell table:formula="of:=FLOOR(([.C234]+[.A235])/2)" office:value-type="float" office:value="7477" calcext:value-type="float">
            <text:p>7477</text:p>
          </table:table-cell>
          <table:table-cell table:formula="of:=[.C235]-[.C234]" office:value-type="float" office:value="15" calcext:value-type="float">
            <text:p>15</text:p>
          </table:table-cell>
          <table:table-cell table:formula="of:=2*[.D235]+[.D234]-[.D233]-2*[.D232]" office:value-type="float" office:value="13" calcext:value-type="float">
            <text:p>13</text:p>
          </table:table-cell>
          <table:table-cell table:formula="of:=FLOOR([.F234]*7/8)+[.E23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table:formula="of:=1.1*1024*64/(200*64+[.A236])" office:value-type="float" office:value="3.5503373553312" calcext:value-type="float">
            <text:p>3.5503373553312</text:p>
          </table:table-cell>
          <table:table-cell table:formula="of:=FLOOR(([.C235]+[.A236])/2)" office:value-type="float" office:value="7491" calcext:value-type="float">
            <text:p>7491</text:p>
          </table:table-cell>
          <table:table-cell table:formula="of:=[.C236]-[.C235]" office:value-type="float" office:value="14" calcext:value-type="float">
            <text:p>14</text:p>
          </table:table-cell>
          <table:table-cell table:formula="of:=2*[.D236]+[.D235]-[.D234]-2*[.D233]" office:value-type="float" office:value="-4" calcext:value-type="float">
            <text:p>-4</text:p>
          </table:table-cell>
          <table:table-cell table:formula="of:=FLOOR([.F235]*7/8)+[.E23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table:formula="of:=1.1*1024*64/(200*64+[.A237])" office:value-type="float" office:value="3.54928856284772" calcext:value-type="float">
            <text:p>3.54928856284772</text:p>
          </table:table-cell>
          <table:table-cell table:formula="of:=FLOOR(([.C236]+[.A237])/2)" office:value-type="float" office:value="7501" calcext:value-type="float">
            <text:p>7501</text:p>
          </table:table-cell>
          <table:table-cell table:formula="of:=[.C237]-[.C236]" office:value-type="float" office:value="10" calcext:value-type="float">
            <text:p>10</text:p>
          </table:table-cell>
          <table:table-cell table:formula="of:=2*[.D237]+[.D236]-[.D235]-2*[.D234]" office:value-type="float" office:value="-19" calcext:value-type="float">
            <text:p>-19</text:p>
          </table:table-cell>
          <table:table-cell table:formula="of:=FLOOR([.F236]*7/8)+[.E2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table:formula="of:=1.1*1024*64/(200*64+[.A238])" office:value-type="float" office:value="3.54736738509989" calcext:value-type="float">
            <text:p>3.54736738509989</text:p>
          </table:table-cell>
          <table:table-cell table:formula="of:=FLOOR(([.C237]+[.A238])/2)" office:value-type="float" office:value="7511" calcext:value-type="float">
            <text:p>7511</text:p>
          </table:table-cell>
          <table:table-cell table:formula="of:=[.C238]-[.C237]" office:value-type="float" office:value="10" calcext:value-type="float">
            <text:p>10</text:p>
          </table:table-cell>
          <table:table-cell table:formula="of:=2*[.D238]+[.D237]-[.D236]-2*[.D235]" office:value-type="float" office:value="-14" calcext:value-type="float">
            <text:p>-14</text:p>
          </table:table-cell>
          <table:table-cell table:formula="of:=FLOOR([.F237]*7/8)+[.E238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table:formula="of:=1.1*1024*64/(200*64+[.A239])" office:value-type="float" office:value="3.54475094655062" calcext:value-type="float">
            <text:p>3.54475094655062</text:p>
          </table:table-cell>
          <table:table-cell table:formula="of:=FLOOR(([.C238]+[.A239])/2)" office:value-type="float" office:value="7524" calcext:value-type="float">
            <text:p>7524</text:p>
          </table:table-cell>
          <table:table-cell table:formula="of:=[.C239]-[.C238]" office:value-type="float" office:value="13" calcext:value-type="float">
            <text:p>13</text:p>
          </table:table-cell>
          <table:table-cell table:formula="of:=2*[.D239]+[.D238]-[.D237]-2*[.D236]" office:value-type="float" office:value="-2" calcext:value-type="float">
            <text:p>-2</text:p>
          </table:table-cell>
          <table:table-cell table:formula="of:=FLOOR([.F238]*7/8)+[.E239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table:formula="of:=1.1*1024*64/(200*64+[.A240])" office:value-type="float" office:value="3.54387965785075" calcext:value-type="float">
            <text:p>3.54387965785075</text:p>
          </table:table-cell>
          <table:table-cell table:formula="of:=FLOOR(([.C239]+[.A240])/2)" office:value-type="float" office:value="7533" calcext:value-type="float">
            <text:p>7533</text:p>
          </table:table-cell>
          <table:table-cell table:formula="of:=[.C240]-[.C239]" office:value-type="float" office:value="9" calcext:value-type="float">
            <text:p>9</text:p>
          </table:table-cell>
          <table:table-cell table:formula="of:=2*[.D240]+[.D239]-[.D238]-2*[.D237]" office:value-type="float" office:value="1" calcext:value-type="float">
            <text:p>1</text:p>
          </table:table-cell>
          <table:table-cell table:formula="of:=FLOOR([.F239]*7/8)+[.E240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1.1*1024*64/(200*64+[.A241])" office:value-type="float" office:value="3.54022491774297" calcext:value-type="float">
            <text:p>3.54022491774297</text:p>
          </table:table-cell>
          <table:table-cell table:formula="of:=FLOOR(([.C240]+[.A241])/2)" office:value-type="float" office:value="7548" calcext:value-type="float">
            <text:p>7548</text:p>
          </table:table-cell>
          <table:table-cell table:formula="of:=[.C241]-[.C240]" office:value-type="float" office:value="15" calcext:value-type="float">
            <text:p>15</text:p>
          </table:table-cell>
          <table:table-cell table:formula="of:=2*[.D241]+[.D240]-[.D239]-2*[.D238]" office:value-type="float" office:value="6" calcext:value-type="float">
            <text:p>6</text:p>
          </table:table-cell>
          <table:table-cell table:formula="of:=FLOOR([.F240]*7/8)+[.E24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table:formula="of:=1.1*1024*64/(200*64+[.A242])" office:value-type="float" office:value="3.53692473751349" calcext:value-type="float">
            <text:p>3.53692473751349</text:p>
          </table:table-cell>
          <table:table-cell table:formula="of:=FLOOR(([.C241]+[.A242])/2)" office:value-type="float" office:value="7565" calcext:value-type="float">
            <text:p>7565</text:p>
          </table:table-cell>
          <table:table-cell table:formula="of:=[.C242]-[.C241]" office:value-type="float" office:value="17" calcext:value-type="float">
            <text:p>17</text:p>
          </table:table-cell>
          <table:table-cell table:formula="of:=2*[.D242]+[.D241]-[.D240]-2*[.D239]" office:value-type="float" office:value="14" calcext:value-type="float">
            <text:p>14</text:p>
          </table:table-cell>
          <table:table-cell table:formula="of:=FLOOR([.F241]*7/8)+[.E2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1.1*1024*64/(200*64+[.A243])" office:value-type="float" office:value="3.53449696018827" calcext:value-type="float">
            <text:p>3.53449696018827</text:p>
          </table:table-cell>
          <table:table-cell table:formula="of:=FLOOR(([.C242]+[.A243])/2)" office:value-type="float" office:value="7580" calcext:value-type="float">
            <text:p>7580</text:p>
          </table:table-cell>
          <table:table-cell table:formula="of:=[.C243]-[.C242]" office:value-type="float" office:value="15" calcext:value-type="float">
            <text:p>15</text:p>
          </table:table-cell>
          <table:table-cell table:formula="of:=2*[.D243]+[.D242]-[.D241]-2*[.D240]" office:value-type="float" office:value="14" calcext:value-type="float">
            <text:p>14</text:p>
          </table:table-cell>
          <table:table-cell table:formula="of:=FLOOR([.F242]*7/8)+[.E24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table:formula="of:=1.1*1024*64/(200*64+[.A244])" office:value-type="float" office:value="3.52775140689993" calcext:value-type="float">
            <text:p>3.52775140689993</text:p>
          </table:table-cell>
          <table:table-cell table:formula="of:=FLOOR(([.C243]+[.A244])/2)" office:value-type="float" office:value="7607" calcext:value-type="float">
            <text:p>7607</text:p>
          </table:table-cell>
          <table:table-cell table:formula="of:=[.C244]-[.C243]" office:value-type="float" office:value="27" calcext:value-type="float">
            <text:p>27</text:p>
          </table:table-cell>
          <table:table-cell table:formula="of:=2*[.D244]+[.D243]-[.D242]-2*[.D241]" office:value-type="float" office:value="22" calcext:value-type="float">
            <text:p>22</text:p>
          </table:table-cell>
          <table:table-cell table:formula="of:=FLOOR([.F243]*7/8)+[.E24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table:formula="of:=1.1*1024*64/(200*64+[.A245])" office:value-type="float" office:value="3.52826938136257" calcext:value-type="float">
            <text:p>3.52826938136257</text:p>
          </table:table-cell>
          <table:table-cell table:formula="of:=FLOOR(([.C244]+[.A245])/2)" office:value-type="float" office:value="7619" calcext:value-type="float">
            <text:p>7619</text:p>
          </table:table-cell>
          <table:table-cell table:formula="of:=[.C245]-[.C244]" office:value-type="float" office:value="12" calcext:value-type="float">
            <text:p>12</text:p>
          </table:table-cell>
          <table:table-cell table:formula="of:=2*[.D245]+[.D244]-[.D243]-2*[.D242]" office:value-type="float" office:value="2" calcext:value-type="float">
            <text:p>2</text:p>
          </table:table-cell>
          <table:table-cell table:formula="of:=FLOOR([.F244]*7/8)+[.E24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table:formula="of:=1.1*1024*64/(200*64+[.A246])" office:value-type="float" office:value="3.52723358449946" calcext:value-type="float">
            <text:p>3.52723358449946</text:p>
          </table:table-cell>
          <table:table-cell table:formula="of:=FLOOR(([.C245]+[.A246])/2)" office:value-type="float" office:value="7628" calcext:value-type="float">
            <text:p>7628</text:p>
          </table:table-cell>
          <table:table-cell table:formula="of:=[.C246]-[.C245]" office:value-type="float" office:value="9" calcext:value-type="float">
            <text:p>9</text:p>
          </table:table-cell>
          <table:table-cell table:formula="of:=2*[.D246]+[.D245]-[.D244]-2*[.D243]" office:value-type="float" office:value="-27" calcext:value-type="float">
            <text:p>-27</text:p>
          </table:table-cell>
          <table:table-cell table:formula="of:=FLOOR([.F245]*7/8)+[.E24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table:formula="of:=1.1*1024*64/(200*64+[.A247])" office:value-type="float" office:value="3.52499144296122" calcext:value-type="float">
            <text:p>3.52499144296122</text:p>
          </table:table-cell>
          <table:table-cell table:formula="of:=FLOOR(([.C246]+[.A247])/2)" office:value-type="float" office:value="7639" calcext:value-type="float">
            <text:p>7639</text:p>
          </table:table-cell>
          <table:table-cell table:formula="of:=[.C247]-[.C246]" office:value-type="float" office:value="11" calcext:value-type="float">
            <text:p>11</text:p>
          </table:table-cell>
          <table:table-cell table:formula="of:=2*[.D247]+[.D246]-[.D245]-2*[.D244]" office:value-type="float" office:value="-35" calcext:value-type="float">
            <text:p>-35</text:p>
          </table:table-cell>
          <table:table-cell table:formula="of:=FLOOR([.F246]*7/8)+[.E247]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table:formula="of:=1.1*1024*64/(200*64+[.A248])" office:value-type="float" office:value="3.52120353636497" calcext:value-type="float">
            <text:p>3.52120353636497</text:p>
          </table:table-cell>
          <table:table-cell table:formula="of:=FLOOR(([.C247]+[.A248])/2)" office:value-type="float" office:value="7656" calcext:value-type="float">
            <text:p>7656</text:p>
          </table:table-cell>
          <table:table-cell table:formula="of:=[.C248]-[.C247]" office:value-type="float" office:value="17" calcext:value-type="float">
            <text:p>17</text:p>
          </table:table-cell>
          <table:table-cell table:formula="of:=2*[.D248]+[.D247]-[.D246]-2*[.D245]" office:value-type="float" office:value="12" calcext:value-type="float">
            <text:p>12</text:p>
          </table:table-cell>
          <table:table-cell table:formula="of:=FLOOR([.F247]*7/8)+[.E248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table:formula="of:=1.1*1024*64/(200*64+[.A249])" office:value-type="float" office:value="3.52206370920461" calcext:value-type="float">
            <text:p>3.52206370920461</text:p>
          </table:table-cell>
          <table:table-cell table:formula="of:=FLOOR(([.C248]+[.A249])/2)" office:value-type="float" office:value="7662" calcext:value-type="float">
            <text:p>7662</text:p>
          </table:table-cell>
          <table:table-cell table:formula="of:=[.C249]-[.C248]" office:value-type="float" office:value="6" calcext:value-type="float">
            <text:p>6</text:p>
          </table:table-cell>
          <table:table-cell table:formula="of:=2*[.D249]+[.D248]-[.D247]-2*[.D246]" office:value-type="float" office:value="0" calcext:value-type="float">
            <text:p>0</text:p>
          </table:table-cell>
          <table:table-cell table:formula="of:=FLOOR([.F248]*7/8)+[.E249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table:formula="of:=1.1*1024*64/(200*64+[.A250])" office:value-type="float" office:value="3.51828208882382" calcext:value-type="float">
            <text:p>3.51828208882382</text:p>
          </table:table-cell>
          <table:table-cell table:formula="of:=FLOOR(([.C249]+[.A250])/2)" office:value-type="float" office:value="7676" calcext:value-type="float">
            <text:p>7676</text:p>
          </table:table-cell>
          <table:table-cell table:formula="of:=[.C250]-[.C249]" office:value-type="float" office:value="14" calcext:value-type="float">
            <text:p>14</text:p>
          </table:table-cell>
          <table:table-cell table:formula="of:=2*[.D250]+[.D249]-[.D248]-2*[.D247]" office:value-type="float" office:value="-5" calcext:value-type="float">
            <text:p>-5</text:p>
          </table:table-cell>
          <table:table-cell table:formula="of:=FLOOR([.F249]*7/8)+[.E250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table:formula="of:=1.1*1024*64/(200*64+[.A251])" office:value-type="float" office:value="3.5146799278436" calcext:value-type="float">
            <text:p>3.5146799278436</text:p>
          </table:table-cell>
          <table:table-cell table:formula="of:=FLOOR(([.C250]+[.A251])/2)" office:value-type="float" office:value="7693" calcext:value-type="float">
            <text:p>7693</text:p>
          </table:table-cell>
          <table:table-cell table:formula="of:=[.C251]-[.C250]" office:value-type="float" office:value="17" calcext:value-type="float">
            <text:p>17</text:p>
          </table:table-cell>
          <table:table-cell table:formula="of:=2*[.D251]+[.D250]-[.D249]-2*[.D248]" office:value-type="float" office:value="8" calcext:value-type="float">
            <text:p>8</text:p>
          </table:table-cell>
          <table:table-cell table:formula="of:=FLOOR([.F250]*7/8)+[.E251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table:formula="of:=1.1*1024*64/(200*64+[.A252])" office:value-type="float" office:value="3.509717624148" calcext:value-type="float">
            <text:p>3.509717624148</text:p>
          </table:table-cell>
          <table:table-cell table:formula="of:=FLOOR(([.C251]+[.A252])/2)" office:value-type="float" office:value="7716" calcext:value-type="float">
            <text:p>7716</text:p>
          </table:table-cell>
          <table:table-cell table:formula="of:=[.C252]-[.C251]" office:value-type="float" office:value="23" calcext:value-type="float">
            <text:p>23</text:p>
          </table:table-cell>
          <table:table-cell table:formula="of:=2*[.D252]+[.D251]-[.D250]-2*[.D249]" office:value-type="float" office:value="37" calcext:value-type="float">
            <text:p>37</text:p>
          </table:table-cell>
          <table:table-cell table:formula="of:=FLOOR([.F251]*7/8)+[.E25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table:formula="of:=1.1*1024*64/(200*64+[.A253])" office:value-type="float" office:value="3.50783903459686" calcext:value-type="float">
            <text:p>3.50783903459686</text:p>
          </table:table-cell>
          <table:table-cell table:formula="of:=FLOOR(([.C252]+[.A253])/2)" office:value-type="float" office:value="7733" calcext:value-type="float">
            <text:p>7733</text:p>
          </table:table-cell>
          <table:table-cell table:formula="of:=[.C253]-[.C252]" office:value-type="float" office:value="17" calcext:value-type="float">
            <text:p>17</text:p>
          </table:table-cell>
          <table:table-cell table:formula="of:=2*[.D253]+[.D252]-[.D251]-2*[.D250]" office:value-type="float" office:value="12" calcext:value-type="float">
            <text:p>12</text:p>
          </table:table-cell>
          <table:table-cell table:formula="of:=FLOOR([.F252]*7/8)+[.E25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table:formula="of:=1.1*1024*64/(200*64+[.A254])" office:value-type="float" office:value="3.50511012787475" calcext:value-type="float">
            <text:p>3.50511012787475</text:p>
          </table:table-cell>
          <table:table-cell table:formula="of:=FLOOR(([.C253]+[.A254])/2)" office:value-type="float" office:value="7750" calcext:value-type="float">
            <text:p>7750</text:p>
          </table:table-cell>
          <table:table-cell table:formula="of:=[.C254]-[.C253]" office:value-type="float" office:value="17" calcext:value-type="float">
            <text:p>17</text:p>
          </table:table-cell>
          <table:table-cell table:formula="of:=2*[.D254]+[.D253]-[.D252]-2*[.D251]" office:value-type="float" office:value="-6" calcext:value-type="float">
            <text:p>-6</text:p>
          </table:table-cell>
          <table:table-cell table:formula="of:=FLOOR([.F253]*7/8)+[.E25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table:formula="of:=1.1*1024*64/(200*64+[.A255])" office:value-type="float" office:value="3.50204517852805" calcext:value-type="float">
            <text:p>3.50204517852805</text:p>
          </table:table-cell>
          <table:table-cell table:formula="of:=FLOOR(([.C254]+[.A255])/2)" office:value-type="float" office:value="7767" calcext:value-type="float">
            <text:p>7767</text:p>
          </table:table-cell>
          <table:table-cell table:formula="of:=[.C255]-[.C254]" office:value-type="float" office:value="17" calcext:value-type="float">
            <text:p>17</text:p>
          </table:table-cell>
          <table:table-cell table:formula="of:=2*[.D255]+[.D254]-[.D253]-2*[.D252]" office:value-type="float" office:value="-12" calcext:value-type="float">
            <text:p>-12</text:p>
          </table:table-cell>
          <table:table-cell table:formula="of:=FLOOR([.F254]*7/8)+[.E25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table:formula="of:=1.1*1024*64/(200*64+[.A256])" office:value-type="float" office:value="3.50221531286436" calcext:value-type="float">
            <text:p>3.50221531286436</text:p>
          </table:table-cell>
          <table:table-cell table:formula="of:=FLOOR(([.C255]+[.A256])/2)" office:value-type="float" office:value="7775" calcext:value-type="float">
            <text:p>7775</text:p>
          </table:table-cell>
          <table:table-cell table:formula="of:=[.C256]-[.C255]" office:value-type="float" office:value="8" calcext:value-type="float">
            <text:p>8</text:p>
          </table:table-cell>
          <table:table-cell table:formula="of:=2*[.D256]+[.D255]-[.D254]-2*[.D253]" office:value-type="float" office:value="-18" calcext:value-type="float">
            <text:p>-18</text:p>
          </table:table-cell>
          <table:table-cell table:formula="of:=FLOOR([.F255]*7/8)+[.E256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table:formula="of:=1.1*1024*64/(200*64+[.A257])" office:value-type="float" office:value="3.49677920062088" calcext:value-type="float">
            <text:p>3.49677920062088</text:p>
          </table:table-cell>
          <table:table-cell table:formula="of:=FLOOR(([.C256]+[.A257])/2)" office:value-type="float" office:value="7795" calcext:value-type="float">
            <text:p>7795</text:p>
          </table:table-cell>
          <table:table-cell table:formula="of:=[.C257]-[.C256]" office:value-type="float" office:value="20" calcext:value-type="float">
            <text:p>20</text:p>
          </table:table-cell>
          <table:table-cell table:formula="of:=2*[.D257]+[.D256]-[.D255]-2*[.D254]" office:value-type="float" office:value="-3" calcext:value-type="float">
            <text:p>-3</text:p>
          </table:table-cell>
          <table:table-cell table:formula="of:=FLOOR([.F256]*7/8)+[.E257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table:formula="of:=1.1*1024*64/(200*64+[.A258])" office:value-type="float" office:value="3.49491443253987" calcext:value-type="float">
            <text:p>3.49491443253987</text:p>
          </table:table-cell>
          <table:table-cell table:formula="of:=FLOOR(([.C257]+[.A258])/2)" office:value-type="float" office:value="7811" calcext:value-type="float">
            <text:p>7811</text:p>
          </table:table-cell>
          <table:table-cell table:formula="of:=[.C258]-[.C257]" office:value-type="float" office:value="16" calcext:value-type="float">
            <text:p>16</text:p>
          </table:table-cell>
          <table:table-cell table:formula="of:=2*[.D258]+[.D257]-[.D256]-2*[.D255]" office:value-type="float" office:value="10" calcext:value-type="float">
            <text:p>10</text:p>
          </table:table-cell>
          <table:table-cell table:formula="of:=FLOOR([.F257]*7/8)+[.E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table:formula="of:=1.1*1024*64/(200*64+[.A259])" office:value-type="float" office:value="3.48747520681148" calcext:value-type="float">
            <text:p>3.48747520681148</text:p>
          </table:table-cell>
          <table:table-cell table:formula="of:=FLOOR(([.C258]+[.A259])/2)" office:value-type="float" office:value="7841" calcext:value-type="float">
            <text:p>7841</text:p>
          </table:table-cell>
          <table:table-cell table:formula="of:=[.C259]-[.C258]" office:value-type="float" office:value="30" calcext:value-type="float">
            <text:p>30</text:p>
          </table:table-cell>
          <table:table-cell table:formula="of:=2*[.D259]+[.D258]-[.D257]-2*[.D256]" office:value-type="float" office:value="40" calcext:value-type="float">
            <text:p>40</text:p>
          </table:table-cell>
          <table:table-cell table:formula="of:=FLOOR([.F258]*7/8)+[.E25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table:formula="of:=1.1*1024*64/(200*64+[.A260])" office:value-type="float" office:value="3.48815019112595" calcext:value-type="float">
            <text:p>3.48815019112595</text:p>
          </table:table-cell>
          <table:table-cell table:formula="of:=FLOOR(([.C259]+[.A260])/2)" office:value-type="float" office:value="7854" calcext:value-type="float">
            <text:p>7854</text:p>
          </table:table-cell>
          <table:table-cell table:formula="of:=[.C260]-[.C259]" office:value-type="float" office:value="13" calcext:value-type="float">
            <text:p>13</text:p>
          </table:table-cell>
          <table:table-cell table:formula="of:=2*[.D260]+[.D259]-[.D258]-2*[.D257]" office:value-type="float" office:value="0" calcext:value-type="float">
            <text:p>0</text:p>
          </table:table-cell>
          <table:table-cell table:formula="of:=FLOOR([.F259]*7/8)+[.E26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table:formula="of:=1.1*1024*64/(200*64+[.A261])" office:value-type="float" office:value="3.48343078038173" calcext:value-type="float">
            <text:p>3.48343078038173</text:p>
          </table:table-cell>
          <table:table-cell table:formula="of:=FLOOR(([.C260]+[.A261])/2)" office:value-type="float" office:value="7874" calcext:value-type="float">
            <text:p>7874</text:p>
          </table:table-cell>
          <table:table-cell table:formula="of:=[.C261]-[.C260]" office:value-type="float" office:value="20" calcext:value-type="float">
            <text:p>20</text:p>
          </table:table-cell>
          <table:table-cell table:formula="of:=2*[.D261]+[.D260]-[.D259]-2*[.D258]" office:value-type="float" office:value="-9" calcext:value-type="float">
            <text:p>-9</text:p>
          </table:table-cell>
          <table:table-cell table:formula="of:=FLOOR([.F260]*7/8)+[.E26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table:formula="of:=1.1*1024*64/(200*64+[.A262])" office:value-type="float" office:value="3.48376745759436" calcext:value-type="float">
            <text:p>3.48376745759436</text:p>
          </table:table-cell>
          <table:table-cell table:formula="of:=FLOOR(([.C261]+[.A262])/2)" office:value-type="float" office:value="7883" calcext:value-type="float">
            <text:p>7883</text:p>
          </table:table-cell>
          <table:table-cell table:formula="of:=[.C262]-[.C261]" office:value-type="float" office:value="9" calcext:value-type="float">
            <text:p>9</text:p>
          </table:table-cell>
          <table:table-cell table:formula="of:=2*[.D262]+[.D261]-[.D260]-2*[.D259]" office:value-type="float" office:value="-35" calcext:value-type="float">
            <text:p>-35</text:p>
          </table:table-cell>
          <table:table-cell table:formula="of:=FLOOR([.F261]*7/8)+[.E262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table:formula="of:=1.1*1024*64/(200*64+[.A263])" office:value-type="float" office:value="3.47956366444638" calcext:value-type="float">
            <text:p>3.47956366444638</text:p>
          </table:table-cell>
          <table:table-cell table:formula="of:=FLOOR(([.C262]+[.A263])/2)" office:value-type="float" office:value="7900" calcext:value-type="float">
            <text:p>7900</text:p>
          </table:table-cell>
          <table:table-cell table:formula="of:=[.C263]-[.C262]" office:value-type="float" office:value="17" calcext:value-type="float">
            <text:p>17</text:p>
          </table:table-cell>
          <table:table-cell table:formula="of:=2*[.D263]+[.D262]-[.D261]-2*[.D260]" office:value-type="float" office:value="-3" calcext:value-type="float">
            <text:p>-3</text:p>
          </table:table-cell>
          <table:table-cell table:formula="of:=FLOOR([.F262]*7/8)+[.E263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table:formula="of:=1.1*1024*64/(200*64+[.A264])" office:value-type="float" office:value="3.47637556059218" calcext:value-type="float">
            <text:p>3.47637556059218</text:p>
          </table:table-cell>
          <table:table-cell table:formula="of:=FLOOR(([.C263]+[.A264])/2)" office:value-type="float" office:value="7918" calcext:value-type="float">
            <text:p>7918</text:p>
          </table:table-cell>
          <table:table-cell table:formula="of:=[.C264]-[.C263]" office:value-type="float" office:value="18" calcext:value-type="float">
            <text:p>18</text:p>
          </table:table-cell>
          <table:table-cell table:formula="of:=2*[.D264]+[.D263]-[.D262]-2*[.D261]" office:value-type="float" office:value="4" calcext:value-type="float">
            <text:p>4</text:p>
          </table:table-cell>
          <table:table-cell table:formula="of:=FLOOR([.F263]*7/8)+[.E264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table:formula="of:=1.1*1024*64/(200*64+[.A265])" office:value-type="float" office:value="3.47118644067797" calcext:value-type="float">
            <text:p>3.47118644067797</text:p>
          </table:table-cell>
          <table:table-cell table:formula="of:=FLOOR(([.C264]+[.A265])/2)" office:value-type="float" office:value="7943" calcext:value-type="float">
            <text:p>7943</text:p>
          </table:table-cell>
          <table:table-cell table:formula="of:=[.C265]-[.C264]" office:value-type="float" office:value="25" calcext:value-type="float">
            <text:p>25</text:p>
          </table:table-cell>
          <table:table-cell table:formula="of:=2*[.D265]+[.D264]-[.D263]-2*[.D262]" office:value-type="float" office:value="33" calcext:value-type="float">
            <text:p>33</text:p>
          </table:table-cell>
          <table:table-cell table:formula="of:=FLOOR([.F264]*7/8)+[.E26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table:formula="of:=1.1*1024*64/(200*64+[.A266])" office:value-type="float" office:value="3.46751322751323" calcext:value-type="float">
            <text:p>3.46751322751323</text:p>
          </table:table-cell>
          <table:table-cell table:formula="of:=FLOOR(([.C265]+[.A266])/2)" office:value-type="float" office:value="7966" calcext:value-type="float">
            <text:p>7966</text:p>
          </table:table-cell>
          <table:table-cell table:formula="of:=[.C266]-[.C265]" office:value-type="float" office:value="23" calcext:value-type="float">
            <text:p>23</text:p>
          </table:table-cell>
          <table:table-cell table:formula="of:=2*[.D266]+[.D265]-[.D264]-2*[.D263]" office:value-type="float" office:value="19" calcext:value-type="float">
            <text:p>19</text:p>
          </table:table-cell>
          <table:table-cell table:formula="of:=FLOOR([.F265]*7/8)+[.E26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table:formula="of:=1.1*1024*64/(200*64+[.A267])" office:value-type="float" office:value="3.46318216756341" calcext:value-type="float">
            <text:p>3.46318216756341</text:p>
          </table:table-cell>
          <table:table-cell table:formula="of:=FLOOR(([.C266]+[.A267])/2)" office:value-type="float" office:value="7991" calcext:value-type="float">
            <text:p>7991</text:p>
          </table:table-cell>
          <table:table-cell table:formula="of:=[.C267]-[.C266]" office:value-type="float" office:value="25" calcext:value-type="float">
            <text:p>25</text:p>
          </table:table-cell>
          <table:table-cell table:formula="of:=2*[.D267]+[.D266]-[.D265]-2*[.D264]" office:value-type="float" office:value="12" calcext:value-type="float">
            <text:p>12</text:p>
          </table:table-cell>
          <table:table-cell table:formula="of:=FLOOR([.F266]*7/8)+[.E26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table:formula="of:=1.1*1024*64/(200*64+[.A268])" office:value-type="float" office:value="3.46085453672588" calcext:value-type="float">
            <text:p>3.46085453672588</text:p>
          </table:table-cell>
          <table:table-cell table:formula="of:=FLOOR(([.C267]+[.A268])/2)" office:value-type="float" office:value="8010" calcext:value-type="float">
            <text:p>8010</text:p>
          </table:table-cell>
          <table:table-cell table:formula="of:=[.C268]-[.C267]" office:value-type="float" office:value="19" calcext:value-type="float">
            <text:p>19</text:p>
          </table:table-cell>
          <table:table-cell table:formula="of:=2*[.D268]+[.D267]-[.D266]-2*[.D265]" office:value-type="float" office:value="-10" calcext:value-type="float">
            <text:p>-10</text:p>
          </table:table-cell>
          <table:table-cell table:formula="of:=FLOOR([.F267]*7/8)+[.E26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table:formula="of:=1.1*1024*64/(200*64+[.A269])" office:value-type="float" office:value="3.458032330791" calcext:value-type="float">
            <text:p>3.458032330791</text:p>
          </table:table-cell>
          <table:table-cell table:formula="of:=FLOOR(([.C268]+[.A269])/2)" office:value-type="float" office:value="8028" calcext:value-type="float">
            <text:p>8028</text:p>
          </table:table-cell>
          <table:table-cell table:formula="of:=[.C269]-[.C268]" office:value-type="float" office:value="18" calcext:value-type="float">
            <text:p>18</text:p>
          </table:table-cell>
          <table:table-cell table:formula="of:=2*[.D269]+[.D268]-[.D267]-2*[.D266]" office:value-type="float" office:value="-16" calcext:value-type="float">
            <text:p>-16</text:p>
          </table:table-cell>
          <table:table-cell table:formula="of:=FLOOR([.F268]*7/8)+[.E26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table:formula="of:=1.1*1024*64/(200*64+[.A270])" office:value-type="float" office:value="3.45389037945573" calcext:value-type="float">
            <text:p>3.45389037945573</text:p>
          </table:table-cell>
          <table:table-cell table:formula="of:=FLOOR(([.C269]+[.A270])/2)" office:value-type="float" office:value="8050" calcext:value-type="float">
            <text:p>8050</text:p>
          </table:table-cell>
          <table:table-cell table:formula="of:=[.C270]-[.C269]" office:value-type="float" office:value="22" calcext:value-type="float">
            <text:p>22</text:p>
          </table:table-cell>
          <table:table-cell table:formula="of:=2*[.D270]+[.D269]-[.D268]-2*[.D267]" office:value-type="float" office:value="-7" calcext:value-type="float">
            <text:p>-7</text:p>
          </table:table-cell>
          <table:table-cell table:formula="of:=FLOOR([.F269]*7/8)+[.E2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table:formula="of:=1.1*1024*64/(200*64+[.A271])" office:value-type="float" office:value="3.44860313815538" calcext:value-type="float">
            <text:p>3.44860313815538</text:p>
          </table:table-cell>
          <table:table-cell table:formula="of:=FLOOR(([.C270]+[.A271])/2)" office:value-type="float" office:value="8077" calcext:value-type="float">
            <text:p>8077</text:p>
          </table:table-cell>
          <table:table-cell table:formula="of:=[.C271]-[.C270]" office:value-type="float" office:value="27" calcext:value-type="float">
            <text:p>27</text:p>
          </table:table-cell>
          <table:table-cell table:formula="of:=2*[.D271]+[.D270]-[.D269]-2*[.D268]" office:value-type="float" office:value="20" calcext:value-type="float">
            <text:p>20</text:p>
          </table:table-cell>
          <table:table-cell table:formula="of:=FLOOR([.F270]*7/8)+[.E27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table:formula="of:=1.1*1024*64/(200*64+[.A272])" office:value-type="float" office:value="3.44464831804281" calcext:value-type="float">
            <text:p>3.44464831804281</text:p>
          </table:table-cell>
          <table:table-cell table:formula="of:=FLOOR(([.C271]+[.A272])/2)" office:value-type="float" office:value="8102" calcext:value-type="float">
            <text:p>8102</text:p>
          </table:table-cell>
          <table:table-cell table:formula="of:=[.C272]-[.C271]" office:value-type="float" office:value="25" calcext:value-type="float">
            <text:p>25</text:p>
          </table:table-cell>
          <table:table-cell table:formula="of:=2*[.D272]+[.D271]-[.D270]-2*[.D269]" office:value-type="float" office:value="19" calcext:value-type="float">
            <text:p>19</text:p>
          </table:table-cell>
          <table:table-cell table:formula="of:=FLOOR([.F271]*7/8)+[.E272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table:formula="of:=1.1*1024*64/(200*64+[.A273])" office:value-type="float" office:value="3.44135955699828" calcext:value-type="float">
            <text:p>3.44135955699828</text:p>
          </table:table-cell>
          <table:table-cell table:formula="of:=FLOOR(([.C272]+[.A273])/2)" office:value-type="float" office:value="8125" calcext:value-type="float">
            <text:p>8125</text:p>
          </table:table-cell>
          <table:table-cell table:formula="of:=[.C273]-[.C272]" office:value-type="float" office:value="23" calcext:value-type="float">
            <text:p>23</text:p>
          </table:table-cell>
          <table:table-cell table:formula="of:=2*[.D273]+[.D272]-[.D271]-2*[.D270]" office:value-type="float" office:value="0" calcext:value-type="float">
            <text:p>0</text:p>
          </table:table-cell>
          <table:table-cell table:formula="of:=FLOOR([.F272]*7/8)+[.E27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table:formula="of:=1.1*1024*64/(200*64+[.A274])" office:value-type="float" office:value="3.43988166245169" calcext:value-type="float">
            <text:p>3.43988166245169</text:p>
          </table:table-cell>
          <table:table-cell table:formula="of:=FLOOR(([.C273]+[.A274])/2)" office:value-type="float" office:value="8141" calcext:value-type="float">
            <text:p>8141</text:p>
          </table:table-cell>
          <table:table-cell table:formula="of:=[.C274]-[.C273]" office:value-type="float" office:value="16" calcext:value-type="float">
            <text:p>16</text:p>
          </table:table-cell>
          <table:table-cell table:formula="of:=2*[.D274]+[.D273]-[.D272]-2*[.D271]" office:value-type="float" office:value="-24" calcext:value-type="float">
            <text:p>-24</text:p>
          </table:table-cell>
          <table:table-cell table:formula="of:=FLOOR([.F273]*7/8)+[.E2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table:formula="of:=1.1*1024*64/(200*64+[.A275])" office:value-type="float" office:value="3.43791310982879" calcext:value-type="float">
            <text:p>3.43791310982879</text:p>
          </table:table-cell>
          <table:table-cell table:formula="of:=FLOOR(([.C274]+[.A275])/2)" office:value-type="float" office:value="8155" calcext:value-type="float">
            <text:p>8155</text:p>
          </table:table-cell>
          <table:table-cell table:formula="of:=[.C275]-[.C274]" office:value-type="float" office:value="14" calcext:value-type="float">
            <text:p>14</text:p>
          </table:table-cell>
          <table:table-cell table:formula="of:=2*[.D275]+[.D274]-[.D273]-2*[.D272]" office:value-type="float" office:value="-29" calcext:value-type="float">
            <text:p>-29</text:p>
          </table:table-cell>
          <table:table-cell table:formula="of:=FLOOR([.F274]*7/8)+[.E275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table:formula="of:=1.1*1024*64/(200*64+[.A276])" office:value-type="float" office:value="3.43120418848168" calcext:value-type="float">
            <text:p>3.43120418848168</text:p>
          </table:table-cell>
          <table:table-cell table:formula="of:=FLOOR(([.C275]+[.A276])/2)" office:value-type="float" office:value="8182" calcext:value-type="float">
            <text:p>8182</text:p>
          </table:table-cell>
          <table:table-cell table:formula="of:=[.C276]-[.C275]" office:value-type="float" office:value="27" calcext:value-type="float">
            <text:p>27</text:p>
          </table:table-cell>
          <table:table-cell table:formula="of:=2*[.D276]+[.D275]-[.D274]-2*[.D273]" office:value-type="float" office:value="6" calcext:value-type="float">
            <text:p>6</text:p>
          </table:table-cell>
          <table:table-cell table:formula="of:=FLOOR([.F275]*7/8)+[.E276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  <table:table-cell table:formula="of:=1.1*1024*64/(200*64+[.A277])" office:value-type="float" office:value="3.42549774293181" calcext:value-type="float">
            <text:p>3.42549774293181</text:p>
          </table:table-cell>
          <table:table-cell table:formula="of:=FLOOR(([.C276]+[.A277])/2)" office:value-type="float" office:value="8213" calcext:value-type="float">
            <text:p>8213</text:p>
          </table:table-cell>
          <table:table-cell table:formula="of:=[.C277]-[.C276]" office:value-type="float" office:value="31" calcext:value-type="float">
            <text:p>31</text:p>
          </table:table-cell>
          <table:table-cell table:formula="of:=2*[.D277]+[.D276]-[.D275]-2*[.D274]" office:value-type="float" office:value="43" calcext:value-type="float">
            <text:p>43</text:p>
          </table:table-cell>
          <table:table-cell table:formula="of:=FLOOR([.F276]*7/8)+[.E27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73" calcext:value-type="float">
            <text:p>8273</text:p>
          </table:table-cell>
          <table:table-cell table:formula="of:=1.1*1024*64/(200*64+[.A278])" office:value-type="float" office:value="3.4209462345181" calcext:value-type="float">
            <text:p>3.4209462345181</text:p>
          </table:table-cell>
          <table:table-cell table:formula="of:=FLOOR(([.C277]+[.A278])/2)" office:value-type="float" office:value="8243" calcext:value-type="float">
            <text:p>8243</text:p>
          </table:table-cell>
          <table:table-cell table:formula="of:=[.C278]-[.C277]" office:value-type="float" office:value="30" calcext:value-type="float">
            <text:p>30</text:p>
          </table:table-cell>
          <table:table-cell table:formula="of:=2*[.D278]+[.D277]-[.D276]-2*[.D275]" office:value-type="float" office:value="36" calcext:value-type="float">
            <text:p>36</text:p>
          </table:table-cell>
          <table:table-cell table:formula="of:=FLOOR([.F277]*7/8)+[.E27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table:formula="of:=1.1*1024*64/(200*64+[.A279])" office:value-type="float" office:value="3.41656872037915" calcext:value-type="float">
            <text:p>3.41656872037915</text:p>
          </table:table-cell>
          <table:table-cell table:formula="of:=FLOOR(([.C278]+[.A279])/2)" office:value-type="float" office:value="8271" calcext:value-type="float">
            <text:p>8271</text:p>
          </table:table-cell>
          <table:table-cell table:formula="of:=[.C279]-[.C278]" office:value-type="float" office:value="28" calcext:value-type="float">
            <text:p>28</text:p>
          </table:table-cell>
          <table:table-cell table:formula="of:=2*[.D279]+[.D278]-[.D277]-2*[.D276]" office:value-type="float" office:value="1" calcext:value-type="float">
            <text:p>1</text:p>
          </table:table-cell>
          <table:table-cell table:formula="of:=FLOOR([.F278]*7/8)+[.E279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table:formula="of:=1.1*1024*64/(200*64+[.A280])" office:value-type="float" office:value="3.41171793658306" calcext:value-type="float">
            <text:p>3.41171793658306</text:p>
          </table:table-cell>
          <table:table-cell table:formula="of:=FLOOR(([.C279]+[.A280])/2)" office:value-type="float" office:value="8300" calcext:value-type="float">
            <text:p>8300</text:p>
          </table:table-cell>
          <table:table-cell table:formula="of:=[.C280]-[.C279]" office:value-type="float" office:value="29" calcext:value-type="float">
            <text:p>29</text:p>
          </table:table-cell>
          <table:table-cell table:formula="of:=2*[.D280]+[.D279]-[.D278]-2*[.D277]" office:value-type="float" office:value="-6" calcext:value-type="float">
            <text:p>-6</text:p>
          </table:table-cell>
          <table:table-cell table:formula="of:=FLOOR([.F279]*7/8)+[.E28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75" calcext:value-type="float">
            <text:p>8375</text:p>
          </table:table-cell>
          <table:table-cell table:formula="of:=1.1*1024*64/(200*64+[.A281])" office:value-type="float" office:value="3.40446753246753" calcext:value-type="float">
            <text:p>3.40446753246753</text:p>
          </table:table-cell>
          <table:table-cell table:formula="of:=FLOOR(([.C280]+[.A281])/2)" office:value-type="float" office:value="8337" calcext:value-type="float">
            <text:p>8337</text:p>
          </table:table-cell>
          <table:table-cell table:formula="of:=[.C281]-[.C280]" office:value-type="float" office:value="37" calcext:value-type="float">
            <text:p>37</text:p>
          </table:table-cell>
          <table:table-cell table:formula="of:=2*[.D281]+[.D280]-[.D279]-2*[.D278]" office:value-type="float" office:value="15" calcext:value-type="float">
            <text:p>15</text:p>
          </table:table-cell>
          <table:table-cell table:formula="of:=FLOOR([.F280]*7/8)+[.E28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96" calcext:value-type="float">
            <text:p>8396</text:p>
          </table:table-cell>
          <table:table-cell table:formula="of:=1.1*1024*64/(200*64+[.A282])" office:value-type="float" office:value="3.40109454614078" calcext:value-type="float">
            <text:p>3.40109454614078</text:p>
          </table:table-cell>
          <table:table-cell table:formula="of:=FLOOR(([.C281]+[.A282])/2)" office:value-type="float" office:value="8366" calcext:value-type="float">
            <text:p>8366</text:p>
          </table:table-cell>
          <table:table-cell table:formula="of:=[.C282]-[.C281]" office:value-type="float" office:value="29" calcext:value-type="float">
            <text:p>29</text:p>
          </table:table-cell>
          <table:table-cell table:formula="of:=2*[.D282]+[.D281]-[.D280]-2*[.D279]" office:value-type="float" office:value="10" calcext:value-type="float">
            <text:p>10</text:p>
          </table:table-cell>
          <table:table-cell table:formula="of:=FLOOR([.F281]*7/8)+[.E28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table:formula="of:=1.1*1024*64/(200*64+[.A283])" office:value-type="float" office:value="3.3972478793591" calcext:value-type="float">
            <text:p>3.3972478793591</text:p>
          </table:table-cell>
          <table:table-cell table:formula="of:=FLOOR(([.C282]+[.A283])/2)" office:value-type="float" office:value="8393" calcext:value-type="float">
            <text:p>8393</text:p>
          </table:table-cell>
          <table:table-cell table:formula="of:=[.C283]-[.C282]" office:value-type="float" office:value="27" calcext:value-type="float">
            <text:p>27</text:p>
          </table:table-cell>
          <table:table-cell table:formula="of:=2*[.D283]+[.D282]-[.D281]-2*[.D280]" office:value-type="float" office:value="-12" calcext:value-type="float">
            <text:p>-12</text:p>
          </table:table-cell>
          <table:table-cell table:formula="of:=FLOOR([.F282]*7/8)+[.E28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54" calcext:value-type="float">
            <text:p>8454</text:p>
          </table:table-cell>
          <table:table-cell table:formula="of:=1.1*1024*64/(200*64+[.A284])" office:value-type="float" office:value="3.39181330573069" calcext:value-type="float">
            <text:p>3.39181330573069</text:p>
          </table:table-cell>
          <table:table-cell table:formula="of:=FLOOR(([.C283]+[.A284])/2)" office:value-type="float" office:value="8423" calcext:value-type="float">
            <text:p>8423</text:p>
          </table:table-cell>
          <table:table-cell table:formula="of:=[.C284]-[.C283]" office:value-type="float" office:value="30" calcext:value-type="float">
            <text:p>30</text:p>
          </table:table-cell>
          <table:table-cell table:formula="of:=2*[.D284]+[.D283]-[.D282]-2*[.D281]" office:value-type="float" office:value="-16" calcext:value-type="float">
            <text:p>-16</text:p>
          </table:table-cell>
          <table:table-cell table:formula="of:=FLOOR([.F283]*7/8)+[.E28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  <table:table-cell table:formula="of:=1.1*1024*64/(200*64+[.A285])" office:value-type="float" office:value="3.38512396694215" calcext:value-type="float">
            <text:p>3.38512396694215</text:p>
          </table:table-cell>
          <table:table-cell table:formula="of:=FLOOR(([.C284]+[.A285])/2)" office:value-type="float" office:value="8459" calcext:value-type="float">
            <text:p>8459</text:p>
          </table:table-cell>
          <table:table-cell table:formula="of:=[.C285]-[.C284]" office:value-type="float" office:value="36" calcext:value-type="float">
            <text:p>36</text:p>
          </table:table-cell>
          <table:table-cell table:formula="of:=2*[.D285]+[.D284]-[.D283]-2*[.D282]" office:value-type="float" office:value="17" calcext:value-type="float">
            <text:p>17</text:p>
          </table:table-cell>
          <table:table-cell table:formula="of:=FLOOR([.F284]*7/8)+[.E28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42" calcext:value-type="float">
            <text:p>8542</text:p>
          </table:table-cell>
          <table:table-cell table:formula="of:=1.1*1024*64/(200*64+[.A286])" office:value-type="float" office:value="3.37782775747353" calcext:value-type="float">
            <text:p>3.37782775747353</text:p>
          </table:table-cell>
          <table:table-cell table:formula="of:=FLOOR(([.C285]+[.A286])/2)" office:value-type="float" office:value="8500" calcext:value-type="float">
            <text:p>8500</text:p>
          </table:table-cell>
          <table:table-cell table:formula="of:=[.C286]-[.C285]" office:value-type="float" office:value="41" calcext:value-type="float">
            <text:p>41</text:p>
          </table:table-cell>
          <table:table-cell table:formula="of:=2*[.D286]+[.D285]-[.D284]-2*[.D283]" office:value-type="float" office:value="34" calcext:value-type="float">
            <text:p>34</text:p>
          </table:table-cell>
          <table:table-cell table:formula="of:=FLOOR([.F285]*7/8)+[.E286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table:formula="of:=1.1*1024*64/(200*64+[.A287])" office:value-type="float" office:value="3.37166643281418" calcext:value-type="float">
            <text:p>3.37166643281418</text:p>
          </table:table-cell>
          <table:table-cell table:formula="of:=FLOOR(([.C286]+[.A287])/2)" office:value-type="float" office:value="8540" calcext:value-type="float">
            <text:p>8540</text:p>
          </table:table-cell>
          <table:table-cell table:formula="of:=[.C287]-[.C286]" office:value-type="float" office:value="40" calcext:value-type="float">
            <text:p>40</text:p>
          </table:table-cell>
          <table:table-cell table:formula="of:=2*[.D287]+[.D286]-[.D285]-2*[.D284]" office:value-type="float" office:value="25" calcext:value-type="float">
            <text:p>25</text:p>
          </table:table-cell>
          <table:table-cell table:formula="of:=FLOOR([.F286]*7/8)+[.E287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table:formula="of:=1.1*1024*64/(200*64+[.A288])" office:value-type="float" office:value="3.36364315042926" calcext:value-type="float">
            <text:p>3.36364315042926</text:p>
          </table:table-cell>
          <table:table-cell table:formula="of:=FLOOR(([.C287]+[.A288])/2)" office:value-type="float" office:value="8586" calcext:value-type="float">
            <text:p>8586</text:p>
          </table:table-cell>
          <table:table-cell table:formula="of:=[.C288]-[.C287]" office:value-type="float" office:value="46" calcext:value-type="float">
            <text:p>46</text:p>
          </table:table-cell>
          <table:table-cell table:formula="of:=2*[.D288]+[.D287]-[.D286]-2*[.D285]" office:value-type="float" office:value="19" calcext:value-type="float">
            <text:p>19</text:p>
          </table:table-cell>
          <table:table-cell table:formula="of:=FLOOR([.F287]*7/8)+[.E288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table:formula="of:=1.1*1024*64/(200*64+[.A289])" office:value-type="float" office:value="3.35690803259604" calcext:value-type="float">
            <text:p>3.35690803259604</text:p>
          </table:table-cell>
          <table:table-cell table:formula="of:=FLOOR(([.C288]+[.A289])/2)" office:value-type="float" office:value="8630" calcext:value-type="float">
            <text:p>8630</text:p>
          </table:table-cell>
          <table:table-cell table:formula="of:=[.C289]-[.C288]" office:value-type="float" office:value="44" calcext:value-type="float">
            <text:p>44</text:p>
          </table:table-cell>
          <table:table-cell table:formula="of:=2*[.D289]+[.D288]-[.D287]-2*[.D286]" office:value-type="float" office:value="12" calcext:value-type="float">
            <text:p>12</text:p>
          </table:table-cell>
          <table:table-cell table:formula="of:=FLOOR([.F288]*7/8)+[.E289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  <table:table-cell table:formula="of:=1.1*1024*64/(200*64+[.A290])" office:value-type="float" office:value="3.35534558994647" calcext:value-type="float">
            <text:p>3.35534558994647</text:p>
          </table:table-cell>
          <table:table-cell table:formula="of:=FLOOR(([.C289]+[.A290])/2)" office:value-type="float" office:value="8657" calcext:value-type="float">
            <text:p>8657</text:p>
          </table:table-cell>
          <table:table-cell table:formula="of:=[.C290]-[.C289]" office:value-type="float" office:value="27" calcext:value-type="float">
            <text:p>27</text:p>
          </table:table-cell>
          <table:table-cell table:formula="of:=2*[.D290]+[.D289]-[.D288]-2*[.D287]" office:value-type="float" office:value="-28" calcext:value-type="float">
            <text:p>-28</text:p>
          </table:table-cell>
          <table:table-cell table:formula="of:=FLOOR([.F289]*7/8)+[.E29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58" calcext:value-type="float">
            <text:p>8758</text:p>
          </table:table-cell>
          <table:table-cell table:formula="of:=1.1*1024*64/(200*64+[.A291])" office:value-type="float" office:value="3.34398367195473" calcext:value-type="float">
            <text:p>3.34398367195473</text:p>
          </table:table-cell>
          <table:table-cell table:formula="of:=FLOOR(([.C290]+[.A291])/2)" office:value-type="float" office:value="8707" calcext:value-type="float">
            <text:p>8707</text:p>
          </table:table-cell>
          <table:table-cell table:formula="of:=[.C291]-[.C290]" office:value-type="float" office:value="50" calcext:value-type="float">
            <text:p>50</text:p>
          </table:table-cell>
          <table:table-cell table:formula="of:=2*[.D291]+[.D290]-[.D289]-2*[.D288]" office:value-type="float" office:value="-9" calcext:value-type="float">
            <text:p>-9</text:p>
          </table:table-cell>
          <table:table-cell table:formula="of:=FLOOR([.F290]*7/8)+[.E29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  <table:table-cell table:formula="of:=1.1*1024*64/(200*64+[.A292])" office:value-type="float" office:value="3.33717248402926" calcext:value-type="float">
            <text:p>3.33717248402926</text:p>
          </table:table-cell>
          <table:table-cell table:formula="of:=FLOOR(([.C291]+[.A292])/2)" office:value-type="float" office:value="8754" calcext:value-type="float">
            <text:p>8754</text:p>
          </table:table-cell>
          <table:table-cell table:formula="of:=[.C292]-[.C291]" office:value-type="float" office:value="47" calcext:value-type="float">
            <text:p>47</text:p>
          </table:table-cell>
          <table:table-cell table:formula="of:=2*[.D292]+[.D291]-[.D290]-2*[.D289]" office:value-type="float" office:value="29" calcext:value-type="float">
            <text:p>29</text:p>
          </table:table-cell>
          <table:table-cell table:formula="of:=FLOOR([.F291]*7/8)+[.E29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866" calcext:value-type="float">
            <text:p>8866</text:p>
          </table:table-cell>
          <table:table-cell table:formula="of:=1.1*1024*64/(200*64+[.A293])" office:value-type="float" office:value="3.32731468660574" calcext:value-type="float">
            <text:p>3.32731468660574</text:p>
          </table:table-cell>
          <table:table-cell table:formula="of:=FLOOR(([.C292]+[.A293])/2)" office:value-type="float" office:value="8810" calcext:value-type="float">
            <text:p>8810</text:p>
          </table:table-cell>
          <table:table-cell table:formula="of:=[.C293]-[.C292]" office:value-type="float" office:value="56" calcext:value-type="float">
            <text:p>56</text:p>
          </table:table-cell>
          <table:table-cell table:formula="of:=2*[.D293]+[.D292]-[.D291]-2*[.D290]" office:value-type="float" office:value="55" calcext:value-type="float">
            <text:p>55</text:p>
          </table:table-cell>
          <table:table-cell table:formula="of:=FLOOR([.F292]*7/8)+[.E29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917" calcext:value-type="float">
            <text:p>8917</text:p>
          </table:table-cell>
          <table:table-cell table:formula="of:=1.1*1024*64/(200*64+[.A294])" office:value-type="float" office:value="3.3195008518672" calcext:value-type="float">
            <text:p>3.3195008518672</text:p>
          </table:table-cell>
          <table:table-cell table:formula="of:=FLOOR(([.C293]+[.A294])/2)" office:value-type="float" office:value="8863" calcext:value-type="float">
            <text:p>8863</text:p>
          </table:table-cell>
          <table:table-cell table:formula="of:=[.C294]-[.C293]" office:value-type="float" office:value="53" calcext:value-type="float">
            <text:p>53</text:p>
          </table:table-cell>
          <table:table-cell table:formula="of:=2*[.D294]+[.D293]-[.D292]-2*[.D291]" office:value-type="float" office:value="15" calcext:value-type="float">
            <text:p>15</text:p>
          </table:table-cell>
          <table:table-cell table:formula="of:=FLOOR([.F293]*7/8)+[.E294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table:formula="of:=1.1*1024*64/(200*64+[.A295])" office:value-type="float" office:value="3.31141938447405" calcext:value-type="float">
            <text:p>3.31141938447405</text:p>
          </table:table-cell>
          <table:table-cell table:formula="of:=FLOOR(([.C294]+[.A295])/2)" office:value-type="float" office:value="8916" calcext:value-type="float">
            <text:p>8916</text:p>
          </table:table-cell>
          <table:table-cell table:formula="of:=[.C295]-[.C294]" office:value-type="float" office:value="53" calcext:value-type="float">
            <text:p>53</text:p>
          </table:table-cell>
          <table:table-cell table:formula="of:=2*[.D295]+[.D294]-[.D293]-2*[.D292]" office:value-type="float" office:value="9" calcext:value-type="float">
            <text:p>9</text:p>
          </table:table-cell>
          <table:table-cell table:formula="of:=FLOOR([.F294]*7/8)+[.E29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table:formula="of:=1.1*1024*64/(200*64+[.A296])" office:value-type="float" office:value="3.29929519450801" calcext:value-type="float">
            <text:p>3.29929519450801</text:p>
          </table:table-cell>
          <table:table-cell table:formula="of:=FLOOR(([.C295]+[.A296])/2)" office:value-type="float" office:value="8983" calcext:value-type="float">
            <text:p>8983</text:p>
          </table:table-cell>
          <table:table-cell table:formula="of:=[.C296]-[.C295]" office:value-type="float" office:value="67" calcext:value-type="float">
            <text:p>67</text:p>
          </table:table-cell>
          <table:table-cell table:formula="of:=2*[.D296]+[.D295]-[.D294]-2*[.D293]" office:value-type="float" office:value="22" calcext:value-type="float">
            <text:p>22</text:p>
          </table:table-cell>
          <table:table-cell table:formula="of:=FLOOR([.F295]*7/8)+[.E296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table:formula="of:=1.1*1024*64/(200*64+[.A297])" office:value-type="float" office:value="3.29056052583531" calcext:value-type="float">
            <text:p>3.29056052583531</text:p>
          </table:table-cell>
          <table:table-cell table:formula="of:=FLOOR(([.C296]+[.A297])/2)" office:value-type="float" office:value="9045" calcext:value-type="float">
            <text:p>9045</text:p>
          </table:table-cell>
          <table:table-cell table:formula="of:=[.C297]-[.C296]" office:value-type="float" office:value="62" calcext:value-type="float">
            <text:p>62</text:p>
          </table:table-cell>
          <table:table-cell table:formula="of:=2*[.D297]+[.D296]-[.D295]-2*[.D294]" office:value-type="float" office:value="32" calcext:value-type="float">
            <text:p>32</text:p>
          </table:table-cell>
          <table:table-cell table:formula="of:=FLOOR([.F296]*7/8)+[.E297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  <table:table-cell table:formula="of:=1.1*1024*64/(200*64+[.A298])" office:value-type="float" office:value="3.2788865641772" calcext:value-type="float">
            <text:p>3.2788865641772</text:p>
          </table:table-cell>
          <table:table-cell table:formula="of:=FLOOR(([.C297]+[.A298])/2)" office:value-type="float" office:value="9115" calcext:value-type="float">
            <text:p>9115</text:p>
          </table:table-cell>
          <table:table-cell table:formula="of:=[.C298]-[.C297]" office:value-type="float" office:value="70" calcext:value-type="float">
            <text:p>70</text:p>
          </table:table-cell>
          <table:table-cell table:formula="of:=2*[.D298]+[.D297]-[.D296]-2*[.D295]" office:value-type="float" office:value="29" calcext:value-type="float">
            <text:p>29</text:p>
          </table:table-cell>
          <table:table-cell table:formula="of:=FLOOR([.F297]*7/8)+[.E298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249" calcext:value-type="float">
            <text:p>9249</text:p>
          </table:table-cell>
          <table:table-cell table:formula="of:=1.1*1024*64/(200*64+[.A299])" office:value-type="float" office:value="3.26951789196789" calcext:value-type="float">
            <text:p>3.26951789196789</text:p>
          </table:table-cell>
          <table:table-cell table:formula="of:=FLOOR(([.C298]+[.A299])/2)" office:value-type="float" office:value="9182" calcext:value-type="float">
            <text:p>9182</text:p>
          </table:table-cell>
          <table:table-cell table:formula="of:=[.C299]-[.C298]" office:value-type="float" office:value="67" calcext:value-type="float">
            <text:p>67</text:p>
          </table:table-cell>
          <table:table-cell table:formula="of:=2*[.D299]+[.D298]-[.D297]-2*[.D296]" office:value-type="float" office:value="8" calcext:value-type="float">
            <text:p>8</text:p>
          </table:table-cell>
          <table:table-cell table:formula="of:=FLOOR([.F298]*7/8)+[.E299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333" calcext:value-type="float">
            <text:p>9333</text:p>
          </table:table-cell>
          <table:table-cell table:formula="of:=1.1*1024*64/(200*64+[.A300])" office:value-type="float" office:value="3.25710929381467" calcext:value-type="float">
            <text:p>3.25710929381467</text:p>
          </table:table-cell>
          <table:table-cell table:formula="of:=FLOOR(([.C299]+[.A300])/2)" office:value-type="float" office:value="9257" calcext:value-type="float">
            <text:p>9257</text:p>
          </table:table-cell>
          <table:table-cell table:formula="of:=[.C300]-[.C299]" office:value-type="float" office:value="75" calcext:value-type="float">
            <text:p>75</text:p>
          </table:table-cell>
          <table:table-cell table:formula="of:=2*[.D300]+[.D299]-[.D298]-2*[.D297]" office:value-type="float" office:value="23" calcext:value-type="float">
            <text:p>23</text:p>
          </table:table-cell>
          <table:table-cell table:formula="of:=FLOOR([.F299]*7/8)+[.E300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table:formula="of:=1.1*1024*64/(200*64+[.A301])" office:value-type="float" office:value="3.2458171994597" calcext:value-type="float">
            <text:p>3.2458171994597</text:p>
          </table:table-cell>
          <table:table-cell table:formula="of:=FLOOR(([.C300]+[.A301])/2)" office:value-type="float" office:value="9333" calcext:value-type="float">
            <text:p>9333</text:p>
          </table:table-cell>
          <table:table-cell table:formula="of:=[.C301]-[.C300]" office:value-type="float" office:value="76" calcext:value-type="float">
            <text:p>76</text:p>
          </table:table-cell>
          <table:table-cell table:formula="of:=2*[.D301]+[.D300]-[.D299]-2*[.D298]" office:value-type="float" office:value="20" calcext:value-type="float">
            <text:p>20</text:p>
          </table:table-cell>
          <table:table-cell table:formula="of:=FLOOR([.F300]*7/8)+[.E301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487" calcext:value-type="float">
            <text:p>9487</text:p>
          </table:table-cell>
          <table:table-cell table:formula="of:=1.1*1024*64/(200*64+[.A302])" office:value-type="float" office:value="3.2346031318706" calcext:value-type="float">
            <text:p>3.2346031318706</text:p>
          </table:table-cell>
          <table:table-cell table:formula="of:=FLOOR(([.C301]+[.A302])/2)" office:value-type="float" office:value="9410" calcext:value-type="float">
            <text:p>9410</text:p>
          </table:table-cell>
          <table:table-cell table:formula="of:=[.C302]-[.C301]" office:value-type="float" office:value="77" calcext:value-type="float">
            <text:p>77</text:p>
          </table:table-cell>
          <table:table-cell table:formula="of:=2*[.D302]+[.D301]-[.D300]-2*[.D299]" office:value-type="float" office:value="21" calcext:value-type="float">
            <text:p>21</text:p>
          </table:table-cell>
          <table:table-cell table:formula="of:=FLOOR([.F301]*7/8)+[.E30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591" calcext:value-type="float">
            <text:p>9591</text:p>
          </table:table-cell>
          <table:table-cell table:formula="of:=1.1*1024*64/(200*64+[.A303])" office:value-type="float" office:value="3.21957929525256" calcext:value-type="float">
            <text:p>3.21957929525256</text:p>
          </table:table-cell>
          <table:table-cell table:formula="of:=FLOOR(([.C302]+[.A303])/2)" office:value-type="float" office:value="9500" calcext:value-type="float">
            <text:p>9500</text:p>
          </table:table-cell>
          <table:table-cell table:formula="of:=[.C303]-[.C302]" office:value-type="float" office:value="90" calcext:value-type="float">
            <text:p>90</text:p>
          </table:table-cell>
          <table:table-cell table:formula="of:=2*[.D303]+[.D302]-[.D301]-2*[.D300]" office:value-type="float" office:value="31" calcext:value-type="float">
            <text:p>31</text:p>
          </table:table-cell>
          <table:table-cell table:formula="of:=FLOOR([.F302]*7/8)+[.E303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table:formula="of:=1.1*1024*64/(200*64+[.A304])" office:value-type="float" office:value="3.20554937969674" calcext:value-type="float">
            <text:p>3.20554937969674</text:p>
          </table:table-cell>
          <table:table-cell table:formula="of:=FLOOR(([.C303]+[.A304])/2)" office:value-type="float" office:value="9594" calcext:value-type="float">
            <text:p>9594</text:p>
          </table:table-cell>
          <table:table-cell table:formula="of:=[.C304]-[.C303]" office:value-type="float" office:value="94" calcext:value-type="float">
            <text:p>94</text:p>
          </table:table-cell>
          <table:table-cell table:formula="of:=2*[.D304]+[.D303]-[.D302]-2*[.D301]" office:value-type="float" office:value="49" calcext:value-type="float">
            <text:p>49</text:p>
          </table:table-cell>
          <table:table-cell table:formula="of:=FLOOR([.F303]*7/8)+[.E304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776" calcext:value-type="float">
            <text:p>9776</text:p>
          </table:table-cell>
          <table:table-cell table:formula="of:=1.1*1024*64/(200*64+[.A305])" office:value-type="float" office:value="3.19319631467045" calcext:value-type="float">
            <text:p>3.19319631467045</text:p>
          </table:table-cell>
          <table:table-cell table:formula="of:=FLOOR(([.C304]+[.A305])/2)" office:value-type="float" office:value="9685" calcext:value-type="float">
            <text:p>9685</text:p>
          </table:table-cell>
          <table:table-cell table:formula="of:=[.C305]-[.C304]" office:value-type="float" office:value="91" calcext:value-type="float">
            <text:p>91</text:p>
          </table:table-cell>
          <table:table-cell table:formula="of:=2*[.D305]+[.D304]-[.D303]-2*[.D302]" office:value-type="float" office:value="32" calcext:value-type="float">
            <text:p>32</text:p>
          </table:table-cell>
          <table:table-cell table:formula="of:=FLOOR([.F304]*7/8)+[.E305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table:formula="of:=1.1*1024*64/(200*64+[.A306])" office:value-type="float" office:value="3.1743549097314" calcext:value-type="float">
            <text:p>3.1743549097314</text:p>
          </table:table-cell>
          <table:table-cell table:formula="of:=FLOOR(([.C305]+[.A306])/2)" office:value-type="float" office:value="9797" calcext:value-type="float">
            <text:p>9797</text:p>
          </table:table-cell>
          <table:table-cell table:formula="of:=[.C306]-[.C305]" office:value-type="float" office:value="112" calcext:value-type="float">
            <text:p>112</text:p>
          </table:table-cell>
          <table:table-cell table:formula="of:=2*[.D306]+[.D305]-[.D304]-2*[.D303]" office:value-type="float" office:value="41" calcext:value-type="float">
            <text:p>41</text:p>
          </table:table-cell>
          <table:table-cell table:formula="of:=FLOOR([.F305]*7/8)+[.E306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formula="of:=1.1*1024*64/(200*64+[.A307])" office:value-type="float" office:value="3.16071553840758" calcext:value-type="float">
            <text:p>3.16071553840758</text:p>
          </table:table-cell>
          <table:table-cell table:formula="of:=FLOOR(([.C306]+[.A307])/2)" office:value-type="float" office:value="9902" calcext:value-type="float">
            <text:p>9902</text:p>
          </table:table-cell>
          <table:table-cell table:formula="of:=[.C307]-[.C306]" office:value-type="float" office:value="105" calcext:value-type="float">
            <text:p>105</text:p>
          </table:table-cell>
          <table:table-cell table:formula="of:=2*[.D307]+[.D306]-[.D305]-2*[.D304]" office:value-type="float" office:value="43" calcext:value-type="float">
            <text:p>43</text:p>
          </table:table-cell>
          <table:table-cell table:formula="of:=FLOOR([.F306]*7/8)+[.E307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formula="of:=1.1*1024*64/(200*64+[.A308])" office:value-type="float" office:value="3.13924403414039" calcext:value-type="float">
            <text:p>3.13924403414039</text:p>
          </table:table-cell>
          <table:table-cell table:formula="of:=FLOOR(([.C307]+[.A308])/2)" office:value-type="float" office:value="10033" calcext:value-type="float">
            <text:p>10033</text:p>
          </table:table-cell>
          <table:table-cell table:formula="of:=[.C308]-[.C307]" office:value-type="float" office:value="131" calcext:value-type="float">
            <text:p>131</text:p>
          </table:table-cell>
          <table:table-cell table:formula="of:=2*[.D308]+[.D307]-[.D306]-2*[.D305]" office:value-type="float" office:value="73" calcext:value-type="float">
            <text:p>73</text:p>
          </table:table-cell>
          <table:table-cell table:formula="of:=FLOOR([.F307]*7/8)+[.E308]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formula="of:=1.1*1024*64/(200*64+[.A309])" office:value-type="float" office:value="3.12062681269209" calcext:value-type="float">
            <text:p>3.12062681269209</text:p>
          </table:table-cell>
          <table:table-cell table:formula="of:=FLOOR(([.C308]+[.A309])/2)" office:value-type="float" office:value="10167" calcext:value-type="float">
            <text:p>10167</text:p>
          </table:table-cell>
          <table:table-cell table:formula="of:=[.C309]-[.C308]" office:value-type="float" office:value="134" calcext:value-type="float">
            <text:p>134</text:p>
          </table:table-cell>
          <table:table-cell table:formula="of:=2*[.D309]+[.D308]-[.D307]-2*[.D306]" office:value-type="float" office:value="70" calcext:value-type="float">
            <text:p>70</text:p>
          </table:table-cell>
          <table:table-cell table:formula="of:=FLOOR([.F308]*7/8)+[.E309]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formula="of:=1.1*1024*64/(200*64+[.A310])" office:value-type="float" office:value="3.09916168694381" calcext:value-type="float">
            <text:p>3.09916168694381</text:p>
          </table:table-cell>
          <table:table-cell table:formula="of:=FLOOR(([.C309]+[.A310])/2)" office:value-type="float" office:value="10314" calcext:value-type="float">
            <text:p>10314</text:p>
          </table:table-cell>
          <table:table-cell table:formula="of:=[.C310]-[.C309]" office:value-type="float" office:value="147" calcext:value-type="float">
            <text:p>147</text:p>
          </table:table-cell>
          <table:table-cell table:formula="of:=2*[.D310]+[.D309]-[.D308]-2*[.D307]" office:value-type="float" office:value="87" calcext:value-type="float">
            <text:p>87</text:p>
          </table:table-cell>
          <table:table-cell table:formula="of:=FLOOR([.F309]*7/8)+[.E310]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formula="of:=1.1*1024*64/(200*64+[.A311])" office:value-type="float" office:value="3.0769388364847" calcext:value-type="float">
            <text:p>3.0769388364847</text:p>
          </table:table-cell>
          <table:table-cell table:formula="of:=FLOOR(([.C310]+[.A311])/2)" office:value-type="float" office:value="10471" calcext:value-type="float">
            <text:p>10471</text:p>
          </table:table-cell>
          <table:table-cell table:formula="of:=[.C311]-[.C310]" office:value-type="float" office:value="157" calcext:value-type="float">
            <text:p>157</text:p>
          </table:table-cell>
          <table:table-cell table:formula="of:=2*[.D311]+[.D310]-[.D309]-2*[.D308]" office:value-type="float" office:value="65" calcext:value-type="float">
            <text:p>65</text:p>
          </table:table-cell>
          <table:table-cell table:formula="of:=FLOOR([.F310]*7/8)+[.E311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table:formula="of:=1.1*1024*64/(200*64+[.A312])" office:value-type="float" office:value="3.05347960523529" calcext:value-type="float">
            <text:p>3.05347960523529</text:p>
          </table:table-cell>
          <table:table-cell table:formula="of:=FLOOR(([.C311]+[.A312])/2)" office:value-type="float" office:value="10640" calcext:value-type="float">
            <text:p>10640</text:p>
          </table:table-cell>
          <table:table-cell table:formula="of:=[.C312]-[.C311]" office:value-type="float" office:value="169" calcext:value-type="float">
            <text:p>169</text:p>
          </table:table-cell>
          <table:table-cell table:formula="of:=2*[.D312]+[.D311]-[.D310]-2*[.D309]" office:value-type="float" office:value="80" calcext:value-type="float">
            <text:p>80</text:p>
          </table:table-cell>
          <table:table-cell table:formula="of:=FLOOR([.F311]*7/8)+[.E31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table:formula="of:=1.1*1024*64/(200*64+[.A313])" office:value-type="float" office:value="3.02389261744966" calcext:value-type="float">
            <text:p>3.02389261744966</text:p>
          </table:table-cell>
          <table:table-cell table:formula="of:=FLOOR(([.C312]+[.A313])/2)" office:value-type="float" office:value="10840" calcext:value-type="float">
            <text:p>10840</text:p>
          </table:table-cell>
          <table:table-cell table:formula="of:=[.C313]-[.C312]" office:value-type="float" office:value="200" calcext:value-type="float">
            <text:p>200</text:p>
          </table:table-cell>
          <table:table-cell table:formula="of:=2*[.D313]+[.D312]-[.D311]-2*[.D310]" office:value-type="float" office:value="118" calcext:value-type="float">
            <text:p>118</text:p>
          </table:table-cell>
          <table:table-cell table:formula="of:=FLOOR([.F312]*7/8)+[.E313]" office:value-type="float" office:value="473" calcext:value-type="float">
            <text:p>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4:58:12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14:24:25.400000000</meta:creation-date>
    <dc:date>2022-11-17T23:21:11.831000000</dc:date>
    <meta:editing-duration>PT53M59S</meta:editing-duration>
    <meta:editing-cycles>7</meta:editing-cycles>
    <meta:generator>LibreOffice/7.1.2.2$Windows_X86_64 LibreOffice_project/8a45595d069ef5570103caea1b71cc9d82b2aae4</meta:generator>
    <meta:document-statistic meta:table-count="2" meta:cell-count="2782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.4" chart:maximum="4.4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6.881cm" xlink:href=".." xlink:type="simple" chart:class="chart:line" chart:style-name="ch1">
        <chart:legend chart:legend-position="top" svg:x="6.85cm" svg:y="0.185cm" style:legend-expansion="wide" chart:style-name="ch2"/>
        <chart:plot-area chart:style-name="ch3" table:cell-range-address="'contrast=0xff'.B1:'contrast=0xff'.B155" chart:data-source-has-labels="row" svg:x="0.319cm" svg:y="0.92cm" svg:width="15.36cm" svg:height="5.824cm">
          <chart:coordinate-region svg:x="1.046cm" svg:y="1.041cm" svg:width="14.633cm" svg:height="4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ntrast=0xff'.B2:'contrast=0xff'.B155" chart:label-cell-address="'contrast=0xff'.B1:'contrast=0xff'.B1" chart:class="chart:line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'contrast=0xff'.B1:'contrast=0xff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7493075575151">
                <text:p>4.07493075575151</text:p>
                <draw:g>
                  <svg:desc>'contrast=0xff'.B2:'contrast=0xff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3456458473248">
                <text:p>4.03456458473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0987874068306">
                <text:p>4.00987874068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9123020706456">
                <text:p>3.99123020706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494486104985">
                <text:p>3.9749448610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6379831747952">
                <text:p>3.96379831747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5076450923439">
                <text:p>3.95076450923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3803124658582">
                <text:p>3.93803124658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2537979852981">
                <text:p>3.92537979852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1684868242325">
                <text:p>3.91684868242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0793082886106">
                <text:p>3.90793082886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9757785467128">
                <text:p>3.89757785467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8853767732887">
                <text:p>3.88853767732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7974812981002">
                <text:p>3.87974812981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7182985122724">
                <text:p>3.87182985122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6208078859959">
                <text:p>3.86208078859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5670875240745">
                <text:p>3.85670875240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4600938967136">
                <text:p>3.84600938967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4068193926478">
                <text:p>3.84068193926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3332978836542">
                <text:p>3.83332978836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264118895966">
                <text:p>3.8264118895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2073351706593">
                <text:p>3.82073351706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128523827154">
                <text:p>3.8128523827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0801859384079">
                <text:p>3.80801859384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0259521046524">
                <text:p>3.80259521046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9478865083961">
                <text:p>3.79478865083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9259259259259">
                <text:p>3.79259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8621848739496">
                <text:p>3.78621848739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8065869519614">
                <text:p>3.78065869519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7808290970075">
                <text:p>3.77808290970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6919376764614">
                <text:p>3.76919376764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624000835902">
                <text:p>3.76624000835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6309443023438">
                <text:p>3.76309443023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5779816513761">
                <text:p>3.75779816513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5329827666996">
                <text:p>3.75329827666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4900410837797">
                <text:p>3.749004108377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4355299371657">
                <text:p>3.74355299371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4238695945595">
                <text:p>3.742386959455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3540597958443">
                <text:p>3.73540597958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3134575569358">
                <text:p>3.73134575569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2883670408111">
                <text:p>3.72883670408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240210765575">
                <text:p>3.7240210765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1940976163451">
                <text:p>3.71940976163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1615031702665">
                <text:p>3.71615031702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1213182286303">
                <text:p>3.71213182286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0926678672498">
                <text:p>3.70926678672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0526315789474">
                <text:p>3.7052631578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0297924799671">
                <text:p>3.702979247996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9860961469396">
                <text:p>3.69860961469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9425028184893">
                <text:p>3.694250281848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9046790211938">
                <text:p>3.690467902119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8631622008591">
                <text:p>3.68631622008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8292633084704">
                <text:p>3.68292633084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8085779933623">
                <text:p>3.68085779933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7785317075659">
                <text:p>3.67785317075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7298109746777">
                <text:p>3.67298109746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6793528035006">
                <text:p>3.66793528035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6644288475231">
                <text:p>3.66644288475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642065670428">
                <text:p>3.66420656704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5862768980918">
                <text:p>3.65862768980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5732839531226">
                <text:p>3.6573283953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5399158599017">
                <text:p>3.65399158599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4955196678985">
                <text:p>3.64955196678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4567614038637">
                <text:p>3.645676140386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4199252298676">
                <text:p>3.64199252298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3794913201453">
                <text:p>3.637949132014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3483083749307">
                <text:p>3.634830837493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3098619925456">
                <text:p>3.63098619925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2769726247987">
                <text:p>3.62769726247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222892171641">
                <text:p>3.62222892171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2004619865421">
                <text:p>3.62004619865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184108818953">
                <text:p>3.6184108818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1460088247092">
                <text:p>3.61460088247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1061805068617">
                <text:p>3.610618050686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0844929422365">
                <text:p>3.608449294223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0339898030591">
                <text:p>3.60339898030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990813779331">
                <text:p>3.5990813779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9620871994413">
                <text:p>3.59620871994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9172936076927">
                <text:p>3.591729360769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8976197589882">
                <text:p>3.58976197589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8708264915161">
                <text:p>3.58708264915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8422910555362">
                <text:p>3.584229105553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7942403177756">
                <text:p>3.5794240317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7640521903061">
                <text:p>3.576405219030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7339149400218">
                <text:p>3.57339149400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7215202418116">
                <text:p>3.57215202418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6826213928624">
                <text:p>3.56826213928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636759108211">
                <text:p>3.56367591082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6068359182061">
                <text:p>3.56068359182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5576600572161">
                <text:p>3.555766005721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5243680086729">
                <text:p>3.55243680086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4963809148653">
                <text:p>3.549638091486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4527392544507">
                <text:p>3.545273925445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428346766267">
                <text:p>3.5428346766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3987724036337">
                <text:p>3.539877240363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3484358144552">
                <text:p>3.53484358144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3241865934927">
                <text:p>3.532418659349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2792404815504">
                <text:p>3.52792404815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52550860719875">
                <text:p>3.52550860719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2326865744587">
                <text:p>3.523268657445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51965628356606">
                <text:p>3.519656283566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1690896672846">
                <text:p>3.516908966728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51074315768969">
                <text:p>3.51074315768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50818044673707">
                <text:p>3.508180446737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0408788217567">
                <text:p>3.504087882175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0204517852805">
                <text:p>3.502045178528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9660959402435">
                <text:p>3.49660959402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49440620455647">
                <text:p>3.49440620455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8950094389854">
                <text:p>3.489500943898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8528331077161">
                <text:p>3.48528331077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8141208287053">
                <text:p>3.48141208287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7855626326964">
                <text:p>3.478556263269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47386276021588">
                <text:p>3.47386276021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47135358983002">
                <text:p>3.471353589830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655129314489">
                <text:p>3.46551293144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628494572005">
                <text:p>3.4628494572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5753477218225">
                <text:p>3.45753477218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537249077756">
                <text:p>3.45372490777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4909812927611">
                <text:p>3.44909812927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4448373070859">
                <text:p>3.44448373070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408667844017">
                <text:p>3.4408667844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3545558520778">
                <text:p>3.435455585207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3038781822508">
                <text:p>3.43038781822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2354561428504">
                <text:p>3.423545614285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42029700621531">
                <text:p>3.420297006215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1430330586341">
                <text:p>3.414303305863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40816944024206">
                <text:p>3.40816944024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40221813204965">
                <text:p>3.402218132049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9740798341109">
                <text:p>3.39740798341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9005878203621">
                <text:p>3.390058782036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830588014454">
                <text:p>3.38305880144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7640391550747">
                <text:p>3.376403915507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6883031917379">
                <text:p>3.368830319173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6066383851569">
                <text:p>3.360663838515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5284870471141">
                <text:p>3.352848704711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4429393208387">
                <text:p>3.344293932083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3439407955597">
                <text:p>3.334394079555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2332657200811">
                <text:p>3.32332657200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1141938447405">
                <text:p>3.311419384474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9944619891071">
                <text:p>3.299446198910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2851622311338">
                <text:p>3.2851622311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7233772128915">
                <text:p>3.272337721289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5622656849903">
                <text:p>3.256226568499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24245940718751">
                <text:p>3.242459407187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266404081998">
                <text:p>3.2266404081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20854548691472">
                <text:p>3.208545486914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18938194045038">
                <text:p>3.189381940450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16960956735842">
                <text:p>3.16960956735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14746769123297">
                <text:p>3.147467691232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259040846414">
                <text:p>3.12590408464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09929492691316">
                <text:p>3.099294926913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7261103060268">
                <text:p>3.072611030602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252553389044">
                <text:p>3.042525533890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1012985928431">
                <text:p>3.01012985928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legend chart:legend-position="end" svg:x="13.193cm" svg:y="4.202cm" style:legend-expansion="high" chart:style-name="ch2"/>
        <chart:plot-area chart:style-name="ch3" table:cell-range-address="'contrast=0xff'.F6:'contrast=0xff'.F155" svg:x="0.32cm" svg:y="0.18cm" svg:width="12.553cm" svg:height="8.642cm">
          <chart:coordinate-region svg:x="1.232cm" svg:y="0.38cm" svg:width="11.641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rast=0xff'.F6:'contrast=0xff'.F155" chart:class="chart:line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6">
                <text:p>-136</text:p>
                <draw:g>
                  <svg:desc>'contrast=0xff'.F6:'contrast=0xff'.F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3">
                <text:p>6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33cm" svg:height="5.57cm" xlink:href=".." xlink:type="simple" chart:class="chart:line" chart:style-name="ch1">
        <chart:legend chart:legend-position="top" svg:x="2.645cm" svg:y="0.184cm" style:legend-expansion="wide" chart:style-name="ch2"/>
        <chart:plot-area chart:style-name="ch3" table:cell-range-address="'contrast=0xff'.A2:'contrast=0xff'.A155" svg:x="0.158cm" svg:y="0.894cm" svg:width="7.617cm" svg:height="4.565cm">
          <chart:coordinate-region svg:x="1.335cm" svg:y="1.015cm" svg:width="6.44cm" svg:height="3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rast=0xff'.A2:'contrast=0xff'.A155" chart:class="chart:line">
            <chart:data-point chart:repeated="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91">
                <text:p>4891</text:p>
                <draw:g>
                  <svg:desc>'contrast=0xff'.A2:'contrast=0xff'.A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82">
                <text:p>6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14">
                <text:p>6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54">
                <text:p>70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2">
                <text:p>72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34">
                <text:p>7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34">
                <text:p>76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49">
                <text:p>77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59">
                <text:p>7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84">
                <text:p>78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02">
                <text:p>8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18">
                <text:p>8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73">
                <text:p>80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01">
                <text:p>8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129">
                <text:p>81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51">
                <text:p>81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84">
                <text:p>81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57">
                <text:p>82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14">
                <text:p>83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89">
                <text:p>83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65">
                <text:p>8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09">
                <text:p>85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99">
                <text:p>85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44">
                <text:p>9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30">
                <text:p>92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42">
                <text:p>95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460">
                <text:p>104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662">
                <text:p>106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894">
                <text:p>108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49">
                <text:p>11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6.925cm" xlink:href=".." xlink:type="simple" chart:class="chart:line" chart:style-name="ch1">
        <chart:legend chart:legend-position="top" svg:x="6.688cm" svg:y="0.185cm" style:legend-expansion="wide" chart:style-name="ch2"/>
        <chart:plot-area chart:style-name="ch3" table:cell-range-address="'contrast=0xff'.E6:'contrast=0xff'.E155" svg:x="0.32cm" svg:y="0.921cm" svg:width="15.379cm" svg:height="5.866cm">
          <chart:coordinate-region svg:x="1.232cm" svg:y="1.12cm" svg:width="14.467cm" svg:height="5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rast=0xff'.E6:'contrast=0xff'.E155" chart:class="chart:line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">
                <text:p>-17</text:p>
                <draw:g>
                  <svg:desc>'contrast=0xff'.E6:'contrast=0xff'.E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04cm" svg:height="6.159cm" xlink:href=".." xlink:type="simple" chart:class="chart:line" chart:style-name="ch1">
        <chart:legend chart:legend-position="top" svg:x="2.631cm" svg:y="0.185cm" style:legend-expansion="wide" chart:style-name="ch2"/>
        <chart:plot-area chart:style-name="ch3" table:cell-range-address="'contrast=0xff'.C2:'contrast=0xff'.C155" svg:x="0.158cm" svg:y="0.906cm" svg:width="7.588cm" svg:height="5.13cm">
          <chart:coordinate-region svg:x="1.335cm" svg:y="1.027cm" svg:width="6.411cm" svg:height="4.0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rast=0xff'.C2:'contrast=0xff'.C155" chart:class="chart:line">
            <chart:data-point chart:repeated="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91">
                <text:p>4891</text:p>
                <draw:g>
                  <svg:desc>'contrast=0xff'.C2:'contrast=0xff'.C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54">
                <text:p>5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69">
                <text:p>6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37">
                <text:p>7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55">
                <text:p>73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47">
                <text:p>75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89">
                <text:p>75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63">
                <text:p>76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11">
                <text:p>78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59">
                <text:p>78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27">
                <text:p>7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47">
                <text:p>79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74">
                <text:p>80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101">
                <text:p>81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185">
                <text:p>81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21">
                <text:p>82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25">
                <text:p>84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509">
                <text:p>85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703">
                <text:p>87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761">
                <text:p>87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26">
                <text:p>8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73">
                <text:p>8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58">
                <text:p>90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44">
                <text:p>9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41">
                <text:p>92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84">
                <text:p>102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73">
                <text:p>104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916">
                <text:p>109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.4" chart:maximum="4.4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6.881cm" xlink:href=".." xlink:type="simple" chart:class="chart:line" chart:style-name="ch1">
        <chart:legend chart:legend-position="top" svg:x="6.85cm" svg:y="0.185cm" style:legend-expansion="wide" chart:style-name="ch2"/>
        <chart:plot-area chart:style-name="ch3" table:cell-range-address="'contrast=0x11'.B1:'contrast=0x11'.B313" chart:data-source-has-labels="row" svg:x="0.319cm" svg:y="0.92cm" svg:width="15.36cm" svg:height="5.824cm">
          <chart:coordinate-region svg:x="1.046cm" svg:y="1.041cm" svg:width="14.633cm" svg:height="4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ntrast=0x11'.B2:'contrast=0x11'.B313" chart:label-cell-address="'contrast=0x11'.B1:'contrast=0x11'.B1" chart:class="chart:line">
            <chart:data-point chart:repeated="3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'contrast=0x11'.B1:'contrast=0x1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0743547376218">
                <text:p>4.10743547376218</text:p>
                <draw:g>
                  <svg:desc>'contrast=0x11'.B2:'contrast=0x11'.B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8949398683912">
                <text:p>4.08949398683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7908108413965">
                <text:p>4.0790810841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6550868486352">
                <text:p>4.06550868486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6115711790885">
                <text:p>4.0611571179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5270969192714">
                <text:p>4.05270969192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4270973530731">
                <text:p>4.04270973530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3591982980629">
                <text:p>4.03591982980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3185682326622">
                <text:p>4.03185682326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712697614658">
                <text:p>4.02712697614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2645218945487">
                <text:p>4.02645218945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2128632788531">
                <text:p>4.02128632788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156862745098">
                <text:p>4.0156862745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0742676079827">
                <text:p>4.00742676079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0497777777778">
                <text:p>4.0049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0053274139845">
                <text:p>4.00053274139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565458374903">
                <text:p>3.99565458374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9123020706456">
                <text:p>3.99123020706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8571349588102">
                <text:p>3.98571349588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8307088789436">
                <text:p>3.98307088789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7801567155943">
                <text:p>3.97801567155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7494486104985">
                <text:p>3.97494486104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7560249269288">
                <text:p>3.97560249269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7319223985891">
                <text:p>3.97319223985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7165996363837">
                <text:p>3.97165996363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6423425900467">
                <text:p>3.96423425900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6162004726054">
                <text:p>3.96162004726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5944416982479">
                <text:p>3.95944416982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5575065847234">
                <text:p>3.95575065847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5206403157722">
                <text:p>3.95206403157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498986356912">
                <text:p>3.9498986356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4838426990908">
                <text:p>3.94838426990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4212281948925">
                <text:p>3.94212281948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3588119676785">
                <text:p>3.93588119676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3416284654006">
                <text:p>3.93416284654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3373349339736">
                <text:p>3.93373349339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3158813263525">
                <text:p>3.93158813263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260211305958">
                <text:p>3.9260211305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2196289646918">
                <text:p>3.92196289646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91910405567">
                <text:p>3.9191910405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2004350190321">
                <text:p>3.92004350190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1557221226441">
                <text:p>3.91557221226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1535954812079">
                <text:p>3.915359548120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1280937907078">
                <text:p>3.91280937907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1068677443854">
                <text:p>3.910686774438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0899034811843">
                <text:p>3.90899034811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1132331398188">
                <text:p>3.91132331398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0517876489708">
                <text:p>3.90517876489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0116348287245">
                <text:p>3.90116348287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9526125249905">
                <text:p>3.89526125249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9484034793884">
                <text:p>3.894840347938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9231682954484">
                <text:p>3.892316829544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8748921484038">
                <text:p>3.88748921484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853939851245">
                <text:p>3.8853939851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830918394829">
                <text:p>3.88309183948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8037463666703">
                <text:p>3.88037463666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7703560288265">
                <text:p>3.87703560288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7370231058571">
                <text:p>3.87370231058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7182985122724">
                <text:p>3.87182985122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7058255033557">
                <text:p>3.870582550335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7079037800687">
                <text:p>3.870790378006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6580866580867">
                <text:p>3.86580866580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6643067846608">
                <text:p>3.86643067846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270160210041">
                <text:p>3.862701602100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6311558866084">
                <text:p>3.86311558866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6104654276686">
                <text:p>3.861046542766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5547117338753">
                <text:p>3.85547117338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5423438836613">
                <text:p>3.854234388366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5073446931254">
                <text:p>3.850734469312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4991188251001">
                <text:p>3.84991188251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4457362274012">
                <text:p>3.84457362274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4457362274012">
                <text:p>3.84457362274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354873107272">
                <text:p>3.843548731072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4047733205477">
                <text:p>3.84047733205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3904569176696">
                <text:p>3.83904569176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3618561089826">
                <text:p>3.83618561089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3353363467163">
                <text:p>3.83353363467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3027469316189">
                <text:p>3.830274693161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2946082337317">
                <text:p>3.829460823373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2722446379274">
                <text:p>3.82722446379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2417908864251">
                <text:p>3.82417908864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2134110787172">
                <text:p>3.82134110787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2012611944253">
                <text:p>3.82012611944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1931655629139">
                <text:p>3.81931655629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1466821885914">
                <text:p>3.81466821885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1345746931866">
                <text:p>3.81345746931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1426455026455">
                <text:p>3.81426455026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1345746931866">
                <text:p>3.81345746931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1184433164129">
                <text:p>3.81184433164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1123975680677">
                <text:p>3.81123975680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0882337401596">
                <text:p>3.80882337401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0661104657303">
                <text:p>3.80661104657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0520453945632">
                <text:p>3.80520453945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031970456344">
                <text:p>3.80319704563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9898819561551">
                <text:p>3.79898819561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79878800653423">
                <text:p>3.79878800653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9698725376593">
                <text:p>3.79698725376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79418947368421">
                <text:p>3.794189473684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9099705511149">
                <text:p>3.79099705511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8960206066341">
                <text:p>3.789602060663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78840716800673">
                <text:p>3.788407168006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8781000420345">
                <text:p>3.78781000420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8542323041378">
                <text:p>3.78542323041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8244398971614">
                <text:p>3.782443989716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78165031736872">
                <text:p>3.781650317368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77768694649688">
                <text:p>3.77768694649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77551063161202">
                <text:p>3.775510631612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77333682282125">
                <text:p>3.77333682282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77215216367537">
                <text:p>3.772152163675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7693908496732">
                <text:p>3.76939084967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6663357542191">
                <text:p>3.766633575421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6466656222257">
                <text:p>3.764666562222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486317108836">
                <text:p>3.764863171088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6446997389034">
                <text:p>3.764469973890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623088565315">
                <text:p>3.7623088565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6093489148581">
                <text:p>3.760934891485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5916983886948">
                <text:p>3.759169838869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585818561001">
                <text:p>3.7585818561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5818996976332">
                <text:p>3.75818996976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5642749205357">
                <text:p>3.75642749205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75349369988545">
                <text:p>3.75349369988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5134516313681">
                <text:p>3.751345163136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4900410837797">
                <text:p>3.74900410837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4880915236609">
                <text:p>3.748809152366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7464712607837">
                <text:p>3.74647126078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7421926910299">
                <text:p>3.74219269102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74102750389206">
                <text:p>3.74102750389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3986304212492">
                <text:p>3.739863042124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3734252682876">
                <text:p>3.73734252682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73598673300166">
                <text:p>3.735986733001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73579312846556">
                <text:p>3.73579312846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3250491871182">
                <text:p>3.73250491871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73095952799917">
                <text:p>3.730959527999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72941541645111">
                <text:p>3.72941541645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2729434879272">
                <text:p>3.72729434879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72517569243489">
                <text:p>3.725175692434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2209830648492">
                <text:p>3.722098306484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2229049413952">
                <text:p>3.72229049413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1749174917492">
                <text:p>3.71749174917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71653348455947">
                <text:p>3.716533484559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71576722849338">
                <text:p>3.715767228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71308781869688">
                <text:p>3.71308781869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1155846161767">
                <text:p>3.711558461617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1136738056013">
                <text:p>3.711367380560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1232298264586">
                <text:p>3.712322982645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0926678672498">
                <text:p>3.709266786724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70907594155176">
                <text:p>3.70907594155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70888511601585">
                <text:p>3.70888511601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0964853599547">
                <text:p>3.709648535995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0754988685456">
                <text:p>3.70754988685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0183834856732">
                <text:p>3.701838348567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0164826700899">
                <text:p>3.701648267008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9823013389422">
                <text:p>3.698230133894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9747140585731">
                <text:p>3.69747140585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9747140585731">
                <text:p>3.697471405857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9349318577723">
                <text:p>3.693493185777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9197992420363">
                <text:p>3.691979924203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69292556733774">
                <text:p>3.692925567337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8857961522718">
                <text:p>3.688579615227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8763619622487">
                <text:p>3.68763619622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8669325969111">
                <text:p>3.686693259691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8386734120292">
                <text:p>3.68386734120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68104575163399">
                <text:p>3.681045751633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67916709196693">
                <text:p>3.679167091966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68010618204094">
                <text:p>3.680106182040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67841616491479">
                <text:p>3.678416164914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67429153924567">
                <text:p>3.67429153924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67129761662253">
                <text:p>3.671297616622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67185860540926">
                <text:p>3.671858605409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67073679922603">
                <text:p>3.670736799226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6756206756207">
                <text:p>3.667562067562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66476539067663">
                <text:p>3.66476539067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66644288475231">
                <text:p>3.66644288475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6457909719398">
                <text:p>3.66457909719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63647913808">
                <text:p>3.6636479138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6141500330134">
                <text:p>3.66141500330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6011372867587">
                <text:p>3.66011372867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5899908638717">
                <text:p>3.658999086387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5417680454177">
                <text:p>3.654176804541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65417680454177">
                <text:p>3.654176804541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5288066886243">
                <text:p>3.652880668862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5010632911392">
                <text:p>3.650106329113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899777282851">
                <text:p>3.648997772828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4493882091212">
                <text:p>3.64493882091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4401759086084">
                <text:p>3.644017590860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4457027300303">
                <text:p>3.64457027300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3960216085222">
                <text:p>3.63960216085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4162457062033">
                <text:p>3.641624570620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63794913201453">
                <text:p>3.637949132014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6364810330912">
                <text:p>3.63648103309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3629760403531">
                <text:p>3.636297604035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3043762904769">
                <text:p>3.630437629047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3062046736503">
                <text:p>3.630620467365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63062046736503">
                <text:p>3.630620467365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62496102981847">
                <text:p>3.62496102981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6215010549583">
                <text:p>3.62150105495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2113723126381">
                <text:p>3.62113723126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61950092885475">
                <text:p>3.619500928854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61913750690296">
                <text:p>3.619137506902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1750301083902">
                <text:p>3.617503010839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61786610458697">
                <text:p>3.617866104586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1586999046998">
                <text:p>3.61586999046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1568863476778">
                <text:p>3.615688634767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1188436294404">
                <text:p>3.611884362944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1043722141534">
                <text:p>3.610437221415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61061805068617">
                <text:p>3.610618050686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60718538904178">
                <text:p>3.607185389041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60502075311297">
                <text:p>3.605020753112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60538134533633">
                <text:p>3.605381345336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60033960944913">
                <text:p>3.600339609449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5985424050317">
                <text:p>3.59854240503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9710593283768">
                <text:p>3.59710593283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9531195451598">
                <text:p>3.595311954515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9405723402134">
                <text:p>3.594057234021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9262433967906">
                <text:p>3.592624339679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9065597449818">
                <text:p>3.590655974498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8743966160737">
                <text:p>3.587439661607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8690416956911">
                <text:p>3.586904169569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333830400636">
                <text:p>3.583338304006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58173597654891">
                <text:p>3.581735976548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58138009836554">
                <text:p>3.581380098365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7782520224329">
                <text:p>3.577825202243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57463182426737">
                <text:p>3.574631824267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57410014873575">
                <text:p>3.574100148735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7303727200634">
                <text:p>3.57303727200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6985243141527">
                <text:p>3.569852431415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6826213928624">
                <text:p>3.568262139286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6702622464127">
                <text:p>3.56702622464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6596755045509">
                <text:p>3.565967550455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6385208621713">
                <text:p>3.563852086217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6173913043478">
                <text:p>3.561739130434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55875006170706">
                <text:p>3.558750061707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55436347500247">
                <text:p>3.554363475002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55243680086729">
                <text:p>3.552436800867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5503373553312">
                <text:p>3.55033735533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4928856284772">
                <text:p>3.549288562847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54736738509989">
                <text:p>3.547367385099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4475094655062">
                <text:p>3.544750946550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54387965785075">
                <text:p>3.54387965785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54022491774297">
                <text:p>3.540224917742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53692473751349">
                <text:p>3.536924737513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53449696018827">
                <text:p>3.534496960188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52775140689993">
                <text:p>3.527751406899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2826938136257">
                <text:p>3.528269381362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52723358449946">
                <text:p>3.527233584499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52499144296122">
                <text:p>3.524991442961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52120353636497">
                <text:p>3.52120353636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52206370920461">
                <text:p>3.522063709204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51828208882382">
                <text:p>3.518282088823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5146799278436">
                <text:p>3.51467992784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509717624148">
                <text:p>3.509717624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50783903459686">
                <text:p>3.507839034596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50511012787475">
                <text:p>3.505110127874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50204517852805">
                <text:p>3.502045178528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50221531286436">
                <text:p>3.502215312864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49677920062088">
                <text:p>3.496779200620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49491443253987">
                <text:p>3.494914432539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48747520681148">
                <text:p>3.487475206811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8815019112595">
                <text:p>3.488150191125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48343078038173">
                <text:p>3.483430780381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48376745759436">
                <text:p>3.483767457594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47956366444638">
                <text:p>3.479563664446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47637556059218">
                <text:p>3.476375560592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47118644067797">
                <text:p>3.471186440677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46751322751323">
                <text:p>3.467513227513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46318216756341">
                <text:p>3.463182167563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46085453672588">
                <text:p>3.460854536725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458032330791">
                <text:p>3.4580323307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45389037945573">
                <text:p>3.453890379455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44860313815538">
                <text:p>3.448603138155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44464831804281">
                <text:p>3.444648318042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44135955699828">
                <text:p>3.441359556998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3988166245169">
                <text:p>3.439881662451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3791310982879">
                <text:p>3.437913109828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43120418848168">
                <text:p>3.431204188481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2549774293181">
                <text:p>3.425497742931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209462345181">
                <text:p>3.42094623451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41656872037915">
                <text:p>3.416568720379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1171793658306">
                <text:p>3.41171793658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40446753246753">
                <text:p>3.404467532467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40109454614078">
                <text:p>3.401094546140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3972478793591">
                <text:p>3.39724787935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39181330573069">
                <text:p>3.391813305730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38512396694215">
                <text:p>3.385123966942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37782775747353">
                <text:p>3.377827757473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37166643281418">
                <text:p>3.371666432814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36364315042926">
                <text:p>3.363643150429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35690803259604">
                <text:p>3.356908032596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35534558994647">
                <text:p>3.355345589946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34398367195473">
                <text:p>3.343983671954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33717248402926">
                <text:p>3.337172484029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32731468660574">
                <text:p>3.327314686605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3195008518672">
                <text:p>3.31950085186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31141938447405">
                <text:p>3.311419384474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29929519450801">
                <text:p>3.299295194508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29056052583531">
                <text:p>3.29056052583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2788865641772">
                <text:p>3.27888656417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26951789196789">
                <text:p>3.269517891967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25710929381467">
                <text:p>3.257109293814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2458171994597">
                <text:p>3.24581719945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2346031318706">
                <text:p>3.23460313187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21957929525256">
                <text:p>3.219579295252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20554937969674">
                <text:p>3.205549379696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9319631467045">
                <text:p>3.193196314670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743549097314">
                <text:p>3.17435490973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6071553840758">
                <text:p>3.160715538407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3924403414039">
                <text:p>3.139244034140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2062681269209">
                <text:p>3.120626812692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916168694381">
                <text:p>3.099161686943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769388364847">
                <text:p>3.07693883648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5347960523529">
                <text:p>3.05347960523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02389261744966">
                <text:p>3.023892617449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04cm" svg:height="6.159cm" xlink:href=".." xlink:type="simple" chart:class="chart:line" chart:style-name="ch1">
        <chart:legend chart:legend-position="top" svg:x="2.631cm" svg:y="0.185cm" style:legend-expansion="wide" chart:style-name="ch2"/>
        <chart:plot-area chart:style-name="ch3" table:cell-range-address="'contrast=0x11'.C2:'contrast=0x11'.C313" svg:x="0.158cm" svg:y="0.906cm" svg:width="7.588cm" svg:height="5.13cm">
          <chart:coordinate-region svg:x="1.335cm" svg:y="1.027cm" svg:width="6.411cm" svg:height="4.0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rast=0x11'.C2:'contrast=0x11'.C313" chart:class="chart:line">
            <chart:data-point chart:repeated="3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51">
                <text:p>4751</text:p>
                <draw:g>
                  <svg:desc>'contrast=0x11'.C2:'contrast=0x11'.C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8">
                <text:p>5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86">
                <text:p>6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33">
                <text:p>66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747">
                <text:p>67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65">
                <text:p>68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47">
                <text:p>70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57">
                <text:p>72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35">
                <text:p>73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51">
                <text:p>73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01">
                <text:p>74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18">
                <text:p>74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62">
                <text:p>74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11">
                <text:p>75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33">
                <text:p>75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693">
                <text:p>76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775">
                <text:p>77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811">
                <text:p>78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874">
                <text:p>78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18">
                <text:p>79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43">
                <text:p>79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02">
                <text:p>81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82">
                <text:p>81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13">
                <text:p>82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271">
                <text:p>82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707">
                <text:p>87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83">
                <text:p>89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45">
                <text:p>90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15">
                <text:p>9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57">
                <text:p>92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333">
                <text:p>9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685">
                <text:p>96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97">
                <text:p>97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314">
                <text:p>103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471">
                <text:p>104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840">
                <text:p>108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33cm" svg:height="5.57cm" xlink:href=".." xlink:type="simple" chart:class="chart:line" chart:style-name="ch1">
        <chart:legend chart:legend-position="top" svg:x="2.645cm" svg:y="0.184cm" style:legend-expansion="wide" chart:style-name="ch2"/>
        <chart:plot-area chart:style-name="ch3" table:cell-range-address="'contrast=0x11'.A2:'contrast=0x11'.A313" svg:x="0.158cm" svg:y="0.894cm" svg:width="7.617cm" svg:height="4.565cm">
          <chart:coordinate-region svg:x="1.335cm" svg:y="1.015cm" svg:width="6.44cm" svg:height="3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rast=0x11'.A2:'contrast=0x11'.A313" chart:class="chart:line">
            <chart:data-point chart:repeated="3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51">
                <text:p>4751</text:p>
                <draw:g>
                  <svg:desc>'contrast=0x11'.A2:'contrast=0x11'.A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7">
                <text:p>5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44">
                <text:p>5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97">
                <text:p>5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51">
                <text:p>5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36">
                <text:p>5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09">
                <text:p>5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77">
                <text:p>6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67">
                <text:p>6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33">
                <text:p>66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69">
                <text:p>67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37">
                <text:p>71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41">
                <text:p>72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58">
                <text:p>72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28">
                <text:p>74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11">
                <text:p>75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37">
                <text:p>75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42">
                <text:p>75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638">
                <text:p>76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16">
                <text:p>78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67">
                <text:p>78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895">
                <text:p>78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18">
                <text:p>7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90">
                <text:p>799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47">
                <text:p>80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73">
                <text:p>82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96">
                <text:p>83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96">
                <text:p>84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42">
                <text:p>85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81">
                <text:p>85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85">
                <text:p>86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758">
                <text:p>87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802">
                <text:p>88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66">
                <text:p>88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917">
                <text:p>89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86">
                <text:p>91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249">
                <text:p>92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333">
                <text:p>9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76">
                <text:p>97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629">
                <text:p>106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040">
                <text:p>110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6.925cm" xlink:href=".." xlink:type="simple" chart:class="chart:line" chart:style-name="ch1">
        <chart:legend chart:legend-position="top" svg:x="6.688cm" svg:y="0.185cm" style:legend-expansion="wide" chart:style-name="ch2"/>
        <chart:plot-area chart:style-name="ch3" table:cell-range-address="'contrast=0x11'.E6:'contrast=0x11'.E313" svg:x="0.32cm" svg:y="0.921cm" svg:width="15.379cm" svg:height="5.866cm">
          <chart:coordinate-region svg:x="1.127cm" svg:y="1.075cm" svg:width="14.572cm" svg:height="5.4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rast=0x11'.E6:'contrast=0x11'.E313" chart:class="chart:line">
            <chart:data-point chart:repeated="3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contrast=0x11'.E6:'contrast=0x11'.E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legend chart:legend-position="end" svg:x="13.193cm" svg:y="4.202cm" style:legend-expansion="high" chart:style-name="ch2"/>
        <chart:plot-area chart:style-name="ch3" table:cell-range-address="'contrast=0x11'.F6:'contrast=0x11'.F313" svg:x="0.32cm" svg:y="0.18cm" svg:width="12.553cm" svg:height="8.642cm">
          <chart:coordinate-region svg:x="1.232cm" svg:y="0.379cm" svg:width="11.641cm" svg:height="8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rast=0x11'.F6:'contrast=0x11'.F313" chart:class="chart:line">
            <chart:data-point chart:repeated="3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contrast=0x11'.F6:'contrast=0x11'.F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3">
                <text:p>4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